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88.1pt"/>
    </style:style>
    <style:style style:name="co4" style:family="table-column">
      <style:table-column-properties fo:break-before="auto" style:column-width="128.61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145.25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90.51pt"/>
    </style:style>
    <style:style style:name="co9" style:family="table-column">
      <style:table-column-properties fo:break-before="auto" style:column-width="38.89pt"/>
    </style:style>
    <style:style style:name="co10" style:family="table-column">
      <style:table-column-properties fo:break-before="auto" style:column-width="27.81pt"/>
    </style:style>
    <style:style style:name="co11" style:family="table-column">
      <style:table-column-properties fo:break-before="auto" style:column-width="14.29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86.7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47.66pt"/>
    </style:style>
    <style:style style:name="co16" style:family="table-column">
      <style:table-column-properties fo:break-before="auto" style:column-width="48.19pt"/>
    </style:style>
    <style:style style:name="co17" style:family="table-column">
      <style:table-column-properties fo:break-before="auto" style:column-width="66.64pt"/>
    </style:style>
    <style:style style:name="co18" style:family="table-column">
      <style:table-column-properties fo:break-before="auto" style:column-width="69.85pt"/>
    </style:style>
    <style:style style:name="co19" style:family="table-column">
      <style:table-column-properties fo:break-before="auto" style:column-width="59.5pt"/>
    </style:style>
    <style:style style:name="co20" style:family="table-column">
      <style:table-column-properties fo:break-before="auto" style:column-width="65.06pt"/>
    </style:style>
    <style:style style:name="co21" style:family="table-column">
      <style:table-column-properties fo:break-before="auto" style:column-width="68.26pt"/>
    </style:style>
    <style:style style:name="co22" style:family="table-column">
      <style:table-column-properties fo:break-before="auto" style:column-width="56.35pt"/>
    </style:style>
    <style:style style:name="co23" style:family="table-column">
      <style:table-column-properties fo:break-before="auto" style:column-width="47.59pt"/>
    </style:style>
    <style:style style:name="co24" style:family="table-column">
      <style:table-column-properties fo:break-before="auto" style:column-width="53.21pt"/>
    </style:style>
    <style:style style:name="co25" style:family="table-column">
      <style:table-column-properties fo:break-before="auto" style:column-width="46.8pt"/>
    </style:style>
    <style:style style:name="co26" style:family="table-column">
      <style:table-column-properties fo:break-before="auto" style:column-width="54.74pt"/>
    </style:style>
    <style:style style:name="co27" style:family="table-column">
      <style:table-column-properties fo:break-before="auto" style:column-width="9.5pt"/>
    </style:style>
    <style:style style:name="co28" style:family="table-column">
      <style:table-column-properties fo:break-before="auto" style:column-width="88.75pt"/>
    </style:style>
    <style:style style:name="co29" style:family="table-column">
      <style:table-column-properties fo:break-before="auto" style:column-width="61.91pt"/>
    </style:style>
    <style:style style:name="co30" style:family="table-column">
      <style:table-column-properties fo:break-before="auto" style:column-width="50.8pt"/>
    </style:style>
    <style:style style:name="co31" style:family="table-column">
      <style:table-column-properties fo:break-before="auto" style:column-width="92.04pt"/>
    </style:style>
    <style:style style:name="co32" style:family="table-column">
      <style:table-column-properties fo:break-before="auto" style:column-width="50pt"/>
    </style:style>
    <style:style style:name="co33" style:family="table-column">
      <style:table-column-properties fo:break-before="auto" style:column-width="49.21pt"/>
    </style:style>
    <style:style style:name="co34" style:family="table-column">
      <style:table-column-properties fo:break-before="auto" style:column-width="61.09pt"/>
    </style:style>
    <style:style style:name="co35" style:family="table-column">
      <style:table-column-properties fo:break-before="auto" style:column-width="55.56pt"/>
    </style:style>
    <style:style style:name="ro1" style:family="table-row">
      <style:table-row-properties style:row-height="16.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50.26pt" fo:break-before="auto" style:use-optimal-row-height="false"/>
    </style:style>
    <style:style style:name="ta1" style:family="table" style:master-page-name="PageStyle_5f_Source">
      <style:table-properties table:display="true" style:writing-mode="lr-tb"/>
    </style:style>
    <style:style style:name="ta2" style:family="table" style:master-page-name="PageStyle_5f_Computed">
      <style:table-properties table:display="true" style:writing-mode="lr-tb"/>
    </style:style>
    <style:style style:name="ta3" style:family="table" style:master-page-name="PageStyle_5f_Sample_20_Normalization">
      <style:table-properties table:display="true" style:writing-mode="lr-tb"/>
    </style:style>
    <style:style style:name="ce1" style:family="table-cell" style:parent-style-name="Default">
      <style:table-cell-properties fo:background-color="#b7de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ff00" style:diagonal-bl-tr="none" style:diagonal-tl-br="none" fo:border-left="1.76pt solid #000000" fo:border-right="none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25">
      <style:table-cell-properties fo:border-bottom="none" fo:background-color="#ffff00" style:diagonal-bl-tr="none" style:diagonal-tl-br="none" fo:border-left="none" fo:border-right="none" style:rotation-align="none" fo:border-top="1.76pt solid #000000"/>
    </style:style>
    <style:style style:name="ce7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8" style:family="table-cell" style:parent-style-name="Default" style:data-style-name="N125">
      <style:table-cell-properties style:rotation-align="none"/>
    </style:style>
    <style:style style:name="ce9" style:family="table-cell" style:parent-style-name="Default" style:data-style-name="N125">
      <style:table-cell-properties fo:border-bottom="1.76pt solid #000000" fo:border-left="none" fo:border-right="none" style:rotation-align="none" fo:border-top="none"/>
    </style:style>
    <style:style style:name="ce10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order-bottom="1.76pt solid #000000" fo:border-left="none" fo:border-right="none" fo:border-top="none"/>
    </style:style>
    <style:style style:name="ce13" style:family="table-cell" style:parent-style-name="Default">
      <style:table-cell-properties fo:border-bottom="1.76pt solid #000000" fo:background-color="#b7dee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</style:style>
    <style:style style:name="ce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fo:border-bottom="none" fo:border-left="none" fo:border-right="1.76pt solid #000000" fo:border-top="none"/>
    </style:style>
    <style:style style:name="ce17" style:family="table-cell" style:parent-style-name="Default">
      <style:table-cell-properties fo:border-bottom="1.76pt solid #000000" fo:border-left="none" fo:border-right="1.76pt solid #000000" fo:border-top="none"/>
    </style:style>
    <style:style style:name="ce18" style:family="table-cell" style:parent-style-name="Default">
      <style:table-cell-properties fo:background-color="#b7de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13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23">
      <style:table-cell-properties style:rotation-align="none"/>
    </style:style>
    <style:style style:name="ce27" style:family="table-cell" style:parent-style-name="Default" style:data-style-name="N10133">
      <style:table-cell-properties style:rotation-align="none"/>
    </style:style>
    <style:style style:name="ce2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00b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Default">
      <style:table-cell-properties fo:background-color="#ffc000" style:rotation-align="none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100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Query Output</text:p>
          </table:table-cell>
          <table:covered-table-cell table:number-columns-repeated="8" table:style-name="ce5"/>
          <table:covered-table-cell table:style-name="ce13"/>
          <table:table-cell/>
          <table:table-cell table:style-name="ce1" office:value-type="string" calcext:value-type="string" table:number-columns-spanned="6" table:number-rows-spanned="1">
            <text:p>Weight Variance</text:p>
          </table:table-cell>
          <table:covered-table-cell table:number-columns-repeated="4" table:style-name="ce5"/>
          <table:covered-table-cell table:style-name="ce13"/>
          <table:table-cell table:number-columns-repeated="1007"/>
        </table:table-row>
        <table:table-row table:style-name="ro2">
          <table:table-cell table:style-name="ce2" office:value-type="string" calcext:value-type="string">
            <text:p>Run ID</text:p>
          </table:table-cell>
          <table:table-cell table:style-name="ce6" office:value-type="string" calcext:value-type="string">
            <text:p>Time Stamp</text:p>
          </table:table-cell>
          <table:table-cell table:style-name="ce10" office:value-type="string" calcext:value-type="string">
            <text:p>End to End Delay</text:p>
          </table:table-cell>
          <table:table-cell table:style-name="ce10" office:value-type="string" calcext:value-type="string">
            <text:p>Operator Graph Creation</text:p>
          </table:table-cell>
          <table:table-cell table:style-name="ce10" office:value-type="string" calcext:value-type="string">
            <text:p>Node Discovery</text:p>
          </table:table-cell>
          <table:table-cell table:style-name="ce10" office:value-type="string" calcext:value-type="string">
            <text:p>Placement and Deployment</text:p>
          </table:table-cell>
          <table:table-cell table:style-name="ce10" office:value-type="string" calcext:value-type="string">
            <text:p>Selected Path</text:p>
          </table:table-cell>
          <table:table-cell table:style-name="ce10" office:value-type="string" calcext:value-type="string">
            <text:p>Overall Path Cost</text:p>
          </table:table-cell>
          <table:table-cell table:style-name="ce10" office:value-type="string" calcext:value-type="string">
            <text:p>Energy</text:p>
          </table:table-cell>
          <table:table-cell table:style-name="ce14" office:value-type="string" calcext:value-type="string">
            <text:p>BDP</text:p>
          </table:table-cell>
          <table:table-cell/>
          <table:table-cell table:style-name="ce2" office:value-type="string" calcext:value-type="string">
            <text:p>Run ID</text:p>
          </table:table-cell>
          <table:table-cell table:style-name="ce10" office:value-type="string" calcext:value-type="string">
            <text:p>Time Stamp</text:p>
          </table:table-cell>
          <table:table-cell table:style-name="ce10" office:value-type="string" calcext:value-type="string">
            <text:p>End to End Delay</text:p>
          </table:table-cell>
          <table:table-cell table:style-name="ce10" office:value-type="string" calcext:value-type="string">
            <text:p>Selected Path</text:p>
          </table:table-cell>
          <table:table-cell table:style-name="ce10" office:value-type="string" calcext:value-type="string">
            <text:p>Weight Variance Hop 1</text:p>
          </table:table-cell>
          <table:table-cell table:style-name="ce14" office:value-type="string" calcext:value-type="string">
            <text:p>Weight Variance Hop 2</text:p>
          </table:table-cell>
          <table:table-cell table:number-columns-repeated="100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time" office:time-value="PT16H01M26.323S" calcext:value-type="time">
            <text:p>04:01:26 PM</text:p>
          </table:table-cell>
          <table:table-cell table:style-name="ce11" office:value-type="float" office:value="11253" calcext:value-type="float">
            <text:p>1125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62" calcext:value-type="float">
            <text:p>3862</text:p>
          </table:table-cell>
          <table:table-cell table:style-name="ce11" office:value-type="float" office:value="6585" calcext:value-type="float">
            <text:p>6585</text:p>
          </table:table-cell>
          <table:table-cell table:style-name="ce11" office:value-type="string" calcext:value-type="string">
            <text:p>9006-9005-9002-9001</text:p>
          </table:table-cell>
          <table:table-cell table:style-name="ce11" office:value-type="float" office:value="130.03" calcext:value-type="float">
            <text:p>130.03</text:p>
          </table:table-cell>
          <table:table-cell table:style-name="ce11" office:value-type="float" office:value="99.67" calcext:value-type="float">
            <text:p>99.67</text:p>
          </table:table-cell>
          <table:table-cell table:style-name="ce15" office:value-type="float" office:value="0.24" calcext:value-type="float">
            <text:p>0.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time" office:time-value="PT16H01M26.323S" calcext:value-type="time">
            <text:p>04:01:26 PM</text:p>
          </table:table-cell>
          <table:table-cell office:value-type="float" office:value="11253" calcext:value-type="float">
            <text:p>11253</text:p>
          </table:table-cell>
          <table:table-cell office:value-type="string" calcext:value-type="string">
            <text:p>9006-9005-9002-9001</text:p>
          </table:table-cell>
          <table:table-cell office:value-type="string" calcext:value-type="string">
            <text:p>9005-0.5 9002-0.4 9006-0.4</text:p>
          </table:table-cell>
          <table:table-cell table:style-name="ce16" office:value-type="string" calcext:value-type="string">
            <text:p>9005-0.5 9002-0.6 9006-0.6</text:p>
          </table:table-cell>
          <table:table-cell table:number-columns-repeated="100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time" office:time-value="PT16H02M06.337S" calcext:value-type="time">
            <text:p>04:02:06 PM</text:p>
          </table:table-cell>
          <table:table-cell office:value-type="float" office:value="14555" calcext:value-type="float">
            <text:p>14555</text:p>
          </table:table-cell>
          <table:table-cell office:value-type="float" office:value="0" calcext:value-type="float">
            <text:p>0</text:p>
          </table:table-cell>
          <table:table-cell office:value-type="float" office:value="4060" calcext:value-type="float">
            <text:p>406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9006-9005-9002-9001</text:p>
          </table:table-cell>
          <table:table-cell office:value-type="float" office:value="0.69" calcext:value-type="float">
            <text:p>0.69</text:p>
          </table:table-cell>
          <table:table-cell office:value-type="float" office:value="99.67" calcext:value-type="float">
            <text:p>99.67</text:p>
          </table:table-cell>
          <table:table-cell table:style-name="ce16" office:value-type="float" office:value="0.23" calcext:value-type="float">
            <text:p>0.2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8" office:value-type="time" office:time-value="PT16H02M06.337S" calcext:value-type="time">
            <text:p>04:02:06 PM</text:p>
          </table:table-cell>
          <table:table-cell office:value-type="float" office:value="14555" calcext:value-type="float">
            <text:p>14555</text:p>
          </table:table-cell>
          <table:table-cell office:value-type="string" calcext:value-type="string">
            <text:p>9006-9005-9002-9001</text:p>
          </table:table-cell>
          <table:table-cell office:value-type="string" calcext:value-type="string">
            <text:p>9005-0.0 9002-0.0 9006-0.0</text:p>
          </table:table-cell>
          <table:table-cell table:style-name="ce16" office:value-type="string" calcext:value-type="string">
            <text:p>9005-1.0 9002-1.0 9006-1.0</text:p>
          </table:table-cell>
          <table:table-cell table:number-columns-repeated="100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time" office:time-value="PT16H02M46.384S" calcext:value-type="time">
            <text:p>04:02:46 PM</text:p>
          </table:table-cell>
          <table:table-cell office:value-type="float" office:value="20230" calcext:value-type="float">
            <text:p>2023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9006-9005-9002-9001</text:p>
          </table:table-cell>
          <table:table-cell office:value-type="float" office:value="0.69" calcext:value-type="float">
            <text:p>0.69</text:p>
          </table:table-cell>
          <table:table-cell office:value-type="float" office:value="99.67" calcext:value-type="float">
            <text:p>99.67</text:p>
          </table:table-cell>
          <table:table-cell table:style-name="ce16" office:value-type="float" office:value="0.23" calcext:value-type="float">
            <text:p>0.2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8" office:value-type="time" office:time-value="PT16H02M46.384S" calcext:value-type="time">
            <text:p>04:02:46 PM</text:p>
          </table:table-cell>
          <table:table-cell office:value-type="float" office:value="20230" calcext:value-type="float">
            <text:p>20230</text:p>
          </table:table-cell>
          <table:table-cell office:value-type="string" calcext:value-type="string">
            <text:p>9006-9005-9002-9001</text:p>
          </table:table-cell>
          <table:table-cell office:value-type="string" calcext:value-type="string">
            <text:p>9005-0.0 9002-0.0 9006-0.0</text:p>
          </table:table-cell>
          <table:table-cell table:style-name="ce16" office:value-type="string" calcext:value-type="string">
            <text:p>9005-1.0 9002-1.0 9006-1.0</text:p>
          </table:table-cell>
          <table:table-cell table:number-columns-repeated="100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time" office:time-value="PT16H03M26.552S" calcext:value-type="time">
            <text:p>04:03:27 PM</text:p>
          </table:table-cell>
          <table:table-cell office:value-type="float" office:value="13831" calcext:value-type="float">
            <text:p>13831</text:p>
          </table:table-cell>
          <table:table-cell office:value-type="float" office:value="0" calcext:value-type="float">
            <text:p>0</text:p>
          </table:table-cell>
          <table:table-cell office:value-type="float" office:value="3769" calcext:value-type="float">
            <text:p>37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006-9005-9002-9001</text:p>
          </table:table-cell>
          <table:table-cell office:value-type="float" office:value="0.51" calcext:value-type="float">
            <text:p>0.51</text:p>
          </table:table-cell>
          <table:table-cell office:value-type="float" office:value="99.67" calcext:value-type="float">
            <text:p>99.67</text:p>
          </table:table-cell>
          <table:table-cell table:style-name="ce16" office:value-type="float" office:value="0.17" calcext:value-type="float">
            <text:p>0.17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8" office:value-type="time" office:time-value="PT16H03M26.552S" calcext:value-type="time">
            <text:p>04:03:27 PM</text:p>
          </table:table-cell>
          <table:table-cell office:value-type="float" office:value="13831" calcext:value-type="float">
            <text:p>13831</text:p>
          </table:table-cell>
          <table:table-cell office:value-type="string" calcext:value-type="string">
            <text:p>9006-9005-9002-9001</text:p>
          </table:table-cell>
          <table:table-cell office:value-type="string" calcext:value-type="string">
            <text:p>9005-0.0 9002-0.0 9006-0.0</text:p>
          </table:table-cell>
          <table:table-cell table:style-name="ce16" office:value-type="string" calcext:value-type="string">
            <text:p>9005-1.0 9002-1.0 9006-1.0</text:p>
          </table:table-cell>
          <table:table-cell table:number-columns-repeated="100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time" office:time-value="PT16H04M06.47S" calcext:value-type="time">
            <text:p>04:04:06 PM</text:p>
          </table:table-cell>
          <table:table-cell office:value-type="float" office:value="20076" calcext:value-type="float">
            <text:p>20076</text:p>
          </table:table-cell>
          <table:table-cell office:value-type="float" office:value="0" calcext:value-type="float">
            <text:p>0</text:p>
          </table:table-cell>
          <table:table-cell office:value-type="float" office:value="13736" calcext:value-type="float">
            <text:p>13736</text:p>
          </table:table-cell>
          <table:table-cell office:value-type="float" office:value="5624" calcext:value-type="float">
            <text:p>5624</text:p>
          </table:table-cell>
          <table:table-cell office:value-type="string" calcext:value-type="string">
            <text:p>9007-9003-9002-9001</text:p>
          </table:table-cell>
          <table:table-cell office:value-type="float" office:value="40.23" calcext:value-type="float">
            <text:p>40.23</text:p>
          </table:table-cell>
          <table:table-cell office:value-type="float" office:value="99.33" calcext:value-type="float">
            <text:p>99.33</text:p>
          </table:table-cell>
          <table:table-cell table:style-name="ce16" office:value-type="float" office:value="0.2" calcext:value-type="float">
            <text:p>0.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8" office:value-type="time" office:time-value="PT16H04M06.47S" calcext:value-type="time">
            <text:p>04:04:06 PM</text:p>
          </table:table-cell>
          <table:table-cell office:value-type="float" office:value="20076" calcext:value-type="float">
            <text:p>20076</text:p>
          </table:table-cell>
          <table:table-cell office:value-type="string" calcext:value-type="string">
            <text:p>9007-9003-9002-9001</text:p>
          </table:table-cell>
          <table:table-cell office:value-type="string" calcext:value-type="string">
            <text:p>9003-0.1 9002-0.1 9007-0.2</text:p>
          </table:table-cell>
          <table:table-cell table:style-name="ce16" office:value-type="string" calcext:value-type="string">
            <text:p>9003-0.9 9002-0.9 9007-0.8</text:p>
          </table:table-cell>
          <table:table-cell table:number-columns-repeated="100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time" office:time-value="PT16H04M46.543S" calcext:value-type="time">
            <text:p>04:04:47 PM</text:p>
          </table:table-cell>
          <table:table-cell office:value-type="float" office:value="30619" calcext:value-type="float">
            <text:p>30619</text:p>
          </table:table-cell>
          <table:table-cell office:value-type="float" office:value="0" calcext:value-type="float">
            <text:p>0</text:p>
          </table:table-cell>
          <table:table-cell office:value-type="float" office:value="10103" calcext:value-type="float">
            <text:p>10103</text:p>
          </table:table-cell>
          <table:table-cell office:value-type="float" office:value="10050" calcext:value-type="float">
            <text:p>10050</text:p>
          </table:table-cell>
          <table:table-cell office:value-type="string" calcext:value-type="string">
            <text:p>9007-9003-9002-9001</text:p>
          </table:table-cell>
          <table:table-cell office:value-type="float" office:value="40.23" calcext:value-type="float">
            <text:p>40.23</text:p>
          </table:table-cell>
          <table:table-cell office:value-type="float" office:value="99.33" calcext:value-type="float">
            <text:p>99.33</text:p>
          </table:table-cell>
          <table:table-cell table:style-name="ce16" office:value-type="float" office:value="0.2" calcext:value-type="float">
            <text:p>0.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8" office:value-type="time" office:time-value="PT16H04M46.543S" calcext:value-type="time">
            <text:p>04:04:47 PM</text:p>
          </table:table-cell>
          <table:table-cell office:value-type="float" office:value="30619" calcext:value-type="float">
            <text:p>30619</text:p>
          </table:table-cell>
          <table:table-cell office:value-type="string" calcext:value-type="string">
            <text:p>9007-9003-9002-9001</text:p>
          </table:table-cell>
          <table:table-cell office:value-type="string" calcext:value-type="string">
            <text:p>9003-0.1 9002-0.1 9007-0.2</text:p>
          </table:table-cell>
          <table:table-cell table:style-name="ce16" office:value-type="string" calcext:value-type="string">
            <text:p>9003-0.9 9002-0.9 9007-0.8</text:p>
          </table:table-cell>
          <table:table-cell table:number-columns-repeated="100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time" office:time-value="PT16H05M26.601S" calcext:value-type="time">
            <text:p>04:05:27 PM</text:p>
          </table:table-cell>
          <table:table-cell office:value-type="float" office:value="44281" calcext:value-type="float">
            <text:p>44281</text:p>
          </table:table-cell>
          <table:table-cell office:value-type="float" office:value="0" calcext:value-type="float">
            <text:p>0</text:p>
          </table:table-cell>
          <table:table-cell office:value-type="float" office:value="24204" calcext:value-type="float">
            <text:p>24204</text:p>
          </table:table-cell>
          <table:table-cell office:value-type="float" office:value="10054" calcext:value-type="float">
            <text:p>10054</text:p>
          </table:table-cell>
          <table:table-cell office:value-type="string" calcext:value-type="string">
            <text:p>9007-9003-9002-9001</text:p>
          </table:table-cell>
          <table:table-cell office:value-type="float" office:value="39.73" calcext:value-type="float">
            <text:p>39.73</text:p>
          </table:table-cell>
          <table:table-cell office:value-type="float" office:value="98.33" calcext:value-type="float">
            <text:p>98.33</text:p>
          </table:table-cell>
          <table:table-cell table:style-name="ce16" office:value-type="float" office:value="0.17" calcext:value-type="float">
            <text:p>0.1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8" office:value-type="time" office:time-value="PT16H05M26.601S" calcext:value-type="time">
            <text:p>04:05:27 PM</text:p>
          </table:table-cell>
          <table:table-cell office:value-type="float" office:value="44281" calcext:value-type="float">
            <text:p>44281</text:p>
          </table:table-cell>
          <table:table-cell office:value-type="string" calcext:value-type="string">
            <text:p>9007-9003-9002-9001</text:p>
          </table:table-cell>
          <table:table-cell office:value-type="string" calcext:value-type="string">
            <text:p>9003-0.1 9002-0.1 9007-0.2</text:p>
          </table:table-cell>
          <table:table-cell table:style-name="ce16" office:value-type="string" calcext:value-type="string">
            <text:p>9003-0.9 9002-0.9 9007-0.8</text:p>
          </table:table-cell>
          <table:table-cell table:number-columns-repeated="100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time" office:time-value="PT16H06M06.591S" calcext:value-type="time">
            <text:p>04:06:07 PM</text:p>
          </table:table-cell>
          <table:table-cell office:value-type="float" office:value="23734" calcext:value-type="float">
            <text:p>23734</text:p>
          </table:table-cell>
          <table:table-cell office:value-type="float" office:value="0" calcext:value-type="float">
            <text:p>0</text:p>
          </table:table-cell>
          <table:table-cell office:value-type="float" office:value="13661" calcext:value-type="float">
            <text:p>136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006-9005-9002-9001</text:p>
          </table:table-cell>
          <table:table-cell office:value-type="float" office:value="128.69" calcext:value-type="float">
            <text:p>128.69</text:p>
          </table:table-cell>
          <table:table-cell office:value-type="float" office:value="98.67" calcext:value-type="float">
            <text:p>98.67</text:p>
          </table:table-cell>
          <table:table-cell table:style-name="ce16" office:value-type="float" office:value="0.22" calcext:value-type="float">
            <text:p>0.2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8" office:value-type="time" office:time-value="PT16H06M06.591S" calcext:value-type="time">
            <text:p>04:06:07 PM</text:p>
          </table:table-cell>
          <table:table-cell office:value-type="float" office:value="23734" calcext:value-type="float">
            <text:p>23734</text:p>
          </table:table-cell>
          <table:table-cell office:value-type="string" calcext:value-type="string">
            <text:p>9006-9005-9002-9001</text:p>
          </table:table-cell>
          <table:table-cell office:value-type="string" calcext:value-type="string">
            <text:p>9005-0.5 9002-0.4 9006-0.4</text:p>
          </table:table-cell>
          <table:table-cell table:style-name="ce16" office:value-type="string" calcext:value-type="string">
            <text:p>9005-0.5 9002-0.6 9006-0.6</text:p>
          </table:table-cell>
          <table:table-cell table:number-columns-repeated="100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office:value-type="time" office:time-value="PT16H06M46.616S" calcext:value-type="time">
            <text:p>04:06:47 PM</text:p>
          </table:table-cell>
          <table:table-cell office:value-type="float" office:value="30148" calcext:value-type="float">
            <text:p>30148</text:p>
          </table:table-cell>
          <table:table-cell office:value-type="float" office:value="0" calcext:value-type="float">
            <text:p>0</text:p>
          </table:table-cell>
          <table:table-cell office:value-type="float" office:value="10073" calcext:value-type="float">
            <text:p>10073</text:p>
          </table:table-cell>
          <table:table-cell office:value-type="float" office:value="10052" calcext:value-type="float">
            <text:p>10052</text:p>
          </table:table-cell>
          <table:table-cell office:value-type="string" calcext:value-type="string">
            <text:p>9006-9005-9002-9001</text:p>
          </table:table-cell>
          <table:table-cell office:value-type="float" office:value="128.69" calcext:value-type="float">
            <text:p>128.69</text:p>
          </table:table-cell>
          <table:table-cell office:value-type="float" office:value="98.67" calcext:value-type="float">
            <text:p>98.67</text:p>
          </table:table-cell>
          <table:table-cell table:style-name="ce16" office:value-type="float" office:value="0.22" calcext:value-type="float">
            <text:p>0.2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8" office:value-type="time" office:time-value="PT16H06M46.616S" calcext:value-type="time">
            <text:p>04:06:47 PM</text:p>
          </table:table-cell>
          <table:table-cell office:value-type="float" office:value="30148" calcext:value-type="float">
            <text:p>30148</text:p>
          </table:table-cell>
          <table:table-cell office:value-type="string" calcext:value-type="string">
            <text:p>9006-9005-9002-9001</text:p>
          </table:table-cell>
          <table:table-cell office:value-type="string" calcext:value-type="string">
            <text:p>9005-0.5 9002-0.4 9006-0.4</text:p>
          </table:table-cell>
          <table:table-cell table:style-name="ce16" office:value-type="string" calcext:value-type="string">
            <text:p>9005-0.5 9002-0.6 9006-0.6</text:p>
          </table:table-cell>
          <table:table-cell table:number-columns-repeated="1007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time" office:time-value="PT16H08M06.707S" calcext:value-type="time">
            <text:p>04:08:07 PM</text:p>
          </table:table-cell>
          <table:table-cell table:style-name="ce12" office:value-type="float" office:value="23763" calcext:value-type="float">
            <text:p>237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699" calcext:value-type="float">
            <text:p>13699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9007-9003-9002-9001</text:p>
          </table:table-cell>
          <table:table-cell table:style-name="ce12" office:value-type="float" office:value="108.61" calcext:value-type="float">
            <text:p>108.61</text:p>
          </table:table-cell>
          <table:table-cell table:style-name="ce12" office:value-type="float" office:value="98.33" calcext:value-type="float">
            <text:p>98.33</text:p>
          </table:table-cell>
          <table:table-cell table:style-name="ce17" office:value-type="float" office:value="0.21" calcext:value-type="float">
            <text:p>0.2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time" office:time-value="PT16H08M06.707S" calcext:value-type="time">
            <text:p>04:08:07 PM</text:p>
          </table:table-cell>
          <table:table-cell table:style-name="ce12" office:value-type="float" office:value="23763" calcext:value-type="float">
            <text:p>23763</text:p>
          </table:table-cell>
          <table:table-cell table:style-name="ce12" office:value-type="string" calcext:value-type="string">
            <text:p>9007-9003-9002-9001</text:p>
          </table:table-cell>
          <table:table-cell table:style-name="ce12" office:value-type="string" calcext:value-type="string">
            <text:p>9003-0.4 9002-0.4 9007-0.3</text:p>
          </table:table-cell>
          <table:table-cell table:style-name="ce17" office:value-type="string" calcext:value-type="string">
            <text:p>9003-0.6 9002-0.6 9007-0.7</text:p>
          </table:table-cell>
          <table:table-cell table:number-columns-repeated="100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uted" table:style-name="ta2">
        <office:forms form:automatic-focus="false" form:apply-design-mode="false"/>
        <table:table-column table:style-name="co1" table:default-cell-style-name="Default"/>
        <table:table-column table:style-name="co17" table:default-cell-style-name="ce8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ce8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6" table:number-columns-repeated="994" table:default-cell-style-name="Default"/>
        <table:table-row table:style-name="ro4">
          <table:table-cell table:style-name="ce18" office:value-type="string" calcext:value-type="string" table:number-columns-spanned="14" table:number-rows-spanned="1">
            <text:p>Query Output</text:p>
          </table:table-cell>
          <table:covered-table-cell table:number-columns-repeated="13" table:style-name="ce20"/>
          <table:table-cell/>
          <table:table-cell table:style-name="ce18" office:value-type="string" calcext:value-type="string" table:number-columns-spanned="16" table:number-rows-spanned="1">
            <text:p>Weight Variance</text:p>
          </table:table-cell>
          <table:covered-table-cell table:number-columns-repeated="15" table:style-name="ce20"/>
          <table:table-cell table:number-columns-repeated="993"/>
        </table:table-row>
        <table:table-row table:style-name="ro5">
          <table:table-cell table:style-name="ce19" office:value-type="string" calcext:value-type="string">
            <text:p>Run ID</text:p>
          </table:table-cell>
          <table:table-cell table:style-name="ce21" office:value-type="string" calcext:value-type="string">
            <text:p>Time Stamp</text:p>
          </table:table-cell>
          <table:table-cell table:style-name="ce19" office:value-type="string" calcext:value-type="string">
            <office:annotation draw:style-name="gr1" draw:text-style-name="P2" svg:width="114.8pt" svg:height="59.24pt" svg:x="185.05pt" svg:y="8.25pt" draw:caption-point-x="-11.54pt" draw:caption-point-y="7.77pt">
              <dc:date>2019-02-05T00:00:00</dc:date>
              <text:p text:style-name="P1">Ali Rizvi:</text:p>
              <text:p text:style-name="P1"><text:span text:style-name="T1">milliseconds</text:span></text:p>
            </office:annotation>
            <text:p>End to End Delay</text:p>
          </table:table-cell>
          <table:table-cell table:style-name="ce19" office:value-type="string" calcext:value-type="string">
            <text:p>Operator Graph Creation</text:p>
          </table:table-cell>
          <table:table-cell table:style-name="ce19" office:value-type="string" calcext:value-type="string">
            <office:annotation draw:style-name="gr1" draw:text-style-name="P2" svg:width="111.51pt" svg:height="59.24pt" svg:x="309.6pt" svg:y="8.25pt" draw:caption-point-x="-11.54pt" draw:caption-point-y="7.77pt">
              <dc:date>2019-02-05T00:00:00</dc:date>
              <text:p text:style-name="P1">Ali Rizvi:</text:p>
              <text:p text:style-name="P1"><text:span text:style-name="T1">milliseconds</text:span></text:p>
            </office:annotation>
            <text:p>Node Discovery</text:p>
          </table:table-cell>
          <table:table-cell table:style-name="ce19" office:value-type="string" calcext:value-type="string">
            <text:p>Cache Hit</text:p>
          </table:table-cell>
          <table:table-cell table:style-name="ce19" office:value-type="string" calcext:value-type="string">
            <text:p>Placement and Deployment</text:p>
          </table:table-cell>
          <table:table-cell table:style-name="ce19" office:value-type="string" calcext:value-type="string">
            <text:p>Selected Path</text:p>
          </table:table-cell>
          <table:table-cell table:style-name="ce19" office:value-type="string" calcext:value-type="string">
            <text:p>Hop [1]</text:p>
          </table:table-cell>
          <table:table-cell table:style-name="ce19" office:value-type="string" calcext:value-type="string">
            <text:p>Hop [2]</text:p>
          </table:table-cell>
          <table:table-cell table:style-name="ce19" office:value-type="string" calcext:value-type="string">
            <text:p>Hop [3]</text:p>
          </table:table-cell>
          <table:table-cell table:style-name="ce19" office:value-type="string" calcext:value-type="string">
            <office:annotation draw:style-name="gr1" draw:text-style-name="P2" svg:width="114.24pt" svg:height="59.24pt" svg:x="701.6pt" svg:y="8.25pt" draw:caption-point-x="-11.54pt" draw:caption-point-y="7.77pt">
              <dc:date>2019-02-05T00:00:00</dc:date>
              <text:p text:style-name="P1">Ali Rizvi:</text:p>
              <text:p text:style-name="P1"><text:span text:style-name="T1">non-normalized value</text:span></text:p>
            </office:annotation>
            <text:p>Overall Path Cost</text:p>
          </table:table-cell>
          <table:table-cell table:style-name="ce19" office:value-type="string" calcext:value-type="string">
            <text:p>Energy</text:p>
          </table:table-cell>
          <table:table-cell table:style-name="ce19" office:value-type="string" calcext:value-type="string">
            <text:p>BDP</text:p>
          </table:table-cell>
          <table:table-cell table:style-name="ce22"/>
          <table:table-cell table:style-name="ce19" office:value-type="string" calcext:value-type="string">
            <text:p>Run ID</text:p>
          </table:table-cell>
          <table:table-cell table:style-name="ce21" office:value-type="string" calcext:value-type="string">
            <text:p>Time Stamp</text:p>
          </table:table-cell>
          <table:table-cell table:style-name="ce19" office:value-type="string" calcext:value-type="string">
            <text:p>End to End Delay</text:p>
          </table:table-cell>
          <table:table-cell table:style-name="ce19" office:value-type="string" calcext:value-type="string">
            <text:p>Selected Path</text:p>
          </table:table-cell>
          <table:table-cell table:style-name="ce19" office:value-type="string" calcext:value-type="string">
            <text:p>Energy Weight Variance</text:p>
          </table:table-cell>
          <table:table-cell table:style-name="ce19" office:value-type="string" calcext:value-type="string">
            <text:p>Energy Variance (Hop 1)</text:p>
          </table:table-cell>
          <table:table-cell table:style-name="ce19" office:value-type="string" calcext:value-type="string">
            <text:p>Energy Variance (Hop 2)</text:p>
          </table:table-cell>
          <table:table-cell table:style-name="ce19" office:value-type="string" calcext:value-type="string">
            <text:p>Energy Weight (Hop 1)</text:p>
          </table:table-cell>
          <table:table-cell table:style-name="ce19" office:value-type="string" calcext:value-type="string">
            <text:p>Energy Weight (Hop 2)</text:p>
          </table:table-cell>
          <table:table-cell table:style-name="ce19" office:value-type="string" calcext:value-type="string">
            <text:p>Energy Variance</text:p>
          </table:table-cell>
          <table:table-cell table:style-name="ce19" office:value-type="string" calcext:value-type="string">
            <text:p>BDP Weight Variance</text:p>
          </table:table-cell>
          <table:table-cell table:style-name="ce19" office:value-type="string" calcext:value-type="string">
            <text:p>BDP Variance (Hop 1)</text:p>
          </table:table-cell>
          <table:table-cell table:style-name="ce19" office:value-type="string" calcext:value-type="string">
            <text:p>BDP Variance (Hop 2)</text:p>
          </table:table-cell>
          <table:table-cell table:style-name="ce19" office:value-type="string" calcext:value-type="string">
            <text:p>BDP Weight (Hop 1)</text:p>
          </table:table-cell>
          <table:table-cell table:style-name="ce19" office:value-type="string" calcext:value-type="string">
            <text:p>BDP Weight (Hop 2)</text:p>
          </table:table-cell>
          <table:table-cell table:style-name="ce19" office:value-type="string" calcext:value-type="string">
            <text:p>BDP Variance</text:p>
          </table:table-cell>
          <table:table-cell table:number-columns-repeated="993"/>
        </table:table-row>
        <table:table-row table:style-name="ro2">
          <table:table-cell table:formula="of:=[$Source.A3]" office:value-type="float" office:value="1" calcext:value-type="float">
            <text:p>1</text:p>
          </table:table-cell>
          <table:table-cell table:formula="of:=[$Source.B3]" office:value-type="time" office:time-value="PT16H01M26.323S" calcext:value-type="time">
            <text:p>04:01:26 PM</text:p>
          </table:table-cell>
          <table:table-cell table:formula="of:=[$Source.C3]" office:value-type="float" office:value="11253" calcext:value-type="float">
            <text:p>11253</text:p>
          </table:table-cell>
          <table:table-cell table:formula="of:=[$Source.D3]" office:value-type="float" office:value="0" calcext:value-type="float">
            <text:p>0</text:p>
          </table:table-cell>
          <table:table-cell table:formula="of:=[$Source.E3]" office:value-type="float" office:value="3862" calcext:value-type="float">
            <text:p>3862</text:p>
          </table:table-cell>
          <table:table-cell table:formula="of:=IF([.E3]&gt;=1500;0;1)" office:value-type="float" office:value="0" calcext:value-type="float">
            <text:p>0</text:p>
          </table:table-cell>
          <table:table-cell table:formula="of:=[$Source.F3]" office:value-type="float" office:value="6585" calcext:value-type="float">
            <text:p>6585</text:p>
          </table:table-cell>
          <table:table-cell table:formula="of:=[$Source.G3]" office:value-type="string" office:string-value="9006-9005-9002-9001" calcext:value-type="string">
            <text:p>9006-9005-9002-9001</text:p>
          </table:table-cell>
          <table:table-cell table:formula="of:=LEFT([.$H3]; 4)" office:value-type="string" office:string-value="9006" calcext:value-type="string">
            <text:p>9006</text:p>
          </table:table-cell>
          <table:table-cell table:formula="of:=RIGHT(LEFT([.$H3]; 9);4)" office:value-type="string" office:string-value="9005" calcext:value-type="string">
            <text:p>9005</text:p>
          </table:table-cell>
          <table:table-cell table:formula="of:=RIGHT([.$H3]; 4)" office:value-type="string" office:string-value="9001" calcext:value-type="string">
            <text:p>9001</text:p>
          </table:table-cell>
          <table:table-cell table:formula="of:=[$Source.H3]" office:value-type="float" office:value="130.03" calcext:value-type="float">
            <text:p>130.03</text:p>
          </table:table-cell>
          <table:table-cell table:formula="of:=[$Source.I3]" office:value-type="float" office:value="99.67" calcext:value-type="float">
            <text:p>99.67</text:p>
          </table:table-cell>
          <table:table-cell table:formula="of:=[$Source.J3]" office:value-type="float" office:value="0.24" calcext:value-type="float">
            <text:p>0.24</text:p>
          </table:table-cell>
          <table:table-cell/>
          <table:table-cell table:formula="of:=[$Source.L3]" office:value-type="float" office:value="1" calcext:value-type="float">
            <text:p>1</text:p>
          </table:table-cell>
          <table:table-cell table:formula="of:=[$Source.M3]" office:value-type="time" office:time-value="PT16H01M26.323S" calcext:value-type="time">
            <text:p>04:01:26 PM</text:p>
          </table:table-cell>
          <table:table-cell table:formula="of:=[$Source.N3]" office:value-type="float" office:value="11253" calcext:value-type="float">
            <text:p>11253</text:p>
          </table:table-cell>
          <table:table-cell table:formula="of:=[$Source.O3]" office:value-type="string" office:string-value="9006-9005-9002-9001" calcext:value-type="string">
            <text:p>9006-9005-9002-9001</text:p>
          </table:table-cell>
          <table:table-cell table:formula="of:=[$Source.P3]" office:value-type="string" office:string-value="9005-0.5 9002-0.4 9006-0.4" calcext:value-type="string">
            <text:p>9005-0.5 9002-0.4 9006-0.4</text:p>
          </table:table-cell>
          <table:table-cell table:formula="of:=LEFT([.$T3];4)" office:value-type="string" office:string-value="9005" calcext:value-type="string">
            <text:p>9005</text:p>
          </table:table-cell>
          <table:table-cell table:formula="of:=RIGHT(LEFT([.$T3];13);4)" office:value-type="string" office:string-value="9002" calcext:value-type="string">
            <text:p>9002</text:p>
          </table:table-cell>
          <table:table-cell table:formula="of:=RIGHT(LEFT([.$T3];8);3)" office:value-type="string" office:string-value="0.5" calcext:value-type="string">
            <text:p>0.5</text:p>
          </table:table-cell>
          <table:table-cell table:formula="of:=RIGHT([.$T3];3)" office:value-type="string" office:string-value="0.4" calcext:value-type="string">
            <text:p>0.4</text:p>
          </table:table-cell>
          <table:table-cell table:formula="of:=[.W3]-[.X3]" office:value-type="float" office:value="0.1" calcext:value-type="float">
            <text:p>0.1</text:p>
          </table:table-cell>
          <table:table-cell table:formula="of:=[$Source.Q3]" office:value-type="string" office:string-value="9005-0.5 9002-0.6 9006-0.6" calcext:value-type="string">
            <text:p>9005-0.5 9002-0.6 9006-0.6</text:p>
          </table:table-cell>
          <table:table-cell table:formula="of:=LEFT([.$Z3];4)" office:value-type="string" office:string-value="9005" calcext:value-type="string">
            <text:p>9005</text:p>
          </table:table-cell>
          <table:table-cell table:formula="of:=RIGHT(LEFT([.$Z3];13);4)" office:value-type="string" office:string-value="9002" calcext:value-type="string">
            <text:p>9002</text:p>
          </table:table-cell>
          <table:table-cell table:formula="of:=RIGHT(LEFT([.$Z3];8);3)" office:value-type="string" office:string-value="0.5" calcext:value-type="string">
            <text:p>0.5</text:p>
          </table:table-cell>
          <table:table-cell table:formula="of:=RIGHT([.$Z3];4)" office:value-type="string" office:string-value="-0.6" calcext:value-type="string">
            <text:p>-0.6</text:p>
          </table:table-cell>
          <table:table-cell table:formula="of:=[.AC3]-[.AD3]" office:value-type="float" office:value="1.1" calcext:value-type="float">
            <text:p>1.1</text:p>
          </table:table-cell>
          <table:table-cell table:number-columns-repeated="993"/>
        </table:table-row>
        <table:table-row table:style-name="ro2">
          <table:table-cell table:formula="of:=[$Source.A4]" office:value-type="float" office:value="2" calcext:value-type="float">
            <text:p>2</text:p>
          </table:table-cell>
          <table:table-cell table:formula="of:=[$Source.B4]" office:value-type="time" office:time-value="PT16H02M06.337S" calcext:value-type="time">
            <text:p>04:02:06 PM</text:p>
          </table:table-cell>
          <table:table-cell table:formula="of:=[$Source.C4]" office:value-type="float" office:value="14555" calcext:value-type="float">
            <text:p>14555</text:p>
          </table:table-cell>
          <table:table-cell table:formula="of:=[$Source.D4]" office:value-type="float" office:value="0" calcext:value-type="float">
            <text:p>0</text:p>
          </table:table-cell>
          <table:table-cell table:formula="of:=[$Source.E4]" office:value-type="float" office:value="4060" calcext:value-type="float">
            <text:p>4060</text:p>
          </table:table-cell>
          <table:table-cell table:formula="of:=IF([.E4]&gt;=1500;0;1)" office:value-type="float" office:value="0" calcext:value-type="float">
            <text:p>0</text:p>
          </table:table-cell>
          <table:table-cell table:formula="of:=[$Source.F4]" office:value-type="float" office:value="452" calcext:value-type="float">
            <text:p>452</text:p>
          </table:table-cell>
          <table:table-cell table:formula="of:=[$Source.G4]" office:value-type="string" office:string-value="9006-9005-9002-9001" calcext:value-type="string">
            <text:p>9006-9005-9002-9001</text:p>
          </table:table-cell>
          <table:table-cell table:formula="of:=LEFT([.$H4]; 4)" office:value-type="string" office:string-value="9006" calcext:value-type="string">
            <text:p>9006</text:p>
          </table:table-cell>
          <table:table-cell table:formula="of:=RIGHT(LEFT([.$H4]; 9);4)" office:value-type="string" office:string-value="9005" calcext:value-type="string">
            <text:p>9005</text:p>
          </table:table-cell>
          <table:table-cell table:formula="of:=RIGHT([.$H4]; 4)" office:value-type="string" office:string-value="9001" calcext:value-type="string">
            <text:p>9001</text:p>
          </table:table-cell>
          <table:table-cell table:formula="of:=[$Source.H4]" office:value-type="float" office:value="0.69" calcext:value-type="float">
            <text:p>0.69</text:p>
          </table:table-cell>
          <table:table-cell table:formula="of:=[$Source.I4]" office:value-type="float" office:value="99.67" calcext:value-type="float">
            <text:p>99.67</text:p>
          </table:table-cell>
          <table:table-cell table:formula="of:=[$Source.J4]" office:value-type="float" office:value="0.23" calcext:value-type="float">
            <text:p>0.23</text:p>
          </table:table-cell>
          <table:table-cell/>
          <table:table-cell table:formula="of:=[$Source.L4]" office:value-type="float" office:value="2" calcext:value-type="float">
            <text:p>2</text:p>
          </table:table-cell>
          <table:table-cell table:formula="of:=[$Source.M4]" office:value-type="time" office:time-value="PT16H02M06.337S" calcext:value-type="time">
            <text:p>04:02:06 PM</text:p>
          </table:table-cell>
          <table:table-cell table:formula="of:=[$Source.N4]" office:value-type="float" office:value="14555" calcext:value-type="float">
            <text:p>14555</text:p>
          </table:table-cell>
          <table:table-cell table:formula="of:=[$Source.O4]" office:value-type="string" office:string-value="9006-9005-9002-9001" calcext:value-type="string">
            <text:p>9006-9005-9002-9001</text:p>
          </table:table-cell>
          <table:table-cell table:formula="of:=[$Source.P4]" office:value-type="string" office:string-value="9005-0.0 9002-0.0 9006-0.0" calcext:value-type="string">
            <text:p>9005-0.0 9002-0.0 9006-0.0</text:p>
          </table:table-cell>
          <table:table-cell table:formula="of:=LEFT([.$T4];4)" office:value-type="string" office:string-value="9005" calcext:value-type="string">
            <text:p>9005</text:p>
          </table:table-cell>
          <table:table-cell table:formula="of:=RIGHT(LEFT([.$T4];13);4)" office:value-type="string" office:string-value="9002" calcext:value-type="string">
            <text:p>9002</text:p>
          </table:table-cell>
          <table:table-cell table:formula="of:=RIGHT(LEFT([.$T4];8);3)" office:value-type="string" office:string-value="0.0" calcext:value-type="string">
            <text:p>0.0</text:p>
          </table:table-cell>
          <table:table-cell table:formula="of:=RIGHT([.$T4];3)" office:value-type="string" office:string-value="0.0" calcext:value-type="string">
            <text:p>0.0</text:p>
          </table:table-cell>
          <table:table-cell table:formula="of:=[.W4]-[.X4]" office:value-type="float" office:value="0" calcext:value-type="float">
            <text:p>0</text:p>
          </table:table-cell>
          <table:table-cell table:formula="of:=[$Source.Q4]" office:value-type="string" office:string-value="9005-1.0 9002-1.0 9006-1.0" calcext:value-type="string">
            <text:p>9005-1.0 9002-1.0 9006-1.0</text:p>
          </table:table-cell>
          <table:table-cell table:formula="of:=LEFT([.$Z4];4)" office:value-type="string" office:string-value="9005" calcext:value-type="string">
            <text:p>9005</text:p>
          </table:table-cell>
          <table:table-cell table:formula="of:=RIGHT(LEFT([.$Z4];13);4)" office:value-type="string" office:string-value="9002" calcext:value-type="string">
            <text:p>9002</text:p>
          </table:table-cell>
          <table:table-cell table:formula="of:=RIGHT(LEFT([.$Z4];8);3)" office:value-type="string" office:string-value="1.0" calcext:value-type="string">
            <text:p>1.0</text:p>
          </table:table-cell>
          <table:table-cell table:formula="of:=RIGHT([.$Z4];4)" office:value-type="string" office:string-value="-1.0" calcext:value-type="string">
            <text:p>-1.0</text:p>
          </table:table-cell>
          <table:table-cell table:formula="of:=[.AC4]-[.AD4]" office:value-type="float" office:value="2" calcext:value-type="float">
            <text:p>2</text:p>
          </table:table-cell>
          <table:table-cell table:number-columns-repeated="993"/>
        </table:table-row>
        <table:table-row table:style-name="ro2">
          <table:table-cell table:formula="of:=[$Source.A5]" office:value-type="float" office:value="3" calcext:value-type="float">
            <text:p>3</text:p>
          </table:table-cell>
          <table:table-cell table:formula="of:=[$Source.B5]" office:value-type="time" office:time-value="PT16H02M46.384S" calcext:value-type="time">
            <text:p>04:02:46 PM</text:p>
          </table:table-cell>
          <table:table-cell table:formula="of:=[$Source.C5]" office:value-type="float" office:value="20230" calcext:value-type="float">
            <text:p>20230</text:p>
          </table:table-cell>
          <table:table-cell table:formula="of:=[$Source.D5]" office:value-type="float" office:value="0" calcext:value-type="float">
            <text:p>0</text:p>
          </table:table-cell>
          <table:table-cell table:formula="of:=[$Source.E5]" office:value-type="float" office:value="123" calcext:value-type="float">
            <text:p>123</text:p>
          </table:table-cell>
          <table:table-cell table:formula="of:=IF([.E5]&gt;=1500;0;1)" office:value-type="float" office:value="1" calcext:value-type="float">
            <text:p>1</text:p>
          </table:table-cell>
          <table:table-cell table:formula="of:=[$Source.F5]" office:value-type="float" office:value="10080" calcext:value-type="float">
            <text:p>10080</text:p>
          </table:table-cell>
          <table:table-cell table:formula="of:=[$Source.G5]" office:value-type="string" office:string-value="9006-9005-9002-9001" calcext:value-type="string">
            <text:p>9006-9005-9002-9001</text:p>
          </table:table-cell>
          <table:table-cell table:formula="of:=LEFT([.$H5]; 4)" office:value-type="string" office:string-value="9006" calcext:value-type="string">
            <text:p>9006</text:p>
          </table:table-cell>
          <table:table-cell table:formula="of:=RIGHT(LEFT([.$H5]; 9);4)" office:value-type="string" office:string-value="9005" calcext:value-type="string">
            <text:p>9005</text:p>
          </table:table-cell>
          <table:table-cell table:formula="of:=RIGHT([.$H5]; 4)" office:value-type="string" office:string-value="9001" calcext:value-type="string">
            <text:p>9001</text:p>
          </table:table-cell>
          <table:table-cell table:formula="of:=[$Source.H5]" office:value-type="float" office:value="0.69" calcext:value-type="float">
            <text:p>0.69</text:p>
          </table:table-cell>
          <table:table-cell table:formula="of:=[$Source.I5]" office:value-type="float" office:value="99.67" calcext:value-type="float">
            <text:p>99.67</text:p>
          </table:table-cell>
          <table:table-cell table:formula="of:=[$Source.J5]" office:value-type="float" office:value="0.23" calcext:value-type="float">
            <text:p>0.23</text:p>
          </table:table-cell>
          <table:table-cell/>
          <table:table-cell table:formula="of:=[$Source.L5]" office:value-type="float" office:value="3" calcext:value-type="float">
            <text:p>3</text:p>
          </table:table-cell>
          <table:table-cell table:formula="of:=[$Source.M5]" office:value-type="time" office:time-value="PT16H02M46.384S" calcext:value-type="time">
            <text:p>04:02:46 PM</text:p>
          </table:table-cell>
          <table:table-cell table:formula="of:=[$Source.N5]" office:value-type="float" office:value="20230" calcext:value-type="float">
            <text:p>20230</text:p>
          </table:table-cell>
          <table:table-cell table:formula="of:=[$Source.O5]" office:value-type="string" office:string-value="9006-9005-9002-9001" calcext:value-type="string">
            <text:p>9006-9005-9002-9001</text:p>
          </table:table-cell>
          <table:table-cell table:formula="of:=[$Source.P5]" office:value-type="string" office:string-value="9005-0.0 9002-0.0 9006-0.0" calcext:value-type="string">
            <text:p>9005-0.0 9002-0.0 9006-0.0</text:p>
          </table:table-cell>
          <table:table-cell table:formula="of:=LEFT([.$T5];4)" office:value-type="string" office:string-value="9005" calcext:value-type="string">
            <text:p>9005</text:p>
          </table:table-cell>
          <table:table-cell table:formula="of:=RIGHT(LEFT([.$T5];13);4)" office:value-type="string" office:string-value="9002" calcext:value-type="string">
            <text:p>9002</text:p>
          </table:table-cell>
          <table:table-cell table:formula="of:=RIGHT(LEFT([.$T5];8);3)" office:value-type="string" office:string-value="0.0" calcext:value-type="string">
            <text:p>0.0</text:p>
          </table:table-cell>
          <table:table-cell table:formula="of:=RIGHT([.$T5];3)" office:value-type="string" office:string-value="0.0" calcext:value-type="string">
            <text:p>0.0</text:p>
          </table:table-cell>
          <table:table-cell table:formula="of:=[.W5]-[.X5]" office:value-type="float" office:value="0" calcext:value-type="float">
            <text:p>0</text:p>
          </table:table-cell>
          <table:table-cell table:formula="of:=[$Source.Q5]" office:value-type="string" office:string-value="9005-1.0 9002-1.0 9006-1.0" calcext:value-type="string">
            <text:p>9005-1.0 9002-1.0 9006-1.0</text:p>
          </table:table-cell>
          <table:table-cell table:formula="of:=LEFT([.$Z5];4)" office:value-type="string" office:string-value="9005" calcext:value-type="string">
            <text:p>9005</text:p>
          </table:table-cell>
          <table:table-cell table:formula="of:=RIGHT(LEFT([.$Z5];13);4)" office:value-type="string" office:string-value="9002" calcext:value-type="string">
            <text:p>9002</text:p>
          </table:table-cell>
          <table:table-cell table:formula="of:=RIGHT(LEFT([.$Z5];8);3)" office:value-type="string" office:string-value="1.0" calcext:value-type="string">
            <text:p>1.0</text:p>
          </table:table-cell>
          <table:table-cell table:formula="of:=RIGHT([.$Z5];4)" office:value-type="string" office:string-value="-1.0" calcext:value-type="string">
            <text:p>-1.0</text:p>
          </table:table-cell>
          <table:table-cell table:formula="of:=[.AC5]-[.AD5]" office:value-type="float" office:value="2" calcext:value-type="float">
            <text:p>2</text:p>
          </table:table-cell>
          <table:table-cell table:number-columns-repeated="993"/>
        </table:table-row>
        <table:table-row table:style-name="ro2">
          <table:table-cell table:formula="of:=[$Source.A6]" office:value-type="float" office:value="4" calcext:value-type="float">
            <text:p>4</text:p>
          </table:table-cell>
          <table:table-cell table:formula="of:=[$Source.B6]" office:value-type="time" office:time-value="PT16H03M26.552S" calcext:value-type="time">
            <text:p>04:03:27 PM</text:p>
          </table:table-cell>
          <table:table-cell table:formula="of:=[$Source.C6]" office:value-type="float" office:value="13831" calcext:value-type="float">
            <text:p>13831</text:p>
          </table:table-cell>
          <table:table-cell table:formula="of:=[$Source.D6]" office:value-type="float" office:value="0" calcext:value-type="float">
            <text:p>0</text:p>
          </table:table-cell>
          <table:table-cell table:formula="of:=[$Source.E6]" office:value-type="float" office:value="3769" calcext:value-type="float">
            <text:p>3769</text:p>
          </table:table-cell>
          <table:table-cell table:formula="of:=IF([.E6]&gt;=1500;0;1)" office:value-type="float" office:value="0" calcext:value-type="float">
            <text:p>0</text:p>
          </table:table-cell>
          <table:table-cell table:formula="of:=[$Source.F6]" office:value-type="float" office:value="35" calcext:value-type="float">
            <text:p>35</text:p>
          </table:table-cell>
          <table:table-cell table:formula="of:=[$Source.G6]" office:value-type="string" office:string-value="9006-9005-9002-9001" calcext:value-type="string">
            <text:p>9006-9005-9002-9001</text:p>
          </table:table-cell>
          <table:table-cell table:formula="of:=LEFT([.$H6]; 4)" office:value-type="string" office:string-value="9006" calcext:value-type="string">
            <text:p>9006</text:p>
          </table:table-cell>
          <table:table-cell table:formula="of:=RIGHT(LEFT([.$H6]; 9);4)" office:value-type="string" office:string-value="9005" calcext:value-type="string">
            <text:p>9005</text:p>
          </table:table-cell>
          <table:table-cell table:formula="of:=RIGHT([.$H6]; 4)" office:value-type="string" office:string-value="9001" calcext:value-type="string">
            <text:p>9001</text:p>
          </table:table-cell>
          <table:table-cell table:formula="of:=[$Source.H6]" office:value-type="float" office:value="0.51" calcext:value-type="float">
            <text:p>0.51</text:p>
          </table:table-cell>
          <table:table-cell table:formula="of:=[$Source.I6]" office:value-type="float" office:value="99.67" calcext:value-type="float">
            <text:p>99.67</text:p>
          </table:table-cell>
          <table:table-cell table:formula="of:=[$Source.J6]" office:value-type="float" office:value="0.17" calcext:value-type="float">
            <text:p>0.17</text:p>
          </table:table-cell>
          <table:table-cell/>
          <table:table-cell table:formula="of:=[$Source.L6]" office:value-type="float" office:value="4" calcext:value-type="float">
            <text:p>4</text:p>
          </table:table-cell>
          <table:table-cell table:formula="of:=[$Source.M6]" office:value-type="time" office:time-value="PT16H03M26.552S" calcext:value-type="time">
            <text:p>04:03:27 PM</text:p>
          </table:table-cell>
          <table:table-cell table:formula="of:=[$Source.N6]" office:value-type="float" office:value="13831" calcext:value-type="float">
            <text:p>13831</text:p>
          </table:table-cell>
          <table:table-cell table:formula="of:=[$Source.O6]" office:value-type="string" office:string-value="9006-9005-9002-9001" calcext:value-type="string">
            <text:p>9006-9005-9002-9001</text:p>
          </table:table-cell>
          <table:table-cell table:formula="of:=[$Source.P6]" office:value-type="string" office:string-value="9005-0.0 9002-0.0 9006-0.0" calcext:value-type="string">
            <text:p>9005-0.0 9002-0.0 9006-0.0</text:p>
          </table:table-cell>
          <table:table-cell table:formula="of:=LEFT([.$T6];4)" office:value-type="string" office:string-value="9005" calcext:value-type="string">
            <text:p>9005</text:p>
          </table:table-cell>
          <table:table-cell table:formula="of:=RIGHT(LEFT([.$T6];13);4)" office:value-type="string" office:string-value="9002" calcext:value-type="string">
            <text:p>9002</text:p>
          </table:table-cell>
          <table:table-cell table:formula="of:=RIGHT(LEFT([.$T6];8);3)" office:value-type="string" office:string-value="0.0" calcext:value-type="string">
            <text:p>0.0</text:p>
          </table:table-cell>
          <table:table-cell table:formula="of:=RIGHT([.$T6];3)" office:value-type="string" office:string-value="0.0" calcext:value-type="string">
            <text:p>0.0</text:p>
          </table:table-cell>
          <table:table-cell table:formula="of:=[.W6]-[.X6]" office:value-type="float" office:value="0" calcext:value-type="float">
            <text:p>0</text:p>
          </table:table-cell>
          <table:table-cell table:formula="of:=[$Source.Q6]" office:value-type="string" office:string-value="9005-1.0 9002-1.0 9006-1.0" calcext:value-type="string">
            <text:p>9005-1.0 9002-1.0 9006-1.0</text:p>
          </table:table-cell>
          <table:table-cell table:formula="of:=LEFT([.$Z6];4)" office:value-type="string" office:string-value="9005" calcext:value-type="string">
            <text:p>9005</text:p>
          </table:table-cell>
          <table:table-cell table:formula="of:=RIGHT(LEFT([.$Z6];13);4)" office:value-type="string" office:string-value="9002" calcext:value-type="string">
            <text:p>9002</text:p>
          </table:table-cell>
          <table:table-cell table:formula="of:=RIGHT(LEFT([.$Z6];8);3)" office:value-type="string" office:string-value="1.0" calcext:value-type="string">
            <text:p>1.0</text:p>
          </table:table-cell>
          <table:table-cell table:formula="of:=RIGHT([.$Z6];4)" office:value-type="string" office:string-value="-1.0" calcext:value-type="string">
            <text:p>-1.0</text:p>
          </table:table-cell>
          <table:table-cell table:formula="of:=[.AC6]-[.AD6]" office:value-type="float" office:value="2" calcext:value-type="float">
            <text:p>2</text:p>
          </table:table-cell>
          <table:table-cell table:number-columns-repeated="993"/>
        </table:table-row>
        <table:table-row table:style-name="ro2">
          <table:table-cell table:formula="of:=[$Source.A7]" office:value-type="float" office:value="5" calcext:value-type="float">
            <text:p>5</text:p>
          </table:table-cell>
          <table:table-cell table:formula="of:=[$Source.B7]" office:value-type="time" office:time-value="PT16H04M06.47S" calcext:value-type="time">
            <text:p>04:04:06 PM</text:p>
          </table:table-cell>
          <table:table-cell table:formula="of:=[$Source.C7]" office:value-type="float" office:value="20076" calcext:value-type="float">
            <text:p>20076</text:p>
          </table:table-cell>
          <table:table-cell table:formula="of:=[$Source.D7]" office:value-type="float" office:value="0" calcext:value-type="float">
            <text:p>0</text:p>
          </table:table-cell>
          <table:table-cell table:formula="of:=[$Source.E7]" office:value-type="float" office:value="13736" calcext:value-type="float">
            <text:p>13736</text:p>
          </table:table-cell>
          <table:table-cell table:formula="of:=IF([.E7]&gt;=1500;0;1)" office:value-type="float" office:value="0" calcext:value-type="float">
            <text:p>0</text:p>
          </table:table-cell>
          <table:table-cell table:formula="of:=[$Source.F7]" office:value-type="float" office:value="5624" calcext:value-type="float">
            <text:p>5624</text:p>
          </table:table-cell>
          <table:table-cell table:formula="of:=[$Source.G7]" office:value-type="string" office:string-value="9007-9003-9002-9001" calcext:value-type="string">
            <text:p>9007-9003-9002-9001</text:p>
          </table:table-cell>
          <table:table-cell table:formula="of:=LEFT([.$H7]; 4)" office:value-type="string" office:string-value="9007" calcext:value-type="string">
            <text:p>9007</text:p>
          </table:table-cell>
          <table:table-cell table:formula="of:=RIGHT(LEFT([.$H7]; 9);4)" office:value-type="string" office:string-value="9003" calcext:value-type="string">
            <text:p>9003</text:p>
          </table:table-cell>
          <table:table-cell table:formula="of:=RIGHT([.$H7]; 4)" office:value-type="string" office:string-value="9001" calcext:value-type="string">
            <text:p>9001</text:p>
          </table:table-cell>
          <table:table-cell table:formula="of:=[$Source.H7]" office:value-type="float" office:value="40.23" calcext:value-type="float">
            <text:p>40.23</text:p>
          </table:table-cell>
          <table:table-cell table:formula="of:=[$Source.I7]" office:value-type="float" office:value="99.33" calcext:value-type="float">
            <text:p>99.33</text:p>
          </table:table-cell>
          <table:table-cell table:formula="of:=[$Source.J7]" office:value-type="float" office:value="0.2" calcext:value-type="float">
            <text:p>0.2</text:p>
          </table:table-cell>
          <table:table-cell/>
          <table:table-cell table:formula="of:=[$Source.L7]" office:value-type="float" office:value="5" calcext:value-type="float">
            <text:p>5</text:p>
          </table:table-cell>
          <table:table-cell table:formula="of:=[$Source.M7]" office:value-type="time" office:time-value="PT16H04M06.47S" calcext:value-type="time">
            <text:p>04:04:06 PM</text:p>
          </table:table-cell>
          <table:table-cell table:formula="of:=[$Source.N7]" office:value-type="float" office:value="20076" calcext:value-type="float">
            <text:p>20076</text:p>
          </table:table-cell>
          <table:table-cell table:formula="of:=[$Source.O7]" office:value-type="string" office:string-value="9007-9003-9002-9001" calcext:value-type="string">
            <text:p>9007-9003-9002-9001</text:p>
          </table:table-cell>
          <table:table-cell table:formula="of:=[$Source.P7]" office:value-type="string" office:string-value="9003-0.1 9002-0.1 9007-0.2" calcext:value-type="string">
            <text:p>9003-0.1 9002-0.1 9007-0.2</text:p>
          </table:table-cell>
          <table:table-cell table:formula="of:=LEFT([.$T7];4)" office:value-type="string" office:string-value="9003" calcext:value-type="string">
            <text:p>9003</text:p>
          </table:table-cell>
          <table:table-cell table:formula="of:=RIGHT(LEFT([.$T7];13);4)" office:value-type="string" office:string-value="9002" calcext:value-type="string">
            <text:p>9002</text:p>
          </table:table-cell>
          <table:table-cell table:formula="of:=RIGHT(LEFT([.$T7];8);3)" office:value-type="string" office:string-value="0.1" calcext:value-type="string">
            <text:p>0.1</text:p>
          </table:table-cell>
          <table:table-cell table:formula="of:=RIGHT([.$T7];3)" office:value-type="string" office:string-value="0.2" calcext:value-type="string">
            <text:p>0.2</text:p>
          </table:table-cell>
          <table:table-cell table:formula="of:=[.W7]-[.X7]" office:value-type="float" office:value="-0.1" calcext:value-type="float">
            <text:p>-0.1</text:p>
          </table:table-cell>
          <table:table-cell table:formula="of:=[$Source.Q7]" office:value-type="string" office:string-value="9003-0.9 9002-0.9 9007-0.8" calcext:value-type="string">
            <text:p>9003-0.9 9002-0.9 9007-0.8</text:p>
          </table:table-cell>
          <table:table-cell table:formula="of:=LEFT([.$Z7];4)" office:value-type="string" office:string-value="9003" calcext:value-type="string">
            <text:p>9003</text:p>
          </table:table-cell>
          <table:table-cell table:formula="of:=RIGHT(LEFT([.$Z7];13);4)" office:value-type="string" office:string-value="9002" calcext:value-type="string">
            <text:p>9002</text:p>
          </table:table-cell>
          <table:table-cell table:formula="of:=RIGHT(LEFT([.$Z7];8);3)" office:value-type="string" office:string-value="0.9" calcext:value-type="string">
            <text:p>0.9</text:p>
          </table:table-cell>
          <table:table-cell table:formula="of:=RIGHT([.$Z7];4)" office:value-type="string" office:string-value="-0.8" calcext:value-type="string">
            <text:p>-0.8</text:p>
          </table:table-cell>
          <table:table-cell table:formula="of:=[.AC7]-[.AD7]" office:value-type="float" office:value="1.7" calcext:value-type="float">
            <text:p>1.7</text:p>
          </table:table-cell>
          <table:table-cell table:number-columns-repeated="993"/>
        </table:table-row>
        <table:table-row table:style-name="ro2">
          <table:table-cell table:formula="of:=[$Source.A8]" office:value-type="float" office:value="6" calcext:value-type="float">
            <text:p>6</text:p>
          </table:table-cell>
          <table:table-cell table:formula="of:=[$Source.B8]" office:value-type="time" office:time-value="PT16H04M46.543S" calcext:value-type="time">
            <text:p>04:04:47 PM</text:p>
          </table:table-cell>
          <table:table-cell table:formula="of:=[$Source.C8]" office:value-type="float" office:value="30619" calcext:value-type="float">
            <text:p>30619</text:p>
          </table:table-cell>
          <table:table-cell table:formula="of:=[$Source.D8]" office:value-type="float" office:value="0" calcext:value-type="float">
            <text:p>0</text:p>
          </table:table-cell>
          <table:table-cell table:formula="of:=[$Source.E8]" office:value-type="float" office:value="10103" calcext:value-type="float">
            <text:p>10103</text:p>
          </table:table-cell>
          <table:table-cell table:formula="of:=IF([.E8]&gt;=1500;0;1)" office:value-type="float" office:value="0" calcext:value-type="float">
            <text:p>0</text:p>
          </table:table-cell>
          <table:table-cell table:formula="of:=[$Source.F8]" office:value-type="float" office:value="10050" calcext:value-type="float">
            <text:p>10050</text:p>
          </table:table-cell>
          <table:table-cell table:formula="of:=[$Source.G8]" office:value-type="string" office:string-value="9007-9003-9002-9001" calcext:value-type="string">
            <text:p>9007-9003-9002-9001</text:p>
          </table:table-cell>
          <table:table-cell table:formula="of:=LEFT([.$H8]; 4)" office:value-type="string" office:string-value="9007" calcext:value-type="string">
            <text:p>9007</text:p>
          </table:table-cell>
          <table:table-cell table:formula="of:=RIGHT(LEFT([.$H8]; 9);4)" office:value-type="string" office:string-value="9003" calcext:value-type="string">
            <text:p>9003</text:p>
          </table:table-cell>
          <table:table-cell table:formula="of:=RIGHT([.$H8]; 4)" office:value-type="string" office:string-value="9001" calcext:value-type="string">
            <text:p>9001</text:p>
          </table:table-cell>
          <table:table-cell table:formula="of:=[$Source.H8]" office:value-type="float" office:value="40.23" calcext:value-type="float">
            <text:p>40.23</text:p>
          </table:table-cell>
          <table:table-cell table:formula="of:=[$Source.I8]" office:value-type="float" office:value="99.33" calcext:value-type="float">
            <text:p>99.33</text:p>
          </table:table-cell>
          <table:table-cell table:formula="of:=[$Source.J8]" office:value-type="float" office:value="0.2" calcext:value-type="float">
            <text:p>0.2</text:p>
          </table:table-cell>
          <table:table-cell/>
          <table:table-cell table:formula="of:=[$Source.L8]" office:value-type="float" office:value="6" calcext:value-type="float">
            <text:p>6</text:p>
          </table:table-cell>
          <table:table-cell table:formula="of:=[$Source.M8]" office:value-type="time" office:time-value="PT16H04M46.543S" calcext:value-type="time">
            <text:p>04:04:47 PM</text:p>
          </table:table-cell>
          <table:table-cell table:formula="of:=[$Source.N8]" office:value-type="float" office:value="30619" calcext:value-type="float">
            <text:p>30619</text:p>
          </table:table-cell>
          <table:table-cell table:formula="of:=[$Source.O8]" office:value-type="string" office:string-value="9007-9003-9002-9001" calcext:value-type="string">
            <text:p>9007-9003-9002-9001</text:p>
          </table:table-cell>
          <table:table-cell table:formula="of:=[$Source.P8]" office:value-type="string" office:string-value="9003-0.1 9002-0.1 9007-0.2" calcext:value-type="string">
            <text:p>9003-0.1 9002-0.1 9007-0.2</text:p>
          </table:table-cell>
          <table:table-cell table:formula="of:=LEFT([.$T8];4)" office:value-type="string" office:string-value="9003" calcext:value-type="string">
            <text:p>9003</text:p>
          </table:table-cell>
          <table:table-cell table:formula="of:=RIGHT(LEFT([.$T8];13);4)" office:value-type="string" office:string-value="9002" calcext:value-type="string">
            <text:p>9002</text:p>
          </table:table-cell>
          <table:table-cell table:formula="of:=RIGHT(LEFT([.$T8];8);3)" office:value-type="string" office:string-value="0.1" calcext:value-type="string">
            <text:p>0.1</text:p>
          </table:table-cell>
          <table:table-cell table:formula="of:=RIGHT([.$T8];3)" office:value-type="string" office:string-value="0.2" calcext:value-type="string">
            <text:p>0.2</text:p>
          </table:table-cell>
          <table:table-cell table:formula="of:=[.W8]-[.X8]" office:value-type="float" office:value="-0.1" calcext:value-type="float">
            <text:p>-0.1</text:p>
          </table:table-cell>
          <table:table-cell table:formula="of:=[$Source.Q8]" office:value-type="string" office:string-value="9003-0.9 9002-0.9 9007-0.8" calcext:value-type="string">
            <text:p>9003-0.9 9002-0.9 9007-0.8</text:p>
          </table:table-cell>
          <table:table-cell table:formula="of:=LEFT([.$Z8];4)" office:value-type="string" office:string-value="9003" calcext:value-type="string">
            <text:p>9003</text:p>
          </table:table-cell>
          <table:table-cell table:formula="of:=RIGHT(LEFT([.$Z8];13);4)" office:value-type="string" office:string-value="9002" calcext:value-type="string">
            <text:p>9002</text:p>
          </table:table-cell>
          <table:table-cell table:formula="of:=RIGHT(LEFT([.$Z8];8);3)" office:value-type="string" office:string-value="0.9" calcext:value-type="string">
            <text:p>0.9</text:p>
          </table:table-cell>
          <table:table-cell table:formula="of:=RIGHT([.$Z8];4)" office:value-type="string" office:string-value="-0.8" calcext:value-type="string">
            <text:p>-0.8</text:p>
          </table:table-cell>
          <table:table-cell table:formula="of:=[.AC8]-[.AD8]" office:value-type="float" office:value="1.7" calcext:value-type="float">
            <text:p>1.7</text:p>
          </table:table-cell>
          <table:table-cell table:number-columns-repeated="993"/>
        </table:table-row>
        <table:table-row table:style-name="ro2">
          <table:table-cell table:formula="of:=[$Source.A9]" office:value-type="float" office:value="7" calcext:value-type="float">
            <text:p>7</text:p>
          </table:table-cell>
          <table:table-cell table:formula="of:=[$Source.B9]" office:value-type="time" office:time-value="PT16H05M26.601S" calcext:value-type="time">
            <text:p>04:05:27 PM</text:p>
          </table:table-cell>
          <table:table-cell table:formula="of:=[$Source.C9]" office:value-type="float" office:value="44281" calcext:value-type="float">
            <text:p>44281</text:p>
          </table:table-cell>
          <table:table-cell table:formula="of:=[$Source.D9]" office:value-type="float" office:value="0" calcext:value-type="float">
            <text:p>0</text:p>
          </table:table-cell>
          <table:table-cell table:formula="of:=[$Source.E9]" office:value-type="float" office:value="24204" calcext:value-type="float">
            <text:p>24204</text:p>
          </table:table-cell>
          <table:table-cell table:formula="of:=IF([.E9]&gt;=1500;0;1)" office:value-type="float" office:value="0" calcext:value-type="float">
            <text:p>0</text:p>
          </table:table-cell>
          <table:table-cell table:formula="of:=[$Source.F9]" office:value-type="float" office:value="10054" calcext:value-type="float">
            <text:p>10054</text:p>
          </table:table-cell>
          <table:table-cell table:formula="of:=[$Source.G9]" office:value-type="string" office:string-value="9007-9003-9002-9001" calcext:value-type="string">
            <text:p>9007-9003-9002-9001</text:p>
          </table:table-cell>
          <table:table-cell table:formula="of:=LEFT([.$H9]; 4)" office:value-type="string" office:string-value="9007" calcext:value-type="string">
            <text:p>9007</text:p>
          </table:table-cell>
          <table:table-cell table:formula="of:=RIGHT(LEFT([.$H9]; 9);4)" office:value-type="string" office:string-value="9003" calcext:value-type="string">
            <text:p>9003</text:p>
          </table:table-cell>
          <table:table-cell table:formula="of:=RIGHT([.$H9]; 4)" office:value-type="string" office:string-value="9001" calcext:value-type="string">
            <text:p>9001</text:p>
          </table:table-cell>
          <table:table-cell table:formula="of:=[$Source.H9]" office:value-type="float" office:value="39.73" calcext:value-type="float">
            <text:p>39.73</text:p>
          </table:table-cell>
          <table:table-cell table:formula="of:=[$Source.I9]" office:value-type="float" office:value="98.33" calcext:value-type="float">
            <text:p>98.33</text:p>
          </table:table-cell>
          <table:table-cell table:formula="of:=[$Source.J9]" office:value-type="float" office:value="0.17" calcext:value-type="float">
            <text:p>0.17</text:p>
          </table:table-cell>
          <table:table-cell/>
          <table:table-cell table:formula="of:=[$Source.L9]" office:value-type="float" office:value="7" calcext:value-type="float">
            <text:p>7</text:p>
          </table:table-cell>
          <table:table-cell table:formula="of:=[$Source.M9]" office:value-type="time" office:time-value="PT16H05M26.601S" calcext:value-type="time">
            <text:p>04:05:27 PM</text:p>
          </table:table-cell>
          <table:table-cell table:formula="of:=[$Source.N9]" office:value-type="float" office:value="44281" calcext:value-type="float">
            <text:p>44281</text:p>
          </table:table-cell>
          <table:table-cell table:formula="of:=[$Source.O9]" office:value-type="string" office:string-value="9007-9003-9002-9001" calcext:value-type="string">
            <text:p>9007-9003-9002-9001</text:p>
          </table:table-cell>
          <table:table-cell table:formula="of:=[$Source.P9]" office:value-type="string" office:string-value="9003-0.1 9002-0.1 9007-0.2" calcext:value-type="string">
            <text:p>9003-0.1 9002-0.1 9007-0.2</text:p>
          </table:table-cell>
          <table:table-cell table:formula="of:=LEFT([.$T9];4)" office:value-type="string" office:string-value="9003" calcext:value-type="string">
            <text:p>9003</text:p>
          </table:table-cell>
          <table:table-cell table:formula="of:=RIGHT(LEFT([.$T9];13);4)" office:value-type="string" office:string-value="9002" calcext:value-type="string">
            <text:p>9002</text:p>
          </table:table-cell>
          <table:table-cell table:formula="of:=RIGHT(LEFT([.$T9];8);3)" office:value-type="string" office:string-value="0.1" calcext:value-type="string">
            <text:p>0.1</text:p>
          </table:table-cell>
          <table:table-cell table:formula="of:=RIGHT([.$T9];3)" office:value-type="string" office:string-value="0.2" calcext:value-type="string">
            <text:p>0.2</text:p>
          </table:table-cell>
          <table:table-cell table:formula="of:=[.W9]-[.X9]" office:value-type="float" office:value="-0.1" calcext:value-type="float">
            <text:p>-0.1</text:p>
          </table:table-cell>
          <table:table-cell table:formula="of:=[$Source.Q9]" office:value-type="string" office:string-value="9003-0.9 9002-0.9 9007-0.8" calcext:value-type="string">
            <text:p>9003-0.9 9002-0.9 9007-0.8</text:p>
          </table:table-cell>
          <table:table-cell table:formula="of:=LEFT([.$Z9];4)" office:value-type="string" office:string-value="9003" calcext:value-type="string">
            <text:p>9003</text:p>
          </table:table-cell>
          <table:table-cell table:formula="of:=RIGHT(LEFT([.$Z9];13);4)" office:value-type="string" office:string-value="9002" calcext:value-type="string">
            <text:p>9002</text:p>
          </table:table-cell>
          <table:table-cell table:formula="of:=RIGHT(LEFT([.$Z9];8);3)" office:value-type="string" office:string-value="0.9" calcext:value-type="string">
            <text:p>0.9</text:p>
          </table:table-cell>
          <table:table-cell table:formula="of:=RIGHT([.$Z9];4)" office:value-type="string" office:string-value="-0.8" calcext:value-type="string">
            <text:p>-0.8</text:p>
          </table:table-cell>
          <table:table-cell table:formula="of:=[.AC9]-[.AD9]" office:value-type="float" office:value="1.7" calcext:value-type="float">
            <text:p>1.7</text:p>
          </table:table-cell>
          <table:table-cell table:number-columns-repeated="993"/>
        </table:table-row>
        <table:table-row table:style-name="ro2">
          <table:table-cell table:formula="of:=[$Source.A10]" office:value-type="float" office:value="8" calcext:value-type="float">
            <text:p>8</text:p>
          </table:table-cell>
          <table:table-cell table:formula="of:=[$Source.B10]" office:value-type="time" office:time-value="PT16H06M06.591S" calcext:value-type="time">
            <text:p>04:06:07 PM</text:p>
          </table:table-cell>
          <table:table-cell table:formula="of:=[$Source.C10]" office:value-type="float" office:value="23734" calcext:value-type="float">
            <text:p>23734</text:p>
          </table:table-cell>
          <table:table-cell table:formula="of:=[$Source.D10]" office:value-type="float" office:value="0" calcext:value-type="float">
            <text:p>0</text:p>
          </table:table-cell>
          <table:table-cell table:formula="of:=[$Source.E10]" office:value-type="float" office:value="13661" calcext:value-type="float">
            <text:p>13661</text:p>
          </table:table-cell>
          <table:table-cell table:formula="of:=IF([.E10]&gt;=1500;0;1)" office:value-type="float" office:value="0" calcext:value-type="float">
            <text:p>0</text:p>
          </table:table-cell>
          <table:table-cell table:formula="of:=[$Source.F10]" office:value-type="float" office:value="49" calcext:value-type="float">
            <text:p>49</text:p>
          </table:table-cell>
          <table:table-cell table:formula="of:=[$Source.G10]" office:value-type="string" office:string-value="9006-9005-9002-9001" calcext:value-type="string">
            <text:p>9006-9005-9002-9001</text:p>
          </table:table-cell>
          <table:table-cell table:formula="of:=LEFT([.$H10]; 4)" office:value-type="string" office:string-value="9006" calcext:value-type="string">
            <text:p>9006</text:p>
          </table:table-cell>
          <table:table-cell table:formula="of:=RIGHT(LEFT([.$H10]; 9);4)" office:value-type="string" office:string-value="9005" calcext:value-type="string">
            <text:p>9005</text:p>
          </table:table-cell>
          <table:table-cell table:formula="of:=RIGHT([.$H10]; 4)" office:value-type="string" office:string-value="9001" calcext:value-type="string">
            <text:p>9001</text:p>
          </table:table-cell>
          <table:table-cell table:formula="of:=[$Source.H10]" office:value-type="float" office:value="128.69" calcext:value-type="float">
            <text:p>128.69</text:p>
          </table:table-cell>
          <table:table-cell table:formula="of:=[$Source.I10]" office:value-type="float" office:value="98.67" calcext:value-type="float">
            <text:p>98.67</text:p>
          </table:table-cell>
          <table:table-cell table:formula="of:=[$Source.J10]" office:value-type="float" office:value="0.22" calcext:value-type="float">
            <text:p>0.22</text:p>
          </table:table-cell>
          <table:table-cell/>
          <table:table-cell table:formula="of:=[$Source.L10]" office:value-type="float" office:value="8" calcext:value-type="float">
            <text:p>8</text:p>
          </table:table-cell>
          <table:table-cell table:formula="of:=[$Source.M10]" office:value-type="time" office:time-value="PT16H06M06.591S" calcext:value-type="time">
            <text:p>04:06:07 PM</text:p>
          </table:table-cell>
          <table:table-cell table:formula="of:=[$Source.N10]" office:value-type="float" office:value="23734" calcext:value-type="float">
            <text:p>23734</text:p>
          </table:table-cell>
          <table:table-cell table:formula="of:=[$Source.O10]" office:value-type="string" office:string-value="9006-9005-9002-9001" calcext:value-type="string">
            <text:p>9006-9005-9002-9001</text:p>
          </table:table-cell>
          <table:table-cell table:formula="of:=[$Source.P10]" office:value-type="string" office:string-value="9005-0.5 9002-0.4 9006-0.4" calcext:value-type="string">
            <text:p>9005-0.5 9002-0.4 9006-0.4</text:p>
          </table:table-cell>
          <table:table-cell table:formula="of:=LEFT([.$T10];4)" office:value-type="string" office:string-value="9005" calcext:value-type="string">
            <text:p>9005</text:p>
          </table:table-cell>
          <table:table-cell table:formula="of:=RIGHT(LEFT([.$T10];13);4)" office:value-type="string" office:string-value="9002" calcext:value-type="string">
            <text:p>9002</text:p>
          </table:table-cell>
          <table:table-cell table:formula="of:=RIGHT(LEFT([.$T10];8);3)" office:value-type="string" office:string-value="0.5" calcext:value-type="string">
            <text:p>0.5</text:p>
          </table:table-cell>
          <table:table-cell table:formula="of:=RIGHT([.$T10];3)" office:value-type="string" office:string-value="0.4" calcext:value-type="string">
            <text:p>0.4</text:p>
          </table:table-cell>
          <table:table-cell table:formula="of:=[.W10]-[.X10]" office:value-type="float" office:value="0.1" calcext:value-type="float">
            <text:p>0.1</text:p>
          </table:table-cell>
          <table:table-cell table:formula="of:=[$Source.Q10]" office:value-type="string" office:string-value="9005-0.5 9002-0.6 9006-0.6" calcext:value-type="string">
            <text:p>9005-0.5 9002-0.6 9006-0.6</text:p>
          </table:table-cell>
          <table:table-cell table:formula="of:=LEFT([.$Z10];4)" office:value-type="string" office:string-value="9005" calcext:value-type="string">
            <text:p>9005</text:p>
          </table:table-cell>
          <table:table-cell table:formula="of:=RIGHT(LEFT([.$Z10];13);4)" office:value-type="string" office:string-value="9002" calcext:value-type="string">
            <text:p>9002</text:p>
          </table:table-cell>
          <table:table-cell table:formula="of:=RIGHT(LEFT([.$Z10];8);3)" office:value-type="string" office:string-value="0.5" calcext:value-type="string">
            <text:p>0.5</text:p>
          </table:table-cell>
          <table:table-cell table:formula="of:=RIGHT([.$Z10];4)" office:value-type="string" office:string-value="-0.6" calcext:value-type="string">
            <text:p>-0.6</text:p>
          </table:table-cell>
          <table:table-cell table:formula="of:=[.AC10]-[.AD10]" office:value-type="float" office:value="1.1" calcext:value-type="float">
            <text:p>1.1</text:p>
          </table:table-cell>
          <table:table-cell table:number-columns-repeated="993"/>
        </table:table-row>
        <table:table-row table:style-name="ro2">
          <table:table-cell table:formula="of:=[$Source.A11]" office:value-type="float" office:value="9" calcext:value-type="float">
            <text:p>9</text:p>
          </table:table-cell>
          <table:table-cell table:formula="of:=[$Source.B11]" office:value-type="time" office:time-value="PT16H06M46.616S" calcext:value-type="time">
            <text:p>04:06:47 PM</text:p>
          </table:table-cell>
          <table:table-cell table:formula="of:=[$Source.C11]" office:value-type="float" office:value="30148" calcext:value-type="float">
            <text:p>30148</text:p>
          </table:table-cell>
          <table:table-cell table:formula="of:=[$Source.D11]" office:value-type="float" office:value="0" calcext:value-type="float">
            <text:p>0</text:p>
          </table:table-cell>
          <table:table-cell table:formula="of:=[$Source.E11]" office:value-type="float" office:value="10073" calcext:value-type="float">
            <text:p>10073</text:p>
          </table:table-cell>
          <table:table-cell table:formula="of:=IF([.E11]&gt;=1500;0;1)" office:value-type="float" office:value="0" calcext:value-type="float">
            <text:p>0</text:p>
          </table:table-cell>
          <table:table-cell table:formula="of:=[$Source.F11]" office:value-type="float" office:value="10052" calcext:value-type="float">
            <text:p>10052</text:p>
          </table:table-cell>
          <table:table-cell table:formula="of:=[$Source.G11]" office:value-type="string" office:string-value="9006-9005-9002-9001" calcext:value-type="string">
            <text:p>9006-9005-9002-9001</text:p>
          </table:table-cell>
          <table:table-cell table:formula="of:=LEFT([.$H11]; 4)" office:value-type="string" office:string-value="9006" calcext:value-type="string">
            <text:p>9006</text:p>
          </table:table-cell>
          <table:table-cell table:formula="of:=RIGHT(LEFT([.$H11]; 9);4)" office:value-type="string" office:string-value="9005" calcext:value-type="string">
            <text:p>9005</text:p>
          </table:table-cell>
          <table:table-cell table:formula="of:=RIGHT([.$H11]; 4)" office:value-type="string" office:string-value="9001" calcext:value-type="string">
            <text:p>9001</text:p>
          </table:table-cell>
          <table:table-cell table:formula="of:=[$Source.H11]" office:value-type="float" office:value="128.69" calcext:value-type="float">
            <text:p>128.69</text:p>
          </table:table-cell>
          <table:table-cell table:formula="of:=[$Source.I11]" office:value-type="float" office:value="98.67" calcext:value-type="float">
            <text:p>98.67</text:p>
          </table:table-cell>
          <table:table-cell table:formula="of:=[$Source.J11]" office:value-type="float" office:value="0.22" calcext:value-type="float">
            <text:p>0.22</text:p>
          </table:table-cell>
          <table:table-cell/>
          <table:table-cell table:formula="of:=[$Source.L11]" office:value-type="float" office:value="9" calcext:value-type="float">
            <text:p>9</text:p>
          </table:table-cell>
          <table:table-cell table:formula="of:=[$Source.M11]" office:value-type="time" office:time-value="PT16H06M46.616S" calcext:value-type="time">
            <text:p>04:06:47 PM</text:p>
          </table:table-cell>
          <table:table-cell table:formula="of:=[$Source.N11]" office:value-type="float" office:value="30148" calcext:value-type="float">
            <text:p>30148</text:p>
          </table:table-cell>
          <table:table-cell table:formula="of:=[$Source.O11]" office:value-type="string" office:string-value="9006-9005-9002-9001" calcext:value-type="string">
            <text:p>9006-9005-9002-9001</text:p>
          </table:table-cell>
          <table:table-cell table:formula="of:=[$Source.P11]" office:value-type="string" office:string-value="9005-0.5 9002-0.4 9006-0.4" calcext:value-type="string">
            <text:p>9005-0.5 9002-0.4 9006-0.4</text:p>
          </table:table-cell>
          <table:table-cell table:formula="of:=LEFT([.$T11];4)" office:value-type="string" office:string-value="9005" calcext:value-type="string">
            <text:p>9005</text:p>
          </table:table-cell>
          <table:table-cell table:formula="of:=RIGHT(LEFT([.$T11];13);4)" office:value-type="string" office:string-value="9002" calcext:value-type="string">
            <text:p>9002</text:p>
          </table:table-cell>
          <table:table-cell table:formula="of:=RIGHT(LEFT([.$T11];8);3)" office:value-type="string" office:string-value="0.5" calcext:value-type="string">
            <text:p>0.5</text:p>
          </table:table-cell>
          <table:table-cell table:formula="of:=RIGHT([.$T11];3)" office:value-type="string" office:string-value="0.4" calcext:value-type="string">
            <text:p>0.4</text:p>
          </table:table-cell>
          <table:table-cell table:formula="of:=[.W11]-[.X11]" office:value-type="float" office:value="0.1" calcext:value-type="float">
            <text:p>0.1</text:p>
          </table:table-cell>
          <table:table-cell table:formula="of:=[$Source.Q11]" office:value-type="string" office:string-value="9005-0.5 9002-0.6 9006-0.6" calcext:value-type="string">
            <text:p>9005-0.5 9002-0.6 9006-0.6</text:p>
          </table:table-cell>
          <table:table-cell table:formula="of:=LEFT([.$Z11];4)" office:value-type="string" office:string-value="9005" calcext:value-type="string">
            <text:p>9005</text:p>
          </table:table-cell>
          <table:table-cell table:formula="of:=RIGHT(LEFT([.$Z11];13);4)" office:value-type="string" office:string-value="9002" calcext:value-type="string">
            <text:p>9002</text:p>
          </table:table-cell>
          <table:table-cell table:formula="of:=RIGHT(LEFT([.$Z11];8);3)" office:value-type="string" office:string-value="0.5" calcext:value-type="string">
            <text:p>0.5</text:p>
          </table:table-cell>
          <table:table-cell table:formula="of:=RIGHT([.$Z11];4)" office:value-type="string" office:string-value="-0.6" calcext:value-type="string">
            <text:p>-0.6</text:p>
          </table:table-cell>
          <table:table-cell table:formula="of:=[.AC11]-[.AD11]" office:value-type="float" office:value="1.1" calcext:value-type="float">
            <text:p>1.1</text:p>
          </table:table-cell>
          <table:table-cell table:number-columns-repeated="993"/>
        </table:table-row>
        <table:table-row table:style-name="ro2">
          <table:table-cell table:formula="of:=[$Source.A12]" office:value-type="float" office:value="10" calcext:value-type="float">
            <text:p>10</text:p>
          </table:table-cell>
          <table:table-cell table:formula="of:=[$Source.B12]" office:value-type="time" office:time-value="PT16H08M06.707S" calcext:value-type="time">
            <text:p>04:08:07 PM</text:p>
          </table:table-cell>
          <table:table-cell table:formula="of:=[$Source.C12]" office:value-type="float" office:value="23763" calcext:value-type="float">
            <text:p>23763</text:p>
          </table:table-cell>
          <table:table-cell table:formula="of:=[$Source.D12]" office:value-type="float" office:value="0" calcext:value-type="float">
            <text:p>0</text:p>
          </table:table-cell>
          <table:table-cell table:formula="of:=[$Source.E12]" office:value-type="float" office:value="13699" calcext:value-type="float">
            <text:p>13699</text:p>
          </table:table-cell>
          <table:table-cell table:formula="of:=IF([.E12]&gt;=1500;0;1)" office:value-type="float" office:value="0" calcext:value-type="float">
            <text:p>0</text:p>
          </table:table-cell>
          <table:table-cell table:formula="of:=[$Source.F12]" office:value-type="float" office:value="43" calcext:value-type="float">
            <text:p>43</text:p>
          </table:table-cell>
          <table:table-cell table:formula="of:=[$Source.G12]" office:value-type="string" office:string-value="9007-9003-9002-9001" calcext:value-type="string">
            <text:p>9007-9003-9002-9001</text:p>
          </table:table-cell>
          <table:table-cell table:formula="of:=LEFT([.$H12]; 4)" office:value-type="string" office:string-value="9007" calcext:value-type="string">
            <text:p>9007</text:p>
          </table:table-cell>
          <table:table-cell table:formula="of:=RIGHT(LEFT([.$H12]; 9);4)" office:value-type="string" office:string-value="9003" calcext:value-type="string">
            <text:p>9003</text:p>
          </table:table-cell>
          <table:table-cell table:formula="of:=RIGHT([.$H12]; 4)" office:value-type="string" office:string-value="9001" calcext:value-type="string">
            <text:p>9001</text:p>
          </table:table-cell>
          <table:table-cell table:formula="of:=[$Source.H12]" office:value-type="float" office:value="108.61" calcext:value-type="float">
            <text:p>108.61</text:p>
          </table:table-cell>
          <table:table-cell table:formula="of:=[$Source.I12]" office:value-type="float" office:value="98.33" calcext:value-type="float">
            <text:p>98.33</text:p>
          </table:table-cell>
          <table:table-cell table:formula="of:=[$Source.J12]" office:value-type="float" office:value="0.21" calcext:value-type="float">
            <text:p>0.21</text:p>
          </table:table-cell>
          <table:table-cell/>
          <table:table-cell table:formula="of:=[$Source.L12]" office:value-type="float" office:value="10" calcext:value-type="float">
            <text:p>10</text:p>
          </table:table-cell>
          <table:table-cell table:formula="of:=[$Source.M12]" office:value-type="time" office:time-value="PT16H08M06.707S" calcext:value-type="time">
            <text:p>04:08:07 PM</text:p>
          </table:table-cell>
          <table:table-cell table:formula="of:=[$Source.N12]" office:value-type="float" office:value="23763" calcext:value-type="float">
            <text:p>23763</text:p>
          </table:table-cell>
          <table:table-cell table:formula="of:=[$Source.O12]" office:value-type="string" office:string-value="9007-9003-9002-9001" calcext:value-type="string">
            <text:p>9007-9003-9002-9001</text:p>
          </table:table-cell>
          <table:table-cell table:formula="of:=[$Source.P12]" office:value-type="string" office:string-value="9003-0.4 9002-0.4 9007-0.3" calcext:value-type="string">
            <text:p>9003-0.4 9002-0.4 9007-0.3</text:p>
          </table:table-cell>
          <table:table-cell table:formula="of:=LEFT([.$T12];4)" office:value-type="string" office:string-value="9003" calcext:value-type="string">
            <text:p>9003</text:p>
          </table:table-cell>
          <table:table-cell table:formula="of:=RIGHT(LEFT([.$T12];13);4)" office:value-type="string" office:string-value="9002" calcext:value-type="string">
            <text:p>9002</text:p>
          </table:table-cell>
          <table:table-cell table:formula="of:=RIGHT(LEFT([.$T12];8);3)" office:value-type="string" office:string-value="0.4" calcext:value-type="string">
            <text:p>0.4</text:p>
          </table:table-cell>
          <table:table-cell table:formula="of:=RIGHT([.$T12];3)" office:value-type="string" office:string-value="0.3" calcext:value-type="string">
            <text:p>0.3</text:p>
          </table:table-cell>
          <table:table-cell table:formula="of:=[.W12]-[.X12]" office:value-type="float" office:value="0.1" calcext:value-type="float">
            <text:p>0.1</text:p>
          </table:table-cell>
          <table:table-cell table:formula="of:=[$Source.Q12]" office:value-type="string" office:string-value="9003-0.6 9002-0.6 9007-0.7" calcext:value-type="string">
            <text:p>9003-0.6 9002-0.6 9007-0.7</text:p>
          </table:table-cell>
          <table:table-cell table:formula="of:=LEFT([.$Z12];4)" office:value-type="string" office:string-value="9003" calcext:value-type="string">
            <text:p>9003</text:p>
          </table:table-cell>
          <table:table-cell table:formula="of:=RIGHT(LEFT([.$Z12];13);4)" office:value-type="string" office:string-value="9002" calcext:value-type="string">
            <text:p>9002</text:p>
          </table:table-cell>
          <table:table-cell table:formula="of:=RIGHT(LEFT([.$Z12];8);3)" office:value-type="string" office:string-value="0.6" calcext:value-type="string">
            <text:p>0.6</text:p>
          </table:table-cell>
          <table:table-cell table:formula="of:=RIGHT([.$Z12];4)" office:value-type="string" office:string-value="-0.7" calcext:value-type="string">
            <text:p>-0.7</text:p>
          </table:table-cell>
          <table:table-cell table:formula="of:=[.AC12]-[.AD12]" office:value-type="float" office:value="1.3" calcext:value-type="float">
            <text:p>1.3</text:p>
          </table:table-cell>
          <table:table-cell table:number-columns-repeated="99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 Normalization" table:style-name="ta3">
        <office:forms form:automatic-focus="false" form:apply-design-mode="false"/>
        <table:table-column table:style-name="co16" table:number-columns-repeated="1024" table:default-cell-style-name="Default"/>
        <table:table-row table:style-name="ro4">
          <table:table-cell table:style-name="ce23" office:value-type="string" calcext:value-type="string">
            <text:p>SAMPLE NORMALIZATION TO GET NEW PATH COST BASED ON NORMALIZED ENERGY AND BDP VALUES</text:p>
          </table:table-cell>
          <table:table-cell table:number-columns-repeated="1023"/>
        </table:table-row>
        <table:table-row table:style-name="ro4">
          <table:table-cell table:style-name="ce23" office:value-type="string" calcext:value-type="string">
            <text:p>THIS HAS TO BE DONE ON THE COMPUTED SHEET</text:p>
          </table:table-cell>
          <table:table-cell table:number-columns-repeated="8"/>
          <table:table-cell office:value-type="string" calcext:value-type="string">
            <text:p>0 ms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Run ID</text:p>
          </table:table-cell>
          <table:table-cell table:style-name="ce25" office:value-type="string" calcext:value-type="string">
            <text:p>Time Stamp</text:p>
          </table:table-cell>
          <table:table-cell table:style-name="ce24" office:value-type="string" calcext:value-type="string">
            <text:p>End to End Delay</text:p>
          </table:table-cell>
          <table:table-cell table:style-name="ce24" office:value-type="string" calcext:value-type="string">
            <text:p>Operator Graph Creation</text:p>
          </table:table-cell>
          <table:table-cell table:style-name="ce24" office:value-type="string" calcext:value-type="string">
            <text:p>Node Discovery</text:p>
          </table:table-cell>
          <table:table-cell table:style-name="ce24" office:value-type="string" calcext:value-type="string">
            <text:p>Placement and Deployment</text:p>
          </table:table-cell>
          <table:table-cell table:style-name="ce24" office:value-type="string" calcext:value-type="string">
            <text:p>Selected Path</text:p>
          </table:table-cell>
          <table:table-cell table:style-name="ce24" office:value-type="string" calcext:value-type="string">
            <text:p>Overall Path Cost</text:p>
          </table:table-cell>
          <table:table-cell table:style-name="ce24" office:value-type="string" calcext:value-type="string">
            <text:p>Energy</text:p>
          </table:table-cell>
          <table:table-cell table:style-name="ce24" office:value-type="string" calcext:value-type="string">
            <text:p>BDP</text:p>
          </table:table-cell>
          <table:table-cell table:number-columns-repeated="4"/>
          <table:table-cell table:style-name="ce28" office:value-type="string" calcext:value-type="string" table:number-columns-spanned="4" table:number-rows-spanned="1">
            <text:p>Energy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BDP</text:p>
          </table:table-cell>
          <table:covered-table-cell table:number-columns-repeated="3" table:style-name="ce19"/>
          <table:table-cell table:style-name="ce31" office:value-type="string" calcext:value-type="string">
            <text:p>New Path Cost</text:p>
          </table:table-cell>
          <table:table-cell table:style-name="ce24" office:value-type="string" calcext:value-type="string">
            <text:p>Energy Normalization</text:p>
          </table:table-cell>
          <table:table-cell/>
          <table:table-cell table:style-name="ce31" office:value-type="string" calcext:value-type="string">
            <text:p>Standard Score</text:p>
          </table:table-cell>
          <table:table-cell office:value-type="string" calcext:value-type="string">
            <text:p>Normalized Pass Energy</text:p>
          </table:table-cell>
          <table:table-cell office:value-type="string" calcext:value-type="string">
            <text:p>Normalized Energy</text:p>
          </table:table-cell>
          <table:table-cell table:style-name="ce31" office:value-type="string" calcext:value-type="string">
            <text:p>Standard Score</text:p>
          </table:table-cell>
          <table:table-cell office:value-type="string" calcext:value-type="string">
            <text:p>Normalized Pass BDP</text:p>
          </table:table-cell>
          <table:table-cell table:style-name="ce33" office:value-type="string" calcext:value-type="string">
            <text:p>Normalized BDP</text:p>
          </table:table-cell>
          <table:table-cell table:number-columns-repeated="99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6" office:value-type="time" office:time-value="PT1036143H20M35.800999962S" calcext:value-type="time">
            <text:p>20:35.8</text:p>
          </table:table-cell>
          <table:table-cell office:value-type="float" office:value="44823" calcext:value-type="float">
            <text:p>44823</text:p>
          </table:table-cell>
          <table:table-cell office:value-type="float" office:value="0" calcext:value-type="float">
            <text:p>0</text:p>
          </table:table-cell>
          <table:table-cell office:value-type="float" office:value="44794" calcext:value-type="float">
            <text:p>447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4-9002-9001</text:p>
          </table:table-cell>
          <table:table-cell office:value-type="float" office:value="0.4" calcext:value-type="float">
            <text:p>0.4</text:p>
          </table:table-cell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ce26" office:value-type="time" office:time-value="PT1036143H20M35.800999962S" calcext:value-type="time">
            <text:p>20:35.8</text:p>
          </table:table-cell>
          <table:table-cell office:value-type="float" office:value="44823" calcext:value-type="float">
            <text:p>44823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4]*[.T4] + [.AC4]*[.V4] + [.Z4]*[.P4]+[.Z4]*[.R4]; 2)" office:value-type="float" office:value="1.86" calcext:value-type="float">
            <text:p>1.86</text:p>
          </table:table-cell>
          <table:table-cell office:value-type="string" calcext:value-type="string">
            <text:p>mean</text:p>
          </table:table-cell>
          <table:table-cell table:formula="of:=AVERAGE([.I4:.I213])" office:value-type="float" office:value="96.402380952381" calcext:value-type="float">
            <text:p>96.402380952381</text:p>
          </table:table-cell>
          <table:table-cell table:formula="of:=([.I4]-[.$Y$6])/([.$Y$7]-[.$Y$6])" office:value-type="float" office:value="1.15206419528069" calcext:value-type="float">
            <text:p>1.15206419528069</text:p>
          </table:table-cell>
          <table:table-cell table:formula="of:=([.I4]-[.$Y$3])/[.$Y$4]" office:value-type="float" office:value="1.02694559016029" calcext:value-type="float">
            <text:p>1.02694559016029</text:p>
          </table:table-cell>
          <table:table-cell table:formula="of:=[.AA4]+[.$Y$8]+1" office:value-type="float" office:value="102.02694559016" calcext:value-type="float">
            <text:p>102.02694559016</text:p>
          </table:table-cell>
          <table:table-cell table:formula="of:=([.J4]-[.$Y$14])/([.$Y$15]-[.$Y$14])" office:value-type="float" office:value="0.929246701121891" calcext:value-type="float">
            <text:p>0.929246701121891</text:p>
          </table:table-cell>
          <table:table-cell table:formula="of:=([.J4]-[.$Y$11])/[.$Y$12]" office:value-type="float" office:value="1.10820427371062" calcext:value-type="float">
            <text:p>1.10820427371062</text:p>
          </table:table-cell>
          <table:table-cell table:formula="of:=[.AD4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time" office:time-value="PT1036143H22M35.838999711S" calcext:value-type="time">
            <text:p>22:35.8</text:p>
          </table:table-cell>
          <table:table-cell office:value-type="float" office:value="68257" calcext:value-type="float">
            <text:p>68257</text:p>
          </table:table-cell>
          <table:table-cell office:value-type="float" office:value="0" calcext:value-type="float">
            <text:p>0</text:p>
          </table:table-cell>
          <table:table-cell office:value-type="float" office:value="68241" calcext:value-type="float">
            <text:p>682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04-9002-9001</text:p>
          </table:table-cell>
          <table:table-cell office:value-type="float" office:value="89.28" calcext:value-type="float">
            <text:p>89.28</text:p>
          </table:table-cell>
          <table:table-cell office:value-type="float" office:value="99" calcext:value-type="float">
            <text:p>99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style-name="ce26" office:value-type="time" office:time-value="PT1036143H22M35.838999711S" calcext:value-type="time">
            <text:p>22:35.8</text:p>
          </table:table-cell>
          <table:table-cell office:value-type="float" office:value="68257" calcext:value-type="float">
            <text:p>6825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5]*[.T5] + [.AC5]*[.V5] + [.Z5]*[.P5]+[.Z5]*[.R5]; 2)" office:value-type="float" office:value="2.07" calcext:value-type="float">
            <text:p>2.07</text:p>
          </table:table-cell>
          <table:table-cell office:value-type="string" calcext:value-type="string">
            <text:p>sd</text:p>
          </table:table-cell>
          <table:table-cell table:formula="of:=STDEV([.I4:.I213])" office:value-type="float" office:value="2.0972171234265" calcext:value-type="float">
            <text:p>2.0972171234265</text:p>
          </table:table-cell>
          <table:table-cell table:formula="of:=([.I5]-[.$Y$6])/([.$Y$7]-[.$Y$6])" office:value-type="float" office:value="1.15206419528069" calcext:value-type="float">
            <text:p>1.15206419528069</text:p>
          </table:table-cell>
          <table:table-cell table:formula="of:=([.I5]-[.$Y$3])/[.$Y$4]" office:value-type="float" office:value="1.02694559016029" calcext:value-type="float">
            <text:p>1.02694559016029</text:p>
          </table:table-cell>
          <table:table-cell table:formula="of:=[.AA5]+[.$Y$8]+1" office:value-type="float" office:value="102.02694559016" calcext:value-type="float">
            <text:p>102.02694559016</text:p>
          </table:table-cell>
          <table:table-cell table:formula="of:=([.J5]-[.$Y$14])/([.$Y$15]-[.$Y$14])" office:value-type="float" office:value="0.943397360897512" calcext:value-type="float">
            <text:p>0.943397360897512</text:p>
          </table:table-cell>
          <table:table-cell table:formula="of:=([.J5]-[.$Y$11])/[.$Y$12]" office:value-type="float" office:value="0.886563418968499" calcext:value-type="float">
            <text:p>0.886563418968499</text:p>
          </table:table-cell>
          <table:table-cell table:formula="of:=[.AD5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6" office:value-type="time" office:time-value="PT1036143H23M15.692999661S" calcext:value-type="time">
            <text:p>23:15.7</text:p>
          </table:table-cell>
          <table:table-cell office:value-type="float" office:value="42320" calcext:value-type="float">
            <text:p>42320</text:p>
          </table:table-cell>
          <table:table-cell office:value-type="float" office:value="0" calcext:value-type="float">
            <text:p>0</text:p>
          </table:table-cell>
          <table:table-cell office:value-type="float" office:value="42290" calcext:value-type="float">
            <text:p>422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05-9002-9001</text:p>
          </table:table-cell>
          <table:table-cell office:value-type="float" office:value="0.339999999999999" calcext:value-type="float">
            <text:p>0.339999999999999</text:p>
          </table:table-cell>
          <table:table-cell office:value-type="float" office:value="99" calcext:value-type="float">
            <text:p>99</text:p>
          </table:table-cell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table:style-name="ce26" office:value-type="time" office:time-value="PT1036143H23M15.692999661S" calcext:value-type="time">
            <text:p>23:15.7</text:p>
          </table:table-cell>
          <table:table-cell office:value-type="float" office:value="42320" calcext:value-type="float">
            <text:p>42320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6]*[.T6] + [.AC6]*[.V6] + [.Z6]*[.P6]+[.Z6]*[.R6]; 2)" office:value-type="float" office:value="1.88" calcext:value-type="float">
            <text:p>1.88</text:p>
          </table:table-cell>
          <table:table-cell table:style-name="ce32" office:value-type="string" calcext:value-type="string">
            <text:p>mean/sd</text:p>
          </table:table-cell>
          <table:table-cell table:formula="of:=[.Y4]/[.Y5]" office:value-type="float" office:value="45.9668099576049" calcext:value-type="float">
            <text:p>45.9668099576049</text:p>
          </table:table-cell>
          <table:table-cell table:formula="of:=([.I6]-[.$Y$6])/([.$Y$7]-[.$Y$6])" office:value-type="float" office:value="1.15206419528069" calcext:value-type="float">
            <text:p>1.15206419528069</text:p>
          </table:table-cell>
          <table:table-cell table:formula="of:=([.I6]-[.$Y$3])/[.$Y$4]" office:value-type="float" office:value="1.02694559016029" calcext:value-type="float">
            <text:p>1.02694559016029</text:p>
          </table:table-cell>
          <table:table-cell table:formula="of:=[.AA6]+[.$Y$8]+1" office:value-type="float" office:value="102.02694559016" calcext:value-type="float">
            <text:p>102.02694559016</text:p>
          </table:table-cell>
          <table:table-cell table:formula="of:=([.J6]-[.$Y$14])/([.$Y$15]-[.$Y$14])" office:value-type="float" office:value="0.939859695953607" calcext:value-type="float">
            <text:p>0.939859695953607</text:p>
          </table:table-cell>
          <table:table-cell table:formula="of:=([.J6]-[.$Y$11])/[.$Y$12]" office:value-type="float" office:value="0.94197363265403" calcext:value-type="float">
            <text:p>0.94197363265403</text:p>
          </table:table-cell>
          <table:table-cell table:formula="of:=[.AD6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6" office:value-type="time" office:time-value="PT1036143H23M57.144999811S" calcext:value-type="time">
            <text:p>23:57.1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5-9002-9001</text:p>
          </table:table-cell>
          <table:table-cell office:value-type="float" office:value="0.339999999999999" calcext:value-type="float">
            <text:p>0.339999999999999</text:p>
          </table:table-cell>
          <table:table-cell office:value-type="float" office:value="99" calcext:value-type="float">
            <text:p>99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table:style-name="ce26" office:value-type="time" office:time-value="PT1036143H23M57.144999811S" calcext:value-type="time">
            <text:p>23:57.1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7]*[.T7] + [.AC7]*[.V7] + [.Z7]*[.P7]+[.Z7]*[.R7]; 2)" office:value-type="float" office:value="1.88" calcext:value-type="float">
            <text:p>1.88</text:p>
          </table:table-cell>
          <table:table-cell office:value-type="string" calcext:value-type="string">
            <text:p>min</text:p>
          </table:table-cell>
          <table:table-cell table:formula="of:=MIN([.I4:.I213])" office:value-type="float" office:value="92" calcext:value-type="float">
            <text:p>92</text:p>
          </table:table-cell>
          <table:table-cell table:formula="of:=([.I7]-[.$Y$6])/([.$Y$7]-[.$Y$6])" office:value-type="float" office:value="1.15206419528069" calcext:value-type="float">
            <text:p>1.15206419528069</text:p>
          </table:table-cell>
          <table:table-cell table:formula="of:=([.I7]-[.$Y$3])/[.$Y$4]" office:value-type="float" office:value="1.02694559016029" calcext:value-type="float">
            <text:p>1.02694559016029</text:p>
          </table:table-cell>
          <table:table-cell table:formula="of:=[.AA7]+[.$Y$8]+1" office:value-type="float" office:value="102.02694559016" calcext:value-type="float">
            <text:p>102.02694559016</text:p>
          </table:table-cell>
          <table:table-cell table:formula="of:=([.J7]-[.$Y$14])/([.$Y$15]-[.$Y$14])" office:value-type="float" office:value="0.939859695953607" calcext:value-type="float">
            <text:p>0.939859695953607</text:p>
          </table:table-cell>
          <table:table-cell table:formula="of:=([.J7]-[.$Y$11])/[.$Y$12]" office:value-type="float" office:value="0.94197363265403" calcext:value-type="float">
            <text:p>0.94197363265403</text:p>
          </table:table-cell>
          <table:table-cell table:formula="of:=[.AD7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6" office:value-type="time" office:time-value="PT1036143H24M19.632000234S" calcext:value-type="time">
            <text:p>24:19.6</text:p>
          </table:table-cell>
          <table:table-cell office:value-type="float" office:value="8399" calcext:value-type="float">
            <text:p>8399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10.31" calcext:value-type="float">
            <text:p>10.31</text:p>
          </table:table-cell>
          <table:table-cell office:value-type="float" office:value="99" calcext:value-type="float">
            <text:p>99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style-name="ce26" office:value-type="time" office:time-value="PT1036143H24M19.632000234S" calcext:value-type="time">
            <text:p>24:19.6</text:p>
          </table:table-cell>
          <table:table-cell office:value-type="float" office:value="8399" calcext:value-type="float">
            <text:p>839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8]*[.T8] + [.AC8]*[.V8] + [.Z8]*[.P8]+[.Z8]*[.R8]; 2)" office:value-type="float" office:value="1.87" calcext:value-type="float">
            <text:p>1.87</text:p>
          </table:table-cell>
          <table:table-cell office:value-type="string" calcext:value-type="string">
            <text:p>max</text:p>
          </table:table-cell>
          <table:table-cell table:formula="of:=MAX([.I4:.I213])" office:value-type="float" office:value="100" calcext:value-type="float">
            <text:p>100</text:p>
          </table:table-cell>
          <table:table-cell table:formula="of:=([.I8]-[.$Y$6])/([.$Y$7]-[.$Y$6])" office:value-type="float" office:value="1.15206419528069" calcext:value-type="float">
            <text:p>1.15206419528069</text:p>
          </table:table-cell>
          <table:table-cell table:formula="of:=([.I8]-[.$Y$3])/[.$Y$4]" office:value-type="float" office:value="1.02694559016029" calcext:value-type="float">
            <text:p>1.02694559016029</text:p>
          </table:table-cell>
          <table:table-cell table:formula="of:=[.AA8]+[.$Y$8]+1" office:value-type="float" office:value="102.02694559016" calcext:value-type="float">
            <text:p>102.02694559016</text:p>
          </table:table-cell>
          <table:table-cell table:formula="of:=([.J8]-[.$Y$14])/([.$Y$15]-[.$Y$14])" office:value-type="float" office:value="0.92217137123408" calcext:value-type="float">
            <text:p>0.92217137123408</text:p>
          </table:table-cell>
          <table:table-cell table:formula="of:=([.J8]-[.$Y$11])/[.$Y$12]" office:value-type="float" office:value="1.21902470108169" calcext:value-type="float">
            <text:p>1.21902470108169</text:p>
          </table:table-cell>
          <table:table-cell table:formula="of:=[.AD8]+[.$Y$16]+1" office:value-type="float" office:value="2.74902470108169" calcext:value-type="float">
            <text:p>2.74902470108169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6" office:value-type="time" office:time-value="PT1036143H24M59.425000045S" calcext:value-type="time">
            <text:p>24:59.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10.31" calcext:value-type="float">
            <text:p>10.31</text:p>
          </table:table-cell>
          <table:table-cell office:value-type="float" office:value="99" calcext:value-type="float">
            <text:p>99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table:style-name="ce26" office:value-type="time" office:time-value="PT1036143H24M59.425000045S" calcext:value-type="time">
            <text:p>24:59.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9]*[.T9] + [.AC9]*[.V9] + [.Z9]*[.P9]+[.Z9]*[.R9]; 2)" office:value-type="float" office:value="1.87" calcext:value-type="float">
            <text:p>1.87</text:p>
          </table:table-cell>
          <table:table-cell office:value-type="string" calcext:value-type="string">
            <text:p>min normalized pass</text:p>
          </table:table-cell>
          <table:table-cell table:formula="of:=-MIN([.AA4:.AA213])" office:value-type="float" office:value="-0.954333275704512" calcext:value-type="float">
            <text:p>-0.954333275704512</text:p>
          </table:table-cell>
          <table:table-cell table:formula="of:=([.I9]-[.$Y$6])/([.$Y$7]-[.$Y$6])" office:value-type="float" office:value="1.15206419528069" calcext:value-type="float">
            <text:p>1.15206419528069</text:p>
          </table:table-cell>
          <table:table-cell table:formula="of:=([.I9]-[.$Y$3])/[.$Y$4]" office:value-type="float" office:value="1.02694559016029" calcext:value-type="float">
            <text:p>1.02694559016029</text:p>
          </table:table-cell>
          <table:table-cell table:formula="of:=[.AA9]+[.$Y$8]+1" office:value-type="float" office:value="102.02694559016" calcext:value-type="float">
            <text:p>102.02694559016</text:p>
          </table:table-cell>
          <table:table-cell table:formula="of:=([.J9]-[.$Y$14])/([.$Y$15]-[.$Y$14])" office:value-type="float" office:value="0.92217137123408" calcext:value-type="float">
            <text:p>0.92217137123408</text:p>
          </table:table-cell>
          <table:table-cell table:formula="of:=([.J9]-[.$Y$11])/[.$Y$12]" office:value-type="float" office:value="1.21902470108169" calcext:value-type="float">
            <text:p>1.21902470108169</text:p>
          </table:table-cell>
          <table:table-cell table:formula="of:=[.AD9]+[.$Y$16]+1" office:value-type="float" office:value="2.74902470108169" calcext:value-type="float">
            <text:p>2.74902470108169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6" office:value-type="time" office:time-value="PT1036143H25M20.807000343S" calcext:value-type="time">
            <text:p>25:20.8</text:p>
          </table:table-cell>
          <table:table-cell office:value-type="float" office:value="39877" calcext:value-type="float">
            <text:p>39877</text:p>
          </table:table-cell>
          <table:table-cell office:value-type="float" office:value="1" calcext:value-type="float">
            <text:p>1</text:p>
          </table:table-cell>
          <table:table-cell office:value-type="float" office:value="39861" calcext:value-type="float">
            <text:p>398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05-9002-9001</text:p>
          </table:table-cell>
          <table:table-cell office:value-type="float" office:value="0.44" calcext:value-type="float">
            <text:p>0.44</text:p>
          </table:table-cell>
          <table:table-cell office:value-type="float" office:value="98.5" calcext:value-type="float">
            <text:p>98.5</text:p>
          </table:table-cell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table:style-name="ce26" office:value-type="time" office:time-value="PT1036143H25M20.807000343S" calcext:value-type="time">
            <text:p>25:20.8</text:p>
          </table:table-cell>
          <table:table-cell office:value-type="float" office:value="39877" calcext:value-type="float">
            <text:p>39877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10]*[.T10] + [.AC10]*[.V10] + [.Z10]*[.P10]+[.Z10]*[.R10]; 2)" office:value-type="float" office:value="1.84" calcext:value-type="float">
            <text:p>1.84</text:p>
          </table:table-cell>
          <table:table-cell table:number-columns-repeated="2"/>
          <table:table-cell table:formula="of:=([.I10]-[.$Y$6])/([.$Y$7]-[.$Y$6])" office:value-type="float" office:value="1.14120246704636" calcext:value-type="float">
            <text:p>1.14120246704636</text:p>
          </table:table-cell>
          <table:table-cell table:formula="of:=([.I10]-[.$Y$3])/[.$Y$4]" office:value-type="float" office:value="1.02175899627059" calcext:value-type="float">
            <text:p>1.02175899627059</text:p>
          </table:table-cell>
          <table:table-cell table:formula="of:=[.AA10]+[.$Y$8]+1" office:value-type="float" office:value="102.021758996271" calcext:value-type="float">
            <text:p>102.021758996271</text:p>
          </table:table-cell>
          <table:table-cell table:formula="of:=([.J10]-[.$Y$14])/([.$Y$15]-[.$Y$14])" office:value-type="float" office:value="0.92217137123408" calcext:value-type="float">
            <text:p>0.92217137123408</text:p>
          </table:table-cell>
          <table:table-cell table:formula="of:=([.J10]-[.$Y$11])/[.$Y$12]" office:value-type="float" office:value="1.21902470108169" calcext:value-type="float">
            <text:p>1.21902470108169</text:p>
          </table:table-cell>
          <table:table-cell table:formula="of:=[.AD10]+[.$Y$16]+1" office:value-type="float" office:value="2.74902470108169" calcext:value-type="float">
            <text:p>2.74902470108169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6" office:value-type="time" office:time-value="PT1036143H26M00.743999993S" calcext:value-type="time">
            <text:p>26:00.7</text:p>
          </table:table-cell>
          <table:table-cell office:value-type="float" office:value="39191" calcext:value-type="float">
            <text:p>39191</text:p>
          </table:table-cell>
          <table:table-cell office:value-type="float" office:value="0" calcext:value-type="float">
            <text:p>0</text:p>
          </table:table-cell>
          <table:table-cell office:value-type="float" office:value="39180" calcext:value-type="float">
            <text:p>39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107.97" calcext:value-type="float">
            <text:p>107.97</text:p>
          </table:table-cell>
          <table:table-cell office:value-type="float" office:value="98" calcext:value-type="float">
            <text:p>98</text:p>
          </table:table-cell>
          <table:table-cell office:value-type="float" office:value="0.19" calcext:value-type="float">
            <text:p>0.19</text:p>
          </table:table-cell>
          <table:table-cell office:value-type="float" office:value="8" calcext:value-type="float">
            <text:p>8</text:p>
          </table:table-cell>
          <table:table-cell table:style-name="ce26" office:value-type="time" office:time-value="PT1036143H26M00.743999993S" calcext:value-type="time">
            <text:p>26:00.7</text:p>
          </table:table-cell>
          <table:table-cell office:value-type="float" office:value="39191" calcext:value-type="float">
            <text:p>39191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1]*[.T11] + [.AC11]*[.V11] + [.Z11]*[.P11]+[.Z11]*[.R11]; 2)" office:value-type="float" office:value="2.08" calcext:value-type="float">
            <text:p>2.08</text:p>
          </table:table-cell>
          <table:table-cell table:style-name="ce24" office:value-type="string" calcext:value-type="string">
            <text:p>BDP Normalization</text:p>
          </table:table-cell>
          <table:table-cell/>
          <table:table-cell table:formula="of:=([.I11]-[.$Y$6])/([.$Y$7]-[.$Y$6])" office:value-type="float" office:value="1.13034073881202" calcext:value-type="float">
            <text:p>1.13034073881202</text:p>
          </table:table-cell>
          <table:table-cell table:formula="of:=([.I11]-[.$Y$3])/[.$Y$4]" office:value-type="float" office:value="1.01657240238089" calcext:value-type="float">
            <text:p>1.01657240238089</text:p>
          </table:table-cell>
          <table:table-cell table:formula="of:=[.AA11]+[.$Y$8]+1" office:value-type="float" office:value="102.016572402381" calcext:value-type="float">
            <text:p>102.016572402381</text:p>
          </table:table-cell>
          <table:table-cell table:formula="of:=([.J11]-[.$Y$14])/([.$Y$15]-[.$Y$14])" office:value-type="float" office:value="0.932784366065796" calcext:value-type="float">
            <text:p>0.932784366065796</text:p>
          </table:table-cell>
          <table:table-cell table:formula="of:=([.J11]-[.$Y$11])/[.$Y$12]" office:value-type="float" office:value="1.05279406002509" calcext:value-type="float">
            <text:p>1.05279406002509</text:p>
          </table:table-cell>
          <table:table-cell table:formula="of:=[.AD11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6" office:value-type="time" office:time-value="PT1036143H26M40.654000277S" calcext:value-type="time">
            <text:p>26:40.7</text:p>
          </table:table-cell>
          <table:table-cell office:value-type="float" office:value="30093" calcext:value-type="float">
            <text:p>30093</text:p>
          </table:table-cell>
          <table:table-cell office:value-type="float" office:value="0" calcext:value-type="float">
            <text:p>0</text:p>
          </table:table-cell>
          <table:table-cell office:value-type="float" office:value="30083" calcext:value-type="float">
            <text:p>30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7.97" calcext:value-type="float">
            <text:p>107.97</text:p>
          </table:table-cell>
          <table:table-cell office:value-type="float" office:value="98" calcext:value-type="float">
            <text:p>98</text:p>
          </table:table-cell>
          <table:table-cell office:value-type="float" office:value="0.19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table:style-name="ce26" office:value-type="time" office:time-value="PT1036143H26M40.654000277S" calcext:value-type="time">
            <text:p>26:40.7</text:p>
          </table:table-cell>
          <table:table-cell office:value-type="float" office:value="30093" calcext:value-type="float">
            <text:p>3009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2]*[.T12] + [.AC12]*[.V12] + [.Z12]*[.P12]+[.Z12]*[.R12]; 2)" office:value-type="float" office:value="2.08" calcext:value-type="float">
            <text:p>2.08</text:p>
          </table:table-cell>
          <table:table-cell office:value-type="string" calcext:value-type="string">
            <text:p>mean</text:p>
          </table:table-cell>
          <table:table-cell table:formula="of:=AVERAGE([.J4:.J213])" office:value-type="float" office:value="0.180472142857143" calcext:value-type="float">
            <text:p>0.180472142857143</text:p>
          </table:table-cell>
          <table:table-cell table:formula="of:=([.I12]-[.$Y$6])/([.$Y$7]-[.$Y$6])" office:value-type="float" office:value="1.13034073881202" calcext:value-type="float">
            <text:p>1.13034073881202</text:p>
          </table:table-cell>
          <table:table-cell table:formula="of:=([.I12]-[.$Y$3])/[.$Y$4]" office:value-type="float" office:value="1.01657240238089" calcext:value-type="float">
            <text:p>1.01657240238089</text:p>
          </table:table-cell>
          <table:table-cell table:formula="of:=[.AA12]+[.$Y$8]+1" office:value-type="float" office:value="102.016572402381" calcext:value-type="float">
            <text:p>102.016572402381</text:p>
          </table:table-cell>
          <table:table-cell table:formula="of:=([.J12]-[.$Y$14])/([.$Y$15]-[.$Y$14])" office:value-type="float" office:value="0.932784366065796" calcext:value-type="float">
            <text:p>0.932784366065796</text:p>
          </table:table-cell>
          <table:table-cell table:formula="of:=([.J12]-[.$Y$11])/[.$Y$12]" office:value-type="float" office:value="1.05279406002509" calcext:value-type="float">
            <text:p>1.05279406002509</text:p>
          </table:table-cell>
          <table:table-cell table:formula="of:=[.AD12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6" office:value-type="time" office:time-value="PT1036143H28M00.665000109S" calcext:value-type="time">
            <text:p>28:00.7</text:p>
          </table:table-cell>
          <table:table-cell office:value-type="float" office:value="38208" calcext:value-type="float">
            <text:p>38208</text:p>
          </table:table-cell>
          <table:table-cell office:value-type="float" office:value="1" calcext:value-type="float">
            <text:p>1</text:p>
          </table:table-cell>
          <table:table-cell office:value-type="float" office:value="38198" calcext:value-type="float">
            <text:p>38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7.94" calcext:value-type="float">
            <text:p>107.94</text:p>
          </table:table-cell>
          <table:table-cell office:value-type="float" office:value="98" calcext:value-type="float">
            <text:p>98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26" office:value-type="time" office:time-value="PT1036143H28M00.665000109S" calcext:value-type="time">
            <text:p>28:00.7</text:p>
          </table:table-cell>
          <table:table-cell office:value-type="float" office:value="38208" calcext:value-type="float">
            <text:p>38208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3]*[.T13] + [.AC13]*[.V13] + [.Z13]*[.P13]+[.Z13]*[.R13]; 2)" office:value-type="float" office:value="2.1" calcext:value-type="float">
            <text:p>2.1</text:p>
          </table:table-cell>
          <table:table-cell office:value-type="string" calcext:value-type="string">
            <text:p>sd</text:p>
          </table:table-cell>
          <table:table-cell table:formula="of:=STDEV([.J4:.J213])" office:value-type="float" office:value="0.0638449973137213" calcext:value-type="float">
            <text:p>0.063844997313721</text:p>
          </table:table-cell>
          <table:table-cell table:formula="of:=([.I13]-[.$Y$6])/([.$Y$7]-[.$Y$6])" office:value-type="float" office:value="1.13034073881202" calcext:value-type="float">
            <text:p>1.13034073881202</text:p>
          </table:table-cell>
          <table:table-cell table:formula="of:=([.I13]-[.$Y$3])/[.$Y$4]" office:value-type="float" office:value="1.01657240238089" calcext:value-type="float">
            <text:p>1.01657240238089</text:p>
          </table:table-cell>
          <table:table-cell table:formula="of:=[.AA13]+[.$Y$8]+1" office:value-type="float" office:value="102.016572402381" calcext:value-type="float">
            <text:p>102.016572402381</text:p>
          </table:table-cell>
          <table:table-cell table:formula="of:=([.J13]-[.$Y$14])/([.$Y$15]-[.$Y$14])" office:value-type="float" office:value="0.946935025841418" calcext:value-type="float">
            <text:p>0.946935025841418</text:p>
          </table:table-cell>
          <table:table-cell table:formula="of:=([.J13]-[.$Y$11])/[.$Y$12]" office:value-type="float" office:value="0.831153205282968" calcext:value-type="float">
            <text:p>0.831153205282968</text:p>
          </table:table-cell>
          <table:table-cell table:formula="of:=[.AD13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6" office:value-type="time" office:time-value="PT1036143H28M40.633999771S" calcext:value-type="time">
            <text:p>28:40.6</text:p>
          </table:table-cell>
          <table:table-cell office:value-type="float" office:value="30087" calcext:value-type="float">
            <text:p>30087</text:p>
          </table:table-cell>
          <table:table-cell office:value-type="float" office:value="0" calcext:value-type="float">
            <text:p>0</text:p>
          </table:table-cell>
          <table:table-cell office:value-type="float" office:value="30077" calcext:value-type="float">
            <text:p>30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7.94" calcext:value-type="float">
            <text:p>107.94</text:p>
          </table:table-cell>
          <table:table-cell office:value-type="float" office:value="98" calcext:value-type="float">
            <text:p>98</text:p>
          </table:table-cell>
          <table:table-cell office:value-type="float" office:value="0.15" calcext:value-type="float">
            <text:p>0.15</text:p>
          </table:table-cell>
          <table:table-cell office:value-type="float" office:value="11" calcext:value-type="float">
            <text:p>11</text:p>
          </table:table-cell>
          <table:table-cell table:style-name="ce26" office:value-type="time" office:time-value="PT1036143H28M40.633999771S" calcext:value-type="time">
            <text:p>28:40.6</text:p>
          </table:table-cell>
          <table:table-cell office:value-type="float" office:value="30087" calcext:value-type="float">
            <text:p>3008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4]*[.T14] + [.AC14]*[.V14] + [.Z14]*[.P14]+[.Z14]*[.R14]; 2)" office:value-type="float" office:value="2.1" calcext:value-type="float">
            <text:p>2.1</text:p>
          </table:table-cell>
          <table:table-cell table:style-name="ce32" office:value-type="string" calcext:value-type="string">
            <text:p>mean/sd</text:p>
          </table:table-cell>
          <table:table-cell table:formula="of:=[.Y12]/[.Y13]" office:value-type="float" office:value="2.82672332133306" calcext:value-type="float">
            <text:p>2.82672332133306</text:p>
          </table:table-cell>
          <table:table-cell table:formula="of:=([.I14]-[.$Y$6])/([.$Y$7]-[.$Y$6])" office:value-type="float" office:value="1.13034073881202" calcext:value-type="float">
            <text:p>1.13034073881202</text:p>
          </table:table-cell>
          <table:table-cell table:formula="of:=([.I14]-[.$Y$3])/[.$Y$4]" office:value-type="float" office:value="1.01657240238089" calcext:value-type="float">
            <text:p>1.01657240238089</text:p>
          </table:table-cell>
          <table:table-cell table:formula="of:=[.AA14]+[.$Y$8]+1" office:value-type="float" office:value="102.016572402381" calcext:value-type="float">
            <text:p>102.016572402381</text:p>
          </table:table-cell>
          <table:table-cell table:formula="of:=([.J14]-[.$Y$14])/([.$Y$15]-[.$Y$14])" office:value-type="float" office:value="0.946935025841418" calcext:value-type="float">
            <text:p>0.946935025841418</text:p>
          </table:table-cell>
          <table:table-cell table:formula="of:=([.J14]-[.$Y$11])/[.$Y$12]" office:value-type="float" office:value="0.831153205282968" calcext:value-type="float">
            <text:p>0.831153205282968</text:p>
          </table:table-cell>
          <table:table-cell table:formula="of:=[.AD14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6" office:value-type="time" office:time-value="PT1036143H29M20.901999939S" calcext:value-type="time">
            <text:p>29:20.9</text:p>
          </table:table-cell>
          <table:table-cell office:value-type="float" office:value="67784" calcext:value-type="float">
            <text:p>67784</text:p>
          </table:table-cell>
          <table:table-cell office:value-type="float" office:value="0" calcext:value-type="float">
            <text:p>0</text:p>
          </table:table-cell>
          <table:table-cell office:value-type="float" office:value="67775" calcext:value-type="float">
            <text:p>677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88.36" calcext:value-type="float">
            <text:p>88.36</text:p>
          </table:table-cell>
          <table:table-cell office:value-type="float" office:value="98" calcext:value-type="float">
            <text:p>98</text:p>
          </table:table-cell>
          <table:table-cell office:value-type="float" office:value="0.15" calcext:value-type="float">
            <text:p>0.15</text:p>
          </table:table-cell>
          <table:table-cell office:value-type="float" office:value="12" calcext:value-type="float">
            <text:p>12</text:p>
          </table:table-cell>
          <table:table-cell table:style-name="ce26" office:value-type="time" office:time-value="PT1036143H29M20.901999939S" calcext:value-type="time">
            <text:p>29:20.9</text:p>
          </table:table-cell>
          <table:table-cell office:value-type="float" office:value="67784" calcext:value-type="float">
            <text:p>6778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table:formula="of:=ROUND([.AC15]*[.T15] + [.AC15]*[.V15] + [.Z15]*[.P15]+[.Z15]*[.R15]; 2)" office:value-type="float" office:value="2.06" calcext:value-type="float">
            <text:p>2.06</text:p>
          </table:table-cell>
          <table:table-cell office:value-type="string" calcext:value-type="string">
            <text:p>min</text:p>
          </table:table-cell>
          <table:table-cell table:formula="of:=MIN([.J4:.J213])" office:value-type="float" office:value="0" calcext:value-type="float">
            <text:p>0</text:p>
          </table:table-cell>
          <table:table-cell table:formula="of:=([.I15]-[.$Y$6])/([.$Y$7]-[.$Y$6])" office:value-type="float" office:value="1.13034073881202" calcext:value-type="float">
            <text:p>1.13034073881202</text:p>
          </table:table-cell>
          <table:table-cell table:formula="of:=([.I15]-[.$Y$3])/[.$Y$4]" office:value-type="float" office:value="1.01657240238089" calcext:value-type="float">
            <text:p>1.01657240238089</text:p>
          </table:table-cell>
          <table:table-cell table:formula="of:=[.AA15]+[.$Y$8]+1" office:value-type="float" office:value="102.016572402381" calcext:value-type="float">
            <text:p>102.016572402381</text:p>
          </table:table-cell>
          <table:table-cell table:formula="of:=([.J15]-[.$Y$14])/([.$Y$15]-[.$Y$14])" office:value-type="float" office:value="0.946935025841418" calcext:value-type="float">
            <text:p>0.946935025841418</text:p>
          </table:table-cell>
          <table:table-cell table:formula="of:=([.J15]-[.$Y$11])/[.$Y$12]" office:value-type="float" office:value="0.831153205282968" calcext:value-type="float">
            <text:p>0.831153205282968</text:p>
          </table:table-cell>
          <table:table-cell table:formula="of:=[.AD15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6" office:value-type="time" office:time-value="PT1036143H30M00.711999927S" calcext:value-type="time">
            <text:p>30:00.7</text:p>
          </table:table-cell>
          <table:table-cell office:value-type="float" office:value="39794" calcext:value-type="float">
            <text:p>39794</text:p>
          </table:table-cell>
          <table:table-cell office:value-type="float" office:value="0" calcext:value-type="float">
            <text:p>0</text:p>
          </table:table-cell>
          <table:table-cell office:value-type="float" office:value="39785" calcext:value-type="float">
            <text:p>39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7.43" calcext:value-type="float">
            <text:p>107.43</text:p>
          </table:table-cell>
          <table:table-cell office:value-type="float" office:value="97.5" calcext:value-type="float">
            <text:p>97.5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table:style-name="ce26" office:value-type="time" office:time-value="PT1036143H30M00.711999927S" calcext:value-type="time">
            <text:p>30:00.7</text:p>
          </table:table-cell>
          <table:table-cell office:value-type="float" office:value="39794" calcext:value-type="float">
            <text:p>3979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6]*[.T16] + [.AC16]*[.V16] + [.Z16]*[.P16]+[.Z16]*[.R16]; 2)" office:value-type="float" office:value="2.09" calcext:value-type="float">
            <text:p>2.09</text:p>
          </table:table-cell>
          <table:table-cell office:value-type="string" calcext:value-type="string">
            <text:p>max</text:p>
          </table:table-cell>
          <table:table-cell table:formula="of:=MAX([.J4:.J213])" office:value-type="float" office:value="0.53" calcext:value-type="float">
            <text:p>0.53</text:p>
          </table:table-cell>
          <table:table-cell table:formula="of:=([.I16]-[.$Y$6])/([.$Y$7]-[.$Y$6])" office:value-type="float" office:value="1.11947901057769" calcext:value-type="float">
            <text:p>1.11947901057769</text:p>
          </table:table-cell>
          <table:table-cell table:formula="of:=([.I16]-[.$Y$3])/[.$Y$4]" office:value-type="float" office:value="1.0113858084912" calcext:value-type="float">
            <text:p>1.0113858084912</text:p>
          </table:table-cell>
          <table:table-cell table:formula="of:=[.AA16]+[.$Y$8]+1" office:value-type="float" office:value="102.011385808491" calcext:value-type="float">
            <text:p>102.011385808491</text:p>
          </table:table-cell>
          <table:table-cell table:formula="of:=([.J16]-[.$Y$14])/([.$Y$15]-[.$Y$14])" office:value-type="float" office:value="0.950472690785323" calcext:value-type="float">
            <text:p>0.950472690785323</text:p>
          </table:table-cell>
          <table:table-cell table:formula="of:=([.J16]-[.$Y$11])/[.$Y$12]" office:value-type="float" office:value="0.775742991597437" calcext:value-type="float">
            <text:p>0.775742991597437</text:p>
          </table:table-cell>
          <table:table-cell table:formula="of:=[.AD16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office:value-type="time" office:time-value="PT1036143H30M41.092999885S" calcext:value-type="time">
            <text:p>30:41.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7.43" calcext:value-type="float">
            <text:p>107.43</text:p>
          </table:table-cell>
          <table:table-cell office:value-type="float" office:value="97.5" calcext:value-type="float">
            <text:p>97.5</text:p>
          </table:table-cell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style-name="ce26" office:value-type="time" office:time-value="PT1036143H30M41.092999885S" calcext:value-type="time">
            <text:p>30:41.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7]*[.T17] + [.AC17]*[.V17] + [.Z17]*[.P17]+[.Z17]*[.R17]; 2)" office:value-type="float" office:value="2.09" calcext:value-type="float">
            <text:p>2.09</text:p>
          </table:table-cell>
          <table:table-cell office:value-type="string" calcext:value-type="string">
            <text:p>min normalized pass</text:p>
          </table:table-cell>
          <table:table-cell table:formula="of:=-MIN([.AD4:.AD213])" office:value-type="float" office:value="0" calcext:value-type="float">
            <text:p>0</text:p>
          </table:table-cell>
          <table:table-cell table:formula="of:=([.I17]-[.$Y$6])/([.$Y$7]-[.$Y$6])" office:value-type="float" office:value="1.11947901057769" calcext:value-type="float">
            <text:p>1.11947901057769</text:p>
          </table:table-cell>
          <table:table-cell table:formula="of:=([.I17]-[.$Y$3])/[.$Y$4]" office:value-type="float" office:value="1.0113858084912" calcext:value-type="float">
            <text:p>1.0113858084912</text:p>
          </table:table-cell>
          <table:table-cell table:formula="of:=[.AA17]+[.$Y$8]+1" office:value-type="float" office:value="102.011385808491" calcext:value-type="float">
            <text:p>102.011385808491</text:p>
          </table:table-cell>
          <table:table-cell table:formula="of:=([.J17]-[.$Y$14])/([.$Y$15]-[.$Y$14])" office:value-type="float" office:value="0.950472690785323" calcext:value-type="float">
            <text:p>0.950472690785323</text:p>
          </table:table-cell>
          <table:table-cell table:formula="of:=([.J17]-[.$Y$11])/[.$Y$12]" office:value-type="float" office:value="0.775742991597437" calcext:value-type="float">
            <text:p>0.775742991597437</text:p>
          </table:table-cell>
          <table:table-cell table:formula="of:=[.AD17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6" office:value-type="time" office:time-value="PT1036143H31M02.596000079S" calcext:value-type="time">
            <text:p>31:02.6</text:p>
          </table:table-cell>
          <table:table-cell office:value-type="float" office:value="37157" calcext:value-type="float">
            <text:p>37157</text:p>
          </table:table-cell>
          <table:table-cell office:value-type="float" office:value="0" calcext:value-type="float">
            <text:p>0</text:p>
          </table:table-cell>
          <table:table-cell office:value-type="float" office:value="37145" calcext:value-type="float">
            <text:p>371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04-9002-9001</text:p>
          </table:table-cell>
          <table:table-cell office:value-type="float" office:value="97.64" calcext:value-type="float">
            <text:p>97.64</text:p>
          </table:table-cell>
          <table:table-cell office:value-type="float" office:value="97.5" calcext:value-type="float">
            <text:p>97.5</text:p>
          </table:table-cell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table:style-name="ce26" office:value-type="time" office:time-value="PT1036143H31M02.596000079S" calcext:value-type="time">
            <text:p>31:02.6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5" calcext:value-type="float">
            <text:p>0.5</text:p>
          </table:table-cell>
          <table:table-cell table:formula="of:=ROUND([.AC18]*[.T18] + [.AC18]*[.V18] + [.Z18]*[.P18]+[.Z18]*[.R18]; 2)" office:value-type="float" office:value="2.07" calcext:value-type="float">
            <text:p>2.07</text:p>
          </table:table-cell>
          <table:table-cell table:number-columns-repeated="2"/>
          <table:table-cell table:formula="of:=([.I18]-[.$Y$6])/([.$Y$7]-[.$Y$6])" office:value-type="float" office:value="1.11947901057769" calcext:value-type="float">
            <text:p>1.11947901057769</text:p>
          </table:table-cell>
          <table:table-cell table:formula="of:=([.I18]-[.$Y$3])/[.$Y$4]" office:value-type="float" office:value="1.0113858084912" calcext:value-type="float">
            <text:p>1.0113858084912</text:p>
          </table:table-cell>
          <table:table-cell table:formula="of:=[.AA18]+[.$Y$8]+1" office:value-type="float" office:value="102.011385808491" calcext:value-type="float">
            <text:p>102.011385808491</text:p>
          </table:table-cell>
          <table:table-cell table:formula="of:=([.J18]-[.$Y$14])/([.$Y$15]-[.$Y$14])" office:value-type="float" office:value="0.950472690785323" calcext:value-type="float">
            <text:p>0.950472690785323</text:p>
          </table:table-cell>
          <table:table-cell table:formula="of:=([.J18]-[.$Y$11])/[.$Y$12]" office:value-type="float" office:value="0.775742991597437" calcext:value-type="float">
            <text:p>0.775742991597437</text:p>
          </table:table-cell>
          <table:table-cell table:formula="of:=[.AD18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6" office:value-type="time" office:time-value="PT1036143H31M42.735999785S" calcext:value-type="time">
            <text:p>31:42.7</text:p>
          </table:table-cell>
          <table:table-cell office:value-type="float" office:value="30091" calcext:value-type="float">
            <text:p>30091</text:p>
          </table:table-cell>
          <table:table-cell office:value-type="float" office:value="0" calcext:value-type="float">
            <text:p>0</text:p>
          </table:table-cell>
          <table:table-cell office:value-type="float" office:value="30082" calcext:value-type="float">
            <text:p>300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97.64" calcext:value-type="float">
            <text:p>97.64</text:p>
          </table:table-cell>
          <table:table-cell office:value-type="float" office:value="97.5" calcext:value-type="float">
            <text:p>97.5</text:p>
          </table:table-cell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table:style-name="ce26" office:value-type="time" office:time-value="PT1036143H31M42.735999785S" calcext:value-type="time">
            <text:p>31:42.7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5" calcext:value-type="float">
            <text:p>0.5</text:p>
          </table:table-cell>
          <table:table-cell table:formula="of:=ROUND([.AC19]*[.T19] + [.AC19]*[.V19] + [.Z19]*[.P19]+[.Z19]*[.R19]; 2)" office:value-type="float" office:value="2.07" calcext:value-type="float">
            <text:p>2.07</text:p>
          </table:table-cell>
          <table:table-cell table:number-columns-repeated="2"/>
          <table:table-cell table:formula="of:=([.I19]-[.$Y$6])/([.$Y$7]-[.$Y$6])" office:value-type="float" office:value="1.11947901057769" calcext:value-type="float">
            <text:p>1.11947901057769</text:p>
          </table:table-cell>
          <table:table-cell table:formula="of:=([.I19]-[.$Y$3])/[.$Y$4]" office:value-type="float" office:value="1.0113858084912" calcext:value-type="float">
            <text:p>1.0113858084912</text:p>
          </table:table-cell>
          <table:table-cell table:formula="of:=[.AA19]+[.$Y$8]+1" office:value-type="float" office:value="102.011385808491" calcext:value-type="float">
            <text:p>102.011385808491</text:p>
          </table:table-cell>
          <table:table-cell table:formula="of:=([.J19]-[.$Y$14])/([.$Y$15]-[.$Y$14])" office:value-type="float" office:value="0.950472690785323" calcext:value-type="float">
            <text:p>0.950472690785323</text:p>
          </table:table-cell>
          <table:table-cell table:formula="of:=([.J19]-[.$Y$11])/[.$Y$12]" office:value-type="float" office:value="0.775742991597437" calcext:value-type="float">
            <text:p>0.775742991597437</text:p>
          </table:table-cell>
          <table:table-cell table:formula="of:=[.AD19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6" office:value-type="time" office:time-value="PT1036143H32M22.502999771S" calcext:value-type="time">
            <text:p>32:22.5</text:p>
          </table:table-cell>
          <table:table-cell office:value-type="float" office:value="66801" calcext:value-type="float">
            <text:p>66801</text:p>
          </table:table-cell>
          <table:table-cell office:value-type="float" office:value="0" calcext:value-type="float">
            <text:p>0</text:p>
          </table:table-cell>
          <table:table-cell office:value-type="float" office:value="66791" calcext:value-type="float">
            <text:p>66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.32" calcext:value-type="float">
            <text:p>0.32</text:p>
          </table:table-cell>
          <table:table-cell office:value-type="float" office:value="97" calcext:value-type="float">
            <text:p>97</text:p>
          </table:table-cell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table:style-name="ce26" office:value-type="time" office:time-value="PT1036143H32M22.502999771S" calcext:value-type="time">
            <text:p>32:22.5</text:p>
          </table:table-cell>
          <table:table-cell office:value-type="float" office:value="66801" calcext:value-type="float">
            <text:p>6680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20]*[.T20] + [.AC20]*[.V20] + [.Z20]*[.P20]+[.Z20]*[.R20]; 2)" office:value-type="float" office:value="1.89" calcext:value-type="float">
            <text:p>1.89</text:p>
          </table:table-cell>
          <table:table-cell table:number-columns-repeated="2"/>
          <table:table-cell table:formula="of:=([.I20]-[.$Y$6])/([.$Y$7]-[.$Y$6])" office:value-type="float" office:value="1.10861728234335" calcext:value-type="float">
            <text:p>1.10861728234335</text:p>
          </table:table-cell>
          <table:table-cell table:formula="of:=([.I20]-[.$Y$3])/[.$Y$4]" office:value-type="float" office:value="1.0061992146015" calcext:value-type="float">
            <text:p>1.0061992146015</text:p>
          </table:table-cell>
          <table:table-cell table:formula="of:=[.AA20]+[.$Y$8]+1" office:value-type="float" office:value="102.006199214602" calcext:value-type="float">
            <text:p>102.006199214602</text:p>
          </table:table-cell>
          <table:table-cell table:formula="of:=([.J20]-[.$Y$14])/([.$Y$15]-[.$Y$14])" office:value-type="float" office:value="0.943397360897512" calcext:value-type="float">
            <text:p>0.943397360897512</text:p>
          </table:table-cell>
          <table:table-cell table:formula="of:=([.J20]-[.$Y$11])/[.$Y$12]" office:value-type="float" office:value="0.886563418968499" calcext:value-type="float">
            <text:p>0.886563418968499</text:p>
          </table:table-cell>
          <table:table-cell table:formula="of:=[.AD20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6" office:value-type="time" office:time-value="PT1036143H33M02.536999835S" calcext:value-type="time">
            <text:p>33:02.5</text:p>
          </table:table-cell>
          <table:table-cell office:value-type="float" office:value="38709" calcext:value-type="float">
            <text:p>38709</text:p>
          </table:table-cell>
          <table:table-cell office:value-type="float" office:value="0" calcext:value-type="float">
            <text:p>0</text:p>
          </table:table-cell>
          <table:table-cell office:value-type="float" office:value="38701" calcext:value-type="float">
            <text:p>387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.29" calcext:value-type="float">
            <text:p>0.29</text:p>
          </table:table-cell>
          <table:table-cell office:value-type="float" office:value="97" calcext:value-type="float">
            <text:p>97</text:p>
          </table:table-cell>
          <table:table-cell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table:style-name="ce26" office:value-type="time" office:time-value="PT1036143H33M02.536999835S" calcext:value-type="time">
            <text:p>33:02.5</text:p>
          </table:table-cell>
          <table:table-cell office:value-type="float" office:value="38709" calcext:value-type="float">
            <text:p>3870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21]*[.T21] + [.AC21]*[.V21] + [.Z21]*[.P21]+[.Z21]*[.R21]; 2)" office:value-type="float" office:value="1.89" calcext:value-type="float">
            <text:p>1.89</text:p>
          </table:table-cell>
          <table:table-cell table:number-columns-repeated="2"/>
          <table:table-cell table:formula="of:=([.I21]-[.$Y$6])/([.$Y$7]-[.$Y$6])" office:value-type="float" office:value="1.10861728234335" calcext:value-type="float">
            <text:p>1.10861728234335</text:p>
          </table:table-cell>
          <table:table-cell table:formula="of:=([.I21]-[.$Y$3])/[.$Y$4]" office:value-type="float" office:value="1.0061992146015" calcext:value-type="float">
            <text:p>1.0061992146015</text:p>
          </table:table-cell>
          <table:table-cell table:formula="of:=[.AA21]+[.$Y$8]+1" office:value-type="float" office:value="102.006199214602" calcext:value-type="float">
            <text:p>102.006199214602</text:p>
          </table:table-cell>
          <table:table-cell table:formula="of:=([.J21]-[.$Y$14])/([.$Y$15]-[.$Y$14])" office:value-type="float" office:value="0.946935025841418" calcext:value-type="float">
            <text:p>0.946935025841418</text:p>
          </table:table-cell>
          <table:table-cell table:formula="of:=([.J21]-[.$Y$11])/[.$Y$12]" office:value-type="float" office:value="0.831153205282968" calcext:value-type="float">
            <text:p>0.831153205282968</text:p>
          </table:table-cell>
          <table:table-cell table:formula="of:=[.AD21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6" office:value-type="time" office:time-value="PT1036143H33M42.590999957S" calcext:value-type="time">
            <text:p>33:42.6</text:p>
          </table:table-cell>
          <table:table-cell office:value-type="float" office:value="30087" calcext:value-type="float">
            <text:p>30087</text:p>
          </table:table-cell>
          <table:table-cell office:value-type="float" office:value="0" calcext:value-type="float">
            <text:p>0</text:p>
          </table:table-cell>
          <table:table-cell office:value-type="float" office:value="30080" calcext:value-type="float">
            <text:p>30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0.29" calcext:value-type="float">
            <text:p>0.29</text:p>
          </table:table-cell>
          <table:table-cell office:value-type="float" office:value="97" calcext:value-type="float">
            <text:p>97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  <table:table-cell table:style-name="ce26" office:value-type="time" office:time-value="PT1036143H33M42.590999957S" calcext:value-type="time">
            <text:p>33:42.6</text:p>
          </table:table-cell>
          <table:table-cell office:value-type="float" office:value="30087" calcext:value-type="float">
            <text:p>3008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22]*[.T22] + [.AC22]*[.V22] + [.Z22]*[.P22]+[.Z22]*[.R22]; 2)" office:value-type="float" office:value="1.89" calcext:value-type="float">
            <text:p>1.89</text:p>
          </table:table-cell>
          <table:table-cell table:number-columns-repeated="2"/>
          <table:table-cell table:formula="of:=([.I22]-[.$Y$6])/([.$Y$7]-[.$Y$6])" office:value-type="float" office:value="1.10861728234335" calcext:value-type="float">
            <text:p>1.10861728234335</text:p>
          </table:table-cell>
          <table:table-cell table:formula="of:=([.I22]-[.$Y$3])/[.$Y$4]" office:value-type="float" office:value="1.0061992146015" calcext:value-type="float">
            <text:p>1.0061992146015</text:p>
          </table:table-cell>
          <table:table-cell table:formula="of:=[.AA22]+[.$Y$8]+1" office:value-type="float" office:value="102.006199214602" calcext:value-type="float">
            <text:p>102.006199214602</text:p>
          </table:table-cell>
          <table:table-cell table:formula="of:=([.J22]-[.$Y$14])/([.$Y$15]-[.$Y$14])" office:value-type="float" office:value="0.946935025841418" calcext:value-type="float">
            <text:p>0.946935025841418</text:p>
          </table:table-cell>
          <table:table-cell table:formula="of:=([.J22]-[.$Y$11])/[.$Y$12]" office:value-type="float" office:value="0.831153205282968" calcext:value-type="float">
            <text:p>0.831153205282968</text:p>
          </table:table-cell>
          <table:table-cell table:formula="of:=[.AD22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6" office:value-type="time" office:time-value="PT1036143H34M22.934000138S" calcext:value-type="time">
            <text:p>34:22.9</text:p>
          </table:table-cell>
          <table:table-cell office:value-type="float" office:value="42986" calcext:value-type="float">
            <text:p>42986</text:p>
          </table:table-cell>
          <table:table-cell office:value-type="float" office:value="0" calcext:value-type="float">
            <text:p>0</text:p>
          </table:table-cell>
          <table:table-cell office:value-type="float" office:value="42977" calcext:value-type="float">
            <text:p>429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.37" calcext:value-type="float">
            <text:p>0.37</text:p>
          </table:table-cell>
          <table:table-cell office:value-type="float" office:value="97" calcext:value-type="float">
            <text:p>97</text:p>
          </table:table-cell>
          <table:table-cell office:value-type="float" office:value="0.19" calcext:value-type="float">
            <text:p>0.19</text:p>
          </table:table-cell>
          <table:table-cell office:value-type="float" office:value="20" calcext:value-type="float">
            <text:p>20</text:p>
          </table:table-cell>
          <table:table-cell table:style-name="ce26" office:value-type="time" office:time-value="PT1036143H34M22.934000138S" calcext:value-type="time">
            <text:p>34:22.9</text:p>
          </table:table-cell>
          <table:table-cell office:value-type="float" office:value="42986" calcext:value-type="float">
            <text:p>42986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23]*[.T23] + [.AC23]*[.V23] + [.Z23]*[.P23]+[.Z23]*[.R23]; 2)" office:value-type="float" office:value="1.87" calcext:value-type="float">
            <text:p>1.87</text:p>
          </table:table-cell>
          <table:table-cell table:number-columns-repeated="2"/>
          <table:table-cell table:formula="of:=([.I23]-[.$Y$6])/([.$Y$7]-[.$Y$6])" office:value-type="float" office:value="1.10861728234335" calcext:value-type="float">
            <text:p>1.10861728234335</text:p>
          </table:table-cell>
          <table:table-cell table:formula="of:=([.I23]-[.$Y$3])/[.$Y$4]" office:value-type="float" office:value="1.0061992146015" calcext:value-type="float">
            <text:p>1.0061992146015</text:p>
          </table:table-cell>
          <table:table-cell table:formula="of:=[.AA23]+[.$Y$8]+1" office:value-type="float" office:value="102.006199214602" calcext:value-type="float">
            <text:p>102.006199214602</text:p>
          </table:table-cell>
          <table:table-cell table:formula="of:=([.J23]-[.$Y$14])/([.$Y$15]-[.$Y$14])" office:value-type="float" office:value="0.932784366065796" calcext:value-type="float">
            <text:p>0.932784366065796</text:p>
          </table:table-cell>
          <table:table-cell table:formula="of:=([.J23]-[.$Y$11])/[.$Y$12]" office:value-type="float" office:value="1.05279406002509" calcext:value-type="float">
            <text:p>1.05279406002509</text:p>
          </table:table-cell>
          <table:table-cell table:formula="of:=[.AD23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6" office:value-type="time" office:time-value="PT1036143H35M02.6739995S" calcext:value-type="time">
            <text:p>35:02.7</text:p>
          </table:table-cell>
          <table:table-cell office:value-type="float" office:value="66132" calcext:value-type="float">
            <text:p>66132</text:p>
          </table:table-cell>
          <table:table-cell office:value-type="float" office:value="0" calcext:value-type="float">
            <text:p>0</text:p>
          </table:table-cell>
          <table:table-cell office:value-type="float" office:value="66124" calcext:value-type="float">
            <text:p>66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0.39" calcext:value-type="float">
            <text:p>0.39</text:p>
          </table:table-cell>
          <table:table-cell office:value-type="float" office:value="96.5" calcext:value-type="float">
            <text:p>96.5</text:p>
          </table:table-cell>
          <table:table-cell office:value-type="float" office:value="0.2" calcext:value-type="float">
            <text:p>0.2</text:p>
          </table:table-cell>
          <table:table-cell office:value-type="float" office:value="21" calcext:value-type="float">
            <text:p>21</text:p>
          </table:table-cell>
          <table:table-cell table:style-name="ce26" office:value-type="time" office:time-value="PT1036143H35M02.6739995S" calcext:value-type="time">
            <text:p>35:02.7</text:p>
          </table:table-cell>
          <table:table-cell office:value-type="float" office:value="66132" calcext:value-type="float">
            <text:p>66132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24]*[.T24] + [.AC24]*[.V24] + [.Z24]*[.P24]+[.Z24]*[.R24]; 2)" office:value-type="float" office:value="1.86" calcext:value-type="float">
            <text:p>1.86</text:p>
          </table:table-cell>
          <table:table-cell table:number-columns-repeated="2"/>
          <table:table-cell table:formula="of:=([.I24]-[.$Y$6])/([.$Y$7]-[.$Y$6])" office:value-type="float" office:value="1.09775555410902" calcext:value-type="float">
            <text:p>1.09775555410902</text:p>
          </table:table-cell>
          <table:table-cell table:formula="of:=([.I24]-[.$Y$3])/[.$Y$4]" office:value-type="float" office:value="1.0010126207118" calcext:value-type="float">
            <text:p>1.0010126207118</text:p>
          </table:table-cell>
          <table:table-cell table:formula="of:=[.AA24]+[.$Y$8]+1" office:value-type="float" office:value="102.001012620712" calcext:value-type="float">
            <text:p>102.001012620712</text:p>
          </table:table-cell>
          <table:table-cell table:formula="of:=([.J24]-[.$Y$14])/([.$Y$15]-[.$Y$14])" office:value-type="float" office:value="0.929246701121891" calcext:value-type="float">
            <text:p>0.929246701121891</text:p>
          </table:table-cell>
          <table:table-cell table:formula="of:=([.J24]-[.$Y$11])/[.$Y$12]" office:value-type="float" office:value="1.10820427371062" calcext:value-type="float">
            <text:p>1.10820427371062</text:p>
          </table:table-cell>
          <table:table-cell table:formula="of:=[.AD24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6" office:value-type="time" office:time-value="PT1036143H35M42.686999962S" calcext:value-type="time">
            <text:p>35:42.7</text:p>
          </table:table-cell>
          <table:table-cell office:value-type="float" office:value="30077" calcext:value-type="float">
            <text:p>30077</text:p>
          </table:table-cell>
          <table:table-cell office:value-type="float" office:value="0" calcext:value-type="float">
            <text:p>0</text:p>
          </table:table-cell>
          <table:table-cell office:value-type="float" office:value="30069" calcext:value-type="float">
            <text:p>300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0.39" calcext:value-type="float">
            <text:p>0.39</text:p>
          </table:table-cell>
          <table:table-cell office:value-type="float" office:value="96.5" calcext:value-type="float">
            <text:p>96.5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table:style-name="ce26" office:value-type="time" office:time-value="PT1036143H35M42.686999962S" calcext:value-type="time">
            <text:p>35:42.7</text:p>
          </table:table-cell>
          <table:table-cell office:value-type="float" office:value="30077" calcext:value-type="float">
            <text:p>3007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25]*[.T25] + [.AC25]*[.V25] + [.Z25]*[.P25]+[.Z25]*[.R25]; 2)" office:value-type="float" office:value="1.86" calcext:value-type="float">
            <text:p>1.86</text:p>
          </table:table-cell>
          <table:table-cell table:number-columns-repeated="2"/>
          <table:table-cell table:formula="of:=([.I25]-[.$Y$6])/([.$Y$7]-[.$Y$6])" office:value-type="float" office:value="1.09775555410902" calcext:value-type="float">
            <text:p>1.09775555410902</text:p>
          </table:table-cell>
          <table:table-cell table:formula="of:=([.I25]-[.$Y$3])/[.$Y$4]" office:value-type="float" office:value="1.0010126207118" calcext:value-type="float">
            <text:p>1.0010126207118</text:p>
          </table:table-cell>
          <table:table-cell table:formula="of:=[.AA25]+[.$Y$8]+1" office:value-type="float" office:value="102.001012620712" calcext:value-type="float">
            <text:p>102.001012620712</text:p>
          </table:table-cell>
          <table:table-cell table:formula="of:=([.J25]-[.$Y$14])/([.$Y$15]-[.$Y$14])" office:value-type="float" office:value="0.929246701121891" calcext:value-type="float">
            <text:p>0.929246701121891</text:p>
          </table:table-cell>
          <table:table-cell table:formula="of:=([.J25]-[.$Y$11])/[.$Y$12]" office:value-type="float" office:value="1.10820427371062" calcext:value-type="float">
            <text:p>1.10820427371062</text:p>
          </table:table-cell>
          <table:table-cell table:formula="of:=[.AD25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6" office:value-type="time" office:time-value="PT1036143H36M22.769000251S" calcext:value-type="time">
            <text:p>36:22.8</text:p>
          </table:table-cell>
          <table:table-cell office:value-type="float" office:value="37546" calcext:value-type="float">
            <text:p>37546</text:p>
          </table:table-cell>
          <table:table-cell office:value-type="float" office:value="0" calcext:value-type="float">
            <text:p>0</text:p>
          </table:table-cell>
          <table:table-cell office:value-type="float" office:value="37538" calcext:value-type="float">
            <text:p>375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105.729999999999" calcext:value-type="float">
            <text:p>105.729999999999</text:p>
          </table:table-cell>
          <table:table-cell office:value-type="float" office:value="96" calcext:value-type="float">
            <text:p>96</text:p>
          </table:table-cell>
          <table:table-cell office:value-type="float" office:value="0.15" calcext:value-type="float">
            <text:p>0.15</text:p>
          </table:table-cell>
          <table:table-cell office:value-type="float" office:value="23" calcext:value-type="float">
            <text:p>23</text:p>
          </table:table-cell>
          <table:table-cell table:style-name="ce26" office:value-type="time" office:time-value="PT1036143H36M22.769000251S" calcext:value-type="time">
            <text:p>36:22.8</text:p>
          </table:table-cell>
          <table:table-cell office:value-type="float" office:value="37546" calcext:value-type="float">
            <text:p>37546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6]*[.T26] + [.AC26]*[.V26] + [.Z26]*[.P26]+[.Z26]*[.R26]; 2)" office:value-type="float" office:value="2.05" calcext:value-type="float">
            <text:p>2.05</text:p>
          </table:table-cell>
          <table:table-cell table:number-columns-repeated="2"/>
          <table:table-cell table:formula="of:=([.I26]-[.$Y$6])/([.$Y$7]-[.$Y$6])" office:value-type="float" office:value="1.08689382587468" calcext:value-type="float">
            <text:p>1.08689382587468</text:p>
          </table:table-cell>
          <table:table-cell table:formula="of:=([.I26]-[.$Y$3])/[.$Y$4]" office:value-type="float" office:value="0.9958260268221" calcext:value-type="float">
            <text:p>0.9958260268221</text:p>
          </table:table-cell>
          <table:table-cell table:formula="of:=[.AA26]+[.$Y$8]+1" office:value-type="float" office:value="101.995826026822" calcext:value-type="float">
            <text:p>101.995826026822</text:p>
          </table:table-cell>
          <table:table-cell table:formula="of:=([.J26]-[.$Y$14])/([.$Y$15]-[.$Y$14])" office:value-type="float" office:value="0.946935025841418" calcext:value-type="float">
            <text:p>0.946935025841418</text:p>
          </table:table-cell>
          <table:table-cell table:formula="of:=([.J26]-[.$Y$11])/[.$Y$12]" office:value-type="float" office:value="0.831153205282968" calcext:value-type="float">
            <text:p>0.831153205282968</text:p>
          </table:table-cell>
          <table:table-cell table:formula="of:=[.AD26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6" office:value-type="time" office:time-value="PT1036143H37M03.386999778S" calcext:value-type="time">
            <text:p>37:03.4</text:p>
          </table:table-cell>
          <table:table-cell office:value-type="float" office:value="10565" calcext:value-type="float">
            <text:p>10565</text:p>
          </table:table-cell>
          <table:table-cell office:value-type="float" office:value="0" calcext:value-type="float">
            <text:p>0</text:p>
          </table:table-cell>
          <table:table-cell office:value-type="float" office:value="10549" calcext:value-type="float">
            <text:p>105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05-9002-9001</text:p>
          </table:table-cell>
          <table:table-cell office:value-type="float" office:value="105.729999999999" calcext:value-type="float">
            <text:p>105.729999999999</text:p>
          </table:table-cell>
          <table:table-cell office:value-type="float" office:value="96" calcext:value-type="float">
            <text:p>96</text:p>
          </table:table-cell>
          <table:table-cell office:value-type="float" office:value="0.15" calcext:value-type="float">
            <text:p>0.15</text:p>
          </table:table-cell>
          <table:table-cell office:value-type="float" office:value="24" calcext:value-type="float">
            <text:p>24</text:p>
          </table:table-cell>
          <table:table-cell table:style-name="ce26" office:value-type="time" office:time-value="PT1036143H37M03.386999778S" calcext:value-type="time">
            <text:p>37:03.4</text:p>
          </table:table-cell>
          <table:table-cell office:value-type="float" office:value="10565" calcext:value-type="float">
            <text:p>10565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7]*[.T27] + [.AC27]*[.V27] + [.Z27]*[.P27]+[.Z27]*[.R27]; 2)" office:value-type="float" office:value="2.05" calcext:value-type="float">
            <text:p>2.05</text:p>
          </table:table-cell>
          <table:table-cell table:number-columns-repeated="2"/>
          <table:table-cell table:formula="of:=([.I27]-[.$Y$6])/([.$Y$7]-[.$Y$6])" office:value-type="float" office:value="1.08689382587468" calcext:value-type="float">
            <text:p>1.08689382587468</text:p>
          </table:table-cell>
          <table:table-cell table:formula="of:=([.I27]-[.$Y$3])/[.$Y$4]" office:value-type="float" office:value="0.9958260268221" calcext:value-type="float">
            <text:p>0.9958260268221</text:p>
          </table:table-cell>
          <table:table-cell table:formula="of:=[.AA27]+[.$Y$8]+1" office:value-type="float" office:value="101.995826026822" calcext:value-type="float">
            <text:p>101.995826026822</text:p>
          </table:table-cell>
          <table:table-cell table:formula="of:=([.J27]-[.$Y$14])/([.$Y$15]-[.$Y$14])" office:value-type="float" office:value="0.946935025841418" calcext:value-type="float">
            <text:p>0.946935025841418</text:p>
          </table:table-cell>
          <table:table-cell table:formula="of:=([.J27]-[.$Y$11])/[.$Y$12]" office:value-type="float" office:value="0.831153205282968" calcext:value-type="float">
            <text:p>0.831153205282968</text:p>
          </table:table-cell>
          <table:table-cell table:formula="of:=[.AD27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6" office:value-type="time" office:time-value="PT1036143H37M42.823000085S" calcext:value-type="time">
            <text:p>37:42.8</text:p>
          </table:table-cell>
          <table:table-cell office:value-type="float" office:value="30123" calcext:value-type="float">
            <text:p>30123</text:p>
          </table:table-cell>
          <table:table-cell office:value-type="float" office:value="0" calcext:value-type="float">
            <text:p>0</text:p>
          </table:table-cell>
          <table:table-cell office:value-type="float" office:value="30115" calcext:value-type="float">
            <text:p>30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5-9002-9001</text:p>
          </table:table-cell>
          <table:table-cell office:value-type="float" office:value="105.729999999999" calcext:value-type="float">
            <text:p>105.729999999999</text:p>
          </table:table-cell>
          <table:table-cell office:value-type="float" office:value="96" calcext:value-type="float">
            <text:p>96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table:style-name="ce26" office:value-type="time" office:time-value="PT1036143H37M42.823000085S" calcext:value-type="time">
            <text:p>37:42.8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8]*[.T28] + [.AC28]*[.V28] + [.Z28]*[.P28]+[.Z28]*[.R28]; 2)" office:value-type="float" office:value="2.05" calcext:value-type="float">
            <text:p>2.05</text:p>
          </table:table-cell>
          <table:table-cell table:number-columns-repeated="2"/>
          <table:table-cell table:formula="of:=([.I28]-[.$Y$6])/([.$Y$7]-[.$Y$6])" office:value-type="float" office:value="1.08689382587468" calcext:value-type="float">
            <text:p>1.08689382587468</text:p>
          </table:table-cell>
          <table:table-cell table:formula="of:=([.I28]-[.$Y$3])/[.$Y$4]" office:value-type="float" office:value="0.9958260268221" calcext:value-type="float">
            <text:p>0.9958260268221</text:p>
          </table:table-cell>
          <table:table-cell table:formula="of:=[.AA28]+[.$Y$8]+1" office:value-type="float" office:value="101.995826026822" calcext:value-type="float">
            <text:p>101.995826026822</text:p>
          </table:table-cell>
          <table:table-cell table:formula="of:=([.J28]-[.$Y$14])/([.$Y$15]-[.$Y$14])" office:value-type="float" office:value="0.946935025841418" calcext:value-type="float">
            <text:p>0.946935025841418</text:p>
          </table:table-cell>
          <table:table-cell table:formula="of:=([.J28]-[.$Y$11])/[.$Y$12]" office:value-type="float" office:value="0.831153205282968" calcext:value-type="float">
            <text:p>0.831153205282968</text:p>
          </table:table-cell>
          <table:table-cell table:formula="of:=[.AD28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6" office:value-type="time" office:time-value="PT1036143H40M23.934000079S" calcext:value-type="time">
            <text:p>40:23.9</text:p>
          </table:table-cell>
          <table:table-cell office:value-type="float" office:value="9992" calcext:value-type="float">
            <text:p>9992</text:p>
          </table:table-cell>
          <table:table-cell office:value-type="float" office:value="0" calcext:value-type="float">
            <text:p>0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4.62" calcext:value-type="float">
            <text:p>104.62</text:p>
          </table:table-cell>
          <table:table-cell office:value-type="float" office:value="95" calcext:value-type="float">
            <text:p>95</text:p>
          </table:table-cell>
          <table:table-cell office:value-type="float" office:value="0.13" calcext:value-type="float">
            <text:p>0.13</text:p>
          </table:table-cell>
          <table:table-cell office:value-type="float" office:value="26" calcext:value-type="float">
            <text:p>26</text:p>
          </table:table-cell>
          <table:table-cell table:style-name="ce26" office:value-type="time" office:time-value="PT1036143H40M23.934000079S" calcext:value-type="time">
            <text:p>40:23.9</text:p>
          </table:table-cell>
          <table:table-cell office:value-type="float" office:value="9992" calcext:value-type="float">
            <text:p>9992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29]*[.T29] + [.AC29]*[.V29] + [.Z29]*[.P29]+[.Z29]*[.R29]; 2)" office:value-type="float" office:value="2.03" calcext:value-type="float">
            <text:p>2.03</text:p>
          </table:table-cell>
          <table:table-cell table:number-columns-repeated="2"/>
          <table:table-cell table:formula="of:=([.I29]-[.$Y$6])/([.$Y$7]-[.$Y$6])" office:value-type="float" office:value="1.06517036940601" calcext:value-type="float">
            <text:p>1.06517036940601</text:p>
          </table:table-cell>
          <table:table-cell table:formula="of:=([.I29]-[.$Y$3])/[.$Y$4]" office:value-type="float" office:value="0.985452839042703" calcext:value-type="float">
            <text:p>0.985452839042703</text:p>
          </table:table-cell>
          <table:table-cell table:formula="of:=[.AA29]+[.$Y$8]+1" office:value-type="float" office:value="101.985452839043" calcext:value-type="float">
            <text:p>101.985452839043</text:p>
          </table:table-cell>
          <table:table-cell table:formula="of:=([.J29]-[.$Y$14])/([.$Y$15]-[.$Y$14])" office:value-type="float" office:value="0.954010355729229" calcext:value-type="float">
            <text:p>0.954010355729229</text:p>
          </table:table-cell>
          <table:table-cell table:formula="of:=([.J29]-[.$Y$11])/[.$Y$12]" office:value-type="float" office:value="0.720332777911906" calcext:value-type="float">
            <text:p>0.720332777911906</text:p>
          </table:table-cell>
          <table:table-cell table:formula="of:=[.AD29]+[.$Y$16]+1" office:value-type="float" office:value="2.25033277791191" calcext:value-type="float">
            <text:p>2.25033277791191</text:p>
          </table:table-cell>
          <table:table-cell table:number-columns-repeated="99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6" office:value-type="time" office:time-value="PT1036143H41M03.352000248S" calcext:value-type="time">
            <text:p>41:03.4</text:p>
          </table:table-cell>
          <table:table-cell office:value-type="float" office:value="14343" calcext:value-type="float">
            <text:p>14343</text:p>
          </table:table-cell>
          <table:table-cell office:value-type="float" office:value="0" calcext:value-type="float">
            <text:p>0</text:p>
          </table:table-cell>
          <table:table-cell office:value-type="float" office:value="14334" calcext:value-type="float">
            <text:p>14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4.1" calcext:value-type="float">
            <text:p>104.1</text:p>
          </table:table-cell>
          <table:table-cell office:value-type="float" office:value="94.5" calcext:value-type="float">
            <text:p>94.5</text:p>
          </table:table-cell>
          <table:table-cell office:value-type="float" office:value="0.11" calcext:value-type="float">
            <text:p>0.11</text:p>
          </table:table-cell>
          <table:table-cell office:value-type="float" office:value="27" calcext:value-type="float">
            <text:p>27</text:p>
          </table:table-cell>
          <table:table-cell table:style-name="ce26" office:value-type="time" office:time-value="PT1036143H41M03.352000248S" calcext:value-type="time">
            <text:p>41:03.4</text:p>
          </table:table-cell>
          <table:table-cell office:value-type="float" office:value="14343" calcext:value-type="float">
            <text:p>1434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30]*[.T30] + [.AC30]*[.V30] + [.Z30]*[.P30]+[.Z30]*[.R30]; 2)" office:value-type="float" office:value="2.02" calcext:value-type="float">
            <text:p>2.02</text:p>
          </table:table-cell>
          <table:table-cell table:number-columns-repeated="2"/>
          <table:table-cell table:formula="of:=([.I30]-[.$Y$6])/([.$Y$7]-[.$Y$6])" office:value-type="float" office:value="1.05430864117168" calcext:value-type="float">
            <text:p>1.05430864117168</text:p>
          </table:table-cell>
          <table:table-cell table:formula="of:=([.I30]-[.$Y$3])/[.$Y$4]" office:value-type="float" office:value="0.980266245153005" calcext:value-type="float">
            <text:p>0.980266245153005</text:p>
          </table:table-cell>
          <table:table-cell table:formula="of:=[.AA30]+[.$Y$8]+1" office:value-type="float" office:value="101.980266245153" calcext:value-type="float">
            <text:p>101.980266245153</text:p>
          </table:table-cell>
          <table:table-cell table:formula="of:=([.J30]-[.$Y$14])/([.$Y$15]-[.$Y$14])" office:value-type="float" office:value="0.96108568561704" calcext:value-type="float">
            <text:p>0.96108568561704</text:p>
          </table:table-cell>
          <table:table-cell table:formula="of:=([.J30]-[.$Y$11])/[.$Y$12]" office:value-type="float" office:value="0.609512350540843" calcext:value-type="float">
            <text:p>0.609512350540843</text:p>
          </table:table-cell>
          <table:table-cell table:formula="of:=[.AD30]+[.$Y$16]+1" office:value-type="float" office:value="2.13951235054084" calcext:value-type="float">
            <text:p>2.13951235054084</text:p>
          </table:table-cell>
          <table:table-cell table:number-columns-repeated="99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6" office:value-type="time" office:time-value="PT1036143H41M43.010000288S" calcext:value-type="time">
            <text:p>41:43.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4.1" calcext:value-type="float">
            <text:p>104.1</text:p>
          </table:table-cell>
          <table:table-cell office:value-type="float" office:value="94.5" calcext:value-type="float">
            <text:p>94.5</text:p>
          </table:table-cell>
          <table:table-cell office:value-type="float" office:value="0.11" calcext:value-type="float">
            <text:p>0.11</text:p>
          </table:table-cell>
          <table:table-cell office:value-type="float" office:value="28" calcext:value-type="float">
            <text:p>28</text:p>
          </table:table-cell>
          <table:table-cell table:style-name="ce26" office:value-type="time" office:time-value="PT1036143H41M43.010000288S" calcext:value-type="time">
            <text:p>41:43.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31]*[.T31] + [.AC31]*[.V31] + [.Z31]*[.P31]+[.Z31]*[.R31]; 2)" office:value-type="float" office:value="2.02" calcext:value-type="float">
            <text:p>2.02</text:p>
          </table:table-cell>
          <table:table-cell table:number-columns-repeated="2"/>
          <table:table-cell table:formula="of:=([.I31]-[.$Y$6])/([.$Y$7]-[.$Y$6])" office:value-type="float" office:value="1.05430864117168" calcext:value-type="float">
            <text:p>1.05430864117168</text:p>
          </table:table-cell>
          <table:table-cell table:formula="of:=([.I31]-[.$Y$3])/[.$Y$4]" office:value-type="float" office:value="0.980266245153005" calcext:value-type="float">
            <text:p>0.980266245153005</text:p>
          </table:table-cell>
          <table:table-cell table:formula="of:=[.AA31]+[.$Y$8]+1" office:value-type="float" office:value="101.980266245153" calcext:value-type="float">
            <text:p>101.980266245153</text:p>
          </table:table-cell>
          <table:table-cell table:formula="of:=([.J31]-[.$Y$14])/([.$Y$15]-[.$Y$14])" office:value-type="float" office:value="0.96108568561704" calcext:value-type="float">
            <text:p>0.96108568561704</text:p>
          </table:table-cell>
          <table:table-cell table:formula="of:=([.J31]-[.$Y$11])/[.$Y$12]" office:value-type="float" office:value="0.609512350540843" calcext:value-type="float">
            <text:p>0.609512350540843</text:p>
          </table:table-cell>
          <table:table-cell table:formula="of:=[.AD31]+[.$Y$16]+1" office:value-type="float" office:value="2.13951235054084" calcext:value-type="float">
            <text:p>2.13951235054084</text:p>
          </table:table-cell>
          <table:table-cell table:number-columns-repeated="99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6" office:value-type="time" office:time-value="PT1036143H43M24.395999853S" calcext:value-type="time">
            <text:p>43:24.4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4.13" calcext:value-type="float">
            <text:p>104.13</text:p>
          </table:table-cell>
          <table:table-cell office:value-type="float" office:value="94.5" calcext:value-type="float">
            <text:p>94.5</text:p>
          </table:table-cell>
          <table:table-cell office:value-type="float" office:value="0.14" calcext:value-type="float">
            <text:p>0.14</text:p>
          </table:table-cell>
          <table:table-cell office:value-type="float" office:value="29" calcext:value-type="float">
            <text:p>29</text:p>
          </table:table-cell>
          <table:table-cell table:style-name="ce26" office:value-type="time" office:time-value="PT1036143H43M24.395999853S" calcext:value-type="time">
            <text:p>43:24.4</text:p>
          </table:table-cell>
          <table:table-cell office:value-type="float" office:value="8907" calcext:value-type="float">
            <text:p>890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32]*[.T32] + [.AC32]*[.V32] + [.Z32]*[.P32]+[.Z32]*[.R32]; 2)" office:value-type="float" office:value="2.02" calcext:value-type="float">
            <text:p>2.02</text:p>
          </table:table-cell>
          <table:table-cell table:number-columns-repeated="2"/>
          <table:table-cell table:formula="of:=([.I32]-[.$Y$6])/([.$Y$7]-[.$Y$6])" office:value-type="float" office:value="1.05430864117168" calcext:value-type="float">
            <text:p>1.05430864117168</text:p>
          </table:table-cell>
          <table:table-cell table:formula="of:=([.I32]-[.$Y$3])/[.$Y$4]" office:value-type="float" office:value="0.980266245153005" calcext:value-type="float">
            <text:p>0.980266245153005</text:p>
          </table:table-cell>
          <table:table-cell table:formula="of:=[.AA32]+[.$Y$8]+1" office:value-type="float" office:value="101.980266245153" calcext:value-type="float">
            <text:p>101.980266245153</text:p>
          </table:table-cell>
          <table:table-cell table:formula="of:=([.J32]-[.$Y$14])/([.$Y$15]-[.$Y$14])" office:value-type="float" office:value="0.950472690785323" calcext:value-type="float">
            <text:p>0.950472690785323</text:p>
          </table:table-cell>
          <table:table-cell table:formula="of:=([.J32]-[.$Y$11])/[.$Y$12]" office:value-type="float" office:value="0.775742991597437" calcext:value-type="float">
            <text:p>0.775742991597437</text:p>
          </table:table-cell>
          <table:table-cell table:formula="of:=[.AD32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6" office:value-type="time" office:time-value="PT1036143H44M04.551999774S" calcext:value-type="time">
            <text:p>44:04.6</text:p>
          </table:table-cell>
          <table:table-cell office:value-type="float" office:value="37754" calcext:value-type="float">
            <text:p>37754</text:p>
          </table:table-cell>
          <table:table-cell office:value-type="float" office:value="0" calcext:value-type="float">
            <text:p>0</text:p>
          </table:table-cell>
          <table:table-cell office:value-type="float" office:value="37746" calcext:value-type="float">
            <text:p>37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4.2" calcext:value-type="float">
            <text:p>104.2</text:p>
          </table:table-cell>
          <table:table-cell office:value-type="float" office:value="94.5" calcext:value-type="float">
            <text:p>94.5</text:p>
          </table:table-cell>
          <table:table-cell office:value-type="float" office:value="0.22" calcext:value-type="float">
            <text:p>0.22</text:p>
          </table:table-cell>
          <table:table-cell office:value-type="float" office:value="30" calcext:value-type="float">
            <text:p>30</text:p>
          </table:table-cell>
          <table:table-cell table:style-name="ce26" office:value-type="time" office:time-value="PT1036143H44M04.551999774S" calcext:value-type="time">
            <text:p>44:04.6</text:p>
          </table:table-cell>
          <table:table-cell office:value-type="float" office:value="37754" calcext:value-type="float">
            <text:p>3775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33]*[.T33] + [.AC33]*[.V33] + [.Z33]*[.P33]+[.Z33]*[.R33]; 2)" office:value-type="float" office:value="1.99" calcext:value-type="float">
            <text:p>1.99</text:p>
          </table:table-cell>
          <table:table-cell table:number-columns-repeated="2"/>
          <table:table-cell table:formula="of:=([.I33]-[.$Y$6])/([.$Y$7]-[.$Y$6])" office:value-type="float" office:value="1.05430864117168" calcext:value-type="float">
            <text:p>1.05430864117168</text:p>
          </table:table-cell>
          <table:table-cell table:formula="of:=([.I33]-[.$Y$3])/[.$Y$4]" office:value-type="float" office:value="0.980266245153005" calcext:value-type="float">
            <text:p>0.980266245153005</text:p>
          </table:table-cell>
          <table:table-cell table:formula="of:=[.AA33]+[.$Y$8]+1" office:value-type="float" office:value="101.980266245153" calcext:value-type="float">
            <text:p>101.980266245153</text:p>
          </table:table-cell>
          <table:table-cell table:formula="of:=([.J33]-[.$Y$14])/([.$Y$15]-[.$Y$14])" office:value-type="float" office:value="0.92217137123408" calcext:value-type="float">
            <text:p>0.92217137123408</text:p>
          </table:table-cell>
          <table:table-cell table:formula="of:=([.J33]-[.$Y$11])/[.$Y$12]" office:value-type="float" office:value="1.21902470108169" calcext:value-type="float">
            <text:p>1.21902470108169</text:p>
          </table:table-cell>
          <table:table-cell table:formula="of:=[.AD33]+[.$Y$16]+1" office:value-type="float" office:value="2.74902470108169" calcext:value-type="float">
            <text:p>2.74902470108169</text:p>
          </table:table-cell>
          <table:table-cell table:number-columns-repeated="99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6" office:value-type="time" office:time-value="PT1036143H44M45.665000137S" calcext:value-type="time">
            <text:p>44:45.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4.2" calcext:value-type="float">
            <text:p>104.2</text:p>
          </table:table-cell>
          <table:table-cell office:value-type="float" office:value="94.5" calcext:value-type="float">
            <text:p>94.5</text:p>
          </table:table-cell>
          <table:table-cell office:value-type="float" office:value="0.22" calcext:value-type="float">
            <text:p>0.22</text:p>
          </table:table-cell>
          <table:table-cell office:value-type="float" office:value="31" calcext:value-type="float">
            <text:p>31</text:p>
          </table:table-cell>
          <table:table-cell table:style-name="ce26" office:value-type="time" office:time-value="PT1036143H44M45.665000137S" calcext:value-type="time">
            <text:p>44:45.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34]*[.T34] + [.AC34]*[.V34] + [.Z34]*[.P34]+[.Z34]*[.R34]; 2)" office:value-type="float" office:value="1.99" calcext:value-type="float">
            <text:p>1.99</text:p>
          </table:table-cell>
          <table:table-cell table:number-columns-repeated="2"/>
          <table:table-cell table:formula="of:=([.I34]-[.$Y$6])/([.$Y$7]-[.$Y$6])" office:value-type="float" office:value="1.05430864117168" calcext:value-type="float">
            <text:p>1.05430864117168</text:p>
          </table:table-cell>
          <table:table-cell table:formula="of:=([.I34]-[.$Y$3])/[.$Y$4]" office:value-type="float" office:value="0.980266245153005" calcext:value-type="float">
            <text:p>0.980266245153005</text:p>
          </table:table-cell>
          <table:table-cell table:formula="of:=[.AA34]+[.$Y$8]+1" office:value-type="float" office:value="101.980266245153" calcext:value-type="float">
            <text:p>101.980266245153</text:p>
          </table:table-cell>
          <table:table-cell table:formula="of:=([.J34]-[.$Y$14])/([.$Y$15]-[.$Y$14])" office:value-type="float" office:value="0.92217137123408" calcext:value-type="float">
            <text:p>0.92217137123408</text:p>
          </table:table-cell>
          <table:table-cell table:formula="of:=([.J34]-[.$Y$11])/[.$Y$12]" office:value-type="float" office:value="1.21902470108169" calcext:value-type="float">
            <text:p>1.21902470108169</text:p>
          </table:table-cell>
          <table:table-cell table:formula="of:=[.AD34]+[.$Y$16]+1" office:value-type="float" office:value="2.74902470108169" calcext:value-type="float">
            <text:p>2.74902470108169</text:p>
          </table:table-cell>
          <table:table-cell table:number-columns-repeated="99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6" office:value-type="time" office:time-value="PT1036143H45M07.167999912S" calcext:value-type="time">
            <text:p>45:07.2</text:p>
          </table:table-cell>
          <table:table-cell office:value-type="float" office:value="9053" calcext:value-type="float">
            <text:p>9053</text:p>
          </table:table-cell>
          <table:table-cell office:value-type="float" office:value="0" calcext:value-type="float">
            <text:p>0</text:p>
          </table:table-cell>
          <table:table-cell office:value-type="float" office:value="9044" calcext:value-type="float">
            <text:p>90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28.81" calcext:value-type="float">
            <text:p>28.81</text:p>
          </table:table-cell>
          <table:table-cell office:value-type="float" office:value="95" calcext:value-type="float">
            <text:p>95</text:p>
          </table:table-cell>
          <table:table-cell office:value-type="float" office:value="0.18" calcext:value-type="float">
            <text:p>0.18</text:p>
          </table:table-cell>
          <table:table-cell office:value-type="float" office:value="32" calcext:value-type="float">
            <text:p>32</text:p>
          </table:table-cell>
          <table:table-cell table:style-name="ce26" office:value-type="time" office:time-value="PT1036143H45M07.167999912S" calcext:value-type="time">
            <text:p>45:07.2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.2" calcext:value-type="float">
            <text:p>0.2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0.8" calcext:value-type="float">
            <text:p>0.8</text:p>
          </table:table-cell>
          <table:table-cell table:formula="of:=ROUND([.AC35]*[.T35] + [.AC35]*[.V35] + [.Z35]*[.P35]+[.Z35]*[.R35]; 2)" office:value-type="float" office:value="1.91" calcext:value-type="float">
            <text:p>1.91</text:p>
          </table:table-cell>
          <table:table-cell table:number-columns-repeated="2"/>
          <table:table-cell table:formula="of:=([.I35]-[.$Y$6])/([.$Y$7]-[.$Y$6])" office:value-type="float" office:value="1.06517036940601" calcext:value-type="float">
            <text:p>1.06517036940601</text:p>
          </table:table-cell>
          <table:table-cell table:formula="of:=([.I35]-[.$Y$3])/[.$Y$4]" office:value-type="float" office:value="0.985452839042703" calcext:value-type="float">
            <text:p>0.985452839042703</text:p>
          </table:table-cell>
          <table:table-cell table:formula="of:=[.AA35]+[.$Y$8]+1" office:value-type="float" office:value="101.985452839043" calcext:value-type="float">
            <text:p>101.985452839043</text:p>
          </table:table-cell>
          <table:table-cell table:formula="of:=([.J35]-[.$Y$14])/([.$Y$15]-[.$Y$14])" office:value-type="float" office:value="0.936322031009702" calcext:value-type="float">
            <text:p>0.936322031009702</text:p>
          </table:table-cell>
          <table:table-cell table:formula="of:=([.J35]-[.$Y$11])/[.$Y$12]" office:value-type="float" office:value="0.997383846339561" calcext:value-type="float">
            <text:p>0.997383846339561</text:p>
          </table:table-cell>
          <table:table-cell table:formula="of:=[.AD35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6" office:value-type="time" office:time-value="PT1036143H45M49.685000069S" calcext:value-type="time">
            <text:p>45:49.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28.81" calcext:value-type="float">
            <text:p>28.81</text:p>
          </table:table-cell>
          <table:table-cell office:value-type="float" office:value="95" calcext:value-type="float">
            <text:p>95</text:p>
          </table:table-cell>
          <table:table-cell office:value-type="float" office:value="0.18" calcext:value-type="float">
            <text:p>0.18</text:p>
          </table:table-cell>
          <table:table-cell office:value-type="float" office:value="33" calcext:value-type="float">
            <text:p>33</text:p>
          </table:table-cell>
          <table:table-cell table:style-name="ce26" office:value-type="time" office:time-value="PT1036143H45M49.685000069S" calcext:value-type="time">
            <text:p>45:49.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.2" calcext:value-type="float">
            <text:p>0.2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0.8" calcext:value-type="float">
            <text:p>0.8</text:p>
          </table:table-cell>
          <table:table-cell table:formula="of:=ROUND([.AC36]*[.T36] + [.AC36]*[.V36] + [.Z36]*[.P36]+[.Z36]*[.R36]; 2)" office:value-type="float" office:value="1.91" calcext:value-type="float">
            <text:p>1.91</text:p>
          </table:table-cell>
          <table:table-cell table:number-columns-repeated="2"/>
          <table:table-cell table:formula="of:=([.I36]-[.$Y$6])/([.$Y$7]-[.$Y$6])" office:value-type="float" office:value="1.06517036940601" calcext:value-type="float">
            <text:p>1.06517036940601</text:p>
          </table:table-cell>
          <table:table-cell table:formula="of:=([.I36]-[.$Y$3])/[.$Y$4]" office:value-type="float" office:value="0.985452839042703" calcext:value-type="float">
            <text:p>0.985452839042703</text:p>
          </table:table-cell>
          <table:table-cell table:formula="of:=[.AA36]+[.$Y$8]+1" office:value-type="float" office:value="101.985452839043" calcext:value-type="float">
            <text:p>101.985452839043</text:p>
          </table:table-cell>
          <table:table-cell table:formula="of:=([.J36]-[.$Y$14])/([.$Y$15]-[.$Y$14])" office:value-type="float" office:value="0.936322031009702" calcext:value-type="float">
            <text:p>0.936322031009702</text:p>
          </table:table-cell>
          <table:table-cell table:formula="of:=([.J36]-[.$Y$11])/[.$Y$12]" office:value-type="float" office:value="0.997383846339561" calcext:value-type="float">
            <text:p>0.997383846339561</text:p>
          </table:table-cell>
          <table:table-cell table:formula="of:=[.AD36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6" office:value-type="time" office:time-value="PT1036143H46M11.08999989S" calcext:value-type="time">
            <text:p>46:11.1</text:p>
          </table:table-cell>
          <table:table-cell office:value-type="float" office:value="13974" calcext:value-type="float">
            <text:p>13974</text:p>
          </table:table-cell>
          <table:table-cell office:value-type="float" office:value="0" calcext:value-type="float">
            <text:p>0</text:p>
          </table:table-cell>
          <table:table-cell office:value-type="float" office:value="13946" calcext:value-type="float">
            <text:p>139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84.85" calcext:value-type="float">
            <text:p>84.85</text:p>
          </table:table-cell>
          <table:table-cell office:value-type="float" office:value="94" calcext:value-type="float">
            <text:p>94</text:p>
          </table:table-cell>
          <table:table-cell office:value-type="float" office:value="0.23" calcext:value-type="float">
            <text:p>0.23</text:p>
          </table:table-cell>
          <table:table-cell office:value-type="float" office:value="34" calcext:value-type="float">
            <text:p>34</text:p>
          </table:table-cell>
          <table:table-cell table:style-name="ce26" office:value-type="time" office:time-value="PT1036143H46M11.08999989S" calcext:value-type="time">
            <text:p>46:11.1</text:p>
          </table:table-cell>
          <table:table-cell office:value-type="float" office:value="13974" calcext:value-type="float">
            <text:p>13974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37]*[.T37] + [.AC37]*[.V37] + [.Z37]*[.P37]+[.Z37]*[.R37]; 2)" office:value-type="float" office:value="1.95" calcext:value-type="float">
            <text:p>1.95</text:p>
          </table:table-cell>
          <table:table-cell table:number-columns-repeated="2"/>
          <table:table-cell table:formula="of:=([.I37]-[.$Y$6])/([.$Y$7]-[.$Y$6])" office:value-type="float" office:value="1.04344691293734" calcext:value-type="float">
            <text:p>1.04344691293734</text:p>
          </table:table-cell>
          <table:table-cell table:formula="of:=([.I37]-[.$Y$3])/[.$Y$4]" office:value-type="float" office:value="0.975079651263306" calcext:value-type="float">
            <text:p>0.975079651263306</text:p>
          </table:table-cell>
          <table:table-cell table:formula="of:=[.AA37]+[.$Y$8]+1" office:value-type="float" office:value="101.975079651263" calcext:value-type="float">
            <text:p>101.975079651263</text:p>
          </table:table-cell>
          <table:table-cell table:formula="of:=([.J37]-[.$Y$14])/([.$Y$15]-[.$Y$14])" office:value-type="float" office:value="0.918633706290174" calcext:value-type="float">
            <text:p>0.918633706290174</text:p>
          </table:table-cell>
          <table:table-cell table:formula="of:=([.J37]-[.$Y$11])/[.$Y$12]" office:value-type="float" office:value="1.27443491476722" calcext:value-type="float">
            <text:p>1.27443491476722</text:p>
          </table:table-cell>
          <table:table-cell table:formula="of:=[.AD37]+[.$Y$16]+1" office:value-type="float" office:value="2.80443491476722" calcext:value-type="float">
            <text:p>2.80443491476722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6" office:value-type="time" office:time-value="PT1036143H46M51.256999802S" calcext:value-type="time">
            <text:p>46:51.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004-9002-9001</text:p>
          </table:table-cell>
          <table:table-cell office:value-type="float" office:value="84.85" calcext:value-type="float">
            <text:p>84.85</text:p>
          </table:table-cell>
          <table:table-cell office:value-type="float" office:value="94" calcext:value-type="float">
            <text:p>94</text:p>
          </table:table-cell>
          <table:table-cell office:value-type="float" office:value="0.23" calcext:value-type="float">
            <text:p>0.23</text:p>
          </table:table-cell>
          <table:table-cell office:value-type="float" office:value="35" calcext:value-type="float">
            <text:p>35</text:p>
          </table:table-cell>
          <table:table-cell table:style-name="ce26" office:value-type="time" office:time-value="PT1036143H46M51.256999802S" calcext:value-type="time">
            <text:p>46:51.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38]*[.T38] + [.AC38]*[.V38] + [.Z38]*[.P38]+[.Z38]*[.R38]; 2)" office:value-type="float" office:value="1.95" calcext:value-type="float">
            <text:p>1.95</text:p>
          </table:table-cell>
          <table:table-cell table:number-columns-repeated="2"/>
          <table:table-cell table:formula="of:=([.I38]-[.$Y$6])/([.$Y$7]-[.$Y$6])" office:value-type="float" office:value="1.04344691293734" calcext:value-type="float">
            <text:p>1.04344691293734</text:p>
          </table:table-cell>
          <table:table-cell table:formula="of:=([.I38]-[.$Y$3])/[.$Y$4]" office:value-type="float" office:value="0.975079651263306" calcext:value-type="float">
            <text:p>0.975079651263306</text:p>
          </table:table-cell>
          <table:table-cell table:formula="of:=[.AA38]+[.$Y$8]+1" office:value-type="float" office:value="101.975079651263" calcext:value-type="float">
            <text:p>101.975079651263</text:p>
          </table:table-cell>
          <table:table-cell table:formula="of:=([.J38]-[.$Y$14])/([.$Y$15]-[.$Y$14])" office:value-type="float" office:value="0.918633706290174" calcext:value-type="float">
            <text:p>0.918633706290174</text:p>
          </table:table-cell>
          <table:table-cell table:formula="of:=([.J38]-[.$Y$11])/[.$Y$12]" office:value-type="float" office:value="1.27443491476722" calcext:value-type="float">
            <text:p>1.27443491476722</text:p>
          </table:table-cell>
          <table:table-cell table:formula="of:=[.AD38]+[.$Y$16]+1" office:value-type="float" office:value="2.80443491476722" calcext:value-type="float">
            <text:p>2.80443491476722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6" office:value-type="time" office:time-value="PT1036143H47M12.62899965S" calcext:value-type="time">
            <text:p>47:12.6</text:p>
          </table:table-cell>
          <table:table-cell office:value-type="float" office:value="17810" calcext:value-type="float">
            <text:p>17810</text:p>
          </table:table-cell>
          <table:table-cell office:value-type="float" office:value="1" calcext:value-type="float">
            <text:p>1</text:p>
          </table:table-cell>
          <table:table-cell office:value-type="float" office:value="14833" calcext:value-type="float">
            <text:p>14833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9004-9002-9001</text:p>
          </table:table-cell>
          <table:table-cell office:value-type="float" office:value="47.4" calcext:value-type="float">
            <text:p>47.4</text:p>
          </table:table-cell>
          <table:table-cell office:value-type="float" office:value="94" calcext:value-type="float">
            <text:p>94</text:p>
          </table:table-cell>
          <table:table-cell office:value-type="float" office:value="0.26" calcext:value-type="float">
            <text:p>0.26</text:p>
          </table:table-cell>
          <table:table-cell office:value-type="float" office:value="36" calcext:value-type="float">
            <text:p>36</text:p>
          </table:table-cell>
          <table:table-cell table:style-name="ce26" office:value-type="time" office:time-value="PT1036143H47M12.62899965S" calcext:value-type="time">
            <text:p>47:12.6</text:p>
          </table:table-cell>
          <table:table-cell office:value-type="float" office:value="17810" calcext:value-type="float">
            <text:p>1781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39]*[.T39] + [.AC39]*[.V39] + [.Z39]*[.P39]+[.Z39]*[.R39]; 2)" office:value-type="float" office:value="1.88" calcext:value-type="float">
            <text:p>1.88</text:p>
          </table:table-cell>
          <table:table-cell table:number-columns-repeated="2"/>
          <table:table-cell table:formula="of:=([.I39]-[.$Y$6])/([.$Y$7]-[.$Y$6])" office:value-type="float" office:value="1.04344691293734" calcext:value-type="float">
            <text:p>1.04344691293734</text:p>
          </table:table-cell>
          <table:table-cell table:formula="of:=([.I39]-[.$Y$3])/[.$Y$4]" office:value-type="float" office:value="0.975079651263306" calcext:value-type="float">
            <text:p>0.975079651263306</text:p>
          </table:table-cell>
          <table:table-cell table:formula="of:=[.AA39]+[.$Y$8]+1" office:value-type="float" office:value="101.975079651263" calcext:value-type="float">
            <text:p>101.975079651263</text:p>
          </table:table-cell>
          <table:table-cell table:formula="of:=([.J39]-[.$Y$14])/([.$Y$15]-[.$Y$14])" office:value-type="float" office:value="0.908020711458458" calcext:value-type="float">
            <text:p>0.908020711458458</text:p>
          </table:table-cell>
          <table:table-cell table:formula="of:=([.J39]-[.$Y$11])/[.$Y$12]" office:value-type="float" office:value="1.44066555582381" calcext:value-type="float">
            <text:p>1.44066555582381</text:p>
          </table:table-cell>
          <table:table-cell table:formula="of:=[.AD39]+[.$Y$16]+1" office:value-type="float" office:value="2.97066555582381" calcext:value-type="float">
            <text:p>2.97066555582381</text:p>
          </table:table-cell>
          <table:table-cell table:number-columns-repeated="99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6" office:value-type="time" office:time-value="PT1036143H50M06.301000295S" calcext:value-type="time">
            <text:p>50:06.3</text:p>
          </table:table-cell>
          <table:table-cell office:value-type="float" office:value="18466" calcext:value-type="float">
            <text:p>18466</text:p>
          </table:table-cell>
          <table:table-cell office:value-type="float" office:value="0" calcext:value-type="float">
            <text:p>0</text:p>
          </table:table-cell>
          <table:table-cell office:value-type="float" office:value="18079" calcext:value-type="float">
            <text:p>180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003-9002-9001</text:p>
          </table:table-cell>
          <table:table-cell office:value-type="float" office:value="103" calcext:value-type="float">
            <text:p>103</text:p>
          </table:table-cell>
          <table:table-cell office:value-type="float" office:value="93.5" calcext:value-type="float">
            <text:p>93.5</text:p>
          </table:table-cell>
          <table:table-cell office:value-type="float" office:value="0.11" calcext:value-type="float">
            <text:p>0.11</text:p>
          </table:table-cell>
          <table:table-cell office:value-type="float" office:value="37" calcext:value-type="float">
            <text:p>37</text:p>
          </table:table-cell>
          <table:table-cell table:style-name="ce26" office:value-type="time" office:time-value="PT1036143H50M06.301000295S" calcext:value-type="time">
            <text:p>50:06.3</text:p>
          </table:table-cell>
          <table:table-cell office:value-type="float" office:value="18466" calcext:value-type="float">
            <text:p>18466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40]*[.T40] + [.AC40]*[.V40] + [.Z40]*[.P40]+[.Z40]*[.R40]; 2)" office:value-type="float" office:value="2" calcext:value-type="float">
            <text:p>2</text:p>
          </table:table-cell>
          <table:table-cell table:number-columns-repeated="2"/>
          <table:table-cell table:formula="of:=([.I40]-[.$Y$6])/([.$Y$7]-[.$Y$6])" office:value-type="float" office:value="1.03258518470301" calcext:value-type="float">
            <text:p>1.03258518470301</text:p>
          </table:table-cell>
          <table:table-cell table:formula="of:=([.I40]-[.$Y$3])/[.$Y$4]" office:value-type="float" office:value="0.969893057373608" calcext:value-type="float">
            <text:p>0.969893057373608</text:p>
          </table:table-cell>
          <table:table-cell table:formula="of:=[.AA40]+[.$Y$8]+1" office:value-type="float" office:value="101.969893057374" calcext:value-type="float">
            <text:p>101.969893057374</text:p>
          </table:table-cell>
          <table:table-cell table:formula="of:=([.J40]-[.$Y$14])/([.$Y$15]-[.$Y$14])" office:value-type="float" office:value="0.96108568561704" calcext:value-type="float">
            <text:p>0.96108568561704</text:p>
          </table:table-cell>
          <table:table-cell table:formula="of:=([.J40]-[.$Y$11])/[.$Y$12]" office:value-type="float" office:value="0.609512350540843" calcext:value-type="float">
            <text:p>0.609512350540843</text:p>
          </table:table-cell>
          <table:table-cell table:formula="of:=[.AD40]+[.$Y$16]+1" office:value-type="float" office:value="2.13951235054084" calcext:value-type="float">
            <text:p>2.13951235054084</text:p>
          </table:table-cell>
          <table:table-cell table:number-columns-repeated="99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6" office:value-type="time" office:time-value="PT1036143H50M46.173999924S" calcext:value-type="time">
            <text:p>50:46.2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003-9002-9001</text:p>
          </table:table-cell>
          <table:table-cell office:value-type="float" office:value="103" calcext:value-type="float">
            <text:p>103</text:p>
          </table:table-cell>
          <table:table-cell office:value-type="float" office:value="93.5" calcext:value-type="float">
            <text:p>93.5</text:p>
          </table:table-cell>
          <table:table-cell office:value-type="float" office:value="0.11" calcext:value-type="float">
            <text:p>0.11</text:p>
          </table:table-cell>
          <table:table-cell office:value-type="float" office:value="38" calcext:value-type="float">
            <text:p>38</text:p>
          </table:table-cell>
          <table:table-cell table:style-name="ce26" office:value-type="time" office:time-value="PT1036143H50M46.173999924S" calcext:value-type="time">
            <text:p>50:46.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41]*[.T41] + [.AC41]*[.V41] + [.Z41]*[.P41]+[.Z41]*[.R41]; 2)" office:value-type="float" office:value="2" calcext:value-type="float">
            <text:p>2</text:p>
          </table:table-cell>
          <table:table-cell table:number-columns-repeated="2"/>
          <table:table-cell table:formula="of:=([.I41]-[.$Y$6])/([.$Y$7]-[.$Y$6])" office:value-type="float" office:value="1.03258518470301" calcext:value-type="float">
            <text:p>1.03258518470301</text:p>
          </table:table-cell>
          <table:table-cell table:formula="of:=([.I41]-[.$Y$3])/[.$Y$4]" office:value-type="float" office:value="0.969893057373608" calcext:value-type="float">
            <text:p>0.969893057373608</text:p>
          </table:table-cell>
          <table:table-cell table:formula="of:=[.AA41]+[.$Y$8]+1" office:value-type="float" office:value="101.969893057374" calcext:value-type="float">
            <text:p>101.969893057374</text:p>
          </table:table-cell>
          <table:table-cell table:formula="of:=([.J41]-[.$Y$14])/([.$Y$15]-[.$Y$14])" office:value-type="float" office:value="0.96108568561704" calcext:value-type="float">
            <text:p>0.96108568561704</text:p>
          </table:table-cell>
          <table:table-cell table:formula="of:=([.J41]-[.$Y$11])/[.$Y$12]" office:value-type="float" office:value="0.609512350540843" calcext:value-type="float">
            <text:p>0.609512350540843</text:p>
          </table:table-cell>
          <table:table-cell table:formula="of:=[.AD41]+[.$Y$16]+1" office:value-type="float" office:value="2.13951235054084" calcext:value-type="float">
            <text:p>2.13951235054084</text:p>
          </table:table-cell>
          <table:table-cell table:number-columns-repeated="99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6" office:value-type="time" office:time-value="PT1036143H51M08.684000289S" calcext:value-type="time">
            <text:p>51:08.7</text:p>
          </table:table-cell>
          <table:table-cell office:value-type="float" office:value="8624" calcext:value-type="float">
            <text:p>8624</text:p>
          </table:table-cell>
          <table:table-cell office:value-type="float" office:value="1" calcext:value-type="float">
            <text:p>1</text:p>
          </table:table-cell>
          <table:table-cell office:value-type="float" office:value="8587" calcext:value-type="float">
            <text:p>8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03-9002-9001</text:p>
          </table:table-cell>
          <table:table-cell office:value-type="float" office:value="101.96" calcext:value-type="float">
            <text:p>101.96</text:p>
          </table:table-cell>
          <table:table-cell office:value-type="float" office:value="92.5" calcext:value-type="float">
            <text:p>92.5</text:p>
          </table:table-cell>
          <table:table-cell office:value-type="float" office:value="0.17" calcext:value-type="float">
            <text:p>0.17</text:p>
          </table:table-cell>
          <table:table-cell office:value-type="float" office:value="39" calcext:value-type="float">
            <text:p>39</text:p>
          </table:table-cell>
          <table:table-cell table:style-name="ce26" office:value-type="time" office:time-value="PT1036143H51M08.684000289S" calcext:value-type="time">
            <text:p>51:08.7</text:p>
          </table:table-cell>
          <table:table-cell office:value-type="float" office:value="8624" calcext:value-type="float">
            <text:p>862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42]*[.T42] + [.AC42]*[.V42] + [.Z42]*[.P42]+[.Z42]*[.R42]; 2)" office:value-type="float" office:value="1.96" calcext:value-type="float">
            <text:p>1.96</text:p>
          </table:table-cell>
          <table:table-cell table:number-columns-repeated="2"/>
          <table:table-cell table:formula="of:=([.I42]-[.$Y$6])/([.$Y$7]-[.$Y$6])" office:value-type="float" office:value="1.01086172823434" calcext:value-type="float">
            <text:p>1.01086172823434</text:p>
          </table:table-cell>
          <table:table-cell table:formula="of:=([.I42]-[.$Y$3])/[.$Y$4]" office:value-type="float" office:value="0.959519869594211" calcext:value-type="float">
            <text:p>0.959519869594211</text:p>
          </table:table-cell>
          <table:table-cell table:formula="of:=[.AA42]+[.$Y$8]+1" office:value-type="float" office:value="101.959519869594" calcext:value-type="float">
            <text:p>101.959519869594</text:p>
          </table:table-cell>
          <table:table-cell table:formula="of:=([.J42]-[.$Y$14])/([.$Y$15]-[.$Y$14])" office:value-type="float" office:value="0.939859695953607" calcext:value-type="float">
            <text:p>0.939859695953607</text:p>
          </table:table-cell>
          <table:table-cell table:formula="of:=([.J42]-[.$Y$11])/[.$Y$12]" office:value-type="float" office:value="0.94197363265403" calcext:value-type="float">
            <text:p>0.94197363265403</text:p>
          </table:table-cell>
          <table:table-cell table:formula="of:=[.AD42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6" office:value-type="time" office:time-value="PT1036143H51M47.8119996S" calcext:value-type="time">
            <text:p>51:47.8</text:p>
          </table:table-cell>
          <table:table-cell office:value-type="float" office:value="31919" calcext:value-type="float">
            <text:p>31919</text:p>
          </table:table-cell>
          <table:table-cell office:value-type="float" office:value="0" calcext:value-type="float">
            <text:p>0</text:p>
          </table:table-cell>
          <table:table-cell office:value-type="float" office:value="31739" calcext:value-type="float">
            <text:p>317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003-9002-9001</text:p>
          </table:table-cell>
          <table:table-cell office:value-type="float" office:value="101.96" calcext:value-type="float">
            <text:p>101.96</text:p>
          </table:table-cell>
          <table:table-cell office:value-type="float" office:value="92.5" calcext:value-type="float">
            <text:p>92.5</text:p>
          </table:table-cell>
          <table:table-cell office:value-type="float" office:value="0.17" calcext:value-type="float">
            <text:p>0.17</text:p>
          </table:table-cell>
          <table:table-cell office:value-type="float" office:value="40" calcext:value-type="float">
            <text:p>40</text:p>
          </table:table-cell>
          <table:table-cell table:style-name="ce26" office:value-type="time" office:time-value="PT1036143H51M47.8119996S" calcext:value-type="time">
            <text:p>51:47.8</text:p>
          </table:table-cell>
          <table:table-cell office:value-type="float" office:value="31919" calcext:value-type="float">
            <text:p>31919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43]*[.T43] + [.AC43]*[.V43] + [.Z43]*[.P43]+[.Z43]*[.R43]; 2)" office:value-type="float" office:value="1.96" calcext:value-type="float">
            <text:p>1.96</text:p>
          </table:table-cell>
          <table:table-cell table:number-columns-repeated="2"/>
          <table:table-cell table:formula="of:=([.I43]-[.$Y$6])/([.$Y$7]-[.$Y$6])" office:value-type="float" office:value="1.01086172823434" calcext:value-type="float">
            <text:p>1.01086172823434</text:p>
          </table:table-cell>
          <table:table-cell table:formula="of:=([.I43]-[.$Y$3])/[.$Y$4]" office:value-type="float" office:value="0.959519869594211" calcext:value-type="float">
            <text:p>0.959519869594211</text:p>
          </table:table-cell>
          <table:table-cell table:formula="of:=[.AA43]+[.$Y$8]+1" office:value-type="float" office:value="101.959519869594" calcext:value-type="float">
            <text:p>101.959519869594</text:p>
          </table:table-cell>
          <table:table-cell table:formula="of:=([.J43]-[.$Y$14])/([.$Y$15]-[.$Y$14])" office:value-type="float" office:value="0.939859695953607" calcext:value-type="float">
            <text:p>0.939859695953607</text:p>
          </table:table-cell>
          <table:table-cell table:formula="of:=([.J43]-[.$Y$11])/[.$Y$12]" office:value-type="float" office:value="0.94197363265403" calcext:value-type="float">
            <text:p>0.94197363265403</text:p>
          </table:table-cell>
          <table:table-cell table:formula="of:=[.AD43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6" office:value-type="time" office:time-value="PT1036143H52M27.868000064S" calcext:value-type="time">
            <text:p>52:27.9</text:p>
          </table:table-cell>
          <table:table-cell office:value-type="float" office:value="37440" calcext:value-type="float">
            <text:p>37440</text:p>
          </table:table-cell>
          <table:table-cell office:value-type="float" office:value="1" calcext:value-type="float">
            <text:p>1</text:p>
          </table:table-cell>
          <table:table-cell office:value-type="float" office:value="37361" calcext:value-type="float">
            <text:p>373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003-9002-9001</text:p>
          </table:table-cell>
          <table:table-cell office:value-type="float" office:value="101.94" calcext:value-type="float">
            <text:p>101.94</text:p>
          </table:table-cell>
          <table:table-cell office:value-type="float" office:value="92.5" calcext:value-type="float">
            <text:p>92.5</text:p>
          </table:table-cell>
          <table:table-cell office:value-type="float" office:value="0.16" calcext:value-type="float">
            <text:p>0.16</text:p>
          </table:table-cell>
          <table:table-cell office:value-type="float" office:value="41" calcext:value-type="float">
            <text:p>41</text:p>
          </table:table-cell>
          <table:table-cell table:style-name="ce26" office:value-type="time" office:time-value="PT1036143H52M27.868000064S" calcext:value-type="time">
            <text:p>52:27.9</text:p>
          </table:table-cell>
          <table:table-cell office:value-type="float" office:value="37440" calcext:value-type="float">
            <text:p>37440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44]*[.T44] + [.AC44]*[.V44] + [.Z44]*[.P44]+[.Z44]*[.R44]; 2)" office:value-type="float" office:value="1.96" calcext:value-type="float">
            <text:p>1.96</text:p>
          </table:table-cell>
          <table:table-cell table:number-columns-repeated="2"/>
          <table:table-cell table:formula="of:=([.I44]-[.$Y$6])/([.$Y$7]-[.$Y$6])" office:value-type="float" office:value="1.01086172823434" calcext:value-type="float">
            <text:p>1.01086172823434</text:p>
          </table:table-cell>
          <table:table-cell table:formula="of:=([.I44]-[.$Y$3])/[.$Y$4]" office:value-type="float" office:value="0.959519869594211" calcext:value-type="float">
            <text:p>0.959519869594211</text:p>
          </table:table-cell>
          <table:table-cell table:formula="of:=[.AA44]+[.$Y$8]+1" office:value-type="float" office:value="101.959519869594" calcext:value-type="float">
            <text:p>101.959519869594</text:p>
          </table:table-cell>
          <table:table-cell table:formula="of:=([.J44]-[.$Y$14])/([.$Y$15]-[.$Y$14])" office:value-type="float" office:value="0.943397360897512" calcext:value-type="float">
            <text:p>0.943397360897512</text:p>
          </table:table-cell>
          <table:table-cell table:formula="of:=([.J44]-[.$Y$11])/[.$Y$12]" office:value-type="float" office:value="0.886563418968499" calcext:value-type="float">
            <text:p>0.886563418968499</text:p>
          </table:table-cell>
          <table:table-cell table:formula="of:=[.AD44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6" office:value-type="time" office:time-value="PT1036143H53M09.694000315S" calcext:value-type="time">
            <text:p>53:09.7</text:p>
          </table:table-cell>
          <table:table-cell office:value-type="float" office:value="21347" calcext:value-type="float">
            <text:p>21347</text:p>
          </table:table-cell>
          <table:table-cell office:value-type="float" office:value="0" calcext:value-type="float">
            <text:p>0</text:p>
          </table:table-cell>
          <table:table-cell office:value-type="float" office:value="21261" calcext:value-type="float">
            <text:p>212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004-9002-9001</text:p>
          </table:table-cell>
          <table:table-cell office:value-type="float" office:value="65.3" calcext:value-type="float">
            <text:p>65.3</text:p>
          </table:table-cell>
          <table:table-cell office:value-type="float" office:value="93" calcext:value-type="float">
            <text:p>93</text:p>
          </table:table-cell>
          <table:table-cell office:value-type="float" office:value="0.15" calcext:value-type="float">
            <text:p>0.15</text:p>
          </table:table-cell>
          <table:table-cell office:value-type="float" office:value="42" calcext:value-type="float">
            <text:p>42</text:p>
          </table:table-cell>
          <table:table-cell table:style-name="ce26" office:value-type="time" office:time-value="PT1036143H53M09.694000315S" calcext:value-type="time">
            <text:p>53:09.7</text:p>
          </table:table-cell>
          <table:table-cell office:value-type="float" office:value="21347" calcext:value-type="float">
            <text:p>2134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3" calcext:value-type="float">
            <text:p>0.3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7" calcext:value-type="float">
            <text:p>0.7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45]*[.T45] + [.AC45]*[.V45] + [.Z45]*[.P45]+[.Z45]*[.R45]; 2)" office:value-type="float" office:value="1.95" calcext:value-type="float">
            <text:p>1.95</text:p>
          </table:table-cell>
          <table:table-cell table:number-columns-repeated="2"/>
          <table:table-cell table:formula="of:=([.I45]-[.$Y$6])/([.$Y$7]-[.$Y$6])" office:value-type="float" office:value="1.02172345646867" calcext:value-type="float">
            <text:p>1.02172345646867</text:p>
          </table:table-cell>
          <table:table-cell table:formula="of:=([.I45]-[.$Y$3])/[.$Y$4]" office:value-type="float" office:value="0.964706463483909" calcext:value-type="float">
            <text:p>0.964706463483909</text:p>
          </table:table-cell>
          <table:table-cell table:formula="of:=[.AA45]+[.$Y$8]+1" office:value-type="float" office:value="101.964706463484" calcext:value-type="float">
            <text:p>101.964706463484</text:p>
          </table:table-cell>
          <table:table-cell table:formula="of:=([.J45]-[.$Y$14])/([.$Y$15]-[.$Y$14])" office:value-type="float" office:value="0.946935025841418" calcext:value-type="float">
            <text:p>0.946935025841418</text:p>
          </table:table-cell>
          <table:table-cell table:formula="of:=([.J45]-[.$Y$11])/[.$Y$12]" office:value-type="float" office:value="0.831153205282968" calcext:value-type="float">
            <text:p>0.831153205282968</text:p>
          </table:table-cell>
          <table:table-cell table:formula="of:=[.AD45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6" office:value-type="time" office:time-value="PT1036143H53M47.671000035S" calcext:value-type="time">
            <text:p>53:47.7</text:p>
          </table:table-cell>
          <table:table-cell office:value-type="float" office:value="35977" calcext:value-type="float">
            <text:p>35977</text:p>
          </table:table-cell>
          <table:table-cell office:value-type="float" office:value="0" calcext:value-type="float">
            <text:p>0</text:p>
          </table:table-cell>
          <table:table-cell office:value-type="float" office:value="35953" calcext:value-type="float">
            <text:p>35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4-9002-9001</text:p>
          </table:table-cell>
          <table:table-cell office:value-type="float" office:value="65.3" calcext:value-type="float">
            <text:p>65.3</text:p>
          </table:table-cell>
          <table:table-cell office:value-type="float" office:value="93" calcext:value-type="float">
            <text:p>93</text:p>
          </table:table-cell>
          <table:table-cell office:value-type="float" office:value="0.15" calcext:value-type="float">
            <text:p>0.15</text:p>
          </table:table-cell>
          <table:table-cell office:value-type="float" office:value="43" calcext:value-type="float">
            <text:p>43</text:p>
          </table:table-cell>
          <table:table-cell table:style-name="ce26" office:value-type="time" office:time-value="PT1036143H53M47.671000035S" calcext:value-type="time">
            <text:p>53:47.7</text:p>
          </table:table-cell>
          <table:table-cell office:value-type="float" office:value="35977" calcext:value-type="float">
            <text:p>3597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3" calcext:value-type="float">
            <text:p>0.3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7" calcext:value-type="float">
            <text:p>0.7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46]*[.T46] + [.AC46]*[.V46] + [.Z46]*[.P46]+[.Z46]*[.R46]; 2)" office:value-type="float" office:value="1.95" calcext:value-type="float">
            <text:p>1.95</text:p>
          </table:table-cell>
          <table:table-cell table:number-columns-repeated="2"/>
          <table:table-cell table:formula="of:=([.I46]-[.$Y$6])/([.$Y$7]-[.$Y$6])" office:value-type="float" office:value="1.02172345646867" calcext:value-type="float">
            <text:p>1.02172345646867</text:p>
          </table:table-cell>
          <table:table-cell table:formula="of:=([.I46]-[.$Y$3])/[.$Y$4]" office:value-type="float" office:value="0.964706463483909" calcext:value-type="float">
            <text:p>0.964706463483909</text:p>
          </table:table-cell>
          <table:table-cell table:formula="of:=[.AA46]+[.$Y$8]+1" office:value-type="float" office:value="101.964706463484" calcext:value-type="float">
            <text:p>101.964706463484</text:p>
          </table:table-cell>
          <table:table-cell table:formula="of:=([.J46]-[.$Y$14])/([.$Y$15]-[.$Y$14])" office:value-type="float" office:value="0.946935025841418" calcext:value-type="float">
            <text:p>0.946935025841418</text:p>
          </table:table-cell>
          <table:table-cell table:formula="of:=([.J46]-[.$Y$11])/[.$Y$12]" office:value-type="float" office:value="0.831153205282968" calcext:value-type="float">
            <text:p>0.831153205282968</text:p>
          </table:table-cell>
          <table:table-cell table:formula="of:=[.AD46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6" office:value-type="time" office:time-value="PT00H09M15.3S" calcext:value-type="time">
            <text:p>09:15.3</text:p>
          </table:table-cell>
          <table:table-cell office:value-type="float" office:value="3803" calcext:value-type="float">
            <text:p>3803</text:p>
          </table:table-cell>
          <table:table-cell office:value-type="float" office:value="1" calcext:value-type="float">
            <text:p>1</text:p>
          </table:table-cell>
          <table:table-cell office:value-type="float" office:value="3765" calcext:value-type="float">
            <text:p>37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3-9002-9001</text:p>
          </table:table-cell>
          <table:table-cell office:value-type="float" office:value="90.16" calcext:value-type="float">
            <text:p>90.16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style-name="ce26" office:value-type="time" office:time-value="PT1036164H09M15.27199991S" calcext:value-type="time">
            <text:p>09:15.3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table:formula="of:=ROUND([.AC47]*[.T47] + [.AC47]*[.V47] + [.Z47]*[.P47]+[.Z47]*[.R47]; 2)" office:value-type="float" office:value="2.1" calcext:value-type="float">
            <text:p>2.1</text:p>
          </table:table-cell>
          <table:table-cell table:number-columns-repeated="2"/>
          <table:table-cell table:formula="of:=([.I47]-[.$Y$6])/([.$Y$7]-[.$Y$6])" office:value-type="float" office:value="1.17378765174936" calcext:value-type="float">
            <text:p>1.17378765174936</text:p>
          </table:table-cell>
          <table:table-cell table:formula="of:=([.I47]-[.$Y$3])/[.$Y$4]" office:value-type="float" office:value="1.03731877793969" calcext:value-type="float">
            <text:p>1.03731877793969</text:p>
          </table:table-cell>
          <table:table-cell table:formula="of:=[.AA47]+[.$Y$8]+1" office:value-type="float" office:value="102.03731877794" calcext:value-type="float">
            <text:p>102.03731877794</text:p>
          </table:table-cell>
          <table:table-cell table:formula="of:=([.J47]-[.$Y$14])/([.$Y$15]-[.$Y$14])" office:value-type="float" office:value="0.950472690785323" calcext:value-type="float">
            <text:p>0.950472690785323</text:p>
          </table:table-cell>
          <table:table-cell table:formula="of:=([.J47]-[.$Y$11])/[.$Y$12]" office:value-type="float" office:value="0.775742991597437" calcext:value-type="float">
            <text:p>0.775742991597437</text:p>
          </table:table-cell>
          <table:table-cell table:formula="of:=[.AD47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time" office:time-value="PT00H09M31.4S" calcext:value-type="time">
            <text:p>09:31.4</text:p>
          </table:table-cell>
          <table:table-cell office:value-type="float" office:value="10097" calcext:value-type="float">
            <text:p>10097</text:p>
          </table:table-cell>
          <table:table-cell office:value-type="float" office:value="0" calcext:value-type="float">
            <text:p>0</text:p>
          </table:table-cell>
          <table:table-cell office:value-type="float" office:value="10082" calcext:value-type="float">
            <text:p>100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03-9002-9001</text:p>
          </table:table-cell>
          <table:table-cell office:value-type="float" office:value="90.16" calcext:value-type="float">
            <text:p>90.16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style-name="ce26" office:value-type="time" office:time-value="PT1036164H09M31.35700034S" calcext:value-type="time">
            <text:p>09:31.4</text:p>
          </table:table-cell>
          <table:table-cell office:value-type="float" office:value="10097" calcext:value-type="float">
            <text:p>1009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table:formula="of:=ROUND([.AC48]*[.T48] + [.AC48]*[.V48] + [.Z48]*[.P48]+[.Z48]*[.R48]; 2)" office:value-type="float" office:value="2.1" calcext:value-type="float">
            <text:p>2.1</text:p>
          </table:table-cell>
          <table:table-cell table:number-columns-repeated="2"/>
          <table:table-cell table:formula="of:=([.I48]-[.$Y$6])/([.$Y$7]-[.$Y$6])" office:value-type="float" office:value="1.17378765174936" calcext:value-type="float">
            <text:p>1.17378765174936</text:p>
          </table:table-cell>
          <table:table-cell table:formula="of:=([.I48]-[.$Y$3])/[.$Y$4]" office:value-type="float" office:value="1.03731877793969" calcext:value-type="float">
            <text:p>1.03731877793969</text:p>
          </table:table-cell>
          <table:table-cell table:formula="of:=[.AA48]+[.$Y$8]+1" office:value-type="float" office:value="102.03731877794" calcext:value-type="float">
            <text:p>102.03731877794</text:p>
          </table:table-cell>
          <table:table-cell table:formula="of:=([.J48]-[.$Y$14])/([.$Y$15]-[.$Y$14])" office:value-type="float" office:value="0.950472690785323" calcext:value-type="float">
            <text:p>0.950472690785323</text:p>
          </table:table-cell>
          <table:table-cell table:formula="of:=([.J48]-[.$Y$11])/[.$Y$12]" office:value-type="float" office:value="0.775742991597437" calcext:value-type="float">
            <text:p>0.775742991597437</text:p>
          </table:table-cell>
          <table:table-cell table:formula="of:=[.AD48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6" office:value-type="time" office:time-value="PT00H10M11.4S" calcext:value-type="time">
            <text:p>10:11.4</text:p>
          </table:table-cell>
          <table:table-cell office:value-type="float" office:value="16454" calcext:value-type="float">
            <text:p>16454</text:p>
          </table:table-cell>
          <table:table-cell office:value-type="float" office:value="0" calcext:value-type="float">
            <text:p>0</text:p>
          </table:table-cell>
          <table:table-cell office:value-type="float" office:value="16439" calcext:value-type="float">
            <text:p>164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5-9002-9001</text:p>
          </table:table-cell>
          <table:table-cell office:value-type="float" office:value="59.92" calcext:value-type="float">
            <text:p>59.92</text:p>
          </table:table-cell>
          <table:table-cell office:value-type="float" office:value="99.5" calcext:value-type="float">
            <text:p>99.5</text:p>
          </table:table-cell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table:style-name="ce26" office:value-type="time" office:time-value="PT1036164H10M11.402000394S" calcext:value-type="time">
            <text:p>10:11.4</text:p>
          </table:table-cell>
          <table:table-cell office:value-type="float" office:value="16454" calcext:value-type="float">
            <text:p>16454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3" calcext:value-type="float">
            <text:p>0.3</text:p>
          </table:table-cell>
          <table:table-cell office:value-type="float" office:value="9005" calcext:value-type="float">
            <text:p>9005</text:p>
          </table:table-cell>
          <table:table-cell office:value-type="float" office:value="0.7" calcext:value-type="float">
            <text:p>0.7</text:p>
          </table:table-cell>
          <table:table-cell office:value-type="float" office:value="9002" calcext:value-type="float">
            <text:p>9002</text:p>
          </table:table-cell>
          <table:table-cell office:value-type="float" office:value="0.7" calcext:value-type="float">
            <text:p>0.7</text:p>
          </table:table-cell>
          <table:table-cell table:formula="of:=ROUND([.AC49]*[.T49] + [.AC49]*[.V49] + [.Z49]*[.P49]+[.Z49]*[.R49]; 2)" office:value-type="float" office:value="2.02" calcext:value-type="float">
            <text:p>2.02</text:p>
          </table:table-cell>
          <table:table-cell table:number-columns-repeated="2"/>
          <table:table-cell table:formula="of:=([.I49]-[.$Y$6])/([.$Y$7]-[.$Y$6])" office:value-type="float" office:value="1.16292592351503" calcext:value-type="float">
            <text:p>1.16292592351503</text:p>
          </table:table-cell>
          <table:table-cell table:formula="of:=([.I49]-[.$Y$3])/[.$Y$4]" office:value-type="float" office:value="1.03213218404999" calcext:value-type="float">
            <text:p>1.03213218404999</text:p>
          </table:table-cell>
          <table:table-cell table:formula="of:=[.AA49]+[.$Y$8]+1" office:value-type="float" office:value="102.03213218405" calcext:value-type="float">
            <text:p>102.03213218405</text:p>
          </table:table-cell>
          <table:table-cell table:formula="of:=([.J49]-[.$Y$14])/([.$Y$15]-[.$Y$14])" office:value-type="float" office:value="0.943397360897512" calcext:value-type="float">
            <text:p>0.943397360897512</text:p>
          </table:table-cell>
          <table:table-cell table:formula="of:=([.J49]-[.$Y$11])/[.$Y$12]" office:value-type="float" office:value="0.886563418968499" calcext:value-type="float">
            <text:p>0.886563418968499</text:p>
          </table:table-cell>
          <table:table-cell table:formula="of:=[.AD49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6" office:value-type="time" office:time-value="PT00H10M51.4S" calcext:value-type="time">
            <text:p>10:51.4</text:p>
          </table:table-cell>
          <table:table-cell office:value-type="float" office:value="10093" calcext:value-type="float">
            <text:p>10093</text:p>
          </table:table-cell>
          <table:table-cell office:value-type="float" office:value="0" calcext:value-type="float">
            <text:p>0</text:p>
          </table:table-cell>
          <table:table-cell office:value-type="float" office:value="10073" calcext:value-type="float">
            <text:p>100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5-9002-9001</text:p>
          </table:table-cell>
          <table:table-cell office:value-type="float" office:value="59.92" calcext:value-type="float">
            <text:p>59.92</text:p>
          </table:table-cell>
          <table:table-cell office:value-type="float" office:value="99.5" calcext:value-type="float">
            <text:p>99.5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style-name="ce26" office:value-type="time" office:time-value="PT1036164H10M51.434000116S" calcext:value-type="time">
            <text:p>10:51.4</text:p>
          </table:table-cell>
          <table:table-cell office:value-type="float" office:value="10093" calcext:value-type="float">
            <text:p>10093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3" calcext:value-type="float">
            <text:p>0.3</text:p>
          </table:table-cell>
          <table:table-cell office:value-type="float" office:value="9005" calcext:value-type="float">
            <text:p>9005</text:p>
          </table:table-cell>
          <table:table-cell office:value-type="float" office:value="0.7" calcext:value-type="float">
            <text:p>0.7</text:p>
          </table:table-cell>
          <table:table-cell office:value-type="float" office:value="9002" calcext:value-type="float">
            <text:p>9002</text:p>
          </table:table-cell>
          <table:table-cell office:value-type="float" office:value="0.7" calcext:value-type="float">
            <text:p>0.7</text:p>
          </table:table-cell>
          <table:table-cell table:formula="of:=ROUND([.AC50]*[.T50] + [.AC50]*[.V50] + [.Z50]*[.P50]+[.Z50]*[.R50]; 2)" office:value-type="float" office:value="2.02" calcext:value-type="float">
            <text:p>2.02</text:p>
          </table:table-cell>
          <table:table-cell table:number-columns-repeated="2"/>
          <table:table-cell table:formula="of:=([.I50]-[.$Y$6])/([.$Y$7]-[.$Y$6])" office:value-type="float" office:value="1.16292592351503" calcext:value-type="float">
            <text:p>1.16292592351503</text:p>
          </table:table-cell>
          <table:table-cell table:formula="of:=([.I50]-[.$Y$3])/[.$Y$4]" office:value-type="float" office:value="1.03213218404999" calcext:value-type="float">
            <text:p>1.03213218404999</text:p>
          </table:table-cell>
          <table:table-cell table:formula="of:=[.AA50]+[.$Y$8]+1" office:value-type="float" office:value="102.03213218405" calcext:value-type="float">
            <text:p>102.03213218405</text:p>
          </table:table-cell>
          <table:table-cell table:formula="of:=([.J50]-[.$Y$14])/([.$Y$15]-[.$Y$14])" office:value-type="float" office:value="0.943397360897512" calcext:value-type="float">
            <text:p>0.943397360897512</text:p>
          </table:table-cell>
          <table:table-cell table:formula="of:=([.J50]-[.$Y$11])/[.$Y$12]" office:value-type="float" office:value="0.886563418968499" calcext:value-type="float">
            <text:p>0.886563418968499</text:p>
          </table:table-cell>
          <table:table-cell table:formula="of:=[.AD50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6" office:value-type="time" office:time-value="PT00H11M31.5S" calcext:value-type="time">
            <text:p>11:31.5</text:p>
          </table:table-cell>
          <table:table-cell office:value-type="float" office:value="28179" calcext:value-type="float">
            <text:p>28179</text:p>
          </table:table-cell>
          <table:table-cell office:value-type="float" office:value="0" calcext:value-type="float">
            <text:p>0</text:p>
          </table:table-cell>
          <table:table-cell office:value-type="float" office:value="28162" calcext:value-type="float">
            <text:p>281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4-9002-9001</text:p>
          </table:table-cell>
          <table:table-cell office:value-type="float" office:value="10.25" calcext:value-type="float">
            <text:p>10.25</text:p>
          </table:table-cell>
          <table:table-cell office:value-type="float" office:value="99" calcext:value-type="float">
            <text:p>99</text:p>
          </table:table-cell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style-name="ce26" office:value-type="time" office:time-value="PT1036164H11M31.514999606S" calcext:value-type="time">
            <text:p>11:31.5</text:p>
          </table:table-cell>
          <table:table-cell office:value-type="float" office:value="28179" calcext:value-type="float">
            <text:p>2817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51]*[.T51] + [.AC51]*[.V51] + [.Z51]*[.P51]+[.Z51]*[.R51]; 2)" office:value-type="float" office:value="1.89" calcext:value-type="float">
            <text:p>1.89</text:p>
          </table:table-cell>
          <table:table-cell table:number-columns-repeated="2"/>
          <table:table-cell table:formula="of:=([.I51]-[.$Y$6])/([.$Y$7]-[.$Y$6])" office:value-type="float" office:value="1.15206419528069" calcext:value-type="float">
            <text:p>1.15206419528069</text:p>
          </table:table-cell>
          <table:table-cell table:formula="of:=([.I51]-[.$Y$3])/[.$Y$4]" office:value-type="float" office:value="1.02694559016029" calcext:value-type="float">
            <text:p>1.02694559016029</text:p>
          </table:table-cell>
          <table:table-cell table:formula="of:=[.AA51]+[.$Y$8]+1" office:value-type="float" office:value="102.02694559016" calcext:value-type="float">
            <text:p>102.02694559016</text:p>
          </table:table-cell>
          <table:table-cell table:formula="of:=([.J51]-[.$Y$14])/([.$Y$15]-[.$Y$14])" office:value-type="float" office:value="0.936322031009702" calcext:value-type="float">
            <text:p>0.936322031009702</text:p>
          </table:table-cell>
          <table:table-cell table:formula="of:=([.J51]-[.$Y$11])/[.$Y$12]" office:value-type="float" office:value="0.997383846339561" calcext:value-type="float">
            <text:p>0.997383846339561</text:p>
          </table:table-cell>
          <table:table-cell table:formula="of:=[.AD51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6" office:value-type="time" office:time-value="PT00H12M11.5S" calcext:value-type="time">
            <text:p>12:11.5</text:p>
          </table:table-cell>
          <table:table-cell office:value-type="float" office:value="15331" calcext:value-type="float">
            <text:p>15331</text:p>
          </table:table-cell>
          <table:table-cell office:value-type="float" office:value="0" calcext:value-type="float">
            <text:p>0</text:p>
          </table:table-cell>
          <table:table-cell office:value-type="float" office:value="15319" calcext:value-type="float">
            <text:p>153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109.04" calcext:value-type="float">
            <text:p>109.04</text:p>
          </table:table-cell>
          <table:table-cell office:value-type="float" office:value="99" calcext:value-type="float">
            <text:p>99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style-name="ce26" office:value-type="time" office:time-value="PT1036164H12M11.486999989S" calcext:value-type="time">
            <text:p>12:11.5</text:p>
          </table:table-cell>
          <table:table-cell office:value-type="float" office:value="15331" calcext:value-type="float">
            <text:p>15331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52]*[.T52] + [.AC52]*[.V52] + [.Z52]*[.P52]+[.Z52]*[.R52]; 2)" office:value-type="float" office:value="2.12" calcext:value-type="float">
            <text:p>2.12</text:p>
          </table:table-cell>
          <table:table-cell table:number-columns-repeated="2"/>
          <table:table-cell table:formula="of:=([.I52]-[.$Y$6])/([.$Y$7]-[.$Y$6])" office:value-type="float" office:value="1.15206419528069" calcext:value-type="float">
            <text:p>1.15206419528069</text:p>
          </table:table-cell>
          <table:table-cell table:formula="of:=([.I52]-[.$Y$3])/[.$Y$4]" office:value-type="float" office:value="1.02694559016029" calcext:value-type="float">
            <text:p>1.02694559016029</text:p>
          </table:table-cell>
          <table:table-cell table:formula="of:=[.AA52]+[.$Y$8]+1" office:value-type="float" office:value="102.02694559016" calcext:value-type="float">
            <text:p>102.02694559016</text:p>
          </table:table-cell>
          <table:table-cell table:formula="of:=([.J52]-[.$Y$14])/([.$Y$15]-[.$Y$14])" office:value-type="float" office:value="0.946935025841418" calcext:value-type="float">
            <text:p>0.946935025841418</text:p>
          </table:table-cell>
          <table:table-cell table:formula="of:=([.J52]-[.$Y$11])/[.$Y$12]" office:value-type="float" office:value="0.831153205282968" calcext:value-type="float">
            <text:p>0.831153205282968</text:p>
          </table:table-cell>
          <table:table-cell table:formula="of:=[.AD52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6" office:value-type="time" office:time-value="PT00H12M52S" calcext:value-type="time">
            <text:p>12:52.0</text:p>
          </table:table-cell>
          <table:table-cell office:value-type="float" office:value="10104" calcext:value-type="float">
            <text:p>10104</text:p>
          </table:table-cell>
          <table:table-cell office:value-type="float" office:value="0" calcext:value-type="float">
            <text:p>0</text:p>
          </table:table-cell>
          <table:table-cell office:value-type="float" office:value="10092" calcext:value-type="float">
            <text:p>100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109.04" calcext:value-type="float">
            <text:p>109.04</text:p>
          </table:table-cell>
          <table:table-cell office:value-type="float" office:value="99" calcext:value-type="float">
            <text:p>99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table:style-name="ce26" office:value-type="time" office:time-value="PT1036164H12M51.960000135S" calcext:value-type="time">
            <text:p>12:52.0</text:p>
          </table:table-cell>
          <table:table-cell office:value-type="float" office:value="10104" calcext:value-type="float">
            <text:p>1010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53]*[.T53] + [.AC53]*[.V53] + [.Z53]*[.P53]+[.Z53]*[.R53]; 2)" office:value-type="float" office:value="2.12" calcext:value-type="float">
            <text:p>2.12</text:p>
          </table:table-cell>
          <table:table-cell table:number-columns-repeated="2"/>
          <table:table-cell table:formula="of:=([.I53]-[.$Y$6])/([.$Y$7]-[.$Y$6])" office:value-type="float" office:value="1.15206419528069" calcext:value-type="float">
            <text:p>1.15206419528069</text:p>
          </table:table-cell>
          <table:table-cell table:formula="of:=([.I53]-[.$Y$3])/[.$Y$4]" office:value-type="float" office:value="1.02694559016029" calcext:value-type="float">
            <text:p>1.02694559016029</text:p>
          </table:table-cell>
          <table:table-cell table:formula="of:=[.AA53]+[.$Y$8]+1" office:value-type="float" office:value="102.02694559016" calcext:value-type="float">
            <text:p>102.02694559016</text:p>
          </table:table-cell>
          <table:table-cell table:formula="of:=([.J53]-[.$Y$14])/([.$Y$15]-[.$Y$14])" office:value-type="float" office:value="0.946935025841418" calcext:value-type="float">
            <text:p>0.946935025841418</text:p>
          </table:table-cell>
          <table:table-cell table:formula="of:=([.J53]-[.$Y$11])/[.$Y$12]" office:value-type="float" office:value="0.831153205282968" calcext:value-type="float">
            <text:p>0.831153205282968</text:p>
          </table:table-cell>
          <table:table-cell table:formula="of:=[.AD53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6" office:value-type="time" office:time-value="PT00H13M31.6S" calcext:value-type="time">
            <text:p>13:31.6</text:p>
          </table:table-cell>
          <table:table-cell office:value-type="float" office:value="18174" calcext:value-type="float">
            <text:p>18174</text:p>
          </table:table-cell>
          <table:table-cell office:value-type="float" office:value="0" calcext:value-type="float">
            <text:p>0</text:p>
          </table:table-cell>
          <table:table-cell office:value-type="float" office:value="18160" calcext:value-type="float">
            <text:p>18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3-9002-9001</text:p>
          </table:table-cell>
          <table:table-cell office:value-type="float" office:value="109.04" calcext:value-type="float">
            <text:p>109.04</text:p>
          </table:table-cell>
          <table:table-cell office:value-type="float" office:value="99" calcext:value-type="float">
            <text:p>99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table:style-name="ce26" office:value-type="time" office:time-value="PT1036164H13M31.58999959S" calcext:value-type="time">
            <text:p>13:31.6</text:p>
          </table:table-cell>
          <table:table-cell office:value-type="float" office:value="18174" calcext:value-type="float">
            <text:p>1817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54]*[.T54] + [.AC54]*[.V54] + [.Z54]*[.P54]+[.Z54]*[.R54]; 2)" office:value-type="float" office:value="2.12" calcext:value-type="float">
            <text:p>2.12</text:p>
          </table:table-cell>
          <table:table-cell table:number-columns-repeated="2"/>
          <table:table-cell table:formula="of:=([.I54]-[.$Y$6])/([.$Y$7]-[.$Y$6])" office:value-type="float" office:value="1.15206419528069" calcext:value-type="float">
            <text:p>1.15206419528069</text:p>
          </table:table-cell>
          <table:table-cell table:formula="of:=([.I54]-[.$Y$3])/[.$Y$4]" office:value-type="float" office:value="1.02694559016029" calcext:value-type="float">
            <text:p>1.02694559016029</text:p>
          </table:table-cell>
          <table:table-cell table:formula="of:=[.AA54]+[.$Y$8]+1" office:value-type="float" office:value="102.02694559016" calcext:value-type="float">
            <text:p>102.02694559016</text:p>
          </table:table-cell>
          <table:table-cell table:formula="of:=([.J54]-[.$Y$14])/([.$Y$15]-[.$Y$14])" office:value-type="float" office:value="0.946935025841418" calcext:value-type="float">
            <text:p>0.946935025841418</text:p>
          </table:table-cell>
          <table:table-cell table:formula="of:=([.J54]-[.$Y$11])/[.$Y$12]" office:value-type="float" office:value="0.831153205282968" calcext:value-type="float">
            <text:p>0.831153205282968</text:p>
          </table:table-cell>
          <table:table-cell table:formula="of:=[.AD54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6" office:value-type="time" office:time-value="PT00H14M11.6S" calcext:value-type="time">
            <text:p>14:11.6</text:p>
          </table:table-cell>
          <table:table-cell office:value-type="float" office:value="17055" calcext:value-type="float">
            <text:p>17055</text:p>
          </table:table-cell>
          <table:table-cell office:value-type="float" office:value="0" calcext:value-type="float">
            <text:p>0</text:p>
          </table:table-cell>
          <table:table-cell office:value-type="float" office:value="17044" calcext:value-type="float">
            <text:p>170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109.02" calcext:value-type="float">
            <text:p>109.02</text:p>
          </table:table-cell>
          <table:table-cell office:value-type="float" office:value="99" calcext:value-type="float">
            <text:p>99</text:p>
          </table:table-cell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table:style-name="ce26" office:value-type="time" office:time-value="PT1036164H14M11.596000325S" calcext:value-type="time">
            <text:p>14:11.6</text:p>
          </table:table-cell>
          <table:table-cell office:value-type="float" office:value="17055" calcext:value-type="float">
            <text:p>17055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55]*[.T55] + [.AC55]*[.V55] + [.Z55]*[.P55]+[.Z55]*[.R55]; 2)" office:value-type="float" office:value="2.12" calcext:value-type="float">
            <text:p>2.12</text:p>
          </table:table-cell>
          <table:table-cell table:number-columns-repeated="2"/>
          <table:table-cell table:formula="of:=([.I55]-[.$Y$6])/([.$Y$7]-[.$Y$6])" office:value-type="float" office:value="1.15206419528069" calcext:value-type="float">
            <text:p>1.15206419528069</text:p>
          </table:table-cell>
          <table:table-cell table:formula="of:=([.I55]-[.$Y$3])/[.$Y$4]" office:value-type="float" office:value="1.02694559016029" calcext:value-type="float">
            <text:p>1.02694559016029</text:p>
          </table:table-cell>
          <table:table-cell table:formula="of:=[.AA55]+[.$Y$8]+1" office:value-type="float" office:value="102.02694559016" calcext:value-type="float">
            <text:p>102.02694559016</text:p>
          </table:table-cell>
          <table:table-cell table:formula="of:=([.J55]-[.$Y$14])/([.$Y$15]-[.$Y$14])" office:value-type="float" office:value="0.950472690785323" calcext:value-type="float">
            <text:p>0.950472690785323</text:p>
          </table:table-cell>
          <table:table-cell table:formula="of:=([.J55]-[.$Y$11])/[.$Y$12]" office:value-type="float" office:value="0.775742991597437" calcext:value-type="float">
            <text:p>0.775742991597437</text:p>
          </table:table-cell>
          <table:table-cell table:formula="of:=[.AD55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6" office:value-type="time" office:time-value="PT00H14M51.6S" calcext:value-type="time">
            <text:p>14:51.6</text:p>
          </table:table-cell>
          <table:table-cell office:value-type="float" office:value="10073" calcext:value-type="float">
            <text:p>10073</text:p>
          </table:table-cell>
          <table:table-cell office:value-type="float" office:value="0" calcext:value-type="float">
            <text:p>0</text:p>
          </table:table-cell>
          <table:table-cell office:value-type="float" office:value="10062" calcext:value-type="float">
            <text:p>100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9.02" calcext:value-type="float">
            <text:p>109.02</text:p>
          </table:table-cell>
          <table:table-cell office:value-type="float" office:value="99" calcext:value-type="float">
            <text:p>99</text:p>
          </table:table-cell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table:style-name="ce26" office:value-type="time" office:time-value="PT1036164H14M51.623999784S" calcext:value-type="time">
            <text:p>14:51.6</text:p>
          </table:table-cell>
          <table:table-cell office:value-type="float" office:value="10073" calcext:value-type="float">
            <text:p>1007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56]*[.T56] + [.AC56]*[.V56] + [.Z56]*[.P56]+[.Z56]*[.R56]; 2)" office:value-type="float" office:value="2.12" calcext:value-type="float">
            <text:p>2.12</text:p>
          </table:table-cell>
          <table:table-cell table:number-columns-repeated="2"/>
          <table:table-cell table:formula="of:=([.I56]-[.$Y$6])/([.$Y$7]-[.$Y$6])" office:value-type="float" office:value="1.15206419528069" calcext:value-type="float">
            <text:p>1.15206419528069</text:p>
          </table:table-cell>
          <table:table-cell table:formula="of:=([.I56]-[.$Y$3])/[.$Y$4]" office:value-type="float" office:value="1.02694559016029" calcext:value-type="float">
            <text:p>1.02694559016029</text:p>
          </table:table-cell>
          <table:table-cell table:formula="of:=[.AA56]+[.$Y$8]+1" office:value-type="float" office:value="102.02694559016" calcext:value-type="float">
            <text:p>102.02694559016</text:p>
          </table:table-cell>
          <table:table-cell table:formula="of:=([.J56]-[.$Y$14])/([.$Y$15]-[.$Y$14])" office:value-type="float" office:value="0.950472690785323" calcext:value-type="float">
            <text:p>0.950472690785323</text:p>
          </table:table-cell>
          <table:table-cell table:formula="of:=([.J56]-[.$Y$11])/[.$Y$12]" office:value-type="float" office:value="0.775742991597437" calcext:value-type="float">
            <text:p>0.775742991597437</text:p>
          </table:table-cell>
          <table:table-cell table:formula="of:=[.AD56]+[.$Y$16]+1" office:value-type="float" office:value="2.30574299159744" calcext:value-type="float">
            <text:p>2.30574299159744</text:p>
          </table:table-cell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6" office:value-type="time" office:time-value="PT00H15M31.6S" calcext:value-type="time">
            <text:p>15:31.6</text:p>
          </table:table-cell>
          <table:table-cell office:value-type="float" office:value="22123" calcext:value-type="float">
            <text:p>22123</text:p>
          </table:table-cell>
          <table:table-cell office:value-type="float" office:value="0" calcext:value-type="float">
            <text:p>0</text:p>
          </table:table-cell>
          <table:table-cell office:value-type="float" office:value="22111" calcext:value-type="float">
            <text:p>22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0.35" calcext:value-type="float">
            <text:p>0.35</text:p>
          </table:table-cell>
          <table:table-cell office:value-type="float" office:value="98" calcext:value-type="float">
            <text:p>98</text:p>
          </table:table-cell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table:style-name="ce26" office:value-type="time" office:time-value="PT1036164H15M31.642999593S" calcext:value-type="time">
            <text:p>15:31.6</text:p>
          </table:table-cell>
          <table:table-cell office:value-type="float" office:value="22123" calcext:value-type="float">
            <text:p>22123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57]*[.T57] + [.AC57]*[.V57] + [.Z57]*[.P57]+[.Z57]*[.R57]; 2)" office:value-type="float" office:value="1.87" calcext:value-type="float">
            <text:p>1.87</text:p>
          </table:table-cell>
          <table:table-cell table:number-columns-repeated="2"/>
          <table:table-cell table:formula="of:=([.I57]-[.$Y$6])/([.$Y$7]-[.$Y$6])" office:value-type="float" office:value="1.13034073881202" calcext:value-type="float">
            <text:p>1.13034073881202</text:p>
          </table:table-cell>
          <table:table-cell table:formula="of:=([.I57]-[.$Y$3])/[.$Y$4]" office:value-type="float" office:value="1.01657240238089" calcext:value-type="float">
            <text:p>1.01657240238089</text:p>
          </table:table-cell>
          <table:table-cell table:formula="of:=[.AA57]+[.$Y$8]+1" office:value-type="float" office:value="102.016572402381" calcext:value-type="float">
            <text:p>102.016572402381</text:p>
          </table:table-cell>
          <table:table-cell table:formula="of:=([.J57]-[.$Y$14])/([.$Y$15]-[.$Y$14])" office:value-type="float" office:value="0.936322031009702" calcext:value-type="float">
            <text:p>0.936322031009702</text:p>
          </table:table-cell>
          <table:table-cell table:formula="of:=([.J57]-[.$Y$11])/[.$Y$12]" office:value-type="float" office:value="0.997383846339561" calcext:value-type="float">
            <text:p>0.997383846339561</text:p>
          </table:table-cell>
          <table:table-cell table:formula="of:=[.AD57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6" office:value-type="time" office:time-value="PT00H16M11.8S" calcext:value-type="time">
            <text:p>16:11.8</text:p>
          </table:table-cell>
          <table:table-cell office:value-type="float" office:value="14739" calcext:value-type="float">
            <text:p>14739</text:p>
          </table:table-cell>
          <table:table-cell office:value-type="float" office:value="0" calcext:value-type="float">
            <text:p>0</text:p>
          </table:table-cell>
          <table:table-cell office:value-type="float" office:value="14730" calcext:value-type="float">
            <text:p>147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29.87" calcext:value-type="float">
            <text:p>29.87</text:p>
          </table:table-cell>
          <table:table-cell office:value-type="float" office:value="98" calcext:value-type="float">
            <text:p>98</text:p>
          </table:table-cell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table:style-name="ce26" office:value-type="time" office:time-value="PT1036164H16M11.797999553S" calcext:value-type="time">
            <text:p>16:11.8</text:p>
          </table:table-cell>
          <table:table-cell office:value-type="float" office:value="14739" calcext:value-type="float">
            <text:p>1473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58]*[.T58] + [.AC58]*[.V58] + [.Z58]*[.P58]+[.Z58]*[.R58]; 2)" office:value-type="float" office:value="1.87" calcext:value-type="float">
            <text:p>1.87</text:p>
          </table:table-cell>
          <table:table-cell table:number-columns-repeated="2"/>
          <table:table-cell table:formula="of:=([.I58]-[.$Y$6])/([.$Y$7]-[.$Y$6])" office:value-type="float" office:value="1.13034073881202" calcext:value-type="float">
            <text:p>1.13034073881202</text:p>
          </table:table-cell>
          <table:table-cell table:formula="of:=([.I58]-[.$Y$3])/[.$Y$4]" office:value-type="float" office:value="1.01657240238089" calcext:value-type="float">
            <text:p>1.01657240238089</text:p>
          </table:table-cell>
          <table:table-cell table:formula="of:=[.AA58]+[.$Y$8]+1" office:value-type="float" office:value="102.016572402381" calcext:value-type="float">
            <text:p>102.016572402381</text:p>
          </table:table-cell>
          <table:table-cell table:formula="of:=([.J58]-[.$Y$14])/([.$Y$15]-[.$Y$14])" office:value-type="float" office:value="0.900945381570647" calcext:value-type="float">
            <text:p>0.900945381570647</text:p>
          </table:table-cell>
          <table:table-cell table:formula="of:=([.J58]-[.$Y$11])/[.$Y$12]" office:value-type="float" office:value="1.55148598319487" calcext:value-type="float">
            <text:p>1.55148598319487</text:p>
          </table:table-cell>
          <table:table-cell table:formula="of:=[.AD58]+[.$Y$16]+1" office:value-type="float" office:value="3.08148598319487" calcext:value-type="float">
            <text:p>3.08148598319487</text:p>
          </table:table-cell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6" office:value-type="time" office:time-value="PT00H16M51.8S" calcext:value-type="time">
            <text:p>16:51.8</text:p>
          </table:table-cell>
          <table:table-cell office:value-type="float" office:value="10069" calcext:value-type="float">
            <text:p>10069</text:p>
          </table:table-cell>
          <table:table-cell office:value-type="float" office:value="0" calcext:value-type="float">
            <text:p>0</text:p>
          </table:table-cell>
          <table:table-cell office:value-type="float" office:value="10060" calcext:value-type="float">
            <text:p>100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29.87" calcext:value-type="float">
            <text:p>29.87</text:p>
          </table:table-cell>
          <table:table-cell office:value-type="float" office:value="98" calcext:value-type="float">
            <text:p>98</text:p>
          </table:table-cell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table:style-name="ce26" office:value-type="time" office:time-value="PT1036164H16M51.753000179S" calcext:value-type="time">
            <text:p>16:51.8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59]*[.T59] + [.AC59]*[.V59] + [.Z59]*[.P59]+[.Z59]*[.R59]; 2)" office:value-type="float" office:value="1.87" calcext:value-type="float">
            <text:p>1.87</text:p>
          </table:table-cell>
          <table:table-cell table:number-columns-repeated="2"/>
          <table:table-cell table:formula="of:=([.I59]-[.$Y$6])/([.$Y$7]-[.$Y$6])" office:value-type="float" office:value="1.13034073881202" calcext:value-type="float">
            <text:p>1.13034073881202</text:p>
          </table:table-cell>
          <table:table-cell table:formula="of:=([.I59]-[.$Y$3])/[.$Y$4]" office:value-type="float" office:value="1.01657240238089" calcext:value-type="float">
            <text:p>1.01657240238089</text:p>
          </table:table-cell>
          <table:table-cell table:formula="of:=[.AA59]+[.$Y$8]+1" office:value-type="float" office:value="102.016572402381" calcext:value-type="float">
            <text:p>102.016572402381</text:p>
          </table:table-cell>
          <table:table-cell table:formula="of:=([.J59]-[.$Y$14])/([.$Y$15]-[.$Y$14])" office:value-type="float" office:value="0.900945381570647" calcext:value-type="float">
            <text:p>0.900945381570647</text:p>
          </table:table-cell>
          <table:table-cell table:formula="of:=([.J59]-[.$Y$11])/[.$Y$12]" office:value-type="float" office:value="1.55148598319487" calcext:value-type="float">
            <text:p>1.55148598319487</text:p>
          </table:table-cell>
          <table:table-cell table:formula="of:=[.AD59]+[.$Y$16]+1" office:value-type="float" office:value="3.08148598319487" calcext:value-type="float">
            <text:p>3.08148598319487</text:p>
          </table:table-cell>
          <table:table-cell table:number-columns-repeated="99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office:value-type="time" office:time-value="PT00H17M31.9S" calcext:value-type="time">
            <text:p>17:31.9</text:p>
          </table:table-cell>
          <table:table-cell office:value-type="float" office:value="16291" calcext:value-type="float">
            <text:p>16291</text:p>
          </table:table-cell>
          <table:table-cell office:value-type="float" office:value="0" calcext:value-type="float">
            <text:p>0</text:p>
          </table:table-cell>
          <table:table-cell office:value-type="float" office:value="16281" calcext:value-type="float">
            <text:p>16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68.88" calcext:value-type="float">
            <text:p>68.88</text:p>
          </table:table-cell>
          <table:table-cell office:value-type="float" office:value="98" calcext:value-type="float">
            <text:p>98</text:p>
          </table:table-cell>
          <table:table-cell office:value-type="float" office:value="0.21" calcext:value-type="float">
            <text:p>0.21</text:p>
          </table:table-cell>
          <table:table-cell office:value-type="float" office:value="14" calcext:value-type="float">
            <text:p>14</text:p>
          </table:table-cell>
          <table:table-cell table:style-name="ce26" office:value-type="time" office:time-value="PT1036164H17M31.880999934S" calcext:value-type="time">
            <text:p>17:31.9</text:p>
          </table:table-cell>
          <table:table-cell office:value-type="float" office:value="16291" calcext:value-type="float">
            <text:p>1629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60]*[.T60] + [.AC60]*[.V60] + [.Z60]*[.P60]+[.Z60]*[.R60]; 2)" office:value-type="float" office:value="1.99" calcext:value-type="float">
            <text:p>1.99</text:p>
          </table:table-cell>
          <table:table-cell table:number-columns-repeated="2"/>
          <table:table-cell table:formula="of:=([.I60]-[.$Y$6])/([.$Y$7]-[.$Y$6])" office:value-type="float" office:value="1.13034073881202" calcext:value-type="float">
            <text:p>1.13034073881202</text:p>
          </table:table-cell>
          <table:table-cell table:formula="of:=([.I60]-[.$Y$3])/[.$Y$4]" office:value-type="float" office:value="1.01657240238089" calcext:value-type="float">
            <text:p>1.01657240238089</text:p>
          </table:table-cell>
          <table:table-cell table:formula="of:=[.AA60]+[.$Y$8]+1" office:value-type="float" office:value="102.016572402381" calcext:value-type="float">
            <text:p>102.016572402381</text:p>
          </table:table-cell>
          <table:table-cell table:formula="of:=([.J60]-[.$Y$14])/([.$Y$15]-[.$Y$14])" office:value-type="float" office:value="0.925709036177985" calcext:value-type="float">
            <text:p>0.925709036177985</text:p>
          </table:table-cell>
          <table:table-cell table:formula="of:=([.J60]-[.$Y$11])/[.$Y$12]" office:value-type="float" office:value="1.16361448739616" calcext:value-type="float">
            <text:p>1.16361448739616</text:p>
          </table:table-cell>
          <table:table-cell table:formula="of:=[.AD60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6" office:value-type="time" office:time-value="PT00H18M11.8S" calcext:value-type="time">
            <text:p>18:11.8</text:p>
          </table:table-cell>
          <table:table-cell office:value-type="float" office:value="19003" calcext:value-type="float">
            <text:p>19003</text:p>
          </table:table-cell>
          <table:table-cell office:value-type="float" office:value="0" calcext:value-type="float">
            <text:p>0</text:p>
          </table:table-cell>
          <table:table-cell office:value-type="float" office:value="18993" calcext:value-type="float">
            <text:p>18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7.97" calcext:value-type="float">
            <text:p>107.97</text:p>
          </table:table-cell>
          <table:table-cell office:value-type="float" office:value="98" calcext:value-type="float">
            <text:p>98</text:p>
          </table:table-cell>
          <table:table-cell office:value-type="float" office:value="0.19" calcext:value-type="float">
            <text:p>0.19</text:p>
          </table:table-cell>
          <table:table-cell office:value-type="float" office:value="15" calcext:value-type="float">
            <text:p>15</text:p>
          </table:table-cell>
          <table:table-cell table:style-name="ce26" office:value-type="time" office:time-value="PT1036164H18M11.78199973S" calcext:value-type="time">
            <text:p>18:11.8</text:p>
          </table:table-cell>
          <table:table-cell office:value-type="float" office:value="19003" calcext:value-type="float">
            <text:p>1900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61]*[.T61] + [.AC61]*[.V61] + [.Z61]*[.P61]+[.Z61]*[.R61]; 2)" office:value-type="float" office:value="2.08" calcext:value-type="float">
            <text:p>2.08</text:p>
          </table:table-cell>
          <table:table-cell table:number-columns-repeated="2"/>
          <table:table-cell table:formula="of:=([.I61]-[.$Y$6])/([.$Y$7]-[.$Y$6])" office:value-type="float" office:value="1.13034073881202" calcext:value-type="float">
            <text:p>1.13034073881202</text:p>
          </table:table-cell>
          <table:table-cell table:formula="of:=([.I61]-[.$Y$3])/[.$Y$4]" office:value-type="float" office:value="1.01657240238089" calcext:value-type="float">
            <text:p>1.01657240238089</text:p>
          </table:table-cell>
          <table:table-cell table:formula="of:=[.AA61]+[.$Y$8]+1" office:value-type="float" office:value="102.016572402381" calcext:value-type="float">
            <text:p>102.016572402381</text:p>
          </table:table-cell>
          <table:table-cell table:formula="of:=([.J61]-[.$Y$14])/([.$Y$15]-[.$Y$14])" office:value-type="float" office:value="0.932784366065796" calcext:value-type="float">
            <text:p>0.932784366065796</text:p>
          </table:table-cell>
          <table:table-cell table:formula="of:=([.J61]-[.$Y$11])/[.$Y$12]" office:value-type="float" office:value="1.05279406002509" calcext:value-type="float">
            <text:p>1.05279406002509</text:p>
          </table:table-cell>
          <table:table-cell table:formula="of:=[.AD61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6" office:value-type="time" office:time-value="PT00H18M51.9S" calcext:value-type="time">
            <text:p>18:51.9</text:p>
          </table:table-cell>
          <table:table-cell office:value-type="float" office:value="10074" calcext:value-type="float">
            <text:p>10074</text:p>
          </table:table-cell>
          <table:table-cell office:value-type="float" office:value="0" calcext:value-type="float">
            <text:p>0</text:p>
          </table:table-cell>
          <table:table-cell office:value-type="float" office:value="10064" calcext:value-type="float">
            <text:p>10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7.97" calcext:value-type="float">
            <text:p>107.97</text:p>
          </table:table-cell>
          <table:table-cell office:value-type="float" office:value="98" calcext:value-type="float">
            <text:p>98</text:p>
          </table:table-cell>
          <table:table-cell office:value-type="float" office:value="0.19" calcext:value-type="float">
            <text:p>0.19</text:p>
          </table:table-cell>
          <table:table-cell office:value-type="float" office:value="16" calcext:value-type="float">
            <text:p>16</text:p>
          </table:table-cell>
          <table:table-cell table:style-name="ce26" office:value-type="time" office:time-value="PT1036164H18M51.866999902S" calcext:value-type="time">
            <text:p>18:51.9</text:p>
          </table:table-cell>
          <table:table-cell office:value-type="float" office:value="10074" calcext:value-type="float">
            <text:p>1007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62]*[.T62] + [.AC62]*[.V62] + [.Z62]*[.P62]+[.Z62]*[.R62]; 2)" office:value-type="float" office:value="2.08" calcext:value-type="float">
            <text:p>2.08</text:p>
          </table:table-cell>
          <table:table-cell table:number-columns-repeated="2"/>
          <table:table-cell table:formula="of:=([.I62]-[.$Y$6])/([.$Y$7]-[.$Y$6])" office:value-type="float" office:value="1.13034073881202" calcext:value-type="float">
            <text:p>1.13034073881202</text:p>
          </table:table-cell>
          <table:table-cell table:formula="of:=([.I62]-[.$Y$3])/[.$Y$4]" office:value-type="float" office:value="1.01657240238089" calcext:value-type="float">
            <text:p>1.01657240238089</text:p>
          </table:table-cell>
          <table:table-cell table:formula="of:=[.AA62]+[.$Y$8]+1" office:value-type="float" office:value="102.016572402381" calcext:value-type="float">
            <text:p>102.016572402381</text:p>
          </table:table-cell>
          <table:table-cell table:formula="of:=([.J62]-[.$Y$14])/([.$Y$15]-[.$Y$14])" office:value-type="float" office:value="0.932784366065796" calcext:value-type="float">
            <text:p>0.932784366065796</text:p>
          </table:table-cell>
          <table:table-cell table:formula="of:=([.J62]-[.$Y$11])/[.$Y$12]" office:value-type="float" office:value="1.05279406002509" calcext:value-type="float">
            <text:p>1.05279406002509</text:p>
          </table:table-cell>
          <table:table-cell table:formula="of:=[.AD62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6" office:value-type="time" office:time-value="PT00H19M31.9S" calcext:value-type="time">
            <text:p>19:31.9</text:p>
          </table:table-cell>
          <table:table-cell office:value-type="float" office:value="15423" calcext:value-type="float">
            <text:p>15423</text:p>
          </table:table-cell>
          <table:table-cell office:value-type="float" office:value="0" calcext:value-type="float">
            <text:p>0</text:p>
          </table:table-cell>
          <table:table-cell office:value-type="float" office:value="15406" calcext:value-type="float">
            <text:p>15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03-9002-9001</text:p>
          </table:table-cell>
          <table:table-cell office:value-type="float" office:value="107.97" calcext:value-type="float">
            <text:p>107.97</text:p>
          </table:table-cell>
          <table:table-cell office:value-type="float" office:value="98" calcext:value-type="float">
            <text:p>98</text:p>
          </table:table-cell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table:style-name="ce26" office:value-type="time" office:time-value="PT1036164H19M31.866000071S" calcext:value-type="time">
            <text:p>19:31.9</text:p>
          </table:table-cell>
          <table:table-cell office:value-type="float" office:value="15423" calcext:value-type="float">
            <text:p>1542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63]*[.T63] + [.AC63]*[.V63] + [.Z63]*[.P63]+[.Z63]*[.R63]; 2)" office:value-type="float" office:value="2.09" calcext:value-type="float">
            <text:p>2.09</text:p>
          </table:table-cell>
          <table:table-cell table:number-columns-repeated="2"/>
          <table:table-cell table:formula="of:=([.I63]-[.$Y$6])/([.$Y$7]-[.$Y$6])" office:value-type="float" office:value="1.13034073881202" calcext:value-type="float">
            <text:p>1.13034073881202</text:p>
          </table:table-cell>
          <table:table-cell table:formula="of:=([.I63]-[.$Y$3])/[.$Y$4]" office:value-type="float" office:value="1.01657240238089" calcext:value-type="float">
            <text:p>1.01657240238089</text:p>
          </table:table-cell>
          <table:table-cell table:formula="of:=[.AA63]+[.$Y$8]+1" office:value-type="float" office:value="102.016572402381" calcext:value-type="float">
            <text:p>102.016572402381</text:p>
          </table:table-cell>
          <table:table-cell table:formula="of:=([.J63]-[.$Y$14])/([.$Y$15]-[.$Y$14])" office:value-type="float" office:value="0.936322031009702" calcext:value-type="float">
            <text:p>0.936322031009702</text:p>
          </table:table-cell>
          <table:table-cell table:formula="of:=([.J63]-[.$Y$11])/[.$Y$12]" office:value-type="float" office:value="0.997383846339561" calcext:value-type="float">
            <text:p>0.997383846339561</text:p>
          </table:table-cell>
          <table:table-cell table:formula="of:=[.AD63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6" office:value-type="time" office:time-value="PT00H20M12.5S" calcext:value-type="time">
            <text:p>20:12.5</text:p>
          </table:table-cell>
          <table:table-cell office:value-type="float" office:value="8464" calcext:value-type="float">
            <text:p>8464</text:p>
          </table:table-cell>
          <table:table-cell office:value-type="float" office:value="0" calcext:value-type="float">
            <text:p>0</text:p>
          </table:table-cell>
          <table:table-cell office:value-type="float" office:value="8453" calcext:value-type="float">
            <text:p>84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97.67" calcext:value-type="float">
            <text:p>97.67</text:p>
          </table:table-cell>
          <table:table-cell office:value-type="float" office:value="97.5" calcext:value-type="float">
            <text:p>97.5</text:p>
          </table:table-cell>
          <table:table-cell office:value-type="float" office:value="0.17" calcext:value-type="float">
            <text:p>0.17</text:p>
          </table:table-cell>
          <table:table-cell office:value-type="float" office:value="18" calcext:value-type="float">
            <text:p>18</text:p>
          </table:table-cell>
          <table:table-cell table:style-name="ce26" office:value-type="time" office:time-value="PT1036164H20M12.482000515S" calcext:value-type="time">
            <text:p>20:12.5</text:p>
          </table:table-cell>
          <table:table-cell office:value-type="float" office:value="8464" calcext:value-type="float">
            <text:p>846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64]*[.T64] + [.AC64]*[.V64] + [.Z64]*[.P64]+[.Z64]*[.R64]; 2)" office:value-type="float" office:value="2.06" calcext:value-type="float">
            <text:p>2.06</text:p>
          </table:table-cell>
          <table:table-cell table:number-columns-repeated="2"/>
          <table:table-cell table:formula="of:=([.I64]-[.$Y$6])/([.$Y$7]-[.$Y$6])" office:value-type="float" office:value="1.11947901057769" calcext:value-type="float">
            <text:p>1.11947901057769</text:p>
          </table:table-cell>
          <table:table-cell table:formula="of:=([.I64]-[.$Y$3])/[.$Y$4]" office:value-type="float" office:value="1.0113858084912" calcext:value-type="float">
            <text:p>1.0113858084912</text:p>
          </table:table-cell>
          <table:table-cell table:formula="of:=[.AA64]+[.$Y$8]+1" office:value-type="float" office:value="102.011385808491" calcext:value-type="float">
            <text:p>102.011385808491</text:p>
          </table:table-cell>
          <table:table-cell table:formula="of:=([.J64]-[.$Y$14])/([.$Y$15]-[.$Y$14])" office:value-type="float" office:value="0.939859695953607" calcext:value-type="float">
            <text:p>0.939859695953607</text:p>
          </table:table-cell>
          <table:table-cell table:formula="of:=([.J64]-[.$Y$11])/[.$Y$12]" office:value-type="float" office:value="0.94197363265403" calcext:value-type="float">
            <text:p>0.94197363265403</text:p>
          </table:table-cell>
          <table:table-cell table:formula="of:=[.AD64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6" office:value-type="time" office:time-value="PT00H20M51.9S" calcext:value-type="time">
            <text:p>20:51.9</text:p>
          </table:table-cell>
          <table:table-cell office:value-type="float" office:value="10078" calcext:value-type="float">
            <text:p>10078</text:p>
          </table:table-cell>
          <table:table-cell office:value-type="float" office:value="0" calcext:value-type="float">
            <text:p>0</text:p>
          </table:table-cell>
          <table:table-cell office:value-type="float" office:value="10068" calcext:value-type="float">
            <text:p>10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97.67" calcext:value-type="float">
            <text:p>97.67</text:p>
          </table:table-cell>
          <table:table-cell office:value-type="float" office:value="97.5" calcext:value-type="float">
            <text:p>97.5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  <table:table-cell table:style-name="ce26" office:value-type="time" office:time-value="PT1036164H20M51.929000393S" calcext:value-type="time">
            <text:p>20:51.9</text:p>
          </table:table-cell>
          <table:table-cell office:value-type="float" office:value="10078" calcext:value-type="float">
            <text:p>10078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65]*[.T65] + [.AC65]*[.V65] + [.Z65]*[.P65]+[.Z65]*[.R65]; 2)" office:value-type="float" office:value="2.06" calcext:value-type="float">
            <text:p>2.06</text:p>
          </table:table-cell>
          <table:table-cell table:number-columns-repeated="2"/>
          <table:table-cell table:formula="of:=([.I65]-[.$Y$6])/([.$Y$7]-[.$Y$6])" office:value-type="float" office:value="1.11947901057769" calcext:value-type="float">
            <text:p>1.11947901057769</text:p>
          </table:table-cell>
          <table:table-cell table:formula="of:=([.I65]-[.$Y$3])/[.$Y$4]" office:value-type="float" office:value="1.0113858084912" calcext:value-type="float">
            <text:p>1.0113858084912</text:p>
          </table:table-cell>
          <table:table-cell table:formula="of:=[.AA65]+[.$Y$8]+1" office:value-type="float" office:value="102.011385808491" calcext:value-type="float">
            <text:p>102.011385808491</text:p>
          </table:table-cell>
          <table:table-cell table:formula="of:=([.J65]-[.$Y$14])/([.$Y$15]-[.$Y$14])" office:value-type="float" office:value="0.939859695953607" calcext:value-type="float">
            <text:p>0.939859695953607</text:p>
          </table:table-cell>
          <table:table-cell table:formula="of:=([.J65]-[.$Y$11])/[.$Y$12]" office:value-type="float" office:value="0.94197363265403" calcext:value-type="float">
            <text:p>0.94197363265403</text:p>
          </table:table-cell>
          <table:table-cell table:formula="of:=[.AD65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6" office:value-type="time" office:time-value="PT00H21M32S" calcext:value-type="time">
            <text:p>21:32.0</text:p>
          </table:table-cell>
          <table:table-cell office:value-type="float" office:value="14980" calcext:value-type="float">
            <text:p>14980</text:p>
          </table:table-cell>
          <table:table-cell office:value-type="float" office:value="0" calcext:value-type="float">
            <text:p>0</text:p>
          </table:table-cell>
          <table:table-cell office:value-type="float" office:value="14969" calcext:value-type="float">
            <text:p>149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106.86" calcext:value-type="float">
            <text:p>106.86</text:p>
          </table:table-cell>
          <table:table-cell office:value-type="float" office:value="97" calcext:value-type="float">
            <text:p>97</text:p>
          </table:table-cell>
          <table:table-cell office:value-type="float" office:value="0.17" calcext:value-type="float">
            <text:p>0.17</text:p>
          </table:table-cell>
          <table:table-cell office:value-type="float" office:value="20" calcext:value-type="float">
            <text:p>20</text:p>
          </table:table-cell>
          <table:table-cell table:style-name="ce26" office:value-type="time" office:time-value="PT1036164H21M31.981999716S" calcext:value-type="time">
            <text:p>21:32.0</text:p>
          </table:table-cell>
          <table:table-cell office:value-type="float" office:value="14980" calcext:value-type="float">
            <text:p>14980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66]*[.T66] + [.AC66]*[.V66] + [.Z66]*[.P66]+[.Z66]*[.R66]; 2)" office:value-type="float" office:value="2.07" calcext:value-type="float">
            <text:p>2.07</text:p>
          </table:table-cell>
          <table:table-cell table:number-columns-repeated="2"/>
          <table:table-cell table:formula="of:=([.I66]-[.$Y$6])/([.$Y$7]-[.$Y$6])" office:value-type="float" office:value="1.10861728234335" calcext:value-type="float">
            <text:p>1.10861728234335</text:p>
          </table:table-cell>
          <table:table-cell table:formula="of:=([.I66]-[.$Y$3])/[.$Y$4]" office:value-type="float" office:value="1.0061992146015" calcext:value-type="float">
            <text:p>1.0061992146015</text:p>
          </table:table-cell>
          <table:table-cell table:formula="of:=[.AA66]+[.$Y$8]+1" office:value-type="float" office:value="102.006199214602" calcext:value-type="float">
            <text:p>102.006199214602</text:p>
          </table:table-cell>
          <table:table-cell table:formula="of:=([.J66]-[.$Y$14])/([.$Y$15]-[.$Y$14])" office:value-type="float" office:value="0.939859695953607" calcext:value-type="float">
            <text:p>0.939859695953607</text:p>
          </table:table-cell>
          <table:table-cell table:formula="of:=([.J66]-[.$Y$11])/[.$Y$12]" office:value-type="float" office:value="0.94197363265403" calcext:value-type="float">
            <text:p>0.94197363265403</text:p>
          </table:table-cell>
          <table:table-cell table:formula="of:=[.AD66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6" office:value-type="time" office:time-value="PT00H22M12S" calcext:value-type="time">
            <text:p>22:12.0</text:p>
          </table:table-cell>
          <table:table-cell office:value-type="float" office:value="10737" calcext:value-type="float">
            <text:p>10737</text:p>
          </table:table-cell>
          <table:table-cell office:value-type="float" office:value="0" calcext:value-type="float">
            <text:p>0</text:p>
          </table:table-cell>
          <table:table-cell office:value-type="float" office:value="10726" calcext:value-type="float">
            <text:p>107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106.88" calcext:value-type="float">
            <text:p>106.88</text:p>
          </table:table-cell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21" calcext:value-type="float">
            <text:p>21</text:p>
          </table:table-cell>
          <table:table-cell table:style-name="ce26" office:value-type="time" office:time-value="PT1036164H22M12.010000013S" calcext:value-type="time">
            <text:p>22:12.0</text:p>
          </table:table-cell>
          <table:table-cell office:value-type="float" office:value="10737" calcext:value-type="float">
            <text:p>1073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67]*[.T67] + [.AC67]*[.V67] + [.Z67]*[.P67]+[.Z67]*[.R67]; 2)" office:value-type="float" office:value="2.06" calcext:value-type="float">
            <text:p>2.06</text:p>
          </table:table-cell>
          <table:table-cell table:number-columns-repeated="2"/>
          <table:table-cell table:formula="of:=([.I67]-[.$Y$6])/([.$Y$7]-[.$Y$6])" office:value-type="float" office:value="1.10861728234335" calcext:value-type="float">
            <text:p>1.10861728234335</text:p>
          </table:table-cell>
          <table:table-cell table:formula="of:=([.I67]-[.$Y$3])/[.$Y$4]" office:value-type="float" office:value="1.0061992146015" calcext:value-type="float">
            <text:p>1.0061992146015</text:p>
          </table:table-cell>
          <table:table-cell table:formula="of:=[.AA67]+[.$Y$8]+1" office:value-type="float" office:value="102.006199214602" calcext:value-type="float">
            <text:p>102.006199214602</text:p>
          </table:table-cell>
          <table:table-cell table:formula="of:=([.J67]-[.$Y$14])/([.$Y$15]-[.$Y$14])" office:value-type="float" office:value="0.929246701121891" calcext:value-type="float">
            <text:p>0.929246701121891</text:p>
          </table:table-cell>
          <table:table-cell table:formula="of:=([.J67]-[.$Y$11])/[.$Y$12]" office:value-type="float" office:value="1.10820427371062" calcext:value-type="float">
            <text:p>1.10820427371062</text:p>
          </table:table-cell>
          <table:table-cell table:formula="of:=[.AD67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6" office:value-type="time" office:time-value="PT00H22M52S" calcext:value-type="time">
            <text:p>22:52.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6.88" calcext:value-type="float">
            <text:p>106.88</text:p>
          </table:table-cell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table:style-name="ce26" office:value-type="time" office:time-value="PT1036164H22M52.030999744S" calcext:value-type="time">
            <text:p>22:52.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68]*[.T68] + [.AC68]*[.V68] + [.Z68]*[.P68]+[.Z68]*[.R68]; 2)" office:value-type="float" office:value="2.06" calcext:value-type="float">
            <text:p>2.06</text:p>
          </table:table-cell>
          <table:table-cell table:number-columns-repeated="2"/>
          <table:table-cell table:formula="of:=([.I68]-[.$Y$6])/([.$Y$7]-[.$Y$6])" office:value-type="float" office:value="1.10861728234335" calcext:value-type="float">
            <text:p>1.10861728234335</text:p>
          </table:table-cell>
          <table:table-cell table:formula="of:=([.I68]-[.$Y$3])/[.$Y$4]" office:value-type="float" office:value="1.0061992146015" calcext:value-type="float">
            <text:p>1.0061992146015</text:p>
          </table:table-cell>
          <table:table-cell table:formula="of:=[.AA68]+[.$Y$8]+1" office:value-type="float" office:value="102.006199214602" calcext:value-type="float">
            <text:p>102.006199214602</text:p>
          </table:table-cell>
          <table:table-cell table:formula="of:=([.J68]-[.$Y$14])/([.$Y$15]-[.$Y$14])" office:value-type="float" office:value="0.929246701121891" calcext:value-type="float">
            <text:p>0.929246701121891</text:p>
          </table:table-cell>
          <table:table-cell table:formula="of:=([.J68]-[.$Y$11])/[.$Y$12]" office:value-type="float" office:value="1.10820427371062" calcext:value-type="float">
            <text:p>1.10820427371062</text:p>
          </table:table-cell>
          <table:table-cell table:formula="of:=[.AD68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6" office:value-type="time" office:time-value="PT00H23M13.5S" calcext:value-type="time">
            <text:p>23:13.5</text:p>
          </table:table-cell>
          <table:table-cell office:value-type="float" office:value="17183" calcext:value-type="float">
            <text:p>17183</text:p>
          </table:table-cell>
          <table:table-cell office:value-type="float" office:value="0" calcext:value-type="float">
            <text:p>0</text:p>
          </table:table-cell>
          <table:table-cell office:value-type="float" office:value="17173" calcext:value-type="float">
            <text:p>17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87.1" calcext:value-type="float">
            <text:p>87.1</text:p>
          </table:table-cell>
          <table:table-cell office:value-type="float" office:value="96.5" calcext:value-type="float">
            <text:p>96.5</text:p>
          </table:table-cell>
          <table:table-cell office:value-type="float" office:value="0.18" calcext:value-type="float">
            <text:p>0.18</text:p>
          </table:table-cell>
          <table:table-cell office:value-type="float" office:value="23" calcext:value-type="float">
            <text:p>23</text:p>
          </table:table-cell>
          <table:table-cell table:style-name="ce26" office:value-type="time" office:time-value="PT1036164H23M13.467000034S" calcext:value-type="time">
            <text:p>23:13.5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69]*[.T69] + [.AC69]*[.V69] + [.Z69]*[.P69]+[.Z69]*[.R69]; 2)" office:value-type="float" office:value="2.02" calcext:value-type="float">
            <text:p>2.02</text:p>
          </table:table-cell>
          <table:table-cell table:number-columns-repeated="2"/>
          <table:table-cell table:formula="of:=([.I69]-[.$Y$6])/([.$Y$7]-[.$Y$6])" office:value-type="float" office:value="1.09775555410902" calcext:value-type="float">
            <text:p>1.09775555410902</text:p>
          </table:table-cell>
          <table:table-cell table:formula="of:=([.I69]-[.$Y$3])/[.$Y$4]" office:value-type="float" office:value="1.0010126207118" calcext:value-type="float">
            <text:p>1.0010126207118</text:p>
          </table:table-cell>
          <table:table-cell table:formula="of:=[.AA69]+[.$Y$8]+1" office:value-type="float" office:value="102.001012620712" calcext:value-type="float">
            <text:p>102.001012620712</text:p>
          </table:table-cell>
          <table:table-cell table:formula="of:=([.J69]-[.$Y$14])/([.$Y$15]-[.$Y$14])" office:value-type="float" office:value="0.936322031009702" calcext:value-type="float">
            <text:p>0.936322031009702</text:p>
          </table:table-cell>
          <table:table-cell table:formula="of:=([.J69]-[.$Y$11])/[.$Y$12]" office:value-type="float" office:value="0.997383846339561" calcext:value-type="float">
            <text:p>0.997383846339561</text:p>
          </table:table-cell>
          <table:table-cell table:formula="of:=[.AD69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6" office:value-type="time" office:time-value="PT00H23M53.9S" calcext:value-type="time">
            <text:p>23:53.9</text:p>
          </table:table-cell>
          <table:table-cell office:value-type="float" office:value="10064" calcext:value-type="float">
            <text:p>10064</text:p>
          </table:table-cell>
          <table:table-cell office:value-type="float" office:value="0" calcext:value-type="float">
            <text:p>0</text:p>
          </table:table-cell>
          <table:table-cell office:value-type="float" office:value="10055" calcext:value-type="float">
            <text:p>10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5-9002-9001</text:p>
          </table:table-cell>
          <table:table-cell office:value-type="float" office:value="87.1" calcext:value-type="float">
            <text:p>87.1</text:p>
          </table:table-cell>
          <table:table-cell office:value-type="float" office:value="96.5" calcext:value-type="float">
            <text:p>96.5</text:p>
          </table:table-cell>
          <table:table-cell office:value-type="float" office:value="0.18" calcext:value-type="float">
            <text:p>0.18</text:p>
          </table:table-cell>
          <table:table-cell office:value-type="float" office:value="24" calcext:value-type="float">
            <text:p>24</text:p>
          </table:table-cell>
          <table:table-cell table:style-name="ce26" office:value-type="time" office:time-value="PT1036164H23M53.924999926S" calcext:value-type="time">
            <text:p>23:53.9</text:p>
          </table:table-cell>
          <table:table-cell office:value-type="float" office:value="10064" calcext:value-type="float">
            <text:p>10064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70]*[.T70] + [.AC70]*[.V70] + [.Z70]*[.P70]+[.Z70]*[.R70]; 2)" office:value-type="float" office:value="2.02" calcext:value-type="float">
            <text:p>2.02</text:p>
          </table:table-cell>
          <table:table-cell table:number-columns-repeated="2"/>
          <table:table-cell table:formula="of:=([.I70]-[.$Y$6])/([.$Y$7]-[.$Y$6])" office:value-type="float" office:value="1.09775555410902" calcext:value-type="float">
            <text:p>1.09775555410902</text:p>
          </table:table-cell>
          <table:table-cell table:formula="of:=([.I70]-[.$Y$3])/[.$Y$4]" office:value-type="float" office:value="1.0010126207118" calcext:value-type="float">
            <text:p>1.0010126207118</text:p>
          </table:table-cell>
          <table:table-cell table:formula="of:=[.AA70]+[.$Y$8]+1" office:value-type="float" office:value="102.001012620712" calcext:value-type="float">
            <text:p>102.001012620712</text:p>
          </table:table-cell>
          <table:table-cell table:formula="of:=([.J70]-[.$Y$14])/([.$Y$15]-[.$Y$14])" office:value-type="float" office:value="0.936322031009702" calcext:value-type="float">
            <text:p>0.936322031009702</text:p>
          </table:table-cell>
          <table:table-cell table:formula="of:=([.J70]-[.$Y$11])/[.$Y$12]" office:value-type="float" office:value="0.997383846339561" calcext:value-type="float">
            <text:p>0.997383846339561</text:p>
          </table:table-cell>
          <table:table-cell table:formula="of:=[.AD70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6" office:value-type="time" office:time-value="PT00H24M33.6S" calcext:value-type="time">
            <text:p>24:33.6</text:p>
          </table:table-cell>
          <table:table-cell office:value-type="float" office:value="20231" calcext:value-type="float">
            <text:p>20231</text:p>
          </table:table-cell>
          <table:table-cell office:value-type="float" office:value="0" calcext:value-type="float">
            <text:p>0</text:p>
          </table:table-cell>
          <table:table-cell office:value-type="float" office:value="20214" calcext:value-type="float">
            <text:p>20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.32" calcext:value-type="float">
            <text:p>0.32</text:p>
          </table:table-cell>
          <table:table-cell office:value-type="float" office:value="97" calcext:value-type="float">
            <text:p>97</text:p>
          </table:table-cell>
          <table:table-cell office:value-type="float" office:value="0.16" calcext:value-type="float">
            <text:p>0.16</text:p>
          </table:table-cell>
          <table:table-cell office:value-type="float" office:value="25" calcext:value-type="float">
            <text:p>25</text:p>
          </table:table-cell>
          <table:table-cell table:style-name="ce26" office:value-type="time" office:time-value="PT1036164H24M33.646000028S" calcext:value-type="time">
            <text:p>24:33.6</text:p>
          </table:table-cell>
          <table:table-cell office:value-type="float" office:value="20231" calcext:value-type="float">
            <text:p>2023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71]*[.T71] + [.AC71]*[.V71] + [.Z71]*[.P71]+[.Z71]*[.R71]; 2)" office:value-type="float" office:value="1.89" calcext:value-type="float">
            <text:p>1.89</text:p>
          </table:table-cell>
          <table:table-cell table:number-columns-repeated="2"/>
          <table:table-cell table:formula="of:=([.I71]-[.$Y$6])/([.$Y$7]-[.$Y$6])" office:value-type="float" office:value="1.10861728234335" calcext:value-type="float">
            <text:p>1.10861728234335</text:p>
          </table:table-cell>
          <table:table-cell table:formula="of:=([.I71]-[.$Y$3])/[.$Y$4]" office:value-type="float" office:value="1.0061992146015" calcext:value-type="float">
            <text:p>1.0061992146015</text:p>
          </table:table-cell>
          <table:table-cell table:formula="of:=[.AA71]+[.$Y$8]+1" office:value-type="float" office:value="102.006199214602" calcext:value-type="float">
            <text:p>102.006199214602</text:p>
          </table:table-cell>
          <table:table-cell table:formula="of:=([.J71]-[.$Y$14])/([.$Y$15]-[.$Y$14])" office:value-type="float" office:value="0.943397360897512" calcext:value-type="float">
            <text:p>0.943397360897512</text:p>
          </table:table-cell>
          <table:table-cell table:formula="of:=([.J71]-[.$Y$11])/[.$Y$12]" office:value-type="float" office:value="0.886563418968499" calcext:value-type="float">
            <text:p>0.886563418968499</text:p>
          </table:table-cell>
          <table:table-cell table:formula="of:=[.AD71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6" office:value-type="time" office:time-value="PT00H25M13.6S" calcext:value-type="time">
            <text:p>25:13.6</text:p>
          </table:table-cell>
          <table:table-cell office:value-type="float" office:value="17749" calcext:value-type="float">
            <text:p>17749</text:p>
          </table:table-cell>
          <table:table-cell office:value-type="float" office:value="0" calcext:value-type="float">
            <text:p>0</text:p>
          </table:table-cell>
          <table:table-cell office:value-type="float" office:value="17739" calcext:value-type="float">
            <text:p>177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67.81" calcext:value-type="float">
            <text:p>67.81</text:p>
          </table:table-cell>
          <table:table-cell office:value-type="float" office:value="96.5" calcext:value-type="float">
            <text:p>96.5</text:p>
          </table:table-cell>
          <table:table-cell office:value-type="float" office:value="0.16" calcext:value-type="float">
            <text:p>0.16</text:p>
          </table:table-cell>
          <table:table-cell office:value-type="float" office:value="26" calcext:value-type="float">
            <text:p>26</text:p>
          </table:table-cell>
          <table:table-cell table:style-name="ce26" office:value-type="time" office:time-value="PT1036164H25M13.611999806S" calcext:value-type="time">
            <text:p>25:13.6</text:p>
          </table:table-cell>
          <table:table-cell office:value-type="float" office:value="17749" calcext:value-type="float">
            <text:p>17749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5" calcext:value-type="float">
            <text:p>9005</text:p>
          </table:table-cell>
          <table:table-cell office:value-type="float" office:value="0.7" calcext:value-type="float">
            <text:p>0.7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table:formula="of:=ROUND([.AC72]*[.T72] + [.AC72]*[.V72] + [.Z72]*[.P72]+[.Z72]*[.R72]; 2)" office:value-type="float" office:value="1.99" calcext:value-type="float">
            <text:p>1.99</text:p>
          </table:table-cell>
          <table:table-cell table:number-columns-repeated="2"/>
          <table:table-cell table:formula="of:=([.I72]-[.$Y$6])/([.$Y$7]-[.$Y$6])" office:value-type="float" office:value="1.09775555410902" calcext:value-type="float">
            <text:p>1.09775555410902</text:p>
          </table:table-cell>
          <table:table-cell table:formula="of:=([.I72]-[.$Y$3])/[.$Y$4]" office:value-type="float" office:value="1.0010126207118" calcext:value-type="float">
            <text:p>1.0010126207118</text:p>
          </table:table-cell>
          <table:table-cell table:formula="of:=[.AA72]+[.$Y$8]+1" office:value-type="float" office:value="102.001012620712" calcext:value-type="float">
            <text:p>102.001012620712</text:p>
          </table:table-cell>
          <table:table-cell table:formula="of:=([.J72]-[.$Y$14])/([.$Y$15]-[.$Y$14])" office:value-type="float" office:value="0.943397360897512" calcext:value-type="float">
            <text:p>0.943397360897512</text:p>
          </table:table-cell>
          <table:table-cell table:formula="of:=([.J72]-[.$Y$11])/[.$Y$12]" office:value-type="float" office:value="0.886563418968499" calcext:value-type="float">
            <text:p>0.886563418968499</text:p>
          </table:table-cell>
          <table:table-cell table:formula="of:=[.AD72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6" office:value-type="time" office:time-value="PT00H25M53.6S" calcext:value-type="time">
            <text:p>25:53.6</text:p>
          </table:table-cell>
          <table:table-cell office:value-type="float" office:value="10081" calcext:value-type="float">
            <text:p>10081</text:p>
          </table:table-cell>
          <table:table-cell office:value-type="float" office:value="0" calcext:value-type="float">
            <text:p>0</text:p>
          </table:table-cell>
          <table:table-cell office:value-type="float" office:value="10071" calcext:value-type="float">
            <text:p>100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67.81" calcext:value-type="float">
            <text:p>67.81</text:p>
          </table:table-cell>
          <table:table-cell office:value-type="float" office:value="96.5" calcext:value-type="float">
            <text:p>96.5</text:p>
          </table:table-cell>
          <table:table-cell office:value-type="float" office:value="0.16" calcext:value-type="float">
            <text:p>0.16</text:p>
          </table:table-cell>
          <table:table-cell office:value-type="float" office:value="27" calcext:value-type="float">
            <text:p>27</text:p>
          </table:table-cell>
          <table:table-cell table:style-name="ce26" office:value-type="time" office:time-value="PT1036164H25M53.633999918S" calcext:value-type="time">
            <text:p>25:53.6</text:p>
          </table:table-cell>
          <table:table-cell office:value-type="float" office:value="10081" calcext:value-type="float">
            <text:p>10081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5" calcext:value-type="float">
            <text:p>9005</text:p>
          </table:table-cell>
          <table:table-cell office:value-type="float" office:value="0.7" calcext:value-type="float">
            <text:p>0.7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table:formula="of:=ROUND([.AC73]*[.T73] + [.AC73]*[.V73] + [.Z73]*[.P73]+[.Z73]*[.R73]; 2)" office:value-type="float" office:value="1.99" calcext:value-type="float">
            <text:p>1.99</text:p>
          </table:table-cell>
          <table:table-cell table:number-columns-repeated="2"/>
          <table:table-cell table:formula="of:=([.I73]-[.$Y$6])/([.$Y$7]-[.$Y$6])" office:value-type="float" office:value="1.09775555410902" calcext:value-type="float">
            <text:p>1.09775555410902</text:p>
          </table:table-cell>
          <table:table-cell table:formula="of:=([.I73]-[.$Y$3])/[.$Y$4]" office:value-type="float" office:value="1.0010126207118" calcext:value-type="float">
            <text:p>1.0010126207118</text:p>
          </table:table-cell>
          <table:table-cell table:formula="of:=[.AA73]+[.$Y$8]+1" office:value-type="float" office:value="102.001012620712" calcext:value-type="float">
            <text:p>102.001012620712</text:p>
          </table:table-cell>
          <table:table-cell table:formula="of:=([.J73]-[.$Y$14])/([.$Y$15]-[.$Y$14])" office:value-type="float" office:value="0.943397360897512" calcext:value-type="float">
            <text:p>0.943397360897512</text:p>
          </table:table-cell>
          <table:table-cell table:formula="of:=([.J73]-[.$Y$11])/[.$Y$12]" office:value-type="float" office:value="0.886563418968499" calcext:value-type="float">
            <text:p>0.886563418968499</text:p>
          </table:table-cell>
          <table:table-cell table:formula="of:=[.AD73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6" office:value-type="time" office:time-value="PT00H26M33.8S" calcext:value-type="time">
            <text:p>26:33.8</text:p>
          </table:table-cell>
          <table:table-cell office:value-type="float" office:value="17795" calcext:value-type="float">
            <text:p>17795</text:p>
          </table:table-cell>
          <table:table-cell office:value-type="float" office:value="0" calcext:value-type="float">
            <text:p>0</text:p>
          </table:table-cell>
          <table:table-cell office:value-type="float" office:value="17786" calcext:value-type="float">
            <text:p>17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.46" calcext:value-type="float">
            <text:p>0.46</text:p>
          </table:table-cell>
          <table:table-cell office:value-type="float" office:value="96" calcext:value-type="float">
            <text:p>96</text:p>
          </table:table-cell>
          <table:table-cell office:value-type="float" office:value="0.23" calcext:value-type="float">
            <text:p>0.23</text:p>
          </table:table-cell>
          <table:table-cell office:value-type="float" office:value="28" calcext:value-type="float">
            <text:p>28</text:p>
          </table:table-cell>
          <table:table-cell table:style-name="ce26" office:value-type="time" office:time-value="PT1036164H26M33.837000523S" calcext:value-type="time">
            <text:p>26:33.8</text:p>
          </table:table-cell>
          <table:table-cell office:value-type="float" office:value="17795" calcext:value-type="float">
            <text:p>1779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74]*[.T74] + [.AC74]*[.V74] + [.Z74]*[.P74]+[.Z74]*[.R74]; 2)" office:value-type="float" office:value="1.84" calcext:value-type="float">
            <text:p>1.84</text:p>
          </table:table-cell>
          <table:table-cell table:number-columns-repeated="2"/>
          <table:table-cell table:formula="of:=([.I74]-[.$Y$6])/([.$Y$7]-[.$Y$6])" office:value-type="float" office:value="1.08689382587468" calcext:value-type="float">
            <text:p>1.08689382587468</text:p>
          </table:table-cell>
          <table:table-cell table:formula="of:=([.I74]-[.$Y$3])/[.$Y$4]" office:value-type="float" office:value="0.9958260268221" calcext:value-type="float">
            <text:p>0.9958260268221</text:p>
          </table:table-cell>
          <table:table-cell table:formula="of:=[.AA74]+[.$Y$8]+1" office:value-type="float" office:value="101.995826026822" calcext:value-type="float">
            <text:p>101.995826026822</text:p>
          </table:table-cell>
          <table:table-cell table:formula="of:=([.J74]-[.$Y$14])/([.$Y$15]-[.$Y$14])" office:value-type="float" office:value="0.918633706290174" calcext:value-type="float">
            <text:p>0.918633706290174</text:p>
          </table:table-cell>
          <table:table-cell table:formula="of:=([.J74]-[.$Y$11])/[.$Y$12]" office:value-type="float" office:value="1.27443491476722" calcext:value-type="float">
            <text:p>1.27443491476722</text:p>
          </table:table-cell>
          <table:table-cell table:formula="of:=[.AD74]+[.$Y$16]+1" office:value-type="float" office:value="2.80443491476722" calcext:value-type="float">
            <text:p>2.80443491476722</text:p>
          </table:table-cell>
          <table:table-cell table:number-columns-repeated="99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6" office:value-type="time" office:time-value="PT00H27M13.7S" calcext:value-type="time">
            <text:p>27:13.7</text:p>
          </table:table-cell>
          <table:table-cell office:value-type="float" office:value="15987" calcext:value-type="float">
            <text:p>15987</text:p>
          </table:table-cell>
          <table:table-cell office:value-type="float" office:value="0" calcext:value-type="float">
            <text:p>0</text:p>
          </table:table-cell>
          <table:table-cell office:value-type="float" office:value="15974" calcext:value-type="float">
            <text:p>159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4-9002-9001</text:p>
          </table:table-cell>
          <table:table-cell office:value-type="float" office:value="0.46" calcext:value-type="float">
            <text:p>0.46</text:p>
          </table:table-cell>
          <table:table-cell office:value-type="float" office:value="96" calcext:value-type="float">
            <text:p>96</text:p>
          </table:table-cell>
          <table:table-cell office:value-type="float" office:value="0.23" calcext:value-type="float">
            <text:p>0.23</text:p>
          </table:table-cell>
          <table:table-cell office:value-type="float" office:value="29" calcext:value-type="float">
            <text:p>29</text:p>
          </table:table-cell>
          <table:table-cell table:style-name="ce26" office:value-type="time" office:time-value="PT1036164H27M13.686000248S" calcext:value-type="time">
            <text:p>27:13.7</text:p>
          </table:table-cell>
          <table:table-cell office:value-type="float" office:value="15987" calcext:value-type="float">
            <text:p>1598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75]*[.T75] + [.AC75]*[.V75] + [.Z75]*[.P75]+[.Z75]*[.R75]; 2)" office:value-type="float" office:value="1.84" calcext:value-type="float">
            <text:p>1.84</text:p>
          </table:table-cell>
          <table:table-cell table:number-columns-repeated="2"/>
          <table:table-cell table:formula="of:=([.I75]-[.$Y$6])/([.$Y$7]-[.$Y$6])" office:value-type="float" office:value="1.08689382587468" calcext:value-type="float">
            <text:p>1.08689382587468</text:p>
          </table:table-cell>
          <table:table-cell table:formula="of:=([.I75]-[.$Y$3])/[.$Y$4]" office:value-type="float" office:value="0.9958260268221" calcext:value-type="float">
            <text:p>0.9958260268221</text:p>
          </table:table-cell>
          <table:table-cell table:formula="of:=[.AA75]+[.$Y$8]+1" office:value-type="float" office:value="101.995826026822" calcext:value-type="float">
            <text:p>101.995826026822</text:p>
          </table:table-cell>
          <table:table-cell table:formula="of:=([.J75]-[.$Y$14])/([.$Y$15]-[.$Y$14])" office:value-type="float" office:value="0.918633706290174" calcext:value-type="float">
            <text:p>0.918633706290174</text:p>
          </table:table-cell>
          <table:table-cell table:formula="of:=([.J75]-[.$Y$11])/[.$Y$12]" office:value-type="float" office:value="1.27443491476722" calcext:value-type="float">
            <text:p>1.27443491476722</text:p>
          </table:table-cell>
          <table:table-cell table:formula="of:=[.AD75]+[.$Y$16]+1" office:value-type="float" office:value="2.80443491476722" calcext:value-type="float">
            <text:p>2.80443491476722</text:p>
          </table:table-cell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6" office:value-type="time" office:time-value="PT00H27M53.7S" calcext:value-type="time">
            <text:p>27:53.7</text:p>
          </table:table-cell>
          <table:table-cell office:value-type="float" office:value="10087" calcext:value-type="float">
            <text:p>10087</text:p>
          </table:table-cell>
          <table:table-cell office:value-type="float" office:value="0" calcext:value-type="float">
            <text:p>0</text:p>
          </table:table-cell>
          <table:table-cell office:value-type="float" office:value="10077" calcext:value-type="float">
            <text:p>100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.46" calcext:value-type="float">
            <text:p>0.46</text:p>
          </table:table-cell>
          <table:table-cell office:value-type="float" office:value="96" calcext:value-type="float">
            <text:p>96</text:p>
          </table:table-cell>
          <table:table-cell office:value-type="float" office:value="0.23" calcext:value-type="float">
            <text:p>0.23</text:p>
          </table:table-cell>
          <table:table-cell office:value-type="float" office:value="30" calcext:value-type="float">
            <text:p>30</text:p>
          </table:table-cell>
          <table:table-cell table:style-name="ce26" office:value-type="time" office:time-value="PT1036164H27M53.704000097S" calcext:value-type="time">
            <text:p>27:53.7</text:p>
          </table:table-cell>
          <table:table-cell office:value-type="float" office:value="10087" calcext:value-type="float">
            <text:p>1008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76]*[.T76] + [.AC76]*[.V76] + [.Z76]*[.P76]+[.Z76]*[.R76]; 2)" office:value-type="float" office:value="1.84" calcext:value-type="float">
            <text:p>1.84</text:p>
          </table:table-cell>
          <table:table-cell table:number-columns-repeated="2"/>
          <table:table-cell table:formula="of:=([.I76]-[.$Y$6])/([.$Y$7]-[.$Y$6])" office:value-type="float" office:value="1.08689382587468" calcext:value-type="float">
            <text:p>1.08689382587468</text:p>
          </table:table-cell>
          <table:table-cell table:formula="of:=([.I76]-[.$Y$3])/[.$Y$4]" office:value-type="float" office:value="0.9958260268221" calcext:value-type="float">
            <text:p>0.9958260268221</text:p>
          </table:table-cell>
          <table:table-cell table:formula="of:=[.AA76]+[.$Y$8]+1" office:value-type="float" office:value="101.995826026822" calcext:value-type="float">
            <text:p>101.995826026822</text:p>
          </table:table-cell>
          <table:table-cell table:formula="of:=([.J76]-[.$Y$14])/([.$Y$15]-[.$Y$14])" office:value-type="float" office:value="0.918633706290174" calcext:value-type="float">
            <text:p>0.918633706290174</text:p>
          </table:table-cell>
          <table:table-cell table:formula="of:=([.J76]-[.$Y$11])/[.$Y$12]" office:value-type="float" office:value="1.27443491476722" calcext:value-type="float">
            <text:p>1.27443491476722</text:p>
          </table:table-cell>
          <table:table-cell table:formula="of:=[.AD76]+[.$Y$16]+1" office:value-type="float" office:value="2.80443491476722" calcext:value-type="float">
            <text:p>2.80443491476722</text:p>
          </table:table-cell>
          <table:table-cell table:number-columns-repeated="99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6" office:value-type="time" office:time-value="PT00H28M33.7S" calcext:value-type="time">
            <text:p>28:33.7</text:p>
          </table:table-cell>
          <table:table-cell office:value-type="float" office:value="18410" calcext:value-type="float">
            <text:p>18410</text:p>
          </table:table-cell>
          <table:table-cell office:value-type="float" office:value="0" calcext:value-type="float">
            <text:p>0</text:p>
          </table:table-cell>
          <table:table-cell office:value-type="float" office:value="18398" calcext:value-type="float">
            <text:p>18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105.74" calcext:value-type="float">
            <text:p>105.74</text:p>
          </table:table-cell>
          <table:table-cell office:value-type="float" office:value="96" calcext:value-type="float">
            <text:p>96</text:p>
          </table:table-cell>
          <table:table-cell office:value-type="float" office:value="0.15" calcext:value-type="float">
            <text:p>0.15</text:p>
          </table:table-cell>
          <table:table-cell office:value-type="float" office:value="31" calcext:value-type="float">
            <text:p>31</text:p>
          </table:table-cell>
          <table:table-cell table:style-name="ce26" office:value-type="time" office:time-value="PT1036164H28M33.745000307S" calcext:value-type="time">
            <text:p>28:33.7</text:p>
          </table:table-cell>
          <table:table-cell office:value-type="float" office:value="18410" calcext:value-type="float">
            <text:p>18410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77]*[.T77] + [.AC77]*[.V77] + [.Z77]*[.P77]+[.Z77]*[.R77]; 2)" office:value-type="float" office:value="2.05" calcext:value-type="float">
            <text:p>2.05</text:p>
          </table:table-cell>
          <table:table-cell table:number-columns-repeated="2"/>
          <table:table-cell table:formula="of:=([.I77]-[.$Y$6])/([.$Y$7]-[.$Y$6])" office:value-type="float" office:value="1.08689382587468" calcext:value-type="float">
            <text:p>1.08689382587468</text:p>
          </table:table-cell>
          <table:table-cell table:formula="of:=([.I77]-[.$Y$3])/[.$Y$4]" office:value-type="float" office:value="0.9958260268221" calcext:value-type="float">
            <text:p>0.9958260268221</text:p>
          </table:table-cell>
          <table:table-cell table:formula="of:=[.AA77]+[.$Y$8]+1" office:value-type="float" office:value="101.995826026822" calcext:value-type="float">
            <text:p>101.995826026822</text:p>
          </table:table-cell>
          <table:table-cell table:formula="of:=([.J77]-[.$Y$14])/([.$Y$15]-[.$Y$14])" office:value-type="float" office:value="0.946935025841418" calcext:value-type="float">
            <text:p>0.946935025841418</text:p>
          </table:table-cell>
          <table:table-cell table:formula="of:=([.J77]-[.$Y$11])/[.$Y$12]" office:value-type="float" office:value="0.831153205282968" calcext:value-type="float">
            <text:p>0.831153205282968</text:p>
          </table:table-cell>
          <table:table-cell table:formula="of:=[.AD77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6" office:value-type="time" office:time-value="PT00H29M13.9S" calcext:value-type="time">
            <text:p>29:13.9</text:p>
          </table:table-cell>
          <table:table-cell office:value-type="float" office:value="17428" calcext:value-type="float">
            <text:p>17428</text:p>
          </table:table-cell>
          <table:table-cell office:value-type="float" office:value="0" calcext:value-type="float">
            <text:p>0</text:p>
          </table:table-cell>
          <table:table-cell office:value-type="float" office:value="17417" calcext:value-type="float">
            <text:p>17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5-9002-9001</text:p>
          </table:table-cell>
          <table:table-cell office:value-type="float" office:value="86.16" calcext:value-type="float">
            <text:p>86.16</text:p>
          </table:table-cell>
          <table:table-cell office:value-type="float" office:value="95.5" calcext:value-type="float">
            <text:p>95.5</text:p>
          </table:table-cell>
          <table:table-cell office:value-type="float" office:value="0.15" calcext:value-type="float">
            <text:p>0.15</text:p>
          </table:table-cell>
          <table:table-cell office:value-type="float" office:value="32" calcext:value-type="float">
            <text:p>32</text:p>
          </table:table-cell>
          <table:table-cell table:style-name="ce26" office:value-type="time" office:time-value="PT1036164H29M13.885000013S" calcext:value-type="time">
            <text:p>29:13.9</text:p>
          </table:table-cell>
          <table:table-cell office:value-type="float" office:value="17428" calcext:value-type="float">
            <text:p>17428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78]*[.T78] + [.AC78]*[.V78] + [.Z78]*[.P78]+[.Z78]*[.R78]; 2)" office:value-type="float" office:value="2.01" calcext:value-type="float">
            <text:p>2.01</text:p>
          </table:table-cell>
          <table:table-cell table:number-columns-repeated="2"/>
          <table:table-cell table:formula="of:=([.I78]-[.$Y$6])/([.$Y$7]-[.$Y$6])" office:value-type="float" office:value="1.07603209764035" calcext:value-type="float">
            <text:p>1.07603209764035</text:p>
          </table:table-cell>
          <table:table-cell table:formula="of:=([.I78]-[.$Y$3])/[.$Y$4]" office:value-type="float" office:value="0.990639432932401" calcext:value-type="float">
            <text:p>0.990639432932401</text:p>
          </table:table-cell>
          <table:table-cell table:formula="of:=[.AA78]+[.$Y$8]+1" office:value-type="float" office:value="101.990639432932" calcext:value-type="float">
            <text:p>101.990639432932</text:p>
          </table:table-cell>
          <table:table-cell table:formula="of:=([.J78]-[.$Y$14])/([.$Y$15]-[.$Y$14])" office:value-type="float" office:value="0.946935025841418" calcext:value-type="float">
            <text:p>0.946935025841418</text:p>
          </table:table-cell>
          <table:table-cell table:formula="of:=([.J78]-[.$Y$11])/[.$Y$12]" office:value-type="float" office:value="0.831153205282968" calcext:value-type="float">
            <text:p>0.831153205282968</text:p>
          </table:table-cell>
          <table:table-cell table:formula="of:=[.AD78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6" office:value-type="time" office:time-value="PT00H29M53.9S" calcext:value-type="time">
            <text:p>29:53.9</text:p>
          </table:table-cell>
          <table:table-cell office:value-type="float" office:value="10073" calcext:value-type="float">
            <text:p>10073</text:p>
          </table:table-cell>
          <table:table-cell office:value-type="float" office:value="0" calcext:value-type="float">
            <text:p>0</text:p>
          </table:table-cell>
          <table:table-cell office:value-type="float" office:value="10064" calcext:value-type="float">
            <text:p>10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86.16" calcext:value-type="float">
            <text:p>86.16</text:p>
          </table:table-cell>
          <table:table-cell office:value-type="float" office:value="95.5" calcext:value-type="float">
            <text:p>95.5</text:p>
          </table:table-cell>
          <table:table-cell office:value-type="float" office:value="0.15" calcext:value-type="float">
            <text:p>0.15</text:p>
          </table:table-cell>
          <table:table-cell office:value-type="float" office:value="33" calcext:value-type="float">
            <text:p>33</text:p>
          </table:table-cell>
          <table:table-cell table:style-name="ce26" office:value-type="time" office:time-value="PT1036164H29M53.888000026S" calcext:value-type="time">
            <text:p>29:53.9</text:p>
          </table:table-cell>
          <table:table-cell office:value-type="float" office:value="10073" calcext:value-type="float">
            <text:p>10073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79]*[.T79] + [.AC79]*[.V79] + [.Z79]*[.P79]+[.Z79]*[.R79]; 2)" office:value-type="float" office:value="2.01" calcext:value-type="float">
            <text:p>2.01</text:p>
          </table:table-cell>
          <table:table-cell table:number-columns-repeated="2"/>
          <table:table-cell table:formula="of:=([.I79]-[.$Y$6])/([.$Y$7]-[.$Y$6])" office:value-type="float" office:value="1.07603209764035" calcext:value-type="float">
            <text:p>1.07603209764035</text:p>
          </table:table-cell>
          <table:table-cell table:formula="of:=([.I79]-[.$Y$3])/[.$Y$4]" office:value-type="float" office:value="0.990639432932401" calcext:value-type="float">
            <text:p>0.990639432932401</text:p>
          </table:table-cell>
          <table:table-cell table:formula="of:=[.AA79]+[.$Y$8]+1" office:value-type="float" office:value="101.990639432932" calcext:value-type="float">
            <text:p>101.990639432932</text:p>
          </table:table-cell>
          <table:table-cell table:formula="of:=([.J79]-[.$Y$14])/([.$Y$15]-[.$Y$14])" office:value-type="float" office:value="0.946935025841418" calcext:value-type="float">
            <text:p>0.946935025841418</text:p>
          </table:table-cell>
          <table:table-cell table:formula="of:=([.J79]-[.$Y$11])/[.$Y$12]" office:value-type="float" office:value="0.831153205282968" calcext:value-type="float">
            <text:p>0.831153205282968</text:p>
          </table:table-cell>
          <table:table-cell table:formula="of:=[.AD79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6" office:value-type="time" office:time-value="PT00H30M33.9S" calcext:value-type="time">
            <text:p>30:33.9</text:p>
          </table:table-cell>
          <table:table-cell office:value-type="float" office:value="18667" calcext:value-type="float">
            <text:p>18667</text:p>
          </table:table-cell>
          <table:table-cell office:value-type="float" office:value="0" calcext:value-type="float">
            <text:p>0</text:p>
          </table:table-cell>
          <table:table-cell office:value-type="float" office:value="18659" calcext:value-type="float">
            <text:p>18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38.46" calcext:value-type="float">
            <text:p>38.46</text:p>
          </table:table-cell>
          <table:table-cell office:value-type="float" office:value="95.5" calcext:value-type="float">
            <text:p>95.5</text:p>
          </table:table-cell>
          <table:table-cell office:value-type="float" office:value="0.16" calcext:value-type="float">
            <text:p>0.16</text:p>
          </table:table-cell>
          <table:table-cell office:value-type="float" office:value="34" calcext:value-type="float">
            <text:p>34</text:p>
          </table:table-cell>
          <table:table-cell table:style-name="ce26" office:value-type="time" office:time-value="PT1036164H30M33.880000468S" calcext:value-type="time">
            <text:p>30:33.9</text:p>
          </table:table-cell>
          <table:table-cell office:value-type="float" office:value="18667" calcext:value-type="float">
            <text:p>1866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2" calcext:value-type="float">
            <text:p>0.2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8" calcext:value-type="float">
            <text:p>0.8</text:p>
          </table:table-cell>
          <table:table-cell table:formula="of:=ROUND([.AC80]*[.T80] + [.AC80]*[.V80] + [.Z80]*[.P80]+[.Z80]*[.R80]; 2)" office:value-type="float" office:value="1.94" calcext:value-type="float">
            <text:p>1.94</text:p>
          </table:table-cell>
          <table:table-cell table:number-columns-repeated="2"/>
          <table:table-cell table:formula="of:=([.I80]-[.$Y$6])/([.$Y$7]-[.$Y$6])" office:value-type="float" office:value="1.07603209764035" calcext:value-type="float">
            <text:p>1.07603209764035</text:p>
          </table:table-cell>
          <table:table-cell table:formula="of:=([.I80]-[.$Y$3])/[.$Y$4]" office:value-type="float" office:value="0.990639432932401" calcext:value-type="float">
            <text:p>0.990639432932401</text:p>
          </table:table-cell>
          <table:table-cell table:formula="of:=[.AA80]+[.$Y$8]+1" office:value-type="float" office:value="101.990639432932" calcext:value-type="float">
            <text:p>101.990639432932</text:p>
          </table:table-cell>
          <table:table-cell table:formula="of:=([.J80]-[.$Y$14])/([.$Y$15]-[.$Y$14])" office:value-type="float" office:value="0.943397360897512" calcext:value-type="float">
            <text:p>0.943397360897512</text:p>
          </table:table-cell>
          <table:table-cell table:formula="of:=([.J80]-[.$Y$11])/[.$Y$12]" office:value-type="float" office:value="0.886563418968499" calcext:value-type="float">
            <text:p>0.886563418968499</text:p>
          </table:table-cell>
          <table:table-cell table:formula="of:=[.AD80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6" office:value-type="time" office:time-value="PT00H31M13.9S" calcext:value-type="time">
            <text:p>31:13.9</text:p>
          </table:table-cell>
          <table:table-cell office:value-type="float" office:value="19181" calcext:value-type="float">
            <text:p>19181</text:p>
          </table:table-cell>
          <table:table-cell office:value-type="float" office:value="0" calcext:value-type="float">
            <text:p>0</text:p>
          </table:table-cell>
          <table:table-cell office:value-type="float" office:value="19171" calcext:value-type="float">
            <text:p>19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5-9002-9001</text:p>
          </table:table-cell>
          <table:table-cell office:value-type="float" office:value="85.31" calcext:value-type="float">
            <text:p>85.31</text:p>
          </table:table-cell>
          <table:table-cell office:value-type="float" office:value="94.5" calcext:value-type="float">
            <text:p>94.5</text:p>
          </table:table-cell>
          <table:table-cell office:value-type="float" office:value="0.19" calcext:value-type="float">
            <text:p>0.19</text:p>
          </table:table-cell>
          <table:table-cell office:value-type="float" office:value="35" calcext:value-type="float">
            <text:p>35</text:p>
          </table:table-cell>
          <table:table-cell table:style-name="ce26" office:value-type="time" office:time-value="PT1036164H31M13.921999801S" calcext:value-type="time">
            <text:p>31:13.9</text:p>
          </table:table-cell>
          <table:table-cell office:value-type="float" office:value="19181" calcext:value-type="float">
            <text:p>19181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81]*[.T81] + [.AC81]*[.V81] + [.Z81]*[.P81]+[.Z81]*[.R81]; 2)" office:value-type="float" office:value="1.97" calcext:value-type="float">
            <text:p>1.97</text:p>
          </table:table-cell>
          <table:table-cell table:number-columns-repeated="2"/>
          <table:table-cell table:formula="of:=([.I81]-[.$Y$6])/([.$Y$7]-[.$Y$6])" office:value-type="float" office:value="1.05430864117168" calcext:value-type="float">
            <text:p>1.05430864117168</text:p>
          </table:table-cell>
          <table:table-cell table:formula="of:=([.I81]-[.$Y$3])/[.$Y$4]" office:value-type="float" office:value="0.980266245153005" calcext:value-type="float">
            <text:p>0.980266245153005</text:p>
          </table:table-cell>
          <table:table-cell table:formula="of:=[.AA81]+[.$Y$8]+1" office:value-type="float" office:value="101.980266245153" calcext:value-type="float">
            <text:p>101.980266245153</text:p>
          </table:table-cell>
          <table:table-cell table:formula="of:=([.J81]-[.$Y$14])/([.$Y$15]-[.$Y$14])" office:value-type="float" office:value="0.932784366065796" calcext:value-type="float">
            <text:p>0.932784366065796</text:p>
          </table:table-cell>
          <table:table-cell table:formula="of:=([.J81]-[.$Y$11])/[.$Y$12]" office:value-type="float" office:value="1.05279406002509" calcext:value-type="float">
            <text:p>1.05279406002509</text:p>
          </table:table-cell>
          <table:table-cell table:formula="of:=[.AD81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6" office:value-type="time" office:time-value="PT00H31M54S" calcext:value-type="time">
            <text:p>31:54.0</text:p>
          </table:table-cell>
          <table:table-cell office:value-type="float" office:value="10096" calcext:value-type="float">
            <text:p>10096</text:p>
          </table:table-cell>
          <table:table-cell office:value-type="float" office:value="0" calcext:value-type="float">
            <text:p>0</text:p>
          </table:table-cell>
          <table:table-cell office:value-type="float" office:value="10087" calcext:value-type="float">
            <text:p>10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85.31" calcext:value-type="float">
            <text:p>85.31</text:p>
          </table:table-cell>
          <table:table-cell office:value-type="float" office:value="94.5" calcext:value-type="float">
            <text:p>94.5</text:p>
          </table:table-cell>
          <table:table-cell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style-name="ce26" office:value-type="time" office:time-value="PT1036164H31M53.955999864S" calcext:value-type="time">
            <text:p>31:54.0</text:p>
          </table:table-cell>
          <table:table-cell office:value-type="float" office:value="10096" calcext:value-type="float">
            <text:p>10096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82]*[.T82] + [.AC82]*[.V82] + [.Z82]*[.P82]+[.Z82]*[.R82]; 2)" office:value-type="float" office:value="1.97" calcext:value-type="float">
            <text:p>1.97</text:p>
          </table:table-cell>
          <table:table-cell table:number-columns-repeated="2"/>
          <table:table-cell table:formula="of:=([.I82]-[.$Y$6])/([.$Y$7]-[.$Y$6])" office:value-type="float" office:value="1.05430864117168" calcext:value-type="float">
            <text:p>1.05430864117168</text:p>
          </table:table-cell>
          <table:table-cell table:formula="of:=([.I82]-[.$Y$3])/[.$Y$4]" office:value-type="float" office:value="0.980266245153005" calcext:value-type="float">
            <text:p>0.980266245153005</text:p>
          </table:table-cell>
          <table:table-cell table:formula="of:=[.AA82]+[.$Y$8]+1" office:value-type="float" office:value="101.980266245153" calcext:value-type="float">
            <text:p>101.980266245153</text:p>
          </table:table-cell>
          <table:table-cell table:formula="of:=([.J82]-[.$Y$14])/([.$Y$15]-[.$Y$14])" office:value-type="float" office:value="0.932784366065796" calcext:value-type="float">
            <text:p>0.932784366065796</text:p>
          </table:table-cell>
          <table:table-cell table:formula="of:=([.J82]-[.$Y$11])/[.$Y$12]" office:value-type="float" office:value="1.05279406002509" calcext:value-type="float">
            <text:p>1.05279406002509</text:p>
          </table:table-cell>
          <table:table-cell table:formula="of:=[.AD82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6" office:value-type="time" office:time-value="PT00H32M34.8S" calcext:value-type="time">
            <text:p>32:34.8</text:p>
          </table:table-cell>
          <table:table-cell office:value-type="float" office:value="10670" calcext:value-type="float">
            <text:p>10670</text:p>
          </table:table-cell>
          <table:table-cell office:value-type="float" office:value="0" calcext:value-type="float">
            <text:p>0</text:p>
          </table:table-cell>
          <table:table-cell office:value-type="float" office:value="10662" calcext:value-type="float">
            <text:p>106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104.67" calcext:value-type="float">
            <text:p>104.67</text:p>
          </table:table-cell>
          <table:table-cell office:value-type="float" office:value="95" calcext:value-type="float">
            <text:p>95</text:p>
          </table:table-cell>
          <table:table-cell office:value-type="float" office:value="0.18" calcext:value-type="float">
            <text:p>0.18</text:p>
          </table:table-cell>
          <table:table-cell office:value-type="float" office:value="37" calcext:value-type="float">
            <text:p>37</text:p>
          </table:table-cell>
          <table:table-cell table:style-name="ce26" office:value-type="time" office:time-value="PT1036164H32M34.774999944S" calcext:value-type="time">
            <text:p>32:34.8</text:p>
          </table:table-cell>
          <table:table-cell office:value-type="float" office:value="10670" calcext:value-type="float">
            <text:p>1067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table:formula="of:=ROUND([.AC83]*[.T83] + [.AC83]*[.V83] + [.Z83]*[.P83]+[.Z83]*[.R83]; 2)" office:value-type="float" office:value="2.01" calcext:value-type="float">
            <text:p>2.01</text:p>
          </table:table-cell>
          <table:table-cell table:number-columns-repeated="2"/>
          <table:table-cell table:formula="of:=([.I83]-[.$Y$6])/([.$Y$7]-[.$Y$6])" office:value-type="float" office:value="1.06517036940601" calcext:value-type="float">
            <text:p>1.06517036940601</text:p>
          </table:table-cell>
          <table:table-cell table:formula="of:=([.I83]-[.$Y$3])/[.$Y$4]" office:value-type="float" office:value="0.985452839042703" calcext:value-type="float">
            <text:p>0.985452839042703</text:p>
          </table:table-cell>
          <table:table-cell table:formula="of:=[.AA83]+[.$Y$8]+1" office:value-type="float" office:value="101.985452839043" calcext:value-type="float">
            <text:p>101.985452839043</text:p>
          </table:table-cell>
          <table:table-cell table:formula="of:=([.J83]-[.$Y$14])/([.$Y$15]-[.$Y$14])" office:value-type="float" office:value="0.936322031009702" calcext:value-type="float">
            <text:p>0.936322031009702</text:p>
          </table:table-cell>
          <table:table-cell table:formula="of:=([.J83]-[.$Y$11])/[.$Y$12]" office:value-type="float" office:value="0.997383846339561" calcext:value-type="float">
            <text:p>0.997383846339561</text:p>
          </table:table-cell>
          <table:table-cell table:formula="of:=[.AD83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6" office:value-type="time" office:time-value="PT00H33M14.2S" calcext:value-type="time">
            <text:p>33:14.2</text:p>
          </table:table-cell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  <table:table-cell office:value-type="float" office:value="7945" calcext:value-type="float">
            <text:p>7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9.88" calcext:value-type="float">
            <text:p>9.88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26" office:value-type="time" office:time-value="PT1036164H33M14.228999969S" calcext:value-type="time">
            <text:p>33:14.2</text:p>
          </table:table-cell>
          <table:table-cell office:value-type="float" office:value="7955" calcext:value-type="float">
            <text:p>795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84]*[.T84] + [.AC84]*[.V84] + [.Z84]*[.P84]+[.Z84]*[.R84]; 2)" office:value-type="float" office:value="1.87" calcext:value-type="float">
            <text:p>1.87</text:p>
          </table:table-cell>
          <table:table-cell table:number-columns-repeated="2"/>
          <table:table-cell table:formula="of:=([.I84]-[.$Y$6])/([.$Y$7]-[.$Y$6])" office:value-type="float" office:value="1.06517036940601" calcext:value-type="float">
            <text:p>1.06517036940601</text:p>
          </table:table-cell>
          <table:table-cell table:formula="of:=([.I84]-[.$Y$3])/[.$Y$4]" office:value-type="float" office:value="0.985452839042703" calcext:value-type="float">
            <text:p>0.985452839042703</text:p>
          </table:table-cell>
          <table:table-cell table:formula="of:=[.AA84]+[.$Y$8]+1" office:value-type="float" office:value="101.985452839043" calcext:value-type="float">
            <text:p>101.985452839043</text:p>
          </table:table-cell>
          <table:table-cell table:formula="of:=([.J84]-[.$Y$14])/([.$Y$15]-[.$Y$14])" office:value-type="float" office:value="0.929246701121891" calcext:value-type="float">
            <text:p>0.929246701121891</text:p>
          </table:table-cell>
          <table:table-cell table:formula="of:=([.J84]-[.$Y$11])/[.$Y$12]" office:value-type="float" office:value="1.10820427371062" calcext:value-type="float">
            <text:p>1.10820427371062</text:p>
          </table:table-cell>
          <table:table-cell table:formula="of:=[.AD84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6" office:value-type="time" office:time-value="PT00H33M54.2S" calcext:value-type="time">
            <text:p>33:54.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9.88" calcext:value-type="float">
            <text:p>9.88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style-name="ce26" office:value-type="time" office:time-value="PT1036164H33M54.205000196S" calcext:value-type="time">
            <text:p>33:54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85]*[.T85] + [.AC85]*[.V85] + [.Z85]*[.P85]+[.Z85]*[.R85]; 2)" office:value-type="float" office:value="1.87" calcext:value-type="float">
            <text:p>1.87</text:p>
          </table:table-cell>
          <table:table-cell table:number-columns-repeated="2"/>
          <table:table-cell table:formula="of:=([.I85]-[.$Y$6])/([.$Y$7]-[.$Y$6])" office:value-type="float" office:value="1.06517036940601" calcext:value-type="float">
            <text:p>1.06517036940601</text:p>
          </table:table-cell>
          <table:table-cell table:formula="of:=([.I85]-[.$Y$3])/[.$Y$4]" office:value-type="float" office:value="0.985452839042703" calcext:value-type="float">
            <text:p>0.985452839042703</text:p>
          </table:table-cell>
          <table:table-cell table:formula="of:=[.AA85]+[.$Y$8]+1" office:value-type="float" office:value="101.985452839043" calcext:value-type="float">
            <text:p>101.985452839043</text:p>
          </table:table-cell>
          <table:table-cell table:formula="of:=([.J85]-[.$Y$14])/([.$Y$15]-[.$Y$14])" office:value-type="float" office:value="0.929246701121891" calcext:value-type="float">
            <text:p>0.929246701121891</text:p>
          </table:table-cell>
          <table:table-cell table:formula="of:=([.J85]-[.$Y$11])/[.$Y$12]" office:value-type="float" office:value="1.10820427371062" calcext:value-type="float">
            <text:p>1.10820427371062</text:p>
          </table:table-cell>
          <table:table-cell table:formula="of:=[.AD85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6" office:value-type="time" office:time-value="PT00H34M15.2S" calcext:value-type="time">
            <text:p>34:15.2</text:p>
          </table:table-cell>
          <table:table-cell office:value-type="float" office:value="11065" calcext:value-type="float">
            <text:p>11065</text:p>
          </table:table-cell>
          <table:table-cell office:value-type="float" office:value="0" calcext:value-type="float">
            <text:p>0</text:p>
          </table:table-cell>
          <table:table-cell office:value-type="float" office:value="11059" calcext:value-type="float">
            <text:p>11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9.89" calcext:value-type="float">
            <text:p>9.89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26" office:value-type="time" office:time-value="PT1036164H34M15.248000287S" calcext:value-type="time">
            <text:p>34:15.2</text:p>
          </table:table-cell>
          <table:table-cell office:value-type="float" office:value="11065" calcext:value-type="float">
            <text:p>1106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86]*[.T86] + [.AC86]*[.V86] + [.Z86]*[.P86]+[.Z86]*[.R86]; 2)" office:value-type="float" office:value="1.87" calcext:value-type="float">
            <text:p>1.87</text:p>
          </table:table-cell>
          <table:table-cell table:number-columns-repeated="2"/>
          <table:table-cell table:formula="of:=([.I86]-[.$Y$6])/([.$Y$7]-[.$Y$6])" office:value-type="float" office:value="1.06517036940601" calcext:value-type="float">
            <text:p>1.06517036940601</text:p>
          </table:table-cell>
          <table:table-cell table:formula="of:=([.I86]-[.$Y$3])/[.$Y$4]" office:value-type="float" office:value="0.985452839042703" calcext:value-type="float">
            <text:p>0.985452839042703</text:p>
          </table:table-cell>
          <table:table-cell table:formula="of:=[.AA86]+[.$Y$8]+1" office:value-type="float" office:value="101.985452839043" calcext:value-type="float">
            <text:p>101.985452839043</text:p>
          </table:table-cell>
          <table:table-cell table:formula="of:=([.J86]-[.$Y$14])/([.$Y$15]-[.$Y$14])" office:value-type="float" office:value="0.929246701121891" calcext:value-type="float">
            <text:p>0.929246701121891</text:p>
          </table:table-cell>
          <table:table-cell table:formula="of:=([.J86]-[.$Y$11])/[.$Y$12]" office:value-type="float" office:value="1.10820427371062" calcext:value-type="float">
            <text:p>1.10820427371062</text:p>
          </table:table-cell>
          <table:table-cell table:formula="of:=[.AD86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6" office:value-type="time" office:time-value="PT00H34M55.5S" calcext:value-type="time">
            <text:p>34:55.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4-9002-9001</text:p>
          </table:table-cell>
          <table:table-cell office:value-type="float" office:value="9.89" calcext:value-type="float">
            <text:p>9.89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26" office:value-type="time" office:time-value="PT1036164H34M55.543999784S" calcext:value-type="time">
            <text:p>34:55.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87]*[.T87] + [.AC87]*[.V87] + [.Z87]*[.P87]+[.Z87]*[.R87]; 2)" office:value-type="float" office:value="1.87" calcext:value-type="float">
            <text:p>1.87</text:p>
          </table:table-cell>
          <table:table-cell table:number-columns-repeated="2"/>
          <table:table-cell table:formula="of:=([.I87]-[.$Y$6])/([.$Y$7]-[.$Y$6])" office:value-type="float" office:value="1.06517036940601" calcext:value-type="float">
            <text:p>1.06517036940601</text:p>
          </table:table-cell>
          <table:table-cell table:formula="of:=([.I87]-[.$Y$3])/[.$Y$4]" office:value-type="float" office:value="0.985452839042703" calcext:value-type="float">
            <text:p>0.985452839042703</text:p>
          </table:table-cell>
          <table:table-cell table:formula="of:=[.AA87]+[.$Y$8]+1" office:value-type="float" office:value="101.985452839043" calcext:value-type="float">
            <text:p>101.985452839043</text:p>
          </table:table-cell>
          <table:table-cell table:formula="of:=([.J87]-[.$Y$14])/([.$Y$15]-[.$Y$14])" office:value-type="float" office:value="0.929246701121891" calcext:value-type="float">
            <text:p>0.929246701121891</text:p>
          </table:table-cell>
          <table:table-cell table:formula="of:=([.J87]-[.$Y$11])/[.$Y$12]" office:value-type="float" office:value="1.10820427371062" calcext:value-type="float">
            <text:p>1.10820427371062</text:p>
          </table:table-cell>
          <table:table-cell table:formula="of:=[.AD87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6" office:value-type="time" office:time-value="PT00H35M16.6S" calcext:value-type="time">
            <text:p>35:16.6</text:p>
          </table:table-cell>
          <table:table-cell office:value-type="float" office:value="15492" calcext:value-type="float">
            <text:p>15492</text:p>
          </table:table-cell>
          <table:table-cell office:value-type="float" office:value="0" calcext:value-type="float">
            <text:p>0</text:p>
          </table:table-cell>
          <table:table-cell office:value-type="float" office:value="15485" calcext:value-type="float">
            <text:p>15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4.67" calcext:value-type="float">
            <text:p>104.67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26" office:value-type="time" office:time-value="PT1036164H35M16.610000236S" calcext:value-type="time">
            <text:p>35:16.6</text:p>
          </table:table-cell>
          <table:table-cell office:value-type="float" office:value="15492" calcext:value-type="float">
            <text:p>15492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88]*[.T88] + [.AC88]*[.V88] + [.Z88]*[.P88]+[.Z88]*[.R88]; 2)" office:value-type="float" office:value="2.01" calcext:value-type="float">
            <text:p>2.01</text:p>
          </table:table-cell>
          <table:table-cell table:number-columns-repeated="2"/>
          <table:table-cell table:formula="of:=([.I88]-[.$Y$6])/([.$Y$7]-[.$Y$6])" office:value-type="float" office:value="1.06517036940601" calcext:value-type="float">
            <text:p>1.06517036940601</text:p>
          </table:table-cell>
          <table:table-cell table:formula="of:=([.I88]-[.$Y$3])/[.$Y$4]" office:value-type="float" office:value="0.985452839042703" calcext:value-type="float">
            <text:p>0.985452839042703</text:p>
          </table:table-cell>
          <table:table-cell table:formula="of:=[.AA88]+[.$Y$8]+1" office:value-type="float" office:value="101.985452839043" calcext:value-type="float">
            <text:p>101.985452839043</text:p>
          </table:table-cell>
          <table:table-cell table:formula="of:=([.J88]-[.$Y$14])/([.$Y$15]-[.$Y$14])" office:value-type="float" office:value="0.929246701121891" calcext:value-type="float">
            <text:p>0.929246701121891</text:p>
          </table:table-cell>
          <table:table-cell table:formula="of:=([.J88]-[.$Y$11])/[.$Y$12]" office:value-type="float" office:value="1.10820427371062" calcext:value-type="float">
            <text:p>1.10820427371062</text:p>
          </table:table-cell>
          <table:table-cell table:formula="of:=[.AD88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6" office:value-type="time" office:time-value="PT00H35M57.1S" calcext:value-type="time">
            <text:p>35:57.1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4.67" calcext:value-type="float">
            <text:p>104.67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26" office:value-type="time" office:time-value="PT1036164H35M57.115999516S" calcext:value-type="time">
            <text:p>35:57.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89]*[.T89] + [.AC89]*[.V89] + [.Z89]*[.P89]+[.Z89]*[.R89]; 2)" office:value-type="float" office:value="2.01" calcext:value-type="float">
            <text:p>2.01</text:p>
          </table:table-cell>
          <table:table-cell table:number-columns-repeated="2"/>
          <table:table-cell table:formula="of:=([.I89]-[.$Y$6])/([.$Y$7]-[.$Y$6])" office:value-type="float" office:value="1.06517036940601" calcext:value-type="float">
            <text:p>1.06517036940601</text:p>
          </table:table-cell>
          <table:table-cell table:formula="of:=([.I89]-[.$Y$3])/[.$Y$4]" office:value-type="float" office:value="0.985452839042703" calcext:value-type="float">
            <text:p>0.985452839042703</text:p>
          </table:table-cell>
          <table:table-cell table:formula="of:=[.AA89]+[.$Y$8]+1" office:value-type="float" office:value="101.985452839043" calcext:value-type="float">
            <text:p>101.985452839043</text:p>
          </table:table-cell>
          <table:table-cell table:formula="of:=([.J89]-[.$Y$14])/([.$Y$15]-[.$Y$14])" office:value-type="float" office:value="0.929246701121891" calcext:value-type="float">
            <text:p>0.929246701121891</text:p>
          </table:table-cell>
          <table:table-cell table:formula="of:=([.J89]-[.$Y$11])/[.$Y$12]" office:value-type="float" office:value="1.10820427371062" calcext:value-type="float">
            <text:p>1.10820427371062</text:p>
          </table:table-cell>
          <table:table-cell table:formula="of:=[.AD89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6" office:value-type="time" office:time-value="PT00H38M09.4S" calcext:value-type="time">
            <text:p>38:09.4</text:p>
          </table:table-cell>
          <table:table-cell office:value-type="float" office:value="26511" calcext:value-type="float">
            <text:p>26511</text:p>
          </table:table-cell>
          <table:table-cell office:value-type="float" office:value="1" calcext:value-type="float">
            <text:p>1</text:p>
          </table:table-cell>
          <table:table-cell office:value-type="float" office:value="26355" calcext:value-type="float">
            <text:p>263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004-9002-9001</text:p>
          </table:table-cell>
          <table:table-cell office:value-type="float" office:value="66.05" calcext:value-type="float">
            <text:p>66.05</text:p>
          </table:table-cell>
          <table:table-cell office:value-type="float" office:value="94" calcext:value-type="float">
            <text:p>94</text:p>
          </table:table-cell>
          <table:table-cell office:value-type="float" office:value="0.19" calcext:value-type="float">
            <text:p>0.19</text:p>
          </table:table-cell>
          <table:table-cell office:value-type="float" office:value="44" calcext:value-type="float">
            <text:p>44</text:p>
          </table:table-cell>
          <table:table-cell table:style-name="ce26" office:value-type="time" office:time-value="PT1036164H38M09.357000031S" calcext:value-type="time">
            <text:p>38:09.4</text:p>
          </table:table-cell>
          <table:table-cell office:value-type="float" office:value="26511" calcext:value-type="float">
            <text:p>2651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90]*[.T90] + [.AC90]*[.V90] + [.Z90]*[.P90]+[.Z90]*[.R90]; 2)" office:value-type="float" office:value="1.94" calcext:value-type="float">
            <text:p>1.94</text:p>
          </table:table-cell>
          <table:table-cell table:number-columns-repeated="2"/>
          <table:table-cell table:formula="of:=([.I90]-[.$Y$6])/([.$Y$7]-[.$Y$6])" office:value-type="float" office:value="1.04344691293734" calcext:value-type="float">
            <text:p>1.04344691293734</text:p>
          </table:table-cell>
          <table:table-cell table:formula="of:=([.I90]-[.$Y$3])/[.$Y$4]" office:value-type="float" office:value="0.975079651263306" calcext:value-type="float">
            <text:p>0.975079651263306</text:p>
          </table:table-cell>
          <table:table-cell table:formula="of:=[.AA90]+[.$Y$8]+1" office:value-type="float" office:value="101.975079651263" calcext:value-type="float">
            <text:p>101.975079651263</text:p>
          </table:table-cell>
          <table:table-cell table:formula="of:=([.J90]-[.$Y$14])/([.$Y$15]-[.$Y$14])" office:value-type="float" office:value="0.932784366065796" calcext:value-type="float">
            <text:p>0.932784366065796</text:p>
          </table:table-cell>
          <table:table-cell table:formula="of:=([.J90]-[.$Y$11])/[.$Y$12]" office:value-type="float" office:value="1.05279406002509" calcext:value-type="float">
            <text:p>1.05279406002509</text:p>
          </table:table-cell>
          <table:table-cell table:formula="of:=[.AD90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6" office:value-type="time" office:time-value="PT00H38M36.3S" calcext:value-type="time">
            <text:p>38:36.3</text:p>
          </table:table-cell>
          <table:table-cell office:value-type="float" office:value="23131" calcext:value-type="float">
            <text:p>23131</text:p>
          </table:table-cell>
          <table:table-cell office:value-type="float" office:value="0" calcext:value-type="float">
            <text:p>0</text:p>
          </table:table-cell>
          <table:table-cell office:value-type="float" office:value="22989" calcext:value-type="float">
            <text:p>229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04-9002-9001</text:p>
          </table:table-cell>
          <table:table-cell office:value-type="float" office:value="66.05" calcext:value-type="float">
            <text:p>66.05</text:p>
          </table:table-cell>
          <table:table-cell office:value-type="float" office:value="94" calcext:value-type="float">
            <text:p>94</text:p>
          </table:table-cell>
          <table:table-cell office:value-type="float" office:value="0.19" calcext:value-type="float">
            <text:p>0.19</text:p>
          </table:table-cell>
          <table:table-cell office:value-type="float" office:value="45" calcext:value-type="float">
            <text:p>45</text:p>
          </table:table-cell>
          <table:table-cell table:style-name="ce26" office:value-type="time" office:time-value="PT1036164H38M36.281000292S" calcext:value-type="time">
            <text:p>38:36.3</text:p>
          </table:table-cell>
          <table:table-cell office:value-type="float" office:value="23131" calcext:value-type="float">
            <text:p>2313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91]*[.T91] + [.AC91]*[.V91] + [.Z91]*[.P91]+[.Z91]*[.R91]; 2)" office:value-type="float" office:value="1.94" calcext:value-type="float">
            <text:p>1.94</text:p>
          </table:table-cell>
          <table:table-cell table:number-columns-repeated="2"/>
          <table:table-cell table:formula="of:=([.I91]-[.$Y$6])/([.$Y$7]-[.$Y$6])" office:value-type="float" office:value="1.04344691293734" calcext:value-type="float">
            <text:p>1.04344691293734</text:p>
          </table:table-cell>
          <table:table-cell table:formula="of:=([.I91]-[.$Y$3])/[.$Y$4]" office:value-type="float" office:value="0.975079651263306" calcext:value-type="float">
            <text:p>0.975079651263306</text:p>
          </table:table-cell>
          <table:table-cell table:formula="of:=[.AA91]+[.$Y$8]+1" office:value-type="float" office:value="101.975079651263" calcext:value-type="float">
            <text:p>101.975079651263</text:p>
          </table:table-cell>
          <table:table-cell table:formula="of:=([.J91]-[.$Y$14])/([.$Y$15]-[.$Y$14])" office:value-type="float" office:value="0.932784366065796" calcext:value-type="float">
            <text:p>0.932784366065796</text:p>
          </table:table-cell>
          <table:table-cell table:formula="of:=([.J91]-[.$Y$11])/[.$Y$12]" office:value-type="float" office:value="1.05279406002509" calcext:value-type="float">
            <text:p>1.05279406002509</text:p>
          </table:table-cell>
          <table:table-cell table:formula="of:=[.AD91]+[.$Y$16]+1" office:value-type="float" office:value="2.58279406002509" calcext:value-type="float">
            <text:p>2.58279406002509</text:p>
          </table:table-cell>
          <table:table-cell table:number-columns-repeated="99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6" office:value-type="time" office:time-value="PT00H39M24S" calcext:value-type="time">
            <text:p>39:24.0</text:p>
          </table:table-cell>
          <table:table-cell office:value-type="float" office:value="17867" calcext:value-type="float">
            <text:p>17867</text:p>
          </table:table-cell>
          <table:table-cell office:value-type="float" office:value="1" calcext:value-type="float">
            <text:p>1</text:p>
          </table:table-cell>
          <table:table-cell office:value-type="float" office:value="17846" calcext:value-type="float">
            <text:p>17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3-9002-9001</text:p>
          </table:table-cell>
          <table:table-cell office:value-type="float" office:value="103.48" calcext:value-type="float">
            <text:p>103.48</text:p>
          </table:table-cell>
          <table:table-cell office:value-type="float" office:value="94" calcext:value-type="float">
            <text:p>94</text:p>
          </table:table-cell>
          <table:table-cell office:value-type="float" office:value="0.08" calcext:value-type="float">
            <text:p>0.08</text:p>
          </table:table-cell>
          <table:table-cell office:value-type="float" office:value="46" calcext:value-type="float">
            <text:p>46</text:p>
          </table:table-cell>
          <table:table-cell table:style-name="ce26" office:value-type="time" office:time-value="PT1036164H39M24.00400009S" calcext:value-type="time">
            <text:p>39:24.0</text:p>
          </table:table-cell>
          <table:table-cell office:value-type="float" office:value="17867" calcext:value-type="float">
            <text:p>1786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92]*[.T92] + [.AC92]*[.V92] + [.Z92]*[.P92]+[.Z92]*[.R92]; 2)" office:value-type="float" office:value="2.02" calcext:value-type="float">
            <text:p>2.02</text:p>
          </table:table-cell>
          <table:table-cell table:number-columns-repeated="2"/>
          <table:table-cell table:formula="of:=([.I92]-[.$Y$6])/([.$Y$7]-[.$Y$6])" office:value-type="float" office:value="1.04344691293734" calcext:value-type="float">
            <text:p>1.04344691293734</text:p>
          </table:table-cell>
          <table:table-cell table:formula="of:=([.I92]-[.$Y$3])/[.$Y$4]" office:value-type="float" office:value="0.975079651263306" calcext:value-type="float">
            <text:p>0.975079651263306</text:p>
          </table:table-cell>
          <table:table-cell table:formula="of:=[.AA92]+[.$Y$8]+1" office:value-type="float" office:value="101.975079651263" calcext:value-type="float">
            <text:p>101.975079651263</text:p>
          </table:table-cell>
          <table:table-cell table:formula="of:=([.J92]-[.$Y$14])/([.$Y$15]-[.$Y$14])" office:value-type="float" office:value="0.971698680448756" calcext:value-type="float">
            <text:p>0.971698680448756</text:p>
          </table:table-cell>
          <table:table-cell table:formula="of:=([.J92]-[.$Y$11])/[.$Y$12]" office:value-type="float" office:value="0.44328170948425" calcext:value-type="float">
            <text:p>0.44328170948425</text:p>
          </table:table-cell>
          <table:table-cell table:formula="of:=[.AD92]+[.$Y$16]+1" office:value-type="float" office:value="1.97328170948425" calcext:value-type="float">
            <text:p>1.97328170948425</text:p>
          </table:table-cell>
          <table:table-cell table:number-columns-repeated="99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6" office:value-type="time" office:time-value="PT00H39M51.5S" calcext:value-type="time">
            <text:p>39:51.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103.48" calcext:value-type="float">
            <text:p>103.48</text:p>
          </table:table-cell>
          <table:table-cell office:value-type="float" office:value="94" calcext:value-type="float">
            <text:p>94</text:p>
          </table:table-cell>
          <table:table-cell office:value-type="float" office:value="0.08" calcext:value-type="float">
            <text:p>0.08</text:p>
          </table:table-cell>
          <table:table-cell office:value-type="float" office:value="47" calcext:value-type="float">
            <text:p>47</text:p>
          </table:table-cell>
          <table:table-cell table:style-name="ce26" office:value-type="time" office:time-value="PT1036164H39M51.530999914S" calcext:value-type="time">
            <text:p>39:51.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93]*[.T93] + [.AC93]*[.V93] + [.Z93]*[.P93]+[.Z93]*[.R93]; 2)" office:value-type="float" office:value="2.02" calcext:value-type="float">
            <text:p>2.02</text:p>
          </table:table-cell>
          <table:table-cell table:number-columns-repeated="2"/>
          <table:table-cell table:formula="of:=([.I93]-[.$Y$6])/([.$Y$7]-[.$Y$6])" office:value-type="float" office:value="1.04344691293734" calcext:value-type="float">
            <text:p>1.04344691293734</text:p>
          </table:table-cell>
          <table:table-cell table:formula="of:=([.I93]-[.$Y$3])/[.$Y$4]" office:value-type="float" office:value="0.975079651263306" calcext:value-type="float">
            <text:p>0.975079651263306</text:p>
          </table:table-cell>
          <table:table-cell table:formula="of:=[.AA93]+[.$Y$8]+1" office:value-type="float" office:value="101.975079651263" calcext:value-type="float">
            <text:p>101.975079651263</text:p>
          </table:table-cell>
          <table:table-cell table:formula="of:=([.J93]-[.$Y$14])/([.$Y$15]-[.$Y$14])" office:value-type="float" office:value="0.971698680448756" calcext:value-type="float">
            <text:p>0.971698680448756</text:p>
          </table:table-cell>
          <table:table-cell table:formula="of:=([.J93]-[.$Y$11])/[.$Y$12]" office:value-type="float" office:value="0.44328170948425" calcext:value-type="float">
            <text:p>0.44328170948425</text:p>
          </table:table-cell>
          <table:table-cell table:formula="of:=[.AD93]+[.$Y$16]+1" office:value-type="float" office:value="1.97328170948425" calcext:value-type="float">
            <text:p>1.97328170948425</text:p>
          </table:table-cell>
          <table:table-cell table:number-columns-repeated="99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6" office:value-type="time" office:time-value="PT00H40M13.7S" calcext:value-type="time">
            <text:p>40:13.7</text:p>
          </table:table-cell>
          <table:table-cell office:value-type="float" office:value="6118" calcext:value-type="float">
            <text:p>6118</text:p>
          </table:table-cell>
          <table:table-cell office:value-type="float" office:value="0" calcext:value-type="float">
            <text:p>0</text:p>
          </table:table-cell>
          <table:table-cell office:value-type="float" office:value="6111" calcext:value-type="float">
            <text:p>6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28.68" calcext:value-type="float">
            <text:p>28.68</text:p>
          </table:table-cell>
          <table:table-cell office:value-type="float" office:value="94" calcext:value-type="float">
            <text:p>94</text:p>
          </table:table-cell>
          <table:table-cell office:value-type="float" office:value="0.28" calcext:value-type="float">
            <text:p>0.28</text:p>
          </table:table-cell>
          <table:table-cell office:value-type="float" office:value="48" calcext:value-type="float">
            <text:p>48</text:p>
          </table:table-cell>
          <table:table-cell table:style-name="ce26" office:value-type="time" office:time-value="PT1036164H40M13.683999935S" calcext:value-type="time">
            <text:p>40:13.7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.2" calcext:value-type="float">
            <text:p>0.2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0.8" calcext:value-type="float">
            <text:p>0.8</text:p>
          </table:table-cell>
          <table:table-cell table:formula="of:=ROUND([.AC94]*[.T94] + [.AC94]*[.V94] + [.Z94]*[.P94]+[.Z94]*[.R94]; 2)" office:value-type="float" office:value="1.84" calcext:value-type="float">
            <text:p>1.84</text:p>
          </table:table-cell>
          <table:table-cell table:number-columns-repeated="2"/>
          <table:table-cell table:formula="of:=([.I94]-[.$Y$6])/([.$Y$7]-[.$Y$6])" office:value-type="float" office:value="1.04344691293734" calcext:value-type="float">
            <text:p>1.04344691293734</text:p>
          </table:table-cell>
          <table:table-cell table:formula="of:=([.I94]-[.$Y$3])/[.$Y$4]" office:value-type="float" office:value="0.975079651263306" calcext:value-type="float">
            <text:p>0.975079651263306</text:p>
          </table:table-cell>
          <table:table-cell table:formula="of:=[.AA94]+[.$Y$8]+1" office:value-type="float" office:value="101.975079651263" calcext:value-type="float">
            <text:p>101.975079651263</text:p>
          </table:table-cell>
          <table:table-cell table:formula="of:=([.J94]-[.$Y$14])/([.$Y$15]-[.$Y$14])" office:value-type="float" office:value="0.900945381570647" calcext:value-type="float">
            <text:p>0.900945381570647</text:p>
          </table:table-cell>
          <table:table-cell table:formula="of:=([.J94]-[.$Y$11])/[.$Y$12]" office:value-type="float" office:value="1.55148598319487" calcext:value-type="float">
            <text:p>1.55148598319487</text:p>
          </table:table-cell>
          <table:table-cell table:formula="of:=[.AD94]+[.$Y$16]+1" office:value-type="float" office:value="3.08148598319487" calcext:value-type="float">
            <text:p>3.08148598319487</text:p>
          </table:table-cell>
          <table:table-cell table:number-columns-repeated="99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6" office:value-type="time" office:time-value="PT00H40M54S" calcext:value-type="time">
            <text:p>40:54.0</text:p>
          </table:table-cell>
          <table:table-cell office:value-type="float" office:value="10935" calcext:value-type="float">
            <text:p>10935</text:p>
          </table:table-cell>
          <table:table-cell office:value-type="float" office:value="0" calcext:value-type="float">
            <text:p>0</text:p>
          </table:table-cell>
          <table:table-cell office:value-type="float" office:value="10927" calcext:value-type="float">
            <text:p>109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28.68" calcext:value-type="float">
            <text:p>28.68</text:p>
          </table:table-cell>
          <table:table-cell office:value-type="float" office:value="94" calcext:value-type="float">
            <text:p>94</text:p>
          </table:table-cell>
          <table:table-cell office:value-type="float" office:value="0.28" calcext:value-type="float">
            <text:p>0.28</text:p>
          </table:table-cell>
          <table:table-cell office:value-type="float" office:value="49" calcext:value-type="float">
            <text:p>49</text:p>
          </table:table-cell>
          <table:table-cell table:style-name="ce26" office:value-type="time" office:time-value="PT1036164H40M54.010000359S" calcext:value-type="time">
            <text:p>40:54.0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.2" calcext:value-type="float">
            <text:p>0.2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0.8" calcext:value-type="float">
            <text:p>0.8</text:p>
          </table:table-cell>
          <table:table-cell table:formula="of:=ROUND([.AC95]*[.T95] + [.AC95]*[.V95] + [.Z95]*[.P95]+[.Z95]*[.R95]; 2)" office:value-type="float" office:value="1.84" calcext:value-type="float">
            <text:p>1.84</text:p>
          </table:table-cell>
          <table:table-cell table:number-columns-repeated="2"/>
          <table:table-cell table:formula="of:=([.I95]-[.$Y$6])/([.$Y$7]-[.$Y$6])" office:value-type="float" office:value="1.04344691293734" calcext:value-type="float">
            <text:p>1.04344691293734</text:p>
          </table:table-cell>
          <table:table-cell table:formula="of:=([.I95]-[.$Y$3])/[.$Y$4]" office:value-type="float" office:value="0.975079651263306" calcext:value-type="float">
            <text:p>0.975079651263306</text:p>
          </table:table-cell>
          <table:table-cell table:formula="of:=[.AA95]+[.$Y$8]+1" office:value-type="float" office:value="101.975079651263" calcext:value-type="float">
            <text:p>101.975079651263</text:p>
          </table:table-cell>
          <table:table-cell table:formula="of:=([.J95]-[.$Y$14])/([.$Y$15]-[.$Y$14])" office:value-type="float" office:value="0.900945381570647" calcext:value-type="float">
            <text:p>0.900945381570647</text:p>
          </table:table-cell>
          <table:table-cell table:formula="of:=([.J95]-[.$Y$11])/[.$Y$12]" office:value-type="float" office:value="1.55148598319487" calcext:value-type="float">
            <text:p>1.55148598319487</text:p>
          </table:table-cell>
          <table:table-cell table:formula="of:=[.AD95]+[.$Y$16]+1" office:value-type="float" office:value="3.08148598319487" calcext:value-type="float">
            <text:p>3.08148598319487</text:p>
          </table:table-cell>
          <table:table-cell table:number-columns-repeated="99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6" office:value-type="time" office:time-value="PT00H41M32.9S" calcext:value-type="time">
            <text:p>41:32.9</text:p>
          </table:table-cell>
          <table:table-cell office:value-type="float" office:value="23018" calcext:value-type="float">
            <text:p>23018</text:p>
          </table:table-cell>
          <table:table-cell office:value-type="float" office:value="0" calcext:value-type="float">
            <text:p>0</text:p>
          </table:table-cell>
          <table:table-cell office:value-type="float" office:value="23011" calcext:value-type="float">
            <text:p>23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3-9002-9001</text:p>
          </table:table-cell>
          <table:table-cell office:value-type="float" office:value="101.99" calcext:value-type="float">
            <text:p>101.99</text:p>
          </table:table-cell>
          <table:table-cell office:value-type="float" office:value="92.5" calcext:value-type="float">
            <text:p>92.5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table:style-name="ce26" office:value-type="time" office:time-value="PT1036164H41M32.884999886S" calcext:value-type="time">
            <text:p>41:32.9</text:p>
          </table:table-cell>
          <table:table-cell office:value-type="float" office:value="23018" calcext:value-type="float">
            <text:p>23018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96]*[.T96] + [.AC96]*[.V96] + [.Z96]*[.P96]+[.Z96]*[.R96]; 2)" office:value-type="float" office:value="1.95" calcext:value-type="float">
            <text:p>1.95</text:p>
          </table:table-cell>
          <table:table-cell table:number-columns-repeated="2"/>
          <table:table-cell table:formula="of:=([.I96]-[.$Y$6])/([.$Y$7]-[.$Y$6])" office:value-type="float" office:value="1.01086172823434" calcext:value-type="float">
            <text:p>1.01086172823434</text:p>
          </table:table-cell>
          <table:table-cell table:formula="of:=([.I96]-[.$Y$3])/[.$Y$4]" office:value-type="float" office:value="0.959519869594211" calcext:value-type="float">
            <text:p>0.959519869594211</text:p>
          </table:table-cell>
          <table:table-cell table:formula="of:=[.AA96]+[.$Y$8]+1" office:value-type="float" office:value="101.959519869594" calcext:value-type="float">
            <text:p>101.959519869594</text:p>
          </table:table-cell>
          <table:table-cell table:formula="of:=([.J96]-[.$Y$14])/([.$Y$15]-[.$Y$14])" office:value-type="float" office:value="0.925709036177985" calcext:value-type="float">
            <text:p>0.925709036177985</text:p>
          </table:table-cell>
          <table:table-cell table:formula="of:=([.J96]-[.$Y$11])/[.$Y$12]" office:value-type="float" office:value="1.16361448739616" calcext:value-type="float">
            <text:p>1.16361448739616</text:p>
          </table:table-cell>
          <table:table-cell table:formula="of:=[.AD96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6" office:value-type="time" office:time-value="PT00H42M16.7S" calcext:value-type="time">
            <text:p>42:16.7</text:p>
          </table:table-cell>
          <table:table-cell office:value-type="float" office:value="8979" calcext:value-type="float">
            <text:p>8979</text:p>
          </table:table-cell>
          <table:table-cell office:value-type="float" office:value="0" calcext:value-type="float">
            <text:p>0</text:p>
          </table:table-cell>
          <table:table-cell office:value-type="float" office:value="8953" calcext:value-type="float">
            <text:p>8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4-9002-9001</text:p>
          </table:table-cell>
          <table:table-cell office:value-type="float" office:value="46.76" calcext:value-type="float">
            <text:p>46.76</text:p>
          </table:table-cell>
          <table:table-cell office:value-type="float" office:value="93" calcext:value-type="float">
            <text:p>93</text:p>
          </table:table-cell>
          <table:table-cell office:value-type="float" office:value="0.18" calcext:value-type="float">
            <text:p>0.18</text:p>
          </table:table-cell>
          <table:table-cell office:value-type="float" office:value="51" calcext:value-type="float">
            <text:p>51</text:p>
          </table:table-cell>
          <table:table-cell table:style-name="ce26" office:value-type="time" office:time-value="PT1036164H42M16.71500003S" calcext:value-type="time">
            <text:p>42:16.7</text:p>
          </table:table-cell>
          <table:table-cell office:value-type="float" office:value="8979" calcext:value-type="float">
            <text:p>897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97]*[.T97] + [.AC97]*[.V97] + [.Z97]*[.P97]+[.Z97]*[.R97]; 2)" office:value-type="float" office:value="1.92" calcext:value-type="float">
            <text:p>1.92</text:p>
          </table:table-cell>
          <table:table-cell table:number-columns-repeated="2"/>
          <table:table-cell table:formula="of:=([.I97]-[.$Y$6])/([.$Y$7]-[.$Y$6])" office:value-type="float" office:value="1.02172345646867" calcext:value-type="float">
            <text:p>1.02172345646867</text:p>
          </table:table-cell>
          <table:table-cell table:formula="of:=([.I97]-[.$Y$3])/[.$Y$4]" office:value-type="float" office:value="0.964706463483909" calcext:value-type="float">
            <text:p>0.964706463483909</text:p>
          </table:table-cell>
          <table:table-cell table:formula="of:=[.AA97]+[.$Y$8]+1" office:value-type="float" office:value="101.964706463484" calcext:value-type="float">
            <text:p>101.964706463484</text:p>
          </table:table-cell>
          <table:table-cell table:formula="of:=([.J97]-[.$Y$14])/([.$Y$15]-[.$Y$14])" office:value-type="float" office:value="0.936322031009702" calcext:value-type="float">
            <text:p>0.936322031009702</text:p>
          </table:table-cell>
          <table:table-cell table:formula="of:=([.J97]-[.$Y$11])/[.$Y$12]" office:value-type="float" office:value="0.997383846339561" calcext:value-type="float">
            <text:p>0.997383846339561</text:p>
          </table:table-cell>
          <table:table-cell table:formula="of:=[.AD97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6" office:value-type="time" office:time-value="PT00H42M53.3S" calcext:value-type="time">
            <text:p>42:53.3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004-9002-9001</text:p>
          </table:table-cell>
          <table:table-cell office:value-type="float" office:value="46.76" calcext:value-type="float">
            <text:p>46.76</text:p>
          </table:table-cell>
          <table:table-cell office:value-type="float" office:value="93" calcext:value-type="float">
            <text:p>93</text:p>
          </table:table-cell>
          <table:table-cell office:value-type="float" office:value="0.18" calcext:value-type="float">
            <text:p>0.18</text:p>
          </table:table-cell>
          <table:table-cell office:value-type="float" office:value="52" calcext:value-type="float">
            <text:p>52</text:p>
          </table:table-cell>
          <table:table-cell table:style-name="ce26" office:value-type="time" office:time-value="PT1036164H42M53.30199983S" calcext:value-type="time">
            <text:p>42:53.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98]*[.T98] + [.AC98]*[.V98] + [.Z98]*[.P98]+[.Z98]*[.R98]; 2)" office:value-type="float" office:value="1.92" calcext:value-type="float">
            <text:p>1.92</text:p>
          </table:table-cell>
          <table:table-cell table:number-columns-repeated="2"/>
          <table:table-cell table:formula="of:=([.I98]-[.$Y$6])/([.$Y$7]-[.$Y$6])" office:value-type="float" office:value="1.02172345646867" calcext:value-type="float">
            <text:p>1.02172345646867</text:p>
          </table:table-cell>
          <table:table-cell table:formula="of:=([.I98]-[.$Y$3])/[.$Y$4]" office:value-type="float" office:value="0.964706463483909" calcext:value-type="float">
            <text:p>0.964706463483909</text:p>
          </table:table-cell>
          <table:table-cell table:formula="of:=[.AA98]+[.$Y$8]+1" office:value-type="float" office:value="101.964706463484" calcext:value-type="float">
            <text:p>101.964706463484</text:p>
          </table:table-cell>
          <table:table-cell table:formula="of:=([.J98]-[.$Y$14])/([.$Y$15]-[.$Y$14])" office:value-type="float" office:value="0.936322031009702" calcext:value-type="float">
            <text:p>0.936322031009702</text:p>
          </table:table-cell>
          <table:table-cell table:formula="of:=([.J98]-[.$Y$11])/[.$Y$12]" office:value-type="float" office:value="0.997383846339561" calcext:value-type="float">
            <text:p>0.997383846339561</text:p>
          </table:table-cell>
          <table:table-cell table:formula="of:=[.AD98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6" office:value-type="time" office:time-value="PT00H43M15.1S" calcext:value-type="time">
            <text:p>43:15.1</text:p>
          </table:table-cell>
          <table:table-cell office:value-type="float" office:value="14243" calcext:value-type="float">
            <text:p>14243</text:p>
          </table:table-cell>
          <table:table-cell office:value-type="float" office:value="1" calcext:value-type="float">
            <text:p>1</text:p>
          </table:table-cell>
          <table:table-cell office:value-type="float" office:value="13769" calcext:value-type="float">
            <text:p>1376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9003-9002-9001</text:p>
          </table:table-cell>
          <table:table-cell office:value-type="float" office:value="92.67" calcext:value-type="float">
            <text:p>92.67</text:p>
          </table:table-cell>
          <table:table-cell office:value-type="float" office:value="92.5" calcext:value-type="float">
            <text:p>92.5</text:p>
          </table:table-cell>
          <table:table-cell office:value-type="float" office:value="0.16" calcext:value-type="float">
            <text:p>0.16</text:p>
          </table:table-cell>
          <table:table-cell office:value-type="float" office:value="53" calcext:value-type="float">
            <text:p>53</text:p>
          </table:table-cell>
          <table:table-cell table:style-name="ce26" office:value-type="time" office:time-value="PT1036164H43M15.101999771S" calcext:value-type="time">
            <text:p>43:15.1</text:p>
          </table:table-cell>
          <table:table-cell office:value-type="float" office:value="14243" calcext:value-type="float">
            <text:p>1424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99]*[.T99] + [.AC99]*[.V99] + [.Z99]*[.P99]+[.Z99]*[.R99]; 2)" office:value-type="float" office:value="1.95" calcext:value-type="float">
            <text:p>1.95</text:p>
          </table:table-cell>
          <table:table-cell table:number-columns-repeated="2"/>
          <table:table-cell table:formula="of:=([.I99]-[.$Y$6])/([.$Y$7]-[.$Y$6])" office:value-type="float" office:value="1.01086172823434" calcext:value-type="float">
            <text:p>1.01086172823434</text:p>
          </table:table-cell>
          <table:table-cell table:formula="of:=([.I99]-[.$Y$3])/[.$Y$4]" office:value-type="float" office:value="0.959519869594211" calcext:value-type="float">
            <text:p>0.959519869594211</text:p>
          </table:table-cell>
          <table:table-cell table:formula="of:=[.AA99]+[.$Y$8]+1" office:value-type="float" office:value="101.959519869594" calcext:value-type="float">
            <text:p>101.959519869594</text:p>
          </table:table-cell>
          <table:table-cell table:formula="of:=([.J99]-[.$Y$14])/([.$Y$15]-[.$Y$14])" office:value-type="float" office:value="0.943397360897512" calcext:value-type="float">
            <text:p>0.943397360897512</text:p>
          </table:table-cell>
          <table:table-cell table:formula="of:=([.J99]-[.$Y$11])/[.$Y$12]" office:value-type="float" office:value="0.886563418968499" calcext:value-type="float">
            <text:p>0.886563418968499</text:p>
          </table:table-cell>
          <table:table-cell table:formula="of:=[.AD99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6" office:value-type="time" office:time-value="PT00H06M02.5S" calcext:value-type="time">
            <text:p>06:02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705" calcext:value-type="float">
            <text:p>0.1705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18-03-11T22:06:02" calcext:value-type="date">
            <text:p>3/11/2018 22:06</text:p>
          </table:table-cell>
          <table:table-cell office:value-type="string" calcext:value-type="string">
            <text:p>12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00]*[.T100] + [.AC100]*[.V100] + [.Z100]*[.P100]+[.Z100]*[.R100]; 2)" office:value-type="float" office:value="2.11" calcext:value-type="float">
            <text:p>2.11</text:p>
          </table:table-cell>
          <table:table-cell table:number-columns-repeated="2"/>
          <table:table-cell table:formula="of:=([.I100]-[.$Y$6])/([.$Y$7]-[.$Y$6])" office:value-type="float" office:value="1.15206419528069" calcext:value-type="float">
            <text:p>1.15206419528069</text:p>
          </table:table-cell>
          <table:table-cell table:formula="of:=([.I100]-[.$Y$3])/[.$Y$4]" office:value-type="float" office:value="1.02694559016029" calcext:value-type="float">
            <text:p>1.02694559016029</text:p>
          </table:table-cell>
          <table:table-cell table:formula="of:=[.AA100]+[.$Y$8]+1" office:value-type="float" office:value="102.02694559016" calcext:value-type="float">
            <text:p>102.02694559016</text:p>
          </table:table-cell>
          <table:table-cell table:formula="of:=([.J100]-[.$Y$14])/([.$Y$15]-[.$Y$14])" office:value-type="float" office:value="0.939682812706412" calcext:value-type="float">
            <text:p>0.939682812706412</text:p>
          </table:table-cell>
          <table:table-cell table:formula="of:=([.J100]-[.$Y$11])/[.$Y$12]" office:value-type="float" office:value="0.944744143338307" calcext:value-type="float">
            <text:p>0.944744143338307</text:p>
          </table:table-cell>
          <table:table-cell table:formula="of:=[.AD100]+[.$Y$16]+1" office:value-type="float" office:value="2.47474414333831" calcext:value-type="float">
            <text:p>2.47474414333831</text:p>
          </table:table-cell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time" office:time-value="PT00H06M19.8S" calcext:value-type="time">
            <text:p>06:19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705" calcext:value-type="float">
            <text:p>0.170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06:20" calcext:value-type="date">
            <text:p>3/11/2018 22:06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01]*[.T101] + [.AC101]*[.V101] + [.Z101]*[.P101]+[.Z101]*[.R101]; 2)" office:value-type="float" office:value="2.11" calcext:value-type="float">
            <text:p>2.11</text:p>
          </table:table-cell>
          <table:table-cell table:number-columns-repeated="2"/>
          <table:table-cell table:formula="of:=([.I101]-[.$Y$6])/([.$Y$7]-[.$Y$6])" office:value-type="float" office:value="1.15206419528069" calcext:value-type="float">
            <text:p>1.15206419528069</text:p>
          </table:table-cell>
          <table:table-cell table:formula="of:=([.I101]-[.$Y$3])/[.$Y$4]" office:value-type="float" office:value="1.02694559016029" calcext:value-type="float">
            <text:p>1.02694559016029</text:p>
          </table:table-cell>
          <table:table-cell table:formula="of:=[.AA101]+[.$Y$8]+1" office:value-type="float" office:value="102.02694559016" calcext:value-type="float">
            <text:p>102.02694559016</text:p>
          </table:table-cell>
          <table:table-cell table:formula="of:=([.J101]-[.$Y$14])/([.$Y$15]-[.$Y$14])" office:value-type="float" office:value="0.939682812706412" calcext:value-type="float">
            <text:p>0.939682812706412</text:p>
          </table:table-cell>
          <table:table-cell table:formula="of:=([.J101]-[.$Y$11])/[.$Y$12]" office:value-type="float" office:value="0.944744143338307" calcext:value-type="float">
            <text:p>0.944744143338307</text:p>
          </table:table-cell>
          <table:table-cell table:formula="of:=[.AD101]+[.$Y$16]+1" office:value-type="float" office:value="2.47474414333831" calcext:value-type="float">
            <text:p>2.47474414333831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6" office:value-type="time" office:time-value="PT00H06M41.4S" calcext:value-type="time">
            <text:p>06:4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705" calcext:value-type="float">
            <text:p>0.170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06:41" calcext:value-type="date">
            <text:p>3/11/2018 22:06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02]*[.T102] + [.AC102]*[.V102] + [.Z102]*[.P102]+[.Z102]*[.R102]; 2)" office:value-type="float" office:value="2.11" calcext:value-type="float">
            <text:p>2.11</text:p>
          </table:table-cell>
          <table:table-cell table:number-columns-repeated="2"/>
          <table:table-cell table:formula="of:=([.I102]-[.$Y$6])/([.$Y$7]-[.$Y$6])" office:value-type="float" office:value="1.15206419528069" calcext:value-type="float">
            <text:p>1.15206419528069</text:p>
          </table:table-cell>
          <table:table-cell table:formula="of:=([.I102]-[.$Y$3])/[.$Y$4]" office:value-type="float" office:value="1.02694559016029" calcext:value-type="float">
            <text:p>1.02694559016029</text:p>
          </table:table-cell>
          <table:table-cell table:formula="of:=[.AA102]+[.$Y$8]+1" office:value-type="float" office:value="102.02694559016" calcext:value-type="float">
            <text:p>102.02694559016</text:p>
          </table:table-cell>
          <table:table-cell table:formula="of:=([.J102]-[.$Y$14])/([.$Y$15]-[.$Y$14])" office:value-type="float" office:value="0.939682812706412" calcext:value-type="float">
            <text:p>0.939682812706412</text:p>
          </table:table-cell>
          <table:table-cell table:formula="of:=([.J102]-[.$Y$11])/[.$Y$12]" office:value-type="float" office:value="0.944744143338307" calcext:value-type="float">
            <text:p>0.944744143338307</text:p>
          </table:table-cell>
          <table:table-cell table:formula="of:=[.AD102]+[.$Y$16]+1" office:value-type="float" office:value="2.47474414333831" calcext:value-type="float">
            <text:p>2.47474414333831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6" office:value-type="time" office:time-value="PT00H07M04.2S" calcext:value-type="time">
            <text:p>07:04.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9175" calcext:value-type="float">
            <text:p>0.1917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07:04" calcext:value-type="date">
            <text:p>3/11/2018 22:07</text:p>
          </table:table-cell>
          <table:table-cell office:value-type="string" calcext:value-type="string">
            <text:p>7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03]*[.T103] + [.AC103]*[.V103] + [.Z103]*[.P103]+[.Z103]*[.R103]; 2)" office:value-type="float" office:value="2.11" calcext:value-type="float">
            <text:p>2.11</text:p>
          </table:table-cell>
          <table:table-cell table:number-columns-repeated="2"/>
          <table:table-cell table:formula="of:=([.I103]-[.$Y$6])/([.$Y$7]-[.$Y$6])" office:value-type="float" office:value="1.15206419528069" calcext:value-type="float">
            <text:p>1.15206419528069</text:p>
          </table:table-cell>
          <table:table-cell table:formula="of:=([.I103]-[.$Y$3])/[.$Y$4]" office:value-type="float" office:value="1.02694559016029" calcext:value-type="float">
            <text:p>1.02694559016029</text:p>
          </table:table-cell>
          <table:table-cell table:formula="of:=[.AA103]+[.$Y$8]+1" office:value-type="float" office:value="102.02694559016" calcext:value-type="float">
            <text:p>102.02694559016</text:p>
          </table:table-cell>
          <table:table-cell table:formula="of:=([.J103]-[.$Y$14])/([.$Y$15]-[.$Y$14])" office:value-type="float" office:value="0.932165274700613" calcext:value-type="float">
            <text:p>0.932165274700613</text:p>
          </table:table-cell>
          <table:table-cell table:formula="of:=([.J103]-[.$Y$11])/[.$Y$12]" office:value-type="float" office:value="1.06249084742006" calcext:value-type="float">
            <text:p>1.06249084742006</text:p>
          </table:table-cell>
          <table:table-cell table:formula="of:=[.AD103]+[.$Y$16]+1" office:value-type="float" office:value="2.59249084742006" calcext:value-type="float">
            <text:p>2.59249084742006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6" office:value-type="time" office:time-value="PT00H07M43.3S" calcext:value-type="time">
            <text:p>07:43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9175" calcext:value-type="float">
            <text:p>0.1917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07:43" calcext:value-type="date">
            <text:p>3/11/2018 22:07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04]*[.T104] + [.AC104]*[.V104] + [.Z104]*[.P104]+[.Z104]*[.R104]; 2)" office:value-type="float" office:value="2.11" calcext:value-type="float">
            <text:p>2.11</text:p>
          </table:table-cell>
          <table:table-cell table:number-columns-repeated="2"/>
          <table:table-cell table:formula="of:=([.I104]-[.$Y$6])/([.$Y$7]-[.$Y$6])" office:value-type="float" office:value="1.15206419528069" calcext:value-type="float">
            <text:p>1.15206419528069</text:p>
          </table:table-cell>
          <table:table-cell table:formula="of:=([.I104]-[.$Y$3])/[.$Y$4]" office:value-type="float" office:value="1.02694559016029" calcext:value-type="float">
            <text:p>1.02694559016029</text:p>
          </table:table-cell>
          <table:table-cell table:formula="of:=[.AA104]+[.$Y$8]+1" office:value-type="float" office:value="102.02694559016" calcext:value-type="float">
            <text:p>102.02694559016</text:p>
          </table:table-cell>
          <table:table-cell table:formula="of:=([.J104]-[.$Y$14])/([.$Y$15]-[.$Y$14])" office:value-type="float" office:value="0.932165274700613" calcext:value-type="float">
            <text:p>0.932165274700613</text:p>
          </table:table-cell>
          <table:table-cell table:formula="of:=([.J104]-[.$Y$11])/[.$Y$12]" office:value-type="float" office:value="1.06249084742006" calcext:value-type="float">
            <text:p>1.06249084742006</text:p>
          </table:table-cell>
          <table:table-cell table:formula="of:=[.AD104]+[.$Y$16]+1" office:value-type="float" office:value="2.59249084742006" calcext:value-type="float">
            <text:p>2.59249084742006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6" office:value-type="time" office:time-value="PT00H08M04.9S" calcext:value-type="time">
            <text:p>08:04.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6845" calcext:value-type="float">
            <text:p>0.1684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08:05" calcext:value-type="date">
            <text:p>3/11/2018 22:08</text:p>
          </table:table-cell>
          <table:table-cell office:value-type="string" calcext:value-type="string">
            <text:p>4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5" calcext:value-type="float">
            <text:p>0.5</text:p>
          </table:table-cell>
          <table:table-cell table:formula="of:=ROUND([.AC105]*[.T105] + [.AC105]*[.V105] + [.Z105]*[.P105]+[.Z105]*[.R105]; 2)" office:value-type="float" office:value="2.07" calcext:value-type="float">
            <text:p>2.07</text:p>
          </table:table-cell>
          <table:table-cell table:number-columns-repeated="2"/>
          <table:table-cell table:formula="of:=([.I105]-[.$Y$6])/([.$Y$7]-[.$Y$6])" office:value-type="float" office:value="1.15206419528069" calcext:value-type="float">
            <text:p>1.15206419528069</text:p>
          </table:table-cell>
          <table:table-cell table:formula="of:=([.I105]-[.$Y$3])/[.$Y$4]" office:value-type="float" office:value="1.02694559016029" calcext:value-type="float">
            <text:p>1.02694559016029</text:p>
          </table:table-cell>
          <table:table-cell table:formula="of:=[.AA105]+[.$Y$8]+1" office:value-type="float" office:value="102.02694559016" calcext:value-type="float">
            <text:p>102.02694559016</text:p>
          </table:table-cell>
          <table:table-cell table:formula="of:=([.J105]-[.$Y$14])/([.$Y$15]-[.$Y$14])" office:value-type="float" office:value="0.940408034019912" calcext:value-type="float">
            <text:p>0.940408034019912</text:p>
          </table:table-cell>
          <table:table-cell table:formula="of:=([.J105]-[.$Y$11])/[.$Y$12]" office:value-type="float" office:value="0.933385049532773" calcext:value-type="float">
            <text:p>0.933385049532773</text:p>
          </table:table-cell>
          <table:table-cell table:formula="of:=[.AD105]+[.$Y$16]+1" office:value-type="float" office:value="2.46338504953277" calcext:value-type="float">
            <text:p>2.46338504953277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6" office:value-type="time" office:time-value="PT00H08M46.3S" calcext:value-type="time">
            <text:p>08:46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6845" calcext:value-type="float">
            <text:p>0.1684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08:46" calcext:value-type="date">
            <text:p>3/11/2018 22:08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5" calcext:value-type="float">
            <text:p>0.5</text:p>
          </table:table-cell>
          <table:table-cell table:formula="of:=ROUND([.AC106]*[.T106] + [.AC106]*[.V106] + [.Z106]*[.P106]+[.Z106]*[.R106]; 2)" office:value-type="float" office:value="2.07" calcext:value-type="float">
            <text:p>2.07</text:p>
          </table:table-cell>
          <table:table-cell table:number-columns-repeated="2"/>
          <table:table-cell table:formula="of:=([.I106]-[.$Y$6])/([.$Y$7]-[.$Y$6])" office:value-type="float" office:value="1.15206419528069" calcext:value-type="float">
            <text:p>1.15206419528069</text:p>
          </table:table-cell>
          <table:table-cell table:formula="of:=([.I106]-[.$Y$3])/[.$Y$4]" office:value-type="float" office:value="1.02694559016029" calcext:value-type="float">
            <text:p>1.02694559016029</text:p>
          </table:table-cell>
          <table:table-cell table:formula="of:=[.AA106]+[.$Y$8]+1" office:value-type="float" office:value="102.02694559016" calcext:value-type="float">
            <text:p>102.02694559016</text:p>
          </table:table-cell>
          <table:table-cell table:formula="of:=([.J106]-[.$Y$14])/([.$Y$15]-[.$Y$14])" office:value-type="float" office:value="0.940408034019912" calcext:value-type="float">
            <text:p>0.940408034019912</text:p>
          </table:table-cell>
          <table:table-cell table:formula="of:=([.J106]-[.$Y$11])/[.$Y$12]" office:value-type="float" office:value="0.933385049532773" calcext:value-type="float">
            <text:p>0.933385049532773</text:p>
          </table:table-cell>
          <table:table-cell table:formula="of:=[.AD106]+[.$Y$16]+1" office:value-type="float" office:value="2.46338504953277" calcext:value-type="float">
            <text:p>2.46338504953277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6" office:value-type="time" office:time-value="PT00H09M09.9S" calcext:value-type="time">
            <text:p>09:09.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653" calcext:value-type="float">
            <text:p>0.165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09:10" calcext:value-type="date">
            <text:p>3/11/2018 22:09</text:p>
          </table:table-cell>
          <table:table-cell office:value-type="string" calcext:value-type="string">
            <text:p>38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07]*[.T107] + [.AC107]*[.V107] + [.Z107]*[.P107]+[.Z107]*[.R107]; 2)" office:value-type="float" office:value="1.9" calcext:value-type="float">
            <text:p>1.9</text:p>
          </table:table-cell>
          <table:table-cell table:number-columns-repeated="2"/>
          <table:table-cell table:formula="of:=([.I107]-[.$Y$6])/([.$Y$7]-[.$Y$6])" office:value-type="float" office:value="1.15206419528069" calcext:value-type="float">
            <text:p>1.15206419528069</text:p>
          </table:table-cell>
          <table:table-cell table:formula="of:=([.I107]-[.$Y$3])/[.$Y$4]" office:value-type="float" office:value="1.02694559016029" calcext:value-type="float">
            <text:p>1.02694559016029</text:p>
          </table:table-cell>
          <table:table-cell table:formula="of:=[.AA107]+[.$Y$8]+1" office:value-type="float" office:value="102.02694559016" calcext:value-type="float">
            <text:p>102.02694559016</text:p>
          </table:table-cell>
          <table:table-cell table:formula="of:=([.J107]-[.$Y$14])/([.$Y$15]-[.$Y$14])" office:value-type="float" office:value="0.941522398477243" calcext:value-type="float">
            <text:p>0.941522398477243</text:p>
          </table:table-cell>
          <table:table-cell table:formula="of:=([.J107]-[.$Y$11])/[.$Y$12]" office:value-type="float" office:value="0.915930832221831" calcext:value-type="float">
            <text:p>0.915930832221831</text:p>
          </table:table-cell>
          <table:table-cell table:formula="of:=[.AD107]+[.$Y$16]+1" office:value-type="float" office:value="2.44593083222183" calcext:value-type="float">
            <text:p>2.44593083222183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6" office:value-type="time" office:time-value="PT00H09M49.9S" calcext:value-type="time">
            <text:p>09:49.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653" calcext:value-type="float">
            <text:p>0.165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09:50" calcext:value-type="date">
            <text:p>3/11/2018 22:09</text:p>
          </table:table-cell>
          <table:table-cell office:value-type="string" calcext:value-type="string">
            <text:p>3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08]*[.T108] + [.AC108]*[.V108] + [.Z108]*[.P108]+[.Z108]*[.R108]; 2)" office:value-type="float" office:value="1.9" calcext:value-type="float">
            <text:p>1.9</text:p>
          </table:table-cell>
          <table:table-cell table:number-columns-repeated="2"/>
          <table:table-cell table:formula="of:=([.I108]-[.$Y$6])/([.$Y$7]-[.$Y$6])" office:value-type="float" office:value="1.15206419528069" calcext:value-type="float">
            <text:p>1.15206419528069</text:p>
          </table:table-cell>
          <table:table-cell table:formula="of:=([.I108]-[.$Y$3])/[.$Y$4]" office:value-type="float" office:value="1.02694559016029" calcext:value-type="float">
            <text:p>1.02694559016029</text:p>
          </table:table-cell>
          <table:table-cell table:formula="of:=[.AA108]+[.$Y$8]+1" office:value-type="float" office:value="102.02694559016" calcext:value-type="float">
            <text:p>102.02694559016</text:p>
          </table:table-cell>
          <table:table-cell table:formula="of:=([.J108]-[.$Y$14])/([.$Y$15]-[.$Y$14])" office:value-type="float" office:value="0.941522398477243" calcext:value-type="float">
            <text:p>0.941522398477243</text:p>
          </table:table-cell>
          <table:table-cell table:formula="of:=([.J108]-[.$Y$11])/[.$Y$12]" office:value-type="float" office:value="0.915930832221831" calcext:value-type="float">
            <text:p>0.915930832221831</text:p>
          </table:table-cell>
          <table:table-cell table:formula="of:=[.AD108]+[.$Y$16]+1" office:value-type="float" office:value="2.44593083222183" calcext:value-type="float">
            <text:p>2.44593083222183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6" office:value-type="time" office:time-value="PT00H10M29.9S" calcext:value-type="time">
            <text:p>10:29.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58" calcext:value-type="float">
            <text:p>0.15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0:30" calcext:value-type="date">
            <text:p>3/11/2018 22:10</text:p>
          </table:table-cell>
          <table:table-cell office:value-type="string" calcext:value-type="string">
            <text:p>39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09]*[.T109] + [.AC109]*[.V109] + [.Z109]*[.P109]+[.Z109]*[.R109]; 2)" office:value-type="float" office:value="2.09" calcext:value-type="float">
            <text:p>2.09</text:p>
          </table:table-cell>
          <table:table-cell table:number-columns-repeated="2"/>
          <table:table-cell table:formula="of:=([.I109]-[.$Y$6])/([.$Y$7]-[.$Y$6])" office:value-type="float" office:value="1.13034073881202" calcext:value-type="float">
            <text:p>1.13034073881202</text:p>
          </table:table-cell>
          <table:table-cell table:formula="of:=([.I109]-[.$Y$3])/[.$Y$4]" office:value-type="float" office:value="1.01657240238089" calcext:value-type="float">
            <text:p>1.01657240238089</text:p>
          </table:table-cell>
          <table:table-cell table:formula="of:=[.AA109]+[.$Y$8]+1" office:value-type="float" office:value="102.016572402381" calcext:value-type="float">
            <text:p>102.016572402381</text:p>
          </table:table-cell>
          <table:table-cell table:formula="of:=([.J109]-[.$Y$14])/([.$Y$15]-[.$Y$14])" office:value-type="float" office:value="0.944104893886294" calcext:value-type="float">
            <text:p>0.944104893886294</text:p>
          </table:table-cell>
          <table:table-cell table:formula="of:=([.J109]-[.$Y$11])/[.$Y$12]" office:value-type="float" office:value="0.875481376231393" calcext:value-type="float">
            <text:p>0.875481376231393</text:p>
          </table:table-cell>
          <table:table-cell table:formula="of:=[.AD109]+[.$Y$16]+1" office:value-type="float" office:value="2.40548137623139" calcext:value-type="float">
            <text:p>2.40548137623139</text:p>
          </table:table-cell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6" office:value-type="time" office:time-value="PT00H11M10.5S" calcext:value-type="time">
            <text:p>11:1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675" calcext:value-type="float">
            <text:p>0.167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1:11" calcext:value-type="date">
            <text:p>3/11/2018 22:11</text:p>
          </table:table-cell>
          <table:table-cell office:value-type="string" calcext:value-type="string">
            <text:p>12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10]*[.T110] + [.AC110]*[.V110] + [.Z110]*[.P110]+[.Z110]*[.R110]; 2)" office:value-type="float" office:value="2.09" calcext:value-type="float">
            <text:p>2.09</text:p>
          </table:table-cell>
          <table:table-cell table:number-columns-repeated="2"/>
          <table:table-cell table:formula="of:=([.I110]-[.$Y$6])/([.$Y$7]-[.$Y$6])" office:value-type="float" office:value="1.13034073881202" calcext:value-type="float">
            <text:p>1.13034073881202</text:p>
          </table:table-cell>
          <table:table-cell table:formula="of:=([.I110]-[.$Y$3])/[.$Y$4]" office:value-type="float" office:value="1.01657240238089" calcext:value-type="float">
            <text:p>1.01657240238089</text:p>
          </table:table-cell>
          <table:table-cell table:formula="of:=[.AA110]+[.$Y$8]+1" office:value-type="float" office:value="102.016572402381" calcext:value-type="float">
            <text:p>102.016572402381</text:p>
          </table:table-cell>
          <table:table-cell table:formula="of:=([.J110]-[.$Y$14])/([.$Y$15]-[.$Y$14])" office:value-type="float" office:value="0.940744112189583" calcext:value-type="float">
            <text:p>0.940744112189583</text:p>
          </table:table-cell>
          <table:table-cell table:formula="of:=([.J110]-[.$Y$11])/[.$Y$12]" office:value-type="float" office:value="0.928121079232648" calcext:value-type="float">
            <text:p>0.928121079232648</text:p>
          </table:table-cell>
          <table:table-cell table:formula="of:=[.AD110]+[.$Y$16]+1" office:value-type="float" office:value="2.45812107923265" calcext:value-type="float">
            <text:p>2.45812107923265</text:p>
          </table:table-cell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6" office:value-type="time" office:time-value="PT00H11M50S" calcext:value-type="time">
            <text:p>11:50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675" calcext:value-type="float">
            <text:p>0.167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1:50" calcext:value-type="date">
            <text:p>3/11/2018 22:11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11]*[.T111] + [.AC111]*[.V111] + [.Z111]*[.P111]+[.Z111]*[.R111]; 2)" office:value-type="float" office:value="2.09" calcext:value-type="float">
            <text:p>2.09</text:p>
          </table:table-cell>
          <table:table-cell table:number-columns-repeated="2"/>
          <table:table-cell table:formula="of:=([.I111]-[.$Y$6])/([.$Y$7]-[.$Y$6])" office:value-type="float" office:value="1.13034073881202" calcext:value-type="float">
            <text:p>1.13034073881202</text:p>
          </table:table-cell>
          <table:table-cell table:formula="of:=([.I111]-[.$Y$3])/[.$Y$4]" office:value-type="float" office:value="1.01657240238089" calcext:value-type="float">
            <text:p>1.01657240238089</text:p>
          </table:table-cell>
          <table:table-cell table:formula="of:=[.AA111]+[.$Y$8]+1" office:value-type="float" office:value="102.016572402381" calcext:value-type="float">
            <text:p>102.016572402381</text:p>
          </table:table-cell>
          <table:table-cell table:formula="of:=([.J111]-[.$Y$14])/([.$Y$15]-[.$Y$14])" office:value-type="float" office:value="0.940744112189583" calcext:value-type="float">
            <text:p>0.940744112189583</text:p>
          </table:table-cell>
          <table:table-cell table:formula="of:=([.J111]-[.$Y$11])/[.$Y$12]" office:value-type="float" office:value="0.928121079232648" calcext:value-type="float">
            <text:p>0.928121079232648</text:p>
          </table:table-cell>
          <table:table-cell table:formula="of:=[.AD111]+[.$Y$16]+1" office:value-type="float" office:value="2.45812107923265" calcext:value-type="float">
            <text:p>2.45812107923265</text:p>
          </table:table-cell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6" office:value-type="time" office:time-value="PT00H12M11.6S" calcext:value-type="time">
            <text:p>12:11.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854" calcext:value-type="float">
            <text:p>0.1854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2:12" calcext:value-type="date">
            <text:p>3/11/2018 22:12</text:p>
          </table:table-cell>
          <table:table-cell office:value-type="string" calcext:value-type="string">
            <text:p>9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12]*[.T112] + [.AC112]*[.V112] + [.Z112]*[.P112]+[.Z112]*[.R112]; 2)" office:value-type="float" office:value="1.89" calcext:value-type="float">
            <text:p>1.89</text:p>
          </table:table-cell>
          <table:table-cell table:number-columns-repeated="2"/>
          <table:table-cell table:formula="of:=([.I112]-[.$Y$6])/([.$Y$7]-[.$Y$6])" office:value-type="float" office:value="1.13034073881202" calcext:value-type="float">
            <text:p>1.13034073881202</text:p>
          </table:table-cell>
          <table:table-cell table:formula="of:=([.I112]-[.$Y$3])/[.$Y$4]" office:value-type="float" office:value="1.01657240238089" calcext:value-type="float">
            <text:p>1.01657240238089</text:p>
          </table:table-cell>
          <table:table-cell table:formula="of:=[.AA112]+[.$Y$8]+1" office:value-type="float" office:value="102.016572402381" calcext:value-type="float">
            <text:p>102.016572402381</text:p>
          </table:table-cell>
          <table:table-cell table:formula="of:=([.J112]-[.$Y$14])/([.$Y$15]-[.$Y$14])" office:value-type="float" office:value="0.934411691939993" calcext:value-type="float">
            <text:p>0.934411691939993</text:p>
          </table:table-cell>
          <table:table-cell table:formula="of:=([.J112]-[.$Y$11])/[.$Y$12]" office:value-type="float" office:value="1.02730536172975" calcext:value-type="float">
            <text:p>1.02730536172975</text:p>
          </table:table-cell>
          <table:table-cell table:formula="of:=[.AD112]+[.$Y$16]+1" office:value-type="float" office:value="2.55730536172975" calcext:value-type="float">
            <text:p>2.55730536172975</text:p>
          </table:table-cell>
          <table:table-cell table:number-columns-repeated="99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office:value-type="time" office:time-value="PT00H12M54S" calcext:value-type="time">
            <text:p>12:54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854" calcext:value-type="float">
            <text:p>0.1854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2:54" calcext:value-type="date">
            <text:p>3/11/2018 22:12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13]*[.T113] + [.AC113]*[.V113] + [.Z113]*[.P113]+[.Z113]*[.R113]; 2)" office:value-type="float" office:value="1.89" calcext:value-type="float">
            <text:p>1.89</text:p>
          </table:table-cell>
          <table:table-cell table:number-columns-repeated="2"/>
          <table:table-cell table:formula="of:=([.I113]-[.$Y$6])/([.$Y$7]-[.$Y$6])" office:value-type="float" office:value="1.13034073881202" calcext:value-type="float">
            <text:p>1.13034073881202</text:p>
          </table:table-cell>
          <table:table-cell table:formula="of:=([.I113]-[.$Y$3])/[.$Y$4]" office:value-type="float" office:value="1.01657240238089" calcext:value-type="float">
            <text:p>1.01657240238089</text:p>
          </table:table-cell>
          <table:table-cell table:formula="of:=[.AA113]+[.$Y$8]+1" office:value-type="float" office:value="102.016572402381" calcext:value-type="float">
            <text:p>102.016572402381</text:p>
          </table:table-cell>
          <table:table-cell table:formula="of:=([.J113]-[.$Y$14])/([.$Y$15]-[.$Y$14])" office:value-type="float" office:value="0.934411691939993" calcext:value-type="float">
            <text:p>0.934411691939993</text:p>
          </table:table-cell>
          <table:table-cell table:formula="of:=([.J113]-[.$Y$11])/[.$Y$12]" office:value-type="float" office:value="1.02730536172975" calcext:value-type="float">
            <text:p>1.02730536172975</text:p>
          </table:table-cell>
          <table:table-cell table:formula="of:=[.AD113]+[.$Y$16]+1" office:value-type="float" office:value="2.55730536172975" calcext:value-type="float">
            <text:p>2.55730536172975</text:p>
          </table:table-cell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6" office:value-type="time" office:time-value="PT00H13M16.2S" calcext:value-type="time">
            <text:p>13:16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8685" calcext:value-type="float">
            <text:p>0.1868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3:16" calcext:value-type="date">
            <text:p>3/11/2018 22:13</text:p>
          </table:table-cell>
          <table:table-cell office:value-type="string" calcext:value-type="string">
            <text:p>1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14]*[.T114] + [.AC114]*[.V114] + [.Z114]*[.P114]+[.Z114]*[.R114]; 2)" office:value-type="float" office:value="1.89" calcext:value-type="float">
            <text:p>1.89</text:p>
          </table:table-cell>
          <table:table-cell table:number-columns-repeated="2"/>
          <table:table-cell table:formula="of:=([.I114]-[.$Y$6])/([.$Y$7]-[.$Y$6])" office:value-type="float" office:value="1.13034073881202" calcext:value-type="float">
            <text:p>1.13034073881202</text:p>
          </table:table-cell>
          <table:table-cell table:formula="of:=([.I114]-[.$Y$3])/[.$Y$4]" office:value-type="float" office:value="1.01657240238089" calcext:value-type="float">
            <text:p>1.01657240238089</text:p>
          </table:table-cell>
          <table:table-cell table:formula="of:=[.AA114]+[.$Y$8]+1" office:value-type="float" office:value="102.016572402381" calcext:value-type="float">
            <text:p>102.016572402381</text:p>
          </table:table-cell>
          <table:table-cell table:formula="of:=([.J114]-[.$Y$14])/([.$Y$15]-[.$Y$14])" office:value-type="float" office:value="0.933898730523126" calcext:value-type="float">
            <text:p>0.933898730523126</text:p>
          </table:table-cell>
          <table:table-cell table:formula="of:=([.J114]-[.$Y$11])/[.$Y$12]" office:value-type="float" office:value="1.03533984271415" calcext:value-type="float">
            <text:p>1.03533984271415</text:p>
          </table:table-cell>
          <table:table-cell table:formula="of:=[.AD114]+[.$Y$16]+1" office:value-type="float" office:value="2.56533984271415" calcext:value-type="float">
            <text:p>2.56533984271415</text:p>
          </table:table-cell>
          <table:table-cell table:number-columns-repeated="99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6" office:value-type="time" office:time-value="PT00H13M56.4S" calcext:value-type="time">
            <text:p>13:5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8685" calcext:value-type="float">
            <text:p>0.1868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3:56" calcext:value-type="date">
            <text:p>3/11/2018 22:13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15]*[.T115] + [.AC115]*[.V115] + [.Z115]*[.P115]+[.Z115]*[.R115]; 2)" office:value-type="float" office:value="1.89" calcext:value-type="float">
            <text:p>1.89</text:p>
          </table:table-cell>
          <table:table-cell table:number-columns-repeated="2"/>
          <table:table-cell table:formula="of:=([.I115]-[.$Y$6])/([.$Y$7]-[.$Y$6])" office:value-type="float" office:value="1.13034073881202" calcext:value-type="float">
            <text:p>1.13034073881202</text:p>
          </table:table-cell>
          <table:table-cell table:formula="of:=([.I115]-[.$Y$3])/[.$Y$4]" office:value-type="float" office:value="1.01657240238089" calcext:value-type="float">
            <text:p>1.01657240238089</text:p>
          </table:table-cell>
          <table:table-cell table:formula="of:=[.AA115]+[.$Y$8]+1" office:value-type="float" office:value="102.016572402381" calcext:value-type="float">
            <text:p>102.016572402381</text:p>
          </table:table-cell>
          <table:table-cell table:formula="of:=([.J115]-[.$Y$14])/([.$Y$15]-[.$Y$14])" office:value-type="float" office:value="0.933898730523126" calcext:value-type="float">
            <text:p>0.933898730523126</text:p>
          </table:table-cell>
          <table:table-cell table:formula="of:=([.J115]-[.$Y$11])/[.$Y$12]" office:value-type="float" office:value="1.03533984271415" calcext:value-type="float">
            <text:p>1.03533984271415</text:p>
          </table:table-cell>
          <table:table-cell table:formula="of:=[.AD115]+[.$Y$16]+1" office:value-type="float" office:value="2.56533984271415" calcext:value-type="float">
            <text:p>2.56533984271415</text:p>
          </table:table-cell>
          <table:table-cell table:number-columns-repeated="99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6" office:value-type="time" office:time-value="PT00H14M17.9S" calcext:value-type="time">
            <text:p>14:17.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2546" calcext:value-type="float">
            <text:p>0.2546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4:18" calcext:value-type="date">
            <text:p>3/11/2018 22:14</text:p>
          </table:table-cell>
          <table:table-cell office:value-type="string" calcext:value-type="string">
            <text:p>39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16]*[.T116] + [.AC116]*[.V116] + [.Z116]*[.P116]+[.Z116]*[.R116]; 2)" office:value-type="float" office:value="1.84" calcext:value-type="float">
            <text:p>1.84</text:p>
          </table:table-cell>
          <table:table-cell table:number-columns-repeated="2"/>
          <table:table-cell table:formula="of:=([.I116]-[.$Y$6])/([.$Y$7]-[.$Y$6])" office:value-type="float" office:value="1.13034073881202" calcext:value-type="float">
            <text:p>1.13034073881202</text:p>
          </table:table-cell>
          <table:table-cell table:formula="of:=([.I116]-[.$Y$3])/[.$Y$4]" office:value-type="float" office:value="1.01657240238089" calcext:value-type="float">
            <text:p>1.01657240238089</text:p>
          </table:table-cell>
          <table:table-cell table:formula="of:=[.AA116]+[.$Y$8]+1" office:value-type="float" office:value="102.016572402381" calcext:value-type="float">
            <text:p>102.016572402381</text:p>
          </table:table-cell>
          <table:table-cell table:formula="of:=([.J116]-[.$Y$14])/([.$Y$15]-[.$Y$14])" office:value-type="float" office:value="0.909931050528167" calcext:value-type="float">
            <text:p>0.909931050528167</text:p>
          </table:table-cell>
          <table:table-cell table:formula="of:=([.J116]-[.$Y$11])/[.$Y$12]" office:value-type="float" office:value="1.41074404043362" calcext:value-type="float">
            <text:p>1.41074404043362</text:p>
          </table:table-cell>
          <table:table-cell table:formula="of:=[.AD116]+[.$Y$16]+1" office:value-type="float" office:value="2.94074404043362" calcext:value-type="float">
            <text:p>2.94074404043362</text:p>
          </table:table-cell>
          <table:table-cell table:number-columns-repeated="99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6" office:value-type="time" office:time-value="PT00H14M59.4S" calcext:value-type="time">
            <text:p>14:5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2546" calcext:value-type="float">
            <text:p>0.2546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4:59" calcext:value-type="date">
            <text:p>3/11/2018 22:14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17]*[.T117] + [.AC117]*[.V117] + [.Z117]*[.P117]+[.Z117]*[.R117]; 2)" office:value-type="float" office:value="1.84" calcext:value-type="float">
            <text:p>1.84</text:p>
          </table:table-cell>
          <table:table-cell table:number-columns-repeated="2"/>
          <table:table-cell table:formula="of:=([.I117]-[.$Y$6])/([.$Y$7]-[.$Y$6])" office:value-type="float" office:value="1.13034073881202" calcext:value-type="float">
            <text:p>1.13034073881202</text:p>
          </table:table-cell>
          <table:table-cell table:formula="of:=([.I117]-[.$Y$3])/[.$Y$4]" office:value-type="float" office:value="1.01657240238089" calcext:value-type="float">
            <text:p>1.01657240238089</text:p>
          </table:table-cell>
          <table:table-cell table:formula="of:=[.AA117]+[.$Y$8]+1" office:value-type="float" office:value="102.016572402381" calcext:value-type="float">
            <text:p>102.016572402381</text:p>
          </table:table-cell>
          <table:table-cell table:formula="of:=([.J117]-[.$Y$14])/([.$Y$15]-[.$Y$14])" office:value-type="float" office:value="0.909931050528167" calcext:value-type="float">
            <text:p>0.909931050528167</text:p>
          </table:table-cell>
          <table:table-cell table:formula="of:=([.J117]-[.$Y$11])/[.$Y$12]" office:value-type="float" office:value="1.41074404043362" calcext:value-type="float">
            <text:p>1.41074404043362</text:p>
          </table:table-cell>
          <table:table-cell table:formula="of:=[.AD117]+[.$Y$16]+1" office:value-type="float" office:value="2.94074404043362" calcext:value-type="float">
            <text:p>2.94074404043362</text:p>
          </table:table-cell>
          <table:table-cell table:number-columns-repeated="99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6" office:value-type="time" office:time-value="PT00H16M02.2S" calcext:value-type="time">
            <text:p>16:02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2478" calcext:value-type="float">
            <text:p>0.247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6:02" calcext:value-type="date">
            <text:p>3/11/2018 22:16</text:p>
          </table:table-cell>
          <table:table-cell office:value-type="string" calcext:value-type="string">
            <text:p>8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18]*[.T118] + [.AC118]*[.V118] + [.Z118]*[.P118]+[.Z118]*[.R118]; 2)" office:value-type="float" office:value="1.92" calcext:value-type="float">
            <text:p>1.92</text:p>
          </table:table-cell>
          <table:table-cell table:number-columns-repeated="2"/>
          <table:table-cell table:formula="of:=([.I118]-[.$Y$6])/([.$Y$7]-[.$Y$6])" office:value-type="float" office:value="1.10861728234335" calcext:value-type="float">
            <text:p>1.10861728234335</text:p>
          </table:table-cell>
          <table:table-cell table:formula="of:=([.I118]-[.$Y$3])/[.$Y$4]" office:value-type="float" office:value="1.0061992146015" calcext:value-type="float">
            <text:p>1.0061992146015</text:p>
          </table:table-cell>
          <table:table-cell table:formula="of:=[.AA118]+[.$Y$8]+1" office:value-type="float" office:value="102.006199214602" calcext:value-type="float">
            <text:p>102.006199214602</text:p>
          </table:table-cell>
          <table:table-cell table:formula="of:=([.J118]-[.$Y$14])/([.$Y$15]-[.$Y$14])" office:value-type="float" office:value="0.912336662690023" calcext:value-type="float">
            <text:p>0.912336662690023</text:p>
          </table:table-cell>
          <table:table-cell table:formula="of:=([.J118]-[.$Y$11])/[.$Y$12]" office:value-type="float" office:value="1.37306509512746" calcext:value-type="float">
            <text:p>1.37306509512746</text:p>
          </table:table-cell>
          <table:table-cell table:formula="of:=[.AD118]+[.$Y$16]+1" office:value-type="float" office:value="2.90306509512746" calcext:value-type="float">
            <text:p>2.90306509512746</text:p>
          </table:table-cell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6" office:value-type="time" office:time-value="PT00H16M42.7S" calcext:value-type="time">
            <text:p>16:4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2478" calcext:value-type="float">
            <text:p>0.247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6:43" calcext:value-type="date">
            <text:p>3/11/2018 22:16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19]*[.T119] + [.AC119]*[.V119] + [.Z119]*[.P119]+[.Z119]*[.R119]; 2)" office:value-type="float" office:value="1.92" calcext:value-type="float">
            <text:p>1.92</text:p>
          </table:table-cell>
          <table:table-cell table:number-columns-repeated="2"/>
          <table:table-cell table:formula="of:=([.I119]-[.$Y$6])/([.$Y$7]-[.$Y$6])" office:value-type="float" office:value="1.10861728234335" calcext:value-type="float">
            <text:p>1.10861728234335</text:p>
          </table:table-cell>
          <table:table-cell table:formula="of:=([.I119]-[.$Y$3])/[.$Y$4]" office:value-type="float" office:value="1.0061992146015" calcext:value-type="float">
            <text:p>1.0061992146015</text:p>
          </table:table-cell>
          <table:table-cell table:formula="of:=[.AA119]+[.$Y$8]+1" office:value-type="float" office:value="102.006199214602" calcext:value-type="float">
            <text:p>102.006199214602</text:p>
          </table:table-cell>
          <table:table-cell table:formula="of:=([.J119]-[.$Y$14])/([.$Y$15]-[.$Y$14])" office:value-type="float" office:value="0.912336662690023" calcext:value-type="float">
            <text:p>0.912336662690023</text:p>
          </table:table-cell>
          <table:table-cell table:formula="of:=([.J119]-[.$Y$11])/[.$Y$12]" office:value-type="float" office:value="1.37306509512746" calcext:value-type="float">
            <text:p>1.37306509512746</text:p>
          </table:table-cell>
          <table:table-cell table:formula="of:=[.AD119]+[.$Y$16]+1" office:value-type="float" office:value="2.90306509512746" calcext:value-type="float">
            <text:p>2.90306509512746</text:p>
          </table:table-cell>
          <table:table-cell table:number-columns-repeated="99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6" office:value-type="time" office:time-value="PT00H17M04.7S" calcext:value-type="time">
            <text:p>17:04.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18365" calcext:value-type="float">
            <text:p>0.1836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7:05" calcext:value-type="date">
            <text:p>3/11/2018 22:17</text:p>
          </table:table-cell>
          <table:table-cell office:value-type="string" calcext:value-type="string">
            <text:p>10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20]*[.T120] + [.AC120]*[.V120] + [.Z120]*[.P120]+[.Z120]*[.R120]; 2)" office:value-type="float" office:value="2.06" calcext:value-type="float">
            <text:p>2.06</text:p>
          </table:table-cell>
          <table:table-cell table:number-columns-repeated="2"/>
          <table:table-cell table:formula="of:=([.I120]-[.$Y$6])/([.$Y$7]-[.$Y$6])" office:value-type="float" office:value="1.10861728234335" calcext:value-type="float">
            <text:p>1.10861728234335</text:p>
          </table:table-cell>
          <table:table-cell table:formula="of:=([.I120]-[.$Y$3])/[.$Y$4]" office:value-type="float" office:value="1.0061992146015" calcext:value-type="float">
            <text:p>1.0061992146015</text:p>
          </table:table-cell>
          <table:table-cell table:formula="of:=[.AA120]+[.$Y$8]+1" office:value-type="float" office:value="102.006199214602" calcext:value-type="float">
            <text:p>102.006199214602</text:p>
          </table:table-cell>
          <table:table-cell table:formula="of:=([.J120]-[.$Y$14])/([.$Y$15]-[.$Y$14])" office:value-type="float" office:value="0.935030783305176" calcext:value-type="float">
            <text:p>0.935030783305176</text:p>
          </table:table-cell>
          <table:table-cell table:formula="of:=([.J120]-[.$Y$11])/[.$Y$12]" office:value-type="float" office:value="1.01760857433478" calcext:value-type="float">
            <text:p>1.01760857433478</text:p>
          </table:table-cell>
          <table:table-cell table:formula="of:=[.AD120]+[.$Y$16]+1" office:value-type="float" office:value="2.54760857433478" calcext:value-type="float">
            <text:p>2.54760857433478</text:p>
          </table:table-cell>
          <table:table-cell table:number-columns-repeated="99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6" office:value-type="time" office:time-value="PT00H17M44.7S" calcext:value-type="time">
            <text:p>17:44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18365" calcext:value-type="float">
            <text:p>0.1836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7:45" calcext:value-type="date">
            <text:p>3/11/2018 22:17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21]*[.T121] + [.AC121]*[.V121] + [.Z121]*[.P121]+[.Z121]*[.R121]; 2)" office:value-type="float" office:value="2.06" calcext:value-type="float">
            <text:p>2.06</text:p>
          </table:table-cell>
          <table:table-cell table:number-columns-repeated="2"/>
          <table:table-cell table:formula="of:=([.I121]-[.$Y$6])/([.$Y$7]-[.$Y$6])" office:value-type="float" office:value="1.10861728234335" calcext:value-type="float">
            <text:p>1.10861728234335</text:p>
          </table:table-cell>
          <table:table-cell table:formula="of:=([.I121]-[.$Y$3])/[.$Y$4]" office:value-type="float" office:value="1.0061992146015" calcext:value-type="float">
            <text:p>1.0061992146015</text:p>
          </table:table-cell>
          <table:table-cell table:formula="of:=[.AA121]+[.$Y$8]+1" office:value-type="float" office:value="102.006199214602" calcext:value-type="float">
            <text:p>102.006199214602</text:p>
          </table:table-cell>
          <table:table-cell table:formula="of:=([.J121]-[.$Y$14])/([.$Y$15]-[.$Y$14])" office:value-type="float" office:value="0.935030783305176" calcext:value-type="float">
            <text:p>0.935030783305176</text:p>
          </table:table-cell>
          <table:table-cell table:formula="of:=([.J121]-[.$Y$11])/[.$Y$12]" office:value-type="float" office:value="1.01760857433478" calcext:value-type="float">
            <text:p>1.01760857433478</text:p>
          </table:table-cell>
          <table:table-cell table:formula="of:=[.AD121]+[.$Y$16]+1" office:value-type="float" office:value="2.54760857433478" calcext:value-type="float">
            <text:p>2.54760857433478</text:p>
          </table:table-cell>
          <table:table-cell table:number-columns-repeated="99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6" office:value-type="time" office:time-value="PT00H18M07.7S" calcext:value-type="time">
            <text:p>18:07.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2035" calcext:value-type="float">
            <text:p>0.203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8:08" calcext:value-type="date">
            <text:p>3/11/2018 22:18</text:p>
          </table:table-cell>
          <table:table-cell office:value-type="string" calcext:value-type="string">
            <text:p>9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22]*[.T122] + [.AC122]*[.V122] + [.Z122]*[.P122]+[.Z122]*[.R122]; 2)" office:value-type="float" office:value="1.87" calcext:value-type="float">
            <text:p>1.87</text:p>
          </table:table-cell>
          <table:table-cell table:number-columns-repeated="2"/>
          <table:table-cell table:formula="of:=([.I122]-[.$Y$6])/([.$Y$7]-[.$Y$6])" office:value-type="float" office:value="1.10861728234335" calcext:value-type="float">
            <text:p>1.10861728234335</text:p>
          </table:table-cell>
          <table:table-cell table:formula="of:=([.I122]-[.$Y$3])/[.$Y$4]" office:value-type="float" office:value="1.0061992146015" calcext:value-type="float">
            <text:p>1.0061992146015</text:p>
          </table:table-cell>
          <table:table-cell table:formula="of:=[.AA122]+[.$Y$8]+1" office:value-type="float" office:value="102.006199214602" calcext:value-type="float">
            <text:p>102.006199214602</text:p>
          </table:table-cell>
          <table:table-cell table:formula="of:=([.J122]-[.$Y$14])/([.$Y$15]-[.$Y$14])" office:value-type="float" office:value="0.928008518391524" calcext:value-type="float">
            <text:p>0.928008518391524</text:p>
          </table:table-cell>
          <table:table-cell table:formula="of:=([.J122]-[.$Y$11])/[.$Y$12]" office:value-type="float" office:value="1.12759784850056" calcext:value-type="float">
            <text:p>1.12759784850056</text:p>
          </table:table-cell>
          <table:table-cell table:formula="of:=[.AD122]+[.$Y$16]+1" office:value-type="float" office:value="2.65759784850056" calcext:value-type="float">
            <text:p>2.65759784850056</text:p>
          </table:table-cell>
          <table:table-cell table:number-columns-repeated="99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6" office:value-type="time" office:time-value="PT00H18M47.5S" calcext:value-type="time">
            <text:p>18:4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2035" calcext:value-type="float">
            <text:p>0.203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18:48" calcext:value-type="date">
            <text:p>3/11/2018 22:18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23]*[.T123] + [.AC123]*[.V123] + [.Z123]*[.P123]+[.Z123]*[.R123]; 2)" office:value-type="float" office:value="1.87" calcext:value-type="float">
            <text:p>1.87</text:p>
          </table:table-cell>
          <table:table-cell table:number-columns-repeated="2"/>
          <table:table-cell table:formula="of:=([.I123]-[.$Y$6])/([.$Y$7]-[.$Y$6])" office:value-type="float" office:value="1.10861728234335" calcext:value-type="float">
            <text:p>1.10861728234335</text:p>
          </table:table-cell>
          <table:table-cell table:formula="of:=([.I123]-[.$Y$3])/[.$Y$4]" office:value-type="float" office:value="1.0061992146015" calcext:value-type="float">
            <text:p>1.0061992146015</text:p>
          </table:table-cell>
          <table:table-cell table:formula="of:=[.AA123]+[.$Y$8]+1" office:value-type="float" office:value="102.006199214602" calcext:value-type="float">
            <text:p>102.006199214602</text:p>
          </table:table-cell>
          <table:table-cell table:formula="of:=([.J123]-[.$Y$14])/([.$Y$15]-[.$Y$14])" office:value-type="float" office:value="0.928008518391524" calcext:value-type="float">
            <text:p>0.928008518391524</text:p>
          </table:table-cell>
          <table:table-cell table:formula="of:=([.J123]-[.$Y$11])/[.$Y$12]" office:value-type="float" office:value="1.12759784850056" calcext:value-type="float">
            <text:p>1.12759784850056</text:p>
          </table:table-cell>
          <table:table-cell table:formula="of:=[.AD123]+[.$Y$16]+1" office:value-type="float" office:value="2.65759784850056" calcext:value-type="float">
            <text:p>2.65759784850056</text:p>
          </table:table-cell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6" office:value-type="time" office:time-value="PT00H20M29.1S" calcext:value-type="time">
            <text:p>20:29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1675" calcext:value-type="float">
            <text:p>0.167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0:29" calcext:value-type="date">
            <text:p>3/11/2018 22:20</text:p>
          </table:table-cell>
          <table:table-cell office:value-type="string" calcext:value-type="string">
            <text:p>8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24]*[.T124] + [.AC124]*[.V124] + [.Z124]*[.P124]+[.Z124]*[.R124]; 2)" office:value-type="float" office:value="2.05" calcext:value-type="float">
            <text:p>2.05</text:p>
          </table:table-cell>
          <table:table-cell table:number-columns-repeated="2"/>
          <table:table-cell table:formula="of:=([.I124]-[.$Y$6])/([.$Y$7]-[.$Y$6])" office:value-type="float" office:value="1.09775555410902" calcext:value-type="float">
            <text:p>1.09775555410902</text:p>
          </table:table-cell>
          <table:table-cell table:formula="of:=([.I124]-[.$Y$3])/[.$Y$4]" office:value-type="float" office:value="1.0010126207118" calcext:value-type="float">
            <text:p>1.0010126207118</text:p>
          </table:table-cell>
          <table:table-cell table:formula="of:=[.AA124]+[.$Y$8]+1" office:value-type="float" office:value="102.001012620712" calcext:value-type="float">
            <text:p>102.001012620712</text:p>
          </table:table-cell>
          <table:table-cell table:formula="of:=([.J124]-[.$Y$14])/([.$Y$15]-[.$Y$14])" office:value-type="float" office:value="0.940744112189583" calcext:value-type="float">
            <text:p>0.940744112189583</text:p>
          </table:table-cell>
          <table:table-cell table:formula="of:=([.J124]-[.$Y$11])/[.$Y$12]" office:value-type="float" office:value="0.928121079232648" calcext:value-type="float">
            <text:p>0.928121079232648</text:p>
          </table:table-cell>
          <table:table-cell table:formula="of:=[.AD124]+[.$Y$16]+1" office:value-type="float" office:value="2.45812107923265" calcext:value-type="float">
            <text:p>2.45812107923265</text:p>
          </table:table-cell>
          <table:table-cell table:number-columns-repeated="99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6" office:value-type="time" office:time-value="PT00H21M09.3S" calcext:value-type="time">
            <text:p>21:09.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1415" calcext:value-type="float">
            <text:p>0.141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1:09" calcext:value-type="date">
            <text:p>3/11/2018 22:21</text:p>
          </table:table-cell>
          <table:table-cell office:value-type="string" calcext:value-type="string">
            <text:p>9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25]*[.T125] + [.AC125]*[.V125] + [.Z125]*[.P125]+[.Z125]*[.R125]; 2)" office:value-type="float" office:value="2.04" calcext:value-type="float">
            <text:p>2.04</text:p>
          </table:table-cell>
          <table:table-cell table:number-columns-repeated="2"/>
          <table:table-cell table:formula="of:=([.I125]-[.$Y$6])/([.$Y$7]-[.$Y$6])" office:value-type="float" office:value="1.07603209764035" calcext:value-type="float">
            <text:p>1.07603209764035</text:p>
          </table:table-cell>
          <table:table-cell table:formula="of:=([.I125]-[.$Y$3])/[.$Y$4]" office:value-type="float" office:value="0.990639432932401" calcext:value-type="float">
            <text:p>0.990639432932401</text:p>
          </table:table-cell>
          <table:table-cell table:formula="of:=[.AA125]+[.$Y$8]+1" office:value-type="float" office:value="101.990639432932" calcext:value-type="float">
            <text:p>101.990639432932</text:p>
          </table:table-cell>
          <table:table-cell table:formula="of:=([.J125]-[.$Y$14])/([.$Y$15]-[.$Y$14])" office:value-type="float" office:value="0.949942041043738" calcext:value-type="float">
            <text:p>0.949942041043738</text:p>
          </table:table-cell>
          <table:table-cell table:formula="of:=([.J125]-[.$Y$11])/[.$Y$12]" office:value-type="float" office:value="0.784054523650267" calcext:value-type="float">
            <text:p>0.784054523650267</text:p>
          </table:table-cell>
          <table:table-cell table:formula="of:=[.AD125]+[.$Y$16]+1" office:value-type="float" office:value="2.31405452365027" calcext:value-type="float">
            <text:p>2.31405452365027</text:p>
          </table:table-cell>
          <table:table-cell table:number-columns-repeated="99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6" office:value-type="time" office:time-value="PT00H21M49.4S" calcext:value-type="time">
            <text:p>21:4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1415" calcext:value-type="float">
            <text:p>0.141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1:49" calcext:value-type="date">
            <text:p>3/11/2018 22:21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26]*[.T126] + [.AC126]*[.V126] + [.Z126]*[.P126]+[.Z126]*[.R126]; 2)" office:value-type="float" office:value="2.04" calcext:value-type="float">
            <text:p>2.04</text:p>
          </table:table-cell>
          <table:table-cell table:number-columns-repeated="2"/>
          <table:table-cell table:formula="of:=([.I126]-[.$Y$6])/([.$Y$7]-[.$Y$6])" office:value-type="float" office:value="1.07603209764035" calcext:value-type="float">
            <text:p>1.07603209764035</text:p>
          </table:table-cell>
          <table:table-cell table:formula="of:=([.I126]-[.$Y$3])/[.$Y$4]" office:value-type="float" office:value="0.990639432932401" calcext:value-type="float">
            <text:p>0.990639432932401</text:p>
          </table:table-cell>
          <table:table-cell table:formula="of:=[.AA126]+[.$Y$8]+1" office:value-type="float" office:value="101.990639432932" calcext:value-type="float">
            <text:p>101.990639432932</text:p>
          </table:table-cell>
          <table:table-cell table:formula="of:=([.J126]-[.$Y$14])/([.$Y$15]-[.$Y$14])" office:value-type="float" office:value="0.949942041043738" calcext:value-type="float">
            <text:p>0.949942041043738</text:p>
          </table:table-cell>
          <table:table-cell table:formula="of:=([.J126]-[.$Y$11])/[.$Y$12]" office:value-type="float" office:value="0.784054523650267" calcext:value-type="float">
            <text:p>0.784054523650267</text:p>
          </table:table-cell>
          <table:table-cell table:formula="of:=[.AD126]+[.$Y$16]+1" office:value-type="float" office:value="2.31405452365027" calcext:value-type="float">
            <text:p>2.31405452365027</text:p>
          </table:table-cell>
          <table:table-cell table:number-columns-repeated="99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6" office:value-type="time" office:time-value="PT00H22M11.2S" calcext:value-type="time">
            <text:p>22:11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21705" calcext:value-type="float">
            <text:p>0.2170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2:11" calcext:value-type="date">
            <text:p>3/11/2018 22:22</text:p>
          </table:table-cell>
          <table:table-cell office:value-type="string" calcext:value-type="string">
            <text:p>8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127]*[.T127] + [.AC127]*[.V127] + [.Z127]*[.P127]+[.Z127]*[.R127]; 2)" office:value-type="float" office:value="1.98" calcext:value-type="float">
            <text:p>1.98</text:p>
          </table:table-cell>
          <table:table-cell table:number-columns-repeated="2"/>
          <table:table-cell table:formula="of:=([.I127]-[.$Y$6])/([.$Y$7]-[.$Y$6])" office:value-type="float" office:value="1.07603209764035" calcext:value-type="float">
            <text:p>1.07603209764035</text:p>
          </table:table-cell>
          <table:table-cell table:formula="of:=([.I127]-[.$Y$3])/[.$Y$4]" office:value-type="float" office:value="0.990639432932401" calcext:value-type="float">
            <text:p>0.990639432932401</text:p>
          </table:table-cell>
          <table:table-cell table:formula="of:=[.AA127]+[.$Y$8]+1" office:value-type="float" office:value="101.990639432932" calcext:value-type="float">
            <text:p>101.990639432932</text:p>
          </table:table-cell>
          <table:table-cell table:formula="of:=([.J127]-[.$Y$14])/([.$Y$15]-[.$Y$14])" office:value-type="float" office:value="0.923214982392532" calcext:value-type="float">
            <text:p>0.923214982392532</text:p>
          </table:table-cell>
          <table:table-cell table:formula="of:=([.J127]-[.$Y$11])/[.$Y$12]" office:value-type="float" office:value="1.20267868804445" calcext:value-type="float">
            <text:p>1.20267868804445</text:p>
          </table:table-cell>
          <table:table-cell table:formula="of:=[.AD127]+[.$Y$16]+1" office:value-type="float" office:value="2.73267868804445" calcext:value-type="float">
            <text:p>2.73267868804445</text:p>
          </table:table-cell>
          <table:table-cell table:number-columns-repeated="99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6" office:value-type="time" office:time-value="PT00H22M51.1S" calcext:value-type="time">
            <text:p>22:5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21705" calcext:value-type="float">
            <text:p>0.2170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2:51" calcext:value-type="date">
            <text:p>3/11/2018 22:22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128]*[.T128] + [.AC128]*[.V128] + [.Z128]*[.P128]+[.Z128]*[.R128]; 2)" office:value-type="float" office:value="1.98" calcext:value-type="float">
            <text:p>1.98</text:p>
          </table:table-cell>
          <table:table-cell table:number-columns-repeated="2"/>
          <table:table-cell table:formula="of:=([.I128]-[.$Y$6])/([.$Y$7]-[.$Y$6])" office:value-type="float" office:value="1.07603209764035" calcext:value-type="float">
            <text:p>1.07603209764035</text:p>
          </table:table-cell>
          <table:table-cell table:formula="of:=([.I128]-[.$Y$3])/[.$Y$4]" office:value-type="float" office:value="0.990639432932401" calcext:value-type="float">
            <text:p>0.990639432932401</text:p>
          </table:table-cell>
          <table:table-cell table:formula="of:=[.AA128]+[.$Y$8]+1" office:value-type="float" office:value="101.990639432932" calcext:value-type="float">
            <text:p>101.990639432932</text:p>
          </table:table-cell>
          <table:table-cell table:formula="of:=([.J128]-[.$Y$14])/([.$Y$15]-[.$Y$14])" office:value-type="float" office:value="0.923214982392532" calcext:value-type="float">
            <text:p>0.923214982392532</text:p>
          </table:table-cell>
          <table:table-cell table:formula="of:=([.J128]-[.$Y$11])/[.$Y$12]" office:value-type="float" office:value="1.20267868804445" calcext:value-type="float">
            <text:p>1.20267868804445</text:p>
          </table:table-cell>
          <table:table-cell table:formula="of:=[.AD128]+[.$Y$16]+1" office:value-type="float" office:value="2.73267868804445" calcext:value-type="float">
            <text:p>2.73267868804445</text:p>
          </table:table-cell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6" office:value-type="time" office:time-value="PT00H23M13.9S" calcext:value-type="time">
            <text:p>23:13.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3:14" calcext:value-type="date">
            <text:p>3/11/2018 22:23</text:p>
          </table:table-cell>
          <table:table-cell office:value-type="string" calcext:value-type="string">
            <text:p>12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3" calcext:value-type="float">
            <text:p>0.3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7" calcext:value-type="float">
            <text:p>0.7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29]*[.T129] + [.AC129]*[.V129] + [.Z129]*[.P129]+[.Z129]*[.R129]; 2)" office:value-type="float" office:value="1.94" calcext:value-type="float">
            <text:p>1.94</text:p>
          </table:table-cell>
          <table:table-cell table:number-columns-repeated="2"/>
          <table:table-cell table:formula="of:=([.I129]-[.$Y$6])/([.$Y$7]-[.$Y$6])" office:value-type="float" office:value="1.07603209764035" calcext:value-type="float">
            <text:p>1.07603209764035</text:p>
          </table:table-cell>
          <table:table-cell table:formula="of:=([.I129]-[.$Y$3])/[.$Y$4]" office:value-type="float" office:value="0.990639432932401" calcext:value-type="float">
            <text:p>0.990639432932401</text:p>
          </table:table-cell>
          <table:table-cell table:formula="of:=[.AA129]+[.$Y$8]+1" office:value-type="float" office:value="101.990639432932" calcext:value-type="float">
            <text:p>101.990639432932</text:p>
          </table:table-cell>
          <table:table-cell table:formula="of:=([.J129]-[.$Y$14])/([.$Y$15]-[.$Y$14])" office:value-type="float" office:value="0.924081710303789" calcext:value-type="float">
            <text:p>0.924081710303789</text:p>
          </table:table-cell>
          <table:table-cell table:formula="of:=([.J129]-[.$Y$11])/[.$Y$12]" office:value-type="float" office:value="1.1891031856915" calcext:value-type="float">
            <text:p>1.1891031856915</text:p>
          </table:table-cell>
          <table:table-cell table:formula="of:=[.AD129]+[.$Y$16]+1" office:value-type="float" office:value="2.7191031856915" calcext:value-type="float">
            <text:p>2.7191031856915</text:p>
          </table:table-cell>
          <table:table-cell table:number-columns-repeated="99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6" office:value-type="time" office:time-value="PT00H23M53.2S" calcext:value-type="time">
            <text:p>23:5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3:53" calcext:value-type="date">
            <text:p>3/11/2018 22:23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3" calcext:value-type="float">
            <text:p>0.3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7" calcext:value-type="float">
            <text:p>0.7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30]*[.T130] + [.AC130]*[.V130] + [.Z130]*[.P130]+[.Z130]*[.R130]; 2)" office:value-type="float" office:value="1.94" calcext:value-type="float">
            <text:p>1.94</text:p>
          </table:table-cell>
          <table:table-cell table:number-columns-repeated="2"/>
          <table:table-cell table:formula="of:=([.I130]-[.$Y$6])/([.$Y$7]-[.$Y$6])" office:value-type="float" office:value="1.07603209764035" calcext:value-type="float">
            <text:p>1.07603209764035</text:p>
          </table:table-cell>
          <table:table-cell table:formula="of:=([.I130]-[.$Y$3])/[.$Y$4]" office:value-type="float" office:value="0.990639432932401" calcext:value-type="float">
            <text:p>0.990639432932401</text:p>
          </table:table-cell>
          <table:table-cell table:formula="of:=[.AA130]+[.$Y$8]+1" office:value-type="float" office:value="101.990639432932" calcext:value-type="float">
            <text:p>101.990639432932</text:p>
          </table:table-cell>
          <table:table-cell table:formula="of:=([.J130]-[.$Y$14])/([.$Y$15]-[.$Y$14])" office:value-type="float" office:value="0.924081710303789" calcext:value-type="float">
            <text:p>0.924081710303789</text:p>
          </table:table-cell>
          <table:table-cell table:formula="of:=([.J130]-[.$Y$11])/[.$Y$12]" office:value-type="float" office:value="1.1891031856915" calcext:value-type="float">
            <text:p>1.1891031856915</text:p>
          </table:table-cell>
          <table:table-cell table:formula="of:=[.AD130]+[.$Y$16]+1" office:value-type="float" office:value="2.7191031856915" calcext:value-type="float">
            <text:p>2.7191031856915</text:p>
          </table:table-cell>
          <table:table-cell table:number-columns-repeated="99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6" office:value-type="time" office:time-value="PT00H25M36S" calcext:value-type="time">
            <text:p>25:36.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1837" calcext:value-type="float">
            <text:p>0.1837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5:36" calcext:value-type="date">
            <text:p>3/11/2018 22:25</text:p>
          </table:table-cell>
          <table:table-cell office:value-type="string" calcext:value-type="string">
            <text:p>11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131]*[.T131] + [.AC131]*[.V131] + [.Z131]*[.P131]+[.Z131]*[.R131]; 2)" office:value-type="float" office:value="1.99" calcext:value-type="float">
            <text:p>1.99</text:p>
          </table:table-cell>
          <table:table-cell table:number-columns-repeated="2"/>
          <table:table-cell table:formula="of:=([.I131]-[.$Y$6])/([.$Y$7]-[.$Y$6])" office:value-type="float" office:value="1.06517036940601" calcext:value-type="float">
            <text:p>1.06517036940601</text:p>
          </table:table-cell>
          <table:table-cell table:formula="of:=([.I131]-[.$Y$3])/[.$Y$4]" office:value-type="float" office:value="0.985452839042703" calcext:value-type="float">
            <text:p>0.985452839042703</text:p>
          </table:table-cell>
          <table:table-cell table:formula="of:=[.AA131]+[.$Y$8]+1" office:value-type="float" office:value="101.985452839043" calcext:value-type="float">
            <text:p>101.985452839043</text:p>
          </table:table-cell>
          <table:table-cell table:formula="of:=([.J131]-[.$Y$14])/([.$Y$15]-[.$Y$14])" office:value-type="float" office:value="0.935013094980457" calcext:value-type="float">
            <text:p>0.935013094980457</text:p>
          </table:table-cell>
          <table:table-cell table:formula="of:=([.J131]-[.$Y$11])/[.$Y$12]" office:value-type="float" office:value="1.01788562540321" calcext:value-type="float">
            <text:p>1.01788562540321</text:p>
          </table:table-cell>
          <table:table-cell table:formula="of:=[.AD131]+[.$Y$16]+1" office:value-type="float" office:value="2.54788562540321" calcext:value-type="float">
            <text:p>2.54788562540321</text:p>
          </table:table-cell>
          <table:table-cell table:number-columns-repeated="99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6" office:value-type="time" office:time-value="PT00H27M36.2S" calcext:value-type="time">
            <text:p>27:36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5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207" calcext:value-type="float">
            <text:p>0.207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7:36" calcext:value-type="date">
            <text:p>3/11/2018 22:27</text:p>
          </table:table-cell>
          <table:table-cell office:value-type="string" calcext:value-type="string">
            <text:p>8.0 s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132]*[.T132] + [.AC132]*[.V132] + [.Z132]*[.P132]+[.Z132]*[.R132]; 2)" office:value-type="float" office:value="1.97" calcext:value-type="float">
            <text:p>1.97</text:p>
          </table:table-cell>
          <table:table-cell table:number-columns-repeated="2"/>
          <table:table-cell table:formula="of:=([.I132]-[.$Y$6])/([.$Y$7]-[.$Y$6])" office:value-type="float" office:value="1.04344691293734" calcext:value-type="float">
            <text:p>1.04344691293734</text:p>
          </table:table-cell>
          <table:table-cell table:formula="of:=([.I132]-[.$Y$3])/[.$Y$4]" office:value-type="float" office:value="0.975079651263306" calcext:value-type="float">
            <text:p>0.975079651263306</text:p>
          </table:table-cell>
          <table:table-cell table:formula="of:=[.AA132]+[.$Y$8]+1" office:value-type="float" office:value="101.975079651263" calcext:value-type="float">
            <text:p>101.975079651263</text:p>
          </table:table-cell>
          <table:table-cell table:formula="of:=([.J132]-[.$Y$14])/([.$Y$15]-[.$Y$14])" office:value-type="float" office:value="0.926770335661157" calcext:value-type="float">
            <text:p>0.926770335661157</text:p>
          </table:table-cell>
          <table:table-cell table:formula="of:=([.J132]-[.$Y$11])/[.$Y$12]" office:value-type="float" office:value="1.1469914232905" calcext:value-type="float">
            <text:p>1.1469914232905</text:p>
          </table:table-cell>
          <table:table-cell table:formula="of:=[.AD132]+[.$Y$16]+1" office:value-type="float" office:value="2.6769914232905" calcext:value-type="float">
            <text:p>2.6769914232905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6" office:value-type="time" office:time-value="PT00H28M17S" calcext:value-type="time">
            <text:p>28:17.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2152" calcext:value-type="float">
            <text:p>0.215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8:17" calcext:value-type="date">
            <text:p>3/11/2018 22:28</text:p>
          </table:table-cell>
          <table:table-cell office:value-type="string" calcext:value-type="string">
            <text:p>9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33]*[.T133] + [.AC133]*[.V133] + [.Z133]*[.P133]+[.Z133]*[.R133]; 2)" office:value-type="float" office:value="1.99" calcext:value-type="float">
            <text:p>1.99</text:p>
          </table:table-cell>
          <table:table-cell table:number-columns-repeated="2"/>
          <table:table-cell table:formula="of:=([.I133]-[.$Y$6])/([.$Y$7]-[.$Y$6])" office:value-type="float" office:value="1.05430864117168" calcext:value-type="float">
            <text:p>1.05430864117168</text:p>
          </table:table-cell>
          <table:table-cell table:formula="of:=([.I133]-[.$Y$3])/[.$Y$4]" office:value-type="float" office:value="0.980266245153005" calcext:value-type="float">
            <text:p>0.980266245153005</text:p>
          </table:table-cell>
          <table:table-cell table:formula="of:=[.AA133]+[.$Y$8]+1" office:value-type="float" office:value="101.980266245153" calcext:value-type="float">
            <text:p>101.980266245153</text:p>
          </table:table-cell>
          <table:table-cell table:formula="of:=([.J133]-[.$Y$14])/([.$Y$15]-[.$Y$14])" office:value-type="float" office:value="0.923869450407154" calcext:value-type="float">
            <text:p>0.923869450407154</text:p>
          </table:table-cell>
          <table:table-cell table:formula="of:=([.J133]-[.$Y$11])/[.$Y$12]" office:value-type="float" office:value="1.19242779851263" calcext:value-type="float">
            <text:p>1.19242779851263</text:p>
          </table:table-cell>
          <table:table-cell table:formula="of:=[.AD133]+[.$Y$16]+1" office:value-type="float" office:value="2.72242779851263" calcext:value-type="float">
            <text:p>2.72242779851263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6" office:value-type="time" office:time-value="PT00H28M56.4S" calcext:value-type="time">
            <text:p>28:5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2152" calcext:value-type="float">
            <text:p>0.215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8:56" calcext:value-type="date">
            <text:p>3/11/2018 22:28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34]*[.T134] + [.AC134]*[.V134] + [.Z134]*[.P134]+[.Z134]*[.R134]; 2)" office:value-type="float" office:value="1.99" calcext:value-type="float">
            <text:p>1.99</text:p>
          </table:table-cell>
          <table:table-cell table:number-columns-repeated="2"/>
          <table:table-cell table:formula="of:=([.I134]-[.$Y$6])/([.$Y$7]-[.$Y$6])" office:value-type="float" office:value="1.05430864117168" calcext:value-type="float">
            <text:p>1.05430864117168</text:p>
          </table:table-cell>
          <table:table-cell table:formula="of:=([.I134]-[.$Y$3])/[.$Y$4]" office:value-type="float" office:value="0.980266245153005" calcext:value-type="float">
            <text:p>0.980266245153005</text:p>
          </table:table-cell>
          <table:table-cell table:formula="of:=[.AA134]+[.$Y$8]+1" office:value-type="float" office:value="101.980266245153" calcext:value-type="float">
            <text:p>101.980266245153</text:p>
          </table:table-cell>
          <table:table-cell table:formula="of:=([.J134]-[.$Y$14])/([.$Y$15]-[.$Y$14])" office:value-type="float" office:value="0.923869450407154" calcext:value-type="float">
            <text:p>0.923869450407154</text:p>
          </table:table-cell>
          <table:table-cell table:formula="of:=([.J134]-[.$Y$11])/[.$Y$12]" office:value-type="float" office:value="1.19242779851263" calcext:value-type="float">
            <text:p>1.19242779851263</text:p>
          </table:table-cell>
          <table:table-cell table:formula="of:=[.AD134]+[.$Y$16]+1" office:value-type="float" office:value="2.72242779851263" calcext:value-type="float">
            <text:p>2.72242779851263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6" office:value-type="time" office:time-value="PT00H29M18.5S" calcext:value-type="time">
            <text:p>29:18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5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17305" calcext:value-type="float">
            <text:p>0.1730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29:18" calcext:value-type="date">
            <text:p>3/11/2018 22:29</text:p>
          </table:table-cell>
          <table:table-cell office:value-type="string" calcext:value-type="string">
            <text:p>10.0 s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5" calcext:value-type="float">
            <text:p>9005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135]*[.T135] + [.AC135]*[.V135] + [.Z135]*[.P135]+[.Z135]*[.R135]; 2)" office:value-type="float" office:value="1.98" calcext:value-type="float">
            <text:p>1.98</text:p>
          </table:table-cell>
          <table:table-cell table:number-columns-repeated="2"/>
          <table:table-cell table:formula="of:=([.I135]-[.$Y$6])/([.$Y$7]-[.$Y$6])" office:value-type="float" office:value="1.04344691293734" calcext:value-type="float">
            <text:p>1.04344691293734</text:p>
          </table:table-cell>
          <table:table-cell table:formula="of:=([.I135]-[.$Y$3])/[.$Y$4]" office:value-type="float" office:value="0.975079651263306" calcext:value-type="float">
            <text:p>0.975079651263306</text:p>
          </table:table-cell>
          <table:table-cell table:formula="of:=[.AA135]+[.$Y$8]+1" office:value-type="float" office:value="101.975079651263" calcext:value-type="float">
            <text:p>101.975079651263</text:p>
          </table:table-cell>
          <table:table-cell table:formula="of:=([.J135]-[.$Y$14])/([.$Y$15]-[.$Y$14])" office:value-type="float" office:value="0.938780708145716" calcext:value-type="float">
            <text:p>0.938780708145716</text:p>
          </table:table-cell>
          <table:table-cell table:formula="of:=([.J135]-[.$Y$11])/[.$Y$12]" office:value-type="float" office:value="0.958873747828117" calcext:value-type="float">
            <text:p>0.958873747828117</text:p>
          </table:table-cell>
          <table:table-cell table:formula="of:=[.AD135]+[.$Y$16]+1" office:value-type="float" office:value="2.48887374782812" calcext:value-type="float">
            <text:p>2.48887374782812</text:p>
          </table:table-cell>
          <table:table-cell table:number-columns-repeated="99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6" office:value-type="time" office:time-value="PT00H30M00S" calcext:value-type="time">
            <text:p>30:00.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17785" calcext:value-type="float">
            <text:p>0.1778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0:00" calcext:value-type="date">
            <text:p>3/11/2018 22:30</text:p>
          </table:table-cell>
          <table:table-cell office:value-type="string" calcext:value-type="string">
            <text:p>11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136]*[.T136] + [.AC136]*[.V136] + [.Z136]*[.P136]+[.Z136]*[.R136]; 2)" office:value-type="float" office:value="1.97" calcext:value-type="float">
            <text:p>1.97</text:p>
          </table:table-cell>
          <table:table-cell table:number-columns-repeated="2"/>
          <table:table-cell table:formula="of:=([.I136]-[.$Y$6])/([.$Y$7]-[.$Y$6])" office:value-type="float" office:value="1.05430864117168" calcext:value-type="float">
            <text:p>1.05430864117168</text:p>
          </table:table-cell>
          <table:table-cell table:formula="of:=([.I136]-[.$Y$3])/[.$Y$4]" office:value-type="float" office:value="0.980266245153005" calcext:value-type="float">
            <text:p>0.980266245153005</text:p>
          </table:table-cell>
          <table:table-cell table:formula="of:=[.AA136]+[.$Y$8]+1" office:value-type="float" office:value="101.980266245153" calcext:value-type="float">
            <text:p>101.980266245153</text:p>
          </table:table-cell>
          <table:table-cell table:formula="of:=([.J136]-[.$Y$14])/([.$Y$15]-[.$Y$14])" office:value-type="float" office:value="0.937082628972641" calcext:value-type="float">
            <text:p>0.937082628972641</text:p>
          </table:table-cell>
          <table:table-cell table:formula="of:=([.J136]-[.$Y$11])/[.$Y$12]" office:value-type="float" office:value="0.985470650397172" calcext:value-type="float">
            <text:p>0.985470650397172</text:p>
          </table:table-cell>
          <table:table-cell table:formula="of:=[.AD136]+[.$Y$16]+1" office:value-type="float" office:value="2.51547065039717" calcext:value-type="float">
            <text:p>2.51547065039717</text:p>
          </table:table-cell>
          <table:table-cell table:number-columns-repeated="99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6" office:value-type="time" office:time-value="PT00H30M39.5S" calcext:value-type="time">
            <text:p>30:39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17785" calcext:value-type="float">
            <text:p>0.1778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0:40" calcext:value-type="date">
            <text:p>3/11/2018 22:30</text:p>
          </table:table-cell>
          <table:table-cell office:value-type="string" calcext:value-type="string">
            <text:p>0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137]*[.T137] + [.AC137]*[.V137] + [.Z137]*[.P137]+[.Z137]*[.R137]; 2)" office:value-type="float" office:value="1.97" calcext:value-type="float">
            <text:p>1.97</text:p>
          </table:table-cell>
          <table:table-cell table:number-columns-repeated="2"/>
          <table:table-cell table:formula="of:=([.I137]-[.$Y$6])/([.$Y$7]-[.$Y$6])" office:value-type="float" office:value="1.05430864117168" calcext:value-type="float">
            <text:p>1.05430864117168</text:p>
          </table:table-cell>
          <table:table-cell table:formula="of:=([.I137]-[.$Y$3])/[.$Y$4]" office:value-type="float" office:value="0.980266245153005" calcext:value-type="float">
            <text:p>0.980266245153005</text:p>
          </table:table-cell>
          <table:table-cell table:formula="of:=[.AA137]+[.$Y$8]+1" office:value-type="float" office:value="101.980266245153" calcext:value-type="float">
            <text:p>101.980266245153</text:p>
          </table:table-cell>
          <table:table-cell table:formula="of:=([.J137]-[.$Y$14])/([.$Y$15]-[.$Y$14])" office:value-type="float" office:value="0.937082628972641" calcext:value-type="float">
            <text:p>0.937082628972641</text:p>
          </table:table-cell>
          <table:table-cell table:formula="of:=([.J137]-[.$Y$11])/[.$Y$12]" office:value-type="float" office:value="0.985470650397172" calcext:value-type="float">
            <text:p>0.985470650397172</text:p>
          </table:table-cell>
          <table:table-cell table:formula="of:=[.AD137]+[.$Y$16]+1" office:value-type="float" office:value="2.51547065039717" calcext:value-type="float">
            <text:p>2.51547065039717</text:p>
          </table:table-cell>
          <table:table-cell table:number-columns-repeated="99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6" office:value-type="time" office:time-value="PT00H31M01.7S" calcext:value-type="time">
            <text:p>31:01.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16165" calcext:value-type="float">
            <text:p>0.1616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1:02" calcext:value-type="date">
            <text:p>3/11/2018 22:31</text:p>
          </table:table-cell>
          <table:table-cell office:value-type="string" calcext:value-type="string">
            <text:p>12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38]*[.T138] + [.AC138]*[.V138] + [.Z138]*[.P138]+[.Z138]*[.R138]; 2)" office:value-type="float" office:value="1.98" calcext:value-type="float">
            <text:p>1.98</text:p>
          </table:table-cell>
          <table:table-cell table:number-columns-repeated="2"/>
          <table:table-cell table:formula="of:=([.I138]-[.$Y$6])/([.$Y$7]-[.$Y$6])" office:value-type="float" office:value="1.03258518470301" calcext:value-type="float">
            <text:p>1.03258518470301</text:p>
          </table:table-cell>
          <table:table-cell table:formula="of:=([.I138]-[.$Y$3])/[.$Y$4]" office:value-type="float" office:value="0.969893057373608" calcext:value-type="float">
            <text:p>0.969893057373608</text:p>
          </table:table-cell>
          <table:table-cell table:formula="of:=[.AA138]+[.$Y$8]+1" office:value-type="float" office:value="101.969893057374" calcext:value-type="float">
            <text:p>101.969893057374</text:p>
          </table:table-cell>
          <table:table-cell table:formula="of:=([.J138]-[.$Y$14])/([.$Y$15]-[.$Y$14])" office:value-type="float" office:value="0.942813646181768" calcext:value-type="float">
            <text:p>0.942813646181768</text:p>
          </table:table-cell>
          <table:table-cell table:formula="of:=([.J138]-[.$Y$11])/[.$Y$12]" office:value-type="float" office:value="0.895706104226612" calcext:value-type="float">
            <text:p>0.895706104226612</text:p>
          </table:table-cell>
          <table:table-cell table:formula="of:=[.AD138]+[.$Y$16]+1" office:value-type="float" office:value="2.42570610422661" calcext:value-type="float">
            <text:p>2.42570610422661</text:p>
          </table:table-cell>
          <table:table-cell table:number-columns-repeated="99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6" office:value-type="time" office:time-value="PT00H32M13.2S" calcext:value-type="time">
            <text:p>32:13.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16255" calcext:value-type="float">
            <text:p>0.1625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2:13" calcext:value-type="date">
            <text:p>3/11/2018 22:32</text:p>
          </table:table-cell>
          <table:table-cell office:value-type="string" calcext:value-type="string">
            <text:p>112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39]*[.T139] + [.AC139]*[.V139] + [.Z139]*[.P139]+[.Z139]*[.R139]; 2)" office:value-type="float" office:value="1.98" calcext:value-type="float">
            <text:p>1.98</text:p>
          </table:table-cell>
          <table:table-cell table:number-columns-repeated="2"/>
          <table:table-cell table:formula="of:=([.I139]-[.$Y$6])/([.$Y$7]-[.$Y$6])" office:value-type="float" office:value="1.03258518470301" calcext:value-type="float">
            <text:p>1.03258518470301</text:p>
          </table:table-cell>
          <table:table-cell table:formula="of:=([.I139]-[.$Y$3])/[.$Y$4]" office:value-type="float" office:value="0.969893057373608" calcext:value-type="float">
            <text:p>0.969893057373608</text:p>
          </table:table-cell>
          <table:table-cell table:formula="of:=[.AA139]+[.$Y$8]+1" office:value-type="float" office:value="101.969893057374" calcext:value-type="float">
            <text:p>101.969893057374</text:p>
          </table:table-cell>
          <table:table-cell table:formula="of:=([.J139]-[.$Y$14])/([.$Y$15]-[.$Y$14])" office:value-type="float" office:value="0.942495256336817" calcext:value-type="float">
            <text:p>0.942495256336817</text:p>
          </table:table-cell>
          <table:table-cell table:formula="of:=([.J139]-[.$Y$11])/[.$Y$12]" office:value-type="float" office:value="0.90069302345831" calcext:value-type="float">
            <text:p>0.90069302345831</text:p>
          </table:table-cell>
          <table:table-cell table:formula="of:=[.AD139]+[.$Y$16]+1" office:value-type="float" office:value="2.43069302345831" calcext:value-type="float">
            <text:p>2.43069302345831</text:p>
          </table:table-cell>
          <table:table-cell table:number-columns-repeated="99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6" office:value-type="time" office:time-value="PT00H33M12.9S" calcext:value-type="time">
            <text:p>33:12.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0853" calcext:value-type="float">
            <text:p>0.085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3:13" calcext:value-type="date">
            <text:p>3/11/2018 22:33</text:p>
          </table:table-cell>
          <table:table-cell office:value-type="string" calcext:value-type="string">
            <text:p>68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40]*[.T140] + [.AC140]*[.V140] + [.Z140]*[.P140]+[.Z140]*[.R140]; 2)" office:value-type="float" office:value="2.01" calcext:value-type="float">
            <text:p>2.01</text:p>
          </table:table-cell>
          <table:table-cell table:number-columns-repeated="2"/>
          <table:table-cell table:formula="of:=([.I140]-[.$Y$6])/([.$Y$7]-[.$Y$6])" office:value-type="float" office:value="1.03258518470301" calcext:value-type="float">
            <text:p>1.03258518470301</text:p>
          </table:table-cell>
          <table:table-cell table:formula="of:=([.I140]-[.$Y$3])/[.$Y$4]" office:value-type="float" office:value="0.969893057373608" calcext:value-type="float">
            <text:p>0.969893057373608</text:p>
          </table:table-cell>
          <table:table-cell table:formula="of:=[.AA140]+[.$Y$8]+1" office:value-type="float" office:value="101.969893057374" calcext:value-type="float">
            <text:p>101.969893057374</text:p>
          </table:table-cell>
          <table:table-cell table:formula="of:=([.J140]-[.$Y$14])/([.$Y$15]-[.$Y$14])" office:value-type="float" office:value="0.969823718028486" calcext:value-type="float">
            <text:p>0.969823718028486</text:p>
          </table:table-cell>
          <table:table-cell table:formula="of:=([.J140]-[.$Y$11])/[.$Y$12]" office:value-type="float" office:value="0.472649122737581" calcext:value-type="float">
            <text:p>0.472649122737581</text:p>
          </table:table-cell>
          <table:table-cell table:formula="of:=[.AD140]+[.$Y$16]+1" office:value-type="float" office:value="2.00264912273758" calcext:value-type="float">
            <text:p>2.00264912273758</text:p>
          </table:table-cell>
          <table:table-cell table:number-columns-repeated="99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6" office:value-type="time" office:time-value="PT00H33M55.6S" calcext:value-type="time">
            <text:p>33:55.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0853" calcext:value-type="float">
            <text:p>0.085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3:56" calcext:value-type="date">
            <text:p>3/11/2018 22:33</text:p>
          </table:table-cell>
          <table:table-cell office:value-type="string" calcext:value-type="string">
            <text:p>37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41]*[.T141] + [.AC141]*[.V141] + [.Z141]*[.P141]+[.Z141]*[.R141]; 2)" office:value-type="float" office:value="2.01" calcext:value-type="float">
            <text:p>2.01</text:p>
          </table:table-cell>
          <table:table-cell table:number-columns-repeated="2"/>
          <table:table-cell table:formula="of:=([.I141]-[.$Y$6])/([.$Y$7]-[.$Y$6])" office:value-type="float" office:value="1.03258518470301" calcext:value-type="float">
            <text:p>1.03258518470301</text:p>
          </table:table-cell>
          <table:table-cell table:formula="of:=([.I141]-[.$Y$3])/[.$Y$4]" office:value-type="float" office:value="0.969893057373608" calcext:value-type="float">
            <text:p>0.969893057373608</text:p>
          </table:table-cell>
          <table:table-cell table:formula="of:=[.AA141]+[.$Y$8]+1" office:value-type="float" office:value="101.969893057374" calcext:value-type="float">
            <text:p>101.969893057374</text:p>
          </table:table-cell>
          <table:table-cell table:formula="of:=([.J141]-[.$Y$14])/([.$Y$15]-[.$Y$14])" office:value-type="float" office:value="0.969823718028486" calcext:value-type="float">
            <text:p>0.969823718028486</text:p>
          </table:table-cell>
          <table:table-cell table:formula="of:=([.J141]-[.$Y$11])/[.$Y$12]" office:value-type="float" office:value="0.472649122737581" calcext:value-type="float">
            <text:p>0.472649122737581</text:p>
          </table:table-cell>
          <table:table-cell table:formula="of:=[.AD141]+[.$Y$16]+1" office:value-type="float" office:value="2.00264912273758" calcext:value-type="float">
            <text:p>2.00264912273758</text:p>
          </table:table-cell>
          <table:table-cell table:number-columns-repeated="99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6" office:value-type="time" office:time-value="PT00H34M33.2S" calcext:value-type="time">
            <text:p>34:33.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18615" calcext:value-type="float">
            <text:p>0.1861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4:33" calcext:value-type="date">
            <text:p>3/11/2018 22:34</text:p>
          </table:table-cell>
          <table:table-cell office:value-type="string" calcext:value-type="string">
            <text:p>26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142]*[.T142] + [.AC142]*[.V142] + [.Z142]*[.P142]+[.Z142]*[.R142]; 2)" office:value-type="float" office:value="1.95" calcext:value-type="float">
            <text:p>1.95</text:p>
          </table:table-cell>
          <table:table-cell table:number-columns-repeated="2"/>
          <table:table-cell table:formula="of:=([.I142]-[.$Y$6])/([.$Y$7]-[.$Y$6])" office:value-type="float" office:value="1.03258518470301" calcext:value-type="float">
            <text:p>1.03258518470301</text:p>
          </table:table-cell>
          <table:table-cell table:formula="of:=([.I142]-[.$Y$3])/[.$Y$4]" office:value-type="float" office:value="0.969893057373608" calcext:value-type="float">
            <text:p>0.969893057373608</text:p>
          </table:table-cell>
          <table:table-cell table:formula="of:=[.AA142]+[.$Y$8]+1" office:value-type="float" office:value="101.969893057374" calcext:value-type="float">
            <text:p>101.969893057374</text:p>
          </table:table-cell>
          <table:table-cell table:formula="of:=([.J142]-[.$Y$14])/([.$Y$15]-[.$Y$14])" office:value-type="float" office:value="0.9341463670692" calcext:value-type="float">
            <text:p>0.9341463670692</text:p>
          </table:table-cell>
          <table:table-cell table:formula="of:=([.J142]-[.$Y$11])/[.$Y$12]" office:value-type="float" office:value="1.03146112775616" calcext:value-type="float">
            <text:p>1.03146112775616</text:p>
          </table:table-cell>
          <table:table-cell table:formula="of:=[.AD142]+[.$Y$16]+1" office:value-type="float" office:value="2.56146112775616" calcext:value-type="float">
            <text:p>2.56146112775616</text:p>
          </table:table-cell>
          <table:table-cell table:number-columns-repeated="99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6" office:value-type="time" office:time-value="PT00H34M48.5S" calcext:value-type="time">
            <text:p>34:48.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18615" calcext:value-type="float">
            <text:p>0.1861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4:48" calcext:value-type="date">
            <text:p>3/11/2018 22:34</text:p>
          </table:table-cell>
          <table:table-cell office:value-type="string" calcext:value-type="string">
            <text:p>33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143]*[.T143] + [.AC143]*[.V143] + [.Z143]*[.P143]+[.Z143]*[.R143]; 2)" office:value-type="float" office:value="1.95" calcext:value-type="float">
            <text:p>1.95</text:p>
          </table:table-cell>
          <table:table-cell table:number-columns-repeated="2"/>
          <table:table-cell table:formula="of:=([.I143]-[.$Y$6])/([.$Y$7]-[.$Y$6])" office:value-type="float" office:value="1.03258518470301" calcext:value-type="float">
            <text:p>1.03258518470301</text:p>
          </table:table-cell>
          <table:table-cell table:formula="of:=([.I143]-[.$Y$3])/[.$Y$4]" office:value-type="float" office:value="0.969893057373608" calcext:value-type="float">
            <text:p>0.969893057373608</text:p>
          </table:table-cell>
          <table:table-cell table:formula="of:=[.AA143]+[.$Y$8]+1" office:value-type="float" office:value="101.969893057374" calcext:value-type="float">
            <text:p>101.969893057374</text:p>
          </table:table-cell>
          <table:table-cell table:formula="of:=([.J143]-[.$Y$14])/([.$Y$15]-[.$Y$14])" office:value-type="float" office:value="0.9341463670692" calcext:value-type="float">
            <text:p>0.9341463670692</text:p>
          </table:table-cell>
          <table:table-cell table:formula="of:=([.J143]-[.$Y$11])/[.$Y$12]" office:value-type="float" office:value="1.03146112775616" calcext:value-type="float">
            <text:p>1.03146112775616</text:p>
          </table:table-cell>
          <table:table-cell table:formula="of:=[.AD143]+[.$Y$16]+1" office:value-type="float" office:value="2.56146112775616" calcext:value-type="float">
            <text:p>2.56146112775616</text:p>
          </table:table-cell>
          <table:table-cell table:number-columns-repeated="99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6" office:value-type="time" office:time-value="PT00H35M22.6S" calcext:value-type="time">
            <text:p>35:22.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0.1249" calcext:value-type="float">
            <text:p>0.1249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5:23" calcext:value-type="date">
            <text:p>3/11/2018 22:35</text:p>
          </table:table-cell>
          <table:table-cell office:value-type="string" calcext:value-type="string">
            <text:p>9.0 s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44]*[.T144] + [.AC144]*[.V144] + [.Z144]*[.P144]+[.Z144]*[.R144]; 2)" office:value-type="float" office:value="1.97" calcext:value-type="float">
            <text:p>1.97</text:p>
          </table:table-cell>
          <table:table-cell table:number-columns-repeated="2"/>
          <table:table-cell table:formula="of:=([.I144]-[.$Y$6])/([.$Y$7]-[.$Y$6])" office:value-type="float" office:value="1.01086172823434" calcext:value-type="float">
            <text:p>1.01086172823434</text:p>
          </table:table-cell>
          <table:table-cell table:formula="of:=([.I144]-[.$Y$3])/[.$Y$4]" office:value-type="float" office:value="0.959519869594211" calcext:value-type="float">
            <text:p>0.959519869594211</text:p>
          </table:table-cell>
          <table:table-cell table:formula="of:=[.AA144]+[.$Y$8]+1" office:value-type="float" office:value="101.959519869594" calcext:value-type="float">
            <text:p>101.959519869594</text:p>
          </table:table-cell>
          <table:table-cell table:formula="of:=([.J144]-[.$Y$14])/([.$Y$15]-[.$Y$14])" office:value-type="float" office:value="0.955814564850621" calcext:value-type="float">
            <text:p>0.955814564850621</text:p>
          </table:table-cell>
          <table:table-cell table:formula="of:=([.J144]-[.$Y$11])/[.$Y$12]" office:value-type="float" office:value="0.692073568932285" calcext:value-type="float">
            <text:p>0.692073568932285</text:p>
          </table:table-cell>
          <table:table-cell table:formula="of:=[.AD144]+[.$Y$16]+1" office:value-type="float" office:value="2.22207356893228" calcext:value-type="float">
            <text:p>2.22207356893228</text:p>
          </table:table-cell>
          <table:table-cell table:number-columns-repeated="99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6" office:value-type="time" office:time-value="PT00H36M03.4S" calcext:value-type="time">
            <text:p>36:03.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1972" calcext:value-type="float">
            <text:p>0.197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6:03" calcext:value-type="date">
            <text:p>3/11/2018 22:36</text:p>
          </table:table-cell>
          <table:table-cell office:value-type="string" calcext:value-type="string">
            <text:p>13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45]*[.T145] + [.AC145]*[.V145] + [.Z145]*[.P145]+[.Z145]*[.R145]; 2)" office:value-type="float" office:value="1.87" calcext:value-type="float">
            <text:p>1.87</text:p>
          </table:table-cell>
          <table:table-cell table:number-columns-repeated="2"/>
          <table:table-cell table:formula="of:=([.I145]-[.$Y$6])/([.$Y$7]-[.$Y$6])" office:value-type="float" office:value="1" calcext:value-type="float">
            <text:p>1</text:p>
          </table:table-cell>
          <table:table-cell table:formula="of:=([.I145]-[.$Y$3])/[.$Y$4]" office:value-type="float" office:value="0.954333275704512" calcext:value-type="float">
            <text:p>0.954333275704512</text:p>
          </table:table-cell>
          <table:table-cell table:formula="of:=[.AA145]+[.$Y$8]+1" office:value-type="float" office:value="101.954333275705" calcext:value-type="float">
            <text:p>101.954333275705</text:p>
          </table:table-cell>
          <table:table-cell table:formula="of:=([.J145]-[.$Y$14])/([.$Y$15]-[.$Y$14])" office:value-type="float" office:value="0.930237247306184" calcext:value-type="float">
            <text:p>0.930237247306184</text:p>
          </table:table-cell>
          <table:table-cell table:formula="of:=([.J145]-[.$Y$11])/[.$Y$12]" office:value-type="float" office:value="1.09268941387868" calcext:value-type="float">
            <text:p>1.09268941387868</text:p>
          </table:table-cell>
          <table:table-cell table:formula="of:=[.AD145]+[.$Y$16]+1" office:value-type="float" office:value="2.62268941387868" calcext:value-type="float">
            <text:p>2.62268941387868</text:p>
          </table:table-cell>
          <table:table-cell table:number-columns-repeated="99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6" office:value-type="time" office:time-value="PT00H36M42.6S" calcext:value-type="time">
            <text:p>36:4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1972" calcext:value-type="float">
            <text:p>0.197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2:36:43" calcext:value-type="date">
            <text:p>3/11/2018 22:36</text:p>
          </table:table-cell>
          <table:table-cell office:value-type="string" calcext:value-type="string">
            <text:p>1.0 s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46]*[.T146] + [.AC146]*[.V146] + [.Z146]*[.P146]+[.Z146]*[.R146]; 2)" office:value-type="float" office:value="1.87" calcext:value-type="float">
            <text:p>1.87</text:p>
          </table:table-cell>
          <table:table-cell table:number-columns-repeated="2"/>
          <table:table-cell table:formula="of:=([.I146]-[.$Y$6])/([.$Y$7]-[.$Y$6])" office:value-type="float" office:value="1" calcext:value-type="float">
            <text:p>1</text:p>
          </table:table-cell>
          <table:table-cell table:formula="of:=([.I146]-[.$Y$3])/[.$Y$4]" office:value-type="float" office:value="0.954333275704512" calcext:value-type="float">
            <text:p>0.954333275704512</text:p>
          </table:table-cell>
          <table:table-cell table:formula="of:=[.AA146]+[.$Y$8]+1" office:value-type="float" office:value="101.954333275705" calcext:value-type="float">
            <text:p>101.954333275705</text:p>
          </table:table-cell>
          <table:table-cell table:formula="of:=([.J146]-[.$Y$14])/([.$Y$15]-[.$Y$14])" office:value-type="float" office:value="0.930237247306184" calcext:value-type="float">
            <text:p>0.930237247306184</text:p>
          </table:table-cell>
          <table:table-cell table:formula="of:=([.J146]-[.$Y$11])/[.$Y$12]" office:value-type="float" office:value="1.09268941387868" calcext:value-type="float">
            <text:p>1.09268941387868</text:p>
          </table:table-cell>
          <table:table-cell table:formula="of:=[.AD146]+[.$Y$16]+1" office:value-type="float" office:value="2.62268941387868" calcext:value-type="float">
            <text:p>2.62268941387868</text:p>
          </table:table-cell>
          <table:table-cell table:number-columns-repeated="99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6" office:value-type="time" office:time-value="PT00H41M51S" calcext:value-type="time">
            <text:p>41:51.0</text:p>
          </table:table-cell>
          <table:table-cell office:value-type="float" office:value="9054" calcext:value-type="float">
            <text:p>9054</text:p>
          </table:table-cell>
          <table:table-cell office:value-type="float" office:value="1" calcext:value-type="float">
            <text:p>1</text:p>
          </table:table-cell>
          <table:table-cell office:value-type="float" office:value="9013" calcext:value-type="float">
            <text:p>9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18-03-11T23:41:51" calcext:value-type="date">
            <text:p>3/11/2018 23:41</text:p>
          </table:table-cell>
          <table:table-cell office:value-type="float" office:value="9054" calcext:value-type="float">
            <text:p>905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47]*[.T147] + [.AC147]*[.V147] + [.Z147]*[.P147]+[.Z147]*[.R147]; 2)" office:value-type="float" office:value="2.13" calcext:value-type="float">
            <text:p>2.13</text:p>
          </table:table-cell>
          <table:table-cell table:number-columns-repeated="2"/>
          <table:table-cell table:formula="of:=([.I147]-[.$Y$6])/([.$Y$7]-[.$Y$6])" office:value-type="float" office:value="1.17378765174936" calcext:value-type="float">
            <text:p>1.17378765174936</text:p>
          </table:table-cell>
          <table:table-cell table:formula="of:=([.I147]-[.$Y$3])/[.$Y$4]" office:value-type="float" office:value="1.03731877793969" calcext:value-type="float">
            <text:p>1.03731877793969</text:p>
          </table:table-cell>
          <table:table-cell table:formula="of:=[.AA147]+[.$Y$8]+1" office:value-type="float" office:value="102.03731877794" calcext:value-type="float">
            <text:p>102.03731877794</text:p>
          </table:table-cell>
          <table:table-cell table:formula="of:=([.J147]-[.$Y$14])/([.$Y$15]-[.$Y$14])" office:value-type="float" office:value="0.936322031009702" calcext:value-type="float">
            <text:p>0.936322031009702</text:p>
          </table:table-cell>
          <table:table-cell table:formula="of:=([.J147]-[.$Y$11])/[.$Y$12]" office:value-type="float" office:value="0.997383846339561" calcext:value-type="float">
            <text:p>0.997383846339561</text:p>
          </table:table-cell>
          <table:table-cell table:formula="of:=[.AD147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time" office:time-value="PT00H42M06.8S" calcext:value-type="time">
            <text:p>42:06.8</text:p>
          </table:table-cell>
          <table:table-cell office:value-type="float" office:value="36991" calcext:value-type="float">
            <text:p>3699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2:07" calcext:value-type="date">
            <text:p>3/11/2018 23:42</text:p>
          </table:table-cell>
          <table:table-cell office:value-type="float" office:value="36991" calcext:value-type="float">
            <text:p>36991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48]*[.T148] + [.AC148]*[.V148] + [.Z148]*[.P148]+[.Z148]*[.R148]; 2)" office:value-type="float" office:value="2.13" calcext:value-type="float">
            <text:p>2.13</text:p>
          </table:table-cell>
          <table:table-cell table:number-columns-repeated="2"/>
          <table:table-cell table:formula="of:=([.I148]-[.$Y$6])/([.$Y$7]-[.$Y$6])" office:value-type="float" office:value="1.17378765174936" calcext:value-type="float">
            <text:p>1.17378765174936</text:p>
          </table:table-cell>
          <table:table-cell table:formula="of:=([.I148]-[.$Y$3])/[.$Y$4]" office:value-type="float" office:value="1.03731877793969" calcext:value-type="float">
            <text:p>1.03731877793969</text:p>
          </table:table-cell>
          <table:table-cell table:formula="of:=[.AA148]+[.$Y$8]+1" office:value-type="float" office:value="102.03731877794" calcext:value-type="float">
            <text:p>102.03731877794</text:p>
          </table:table-cell>
          <table:table-cell table:formula="of:=([.J148]-[.$Y$14])/([.$Y$15]-[.$Y$14])" office:value-type="float" office:value="0.929246701121891" calcext:value-type="float">
            <text:p>0.929246701121891</text:p>
          </table:table-cell>
          <table:table-cell table:formula="of:=([.J148]-[.$Y$11])/[.$Y$12]" office:value-type="float" office:value="1.10820427371062" calcext:value-type="float">
            <text:p>1.10820427371062</text:p>
          </table:table-cell>
          <table:table-cell table:formula="of:=[.AD148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6" office:value-type="time" office:time-value="PT00H42M46.7S" calcext:value-type="time">
            <text:p>42:46.7</text:p>
          </table:table-cell>
          <table:table-cell office:value-type="float" office:value="30100" calcext:value-type="float">
            <text:p>30100</text:p>
          </table:table-cell>
          <table:table-cell office:value-type="float" office:value="0" calcext:value-type="float">
            <text:p>0</text:p>
          </table:table-cell>
          <table:table-cell office:value-type="float" office:value="30087" calcext:value-type="float">
            <text:p>300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2:47" calcext:value-type="date">
            <text:p>3/11/2018 23:42</text:p>
          </table:table-cell>
          <table:table-cell office:value-type="float" office:value="30100" calcext:value-type="float">
            <text:p>30100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49]*[.T149] + [.AC149]*[.V149] + [.Z149]*[.P149]+[.Z149]*[.R149]; 2)" office:value-type="float" office:value="2.13" calcext:value-type="float">
            <text:p>2.13</text:p>
          </table:table-cell>
          <table:table-cell table:number-columns-repeated="2"/>
          <table:table-cell table:formula="of:=([.I149]-[.$Y$6])/([.$Y$7]-[.$Y$6])" office:value-type="float" office:value="1.17378765174936" calcext:value-type="float">
            <text:p>1.17378765174936</text:p>
          </table:table-cell>
          <table:table-cell table:formula="of:=([.I149]-[.$Y$3])/[.$Y$4]" office:value-type="float" office:value="1.03731877793969" calcext:value-type="float">
            <text:p>1.03731877793969</text:p>
          </table:table-cell>
          <table:table-cell table:formula="of:=[.AA149]+[.$Y$8]+1" office:value-type="float" office:value="102.03731877794" calcext:value-type="float">
            <text:p>102.03731877794</text:p>
          </table:table-cell>
          <table:table-cell table:formula="of:=([.J149]-[.$Y$14])/([.$Y$15]-[.$Y$14])" office:value-type="float" office:value="0.929246701121891" calcext:value-type="float">
            <text:p>0.929246701121891</text:p>
          </table:table-cell>
          <table:table-cell table:formula="of:=([.J149]-[.$Y$11])/[.$Y$12]" office:value-type="float" office:value="1.10820427371062" calcext:value-type="float">
            <text:p>1.10820427371062</text:p>
          </table:table-cell>
          <table:table-cell table:formula="of:=[.AD149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6" office:value-type="time" office:time-value="PT00H43M26.9S" calcext:value-type="time">
            <text:p>43:26.9</text:p>
          </table:table-cell>
          <table:table-cell office:value-type="float" office:value="51206" calcext:value-type="float">
            <text:p>51206</text:p>
          </table:table-cell>
          <table:table-cell office:value-type="float" office:value="0" calcext:value-type="float">
            <text:p>0</text:p>
          </table:table-cell>
          <table:table-cell office:value-type="float" office:value="51193" calcext:value-type="float">
            <text:p>51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3:27" calcext:value-type="date">
            <text:p>3/11/2018 23:43</text:p>
          </table:table-cell>
          <table:table-cell office:value-type="float" office:value="51206" calcext:value-type="float">
            <text:p>51206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50]*[.T150] + [.AC150]*[.V150] + [.Z150]*[.P150]+[.Z150]*[.R150]; 2)" office:value-type="float" office:value="1.66" calcext:value-type="float">
            <text:p>1.66</text:p>
          </table:table-cell>
          <table:table-cell table:number-columns-repeated="2"/>
          <table:table-cell table:formula="of:=([.I150]-[.$Y$6])/([.$Y$7]-[.$Y$6])" office:value-type="float" office:value="1.17378765174936" calcext:value-type="float">
            <text:p>1.17378765174936</text:p>
          </table:table-cell>
          <table:table-cell table:formula="of:=([.I150]-[.$Y$3])/[.$Y$4]" office:value-type="float" office:value="1.03731877793969" calcext:value-type="float">
            <text:p>1.03731877793969</text:p>
          </table:table-cell>
          <table:table-cell table:formula="of:=[.AA150]+[.$Y$8]+1" office:value-type="float" office:value="102.03731877794" calcext:value-type="float">
            <text:p>102.03731877794</text:p>
          </table:table-cell>
          <table:table-cell table:formula="of:=([.J150]-[.$Y$14])/([.$Y$15]-[.$Y$14])" office:value-type="float" office:value="0.81250375797301" calcext:value-type="float">
            <text:p>0.81250375797301</text:p>
          </table:table-cell>
          <table:table-cell table:formula="of:=([.J150]-[.$Y$11])/[.$Y$12]" office:value-type="float" office:value="2.93674132533315" calcext:value-type="float">
            <text:p>2.93674132533315</text:p>
          </table:table-cell>
          <table:table-cell table:formula="of:=[.AD150]+[.$Y$16]+1" office:value-type="float" office:value="4.46674132533315" calcext:value-type="float">
            <text:p>4.46674132533315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6" office:value-type="time" office:time-value="PT00H44M07.9S" calcext:value-type="time">
            <text:p>44:07.9</text:p>
          </table:table-cell>
          <table:table-cell office:value-type="float" office:value="15251" calcext:value-type="float">
            <text:p>15251</text:p>
          </table:table-cell>
          <table:table-cell office:value-type="float" office:value="0" calcext:value-type="float">
            <text:p>0</text:p>
          </table:table-cell>
          <table:table-cell office:value-type="float" office:value="15239" calcext:value-type="float">
            <text:p>15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4:08" calcext:value-type="date">
            <text:p>3/11/2018 23:44</text:p>
          </table:table-cell>
          <table:table-cell office:value-type="float" office:value="15251" calcext:value-type="float">
            <text:p>1525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51]*[.T151] + [.AC151]*[.V151] + [.Z151]*[.P151]+[.Z151]*[.R151]; 2)" office:value-type="float" office:value="1.66" calcext:value-type="float">
            <text:p>1.66</text:p>
          </table:table-cell>
          <table:table-cell table:number-columns-repeated="2"/>
          <table:table-cell table:formula="of:=([.I151]-[.$Y$6])/([.$Y$7]-[.$Y$6])" office:value-type="float" office:value="1.17378765174936" calcext:value-type="float">
            <text:p>1.17378765174936</text:p>
          </table:table-cell>
          <table:table-cell table:formula="of:=([.I151]-[.$Y$3])/[.$Y$4]" office:value-type="float" office:value="1.03731877793969" calcext:value-type="float">
            <text:p>1.03731877793969</text:p>
          </table:table-cell>
          <table:table-cell table:formula="of:=[.AA151]+[.$Y$8]+1" office:value-type="float" office:value="102.03731877794" calcext:value-type="float">
            <text:p>102.03731877794</text:p>
          </table:table-cell>
          <table:table-cell table:formula="of:=([.J151]-[.$Y$14])/([.$Y$15]-[.$Y$14])" office:value-type="float" office:value="0.81250375797301" calcext:value-type="float">
            <text:p>0.81250375797301</text:p>
          </table:table-cell>
          <table:table-cell table:formula="of:=([.J151]-[.$Y$11])/[.$Y$12]" office:value-type="float" office:value="2.93674132533315" calcext:value-type="float">
            <text:p>2.93674132533315</text:p>
          </table:table-cell>
          <table:table-cell table:formula="of:=[.AD151]+[.$Y$16]+1" office:value-type="float" office:value="4.46674132533315" calcext:value-type="float">
            <text:p>4.46674132533315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6" office:value-type="time" office:time-value="PT00H44M46.9S" calcext:value-type="time">
            <text:p>44:46.9</text:p>
          </table:table-cell>
          <table:table-cell office:value-type="float" office:value="30084" calcext:value-type="float">
            <text:p>30084</text:p>
          </table:table-cell>
          <table:table-cell office:value-type="float" office:value="0" calcext:value-type="float">
            <text:p>0</text:p>
          </table:table-cell>
          <table:table-cell office:value-type="float" office:value="30072" calcext:value-type="float">
            <text:p>300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4:47" calcext:value-type="date">
            <text:p>3/11/2018 23:44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52]*[.T152] + [.AC152]*[.V152] + [.Z152]*[.P152]+[.Z152]*[.R152]; 2)" office:value-type="float" office:value="1.66" calcext:value-type="float">
            <text:p>1.66</text:p>
          </table:table-cell>
          <table:table-cell table:number-columns-repeated="2"/>
          <table:table-cell table:formula="of:=([.I152]-[.$Y$6])/([.$Y$7]-[.$Y$6])" office:value-type="float" office:value="1.17378765174936" calcext:value-type="float">
            <text:p>1.17378765174936</text:p>
          </table:table-cell>
          <table:table-cell table:formula="of:=([.I152]-[.$Y$3])/[.$Y$4]" office:value-type="float" office:value="1.03731877793969" calcext:value-type="float">
            <text:p>1.03731877793969</text:p>
          </table:table-cell>
          <table:table-cell table:formula="of:=[.AA152]+[.$Y$8]+1" office:value-type="float" office:value="102.03731877794" calcext:value-type="float">
            <text:p>102.03731877794</text:p>
          </table:table-cell>
          <table:table-cell table:formula="of:=([.J152]-[.$Y$14])/([.$Y$15]-[.$Y$14])" office:value-type="float" office:value="0.81250375797301" calcext:value-type="float">
            <text:p>0.81250375797301</text:p>
          </table:table-cell>
          <table:table-cell table:formula="of:=([.J152]-[.$Y$11])/[.$Y$12]" office:value-type="float" office:value="2.93674132533315" calcext:value-type="float">
            <text:p>2.93674132533315</text:p>
          </table:table-cell>
          <table:table-cell table:formula="of:=[.AD152]+[.$Y$16]+1" office:value-type="float" office:value="4.46674132533315" calcext:value-type="float">
            <text:p>4.46674132533315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6" office:value-type="time" office:time-value="PT00H45M26.9S" calcext:value-type="time">
            <text:p>45:26.9</text:p>
          </table:table-cell>
          <table:table-cell office:value-type="float" office:value="40668" calcext:value-type="float">
            <text:p>40668</text:p>
          </table:table-cell>
          <table:table-cell office:value-type="float" office:value="0" calcext:value-type="float">
            <text:p>0</text:p>
          </table:table-cell>
          <table:table-cell office:value-type="float" office:value="40656" calcext:value-type="float">
            <text:p>406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5:27" calcext:value-type="date">
            <text:p>3/11/2018 23:45</text:p>
          </table:table-cell>
          <table:table-cell office:value-type="float" office:value="40668" calcext:value-type="float">
            <text:p>40668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53]*[.T153] + [.AC153]*[.V153] + [.Z153]*[.P153]+[.Z153]*[.R153]; 2)" office:value-type="float" office:value="1.83" calcext:value-type="float">
            <text:p>1.83</text:p>
          </table:table-cell>
          <table:table-cell table:number-columns-repeated="2"/>
          <table:table-cell table:formula="of:=([.I153]-[.$Y$6])/([.$Y$7]-[.$Y$6])" office:value-type="float" office:value="1.14120246704636" calcext:value-type="float">
            <text:p>1.14120246704636</text:p>
          </table:table-cell>
          <table:table-cell table:formula="of:=([.I153]-[.$Y$3])/[.$Y$4]" office:value-type="float" office:value="1.02175899627059" calcext:value-type="float">
            <text:p>1.02175899627059</text:p>
          </table:table-cell>
          <table:table-cell table:formula="of:=[.AA153]+[.$Y$8]+1" office:value-type="float" office:value="102.021758996271" calcext:value-type="float">
            <text:p>102.021758996271</text:p>
          </table:table-cell>
          <table:table-cell table:formula="of:=([.J153]-[.$Y$14])/([.$Y$15]-[.$Y$14])" office:value-type="float" office:value="0.915096041346269" calcext:value-type="float">
            <text:p>0.915096041346269</text:p>
          </table:table-cell>
          <table:table-cell table:formula="of:=([.J153]-[.$Y$11])/[.$Y$12]" office:value-type="float" office:value="1.32984512845275" calcext:value-type="float">
            <text:p>1.32984512845275</text:p>
          </table:table-cell>
          <table:table-cell table:formula="of:=[.AD153]+[.$Y$16]+1" office:value-type="float" office:value="2.85984512845275" calcext:value-type="float">
            <text:p>2.85984512845275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6" office:value-type="time" office:time-value="PT00H46M07.5S" calcext:value-type="time">
            <text:p>46:07.5</text:p>
          </table:table-cell>
          <table:table-cell office:value-type="float" office:value="10243" calcext:value-type="float">
            <text:p>10243</text:p>
          </table:table-cell>
          <table:table-cell office:value-type="float" office:value="0" calcext:value-type="float">
            <text:p>0</text:p>
          </table:table-cell>
          <table:table-cell office:value-type="float" office:value="10233" calcext:value-type="float">
            <text:p>10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6:07" calcext:value-type="date">
            <text:p>3/11/2018 23:46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54]*[.T154] + [.AC154]*[.V154] + [.Z154]*[.P154]+[.Z154]*[.R154]; 2)" office:value-type="float" office:value="1.83" calcext:value-type="float">
            <text:p>1.83</text:p>
          </table:table-cell>
          <table:table-cell table:number-columns-repeated="2"/>
          <table:table-cell table:formula="of:=([.I154]-[.$Y$6])/([.$Y$7]-[.$Y$6])" office:value-type="float" office:value="1.14120246704636" calcext:value-type="float">
            <text:p>1.14120246704636</text:p>
          </table:table-cell>
          <table:table-cell table:formula="of:=([.I154]-[.$Y$3])/[.$Y$4]" office:value-type="float" office:value="1.02175899627059" calcext:value-type="float">
            <text:p>1.02175899627059</text:p>
          </table:table-cell>
          <table:table-cell table:formula="of:=[.AA154]+[.$Y$8]+1" office:value-type="float" office:value="102.021758996271" calcext:value-type="float">
            <text:p>102.021758996271</text:p>
          </table:table-cell>
          <table:table-cell table:formula="of:=([.J154]-[.$Y$14])/([.$Y$15]-[.$Y$14])" office:value-type="float" office:value="0.915096041346269" calcext:value-type="float">
            <text:p>0.915096041346269</text:p>
          </table:table-cell>
          <table:table-cell table:formula="of:=([.J154]-[.$Y$11])/[.$Y$12]" office:value-type="float" office:value="1.32984512845275" calcext:value-type="float">
            <text:p>1.32984512845275</text:p>
          </table:table-cell>
          <table:table-cell table:formula="of:=[.AD154]+[.$Y$16]+1" office:value-type="float" office:value="2.85984512845275" calcext:value-type="float">
            <text:p>2.85984512845275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6" office:value-type="time" office:time-value="PT00H46M47.2S" calcext:value-type="time">
            <text:p>46:47.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6:47" calcext:value-type="date">
            <text:p>3/11/2018 23:4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55]*[.T155] + [.AC155]*[.V155] + [.Z155]*[.P155]+[.Z155]*[.R155]; 2)" office:value-type="float" office:value="1.83" calcext:value-type="float">
            <text:p>1.83</text:p>
          </table:table-cell>
          <table:table-cell table:number-columns-repeated="2"/>
          <table:table-cell table:formula="of:=([.I155]-[.$Y$6])/([.$Y$7]-[.$Y$6])" office:value-type="float" office:value="1.14120246704636" calcext:value-type="float">
            <text:p>1.14120246704636</text:p>
          </table:table-cell>
          <table:table-cell table:formula="of:=([.I155]-[.$Y$3])/[.$Y$4]" office:value-type="float" office:value="1.02175899627059" calcext:value-type="float">
            <text:p>1.02175899627059</text:p>
          </table:table-cell>
          <table:table-cell table:formula="of:=[.AA155]+[.$Y$8]+1" office:value-type="float" office:value="102.021758996271" calcext:value-type="float">
            <text:p>102.021758996271</text:p>
          </table:table-cell>
          <table:table-cell table:formula="of:=([.J155]-[.$Y$14])/([.$Y$15]-[.$Y$14])" office:value-type="float" office:value="0.915096041346269" calcext:value-type="float">
            <text:p>0.915096041346269</text:p>
          </table:table-cell>
          <table:table-cell table:formula="of:=([.J155]-[.$Y$11])/[.$Y$12]" office:value-type="float" office:value="1.32984512845275" calcext:value-type="float">
            <text:p>1.32984512845275</text:p>
          </table:table-cell>
          <table:table-cell table:formula="of:=[.AD155]+[.$Y$16]+1" office:value-type="float" office:value="2.85984512845275" calcext:value-type="float">
            <text:p>2.85984512845275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6" office:value-type="time" office:time-value="PT00H47M08.3S" calcext:value-type="time">
            <text:p>47:08.3</text:p>
          </table:table-cell>
          <table:table-cell office:value-type="float" office:value="7453" calcext:value-type="float">
            <text:p>7453</text:p>
          </table:table-cell>
          <table:table-cell office:value-type="float" office:value="0" calcext:value-type="float">
            <text:p>0</text:p>
          </table:table-cell>
          <table:table-cell office:value-type="float" office:value="7441" calcext:value-type="float">
            <text:p>7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7:08" calcext:value-type="date">
            <text:p>3/11/2018 23:47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56]*[.T156] + [.AC156]*[.V156] + [.Z156]*[.P156]+[.Z156]*[.R156]; 2)" office:value-type="float" office:value="1.86" calcext:value-type="float">
            <text:p>1.86</text:p>
          </table:table-cell>
          <table:table-cell table:number-columns-repeated="2"/>
          <table:table-cell table:formula="of:=([.I156]-[.$Y$6])/([.$Y$7]-[.$Y$6])" office:value-type="float" office:value="1.14120246704636" calcext:value-type="float">
            <text:p>1.14120246704636</text:p>
          </table:table-cell>
          <table:table-cell table:formula="of:=([.I156]-[.$Y$3])/[.$Y$4]" office:value-type="float" office:value="1.02175899627059" calcext:value-type="float">
            <text:p>1.02175899627059</text:p>
          </table:table-cell>
          <table:table-cell table:formula="of:=[.AA156]+[.$Y$8]+1" office:value-type="float" office:value="102.021758996271" calcext:value-type="float">
            <text:p>102.021758996271</text:p>
          </table:table-cell>
          <table:table-cell table:formula="of:=([.J156]-[.$Y$14])/([.$Y$15]-[.$Y$14])" office:value-type="float" office:value="0.929246701121891" calcext:value-type="float">
            <text:p>0.929246701121891</text:p>
          </table:table-cell>
          <table:table-cell table:formula="of:=([.J156]-[.$Y$11])/[.$Y$12]" office:value-type="float" office:value="1.10820427371062" calcext:value-type="float">
            <text:p>1.10820427371062</text:p>
          </table:table-cell>
          <table:table-cell table:formula="of:=[.AD156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6" office:value-type="time" office:time-value="PT00H47M48.4S" calcext:value-type="time">
            <text:p>47:48.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7:48" calcext:value-type="date">
            <text:p>3/11/2018 23:4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57]*[.T157] + [.AC157]*[.V157] + [.Z157]*[.P157]+[.Z157]*[.R157]; 2)" office:value-type="float" office:value="1.86" calcext:value-type="float">
            <text:p>1.86</text:p>
          </table:table-cell>
          <table:table-cell table:number-columns-repeated="2"/>
          <table:table-cell table:formula="of:=([.I157]-[.$Y$6])/([.$Y$7]-[.$Y$6])" office:value-type="float" office:value="1.14120246704636" calcext:value-type="float">
            <text:p>1.14120246704636</text:p>
          </table:table-cell>
          <table:table-cell table:formula="of:=([.I157]-[.$Y$3])/[.$Y$4]" office:value-type="float" office:value="1.02175899627059" calcext:value-type="float">
            <text:p>1.02175899627059</text:p>
          </table:table-cell>
          <table:table-cell table:formula="of:=[.AA157]+[.$Y$8]+1" office:value-type="float" office:value="102.021758996271" calcext:value-type="float">
            <text:p>102.021758996271</text:p>
          </table:table-cell>
          <table:table-cell table:formula="of:=([.J157]-[.$Y$14])/([.$Y$15]-[.$Y$14])" office:value-type="float" office:value="0.929246701121891" calcext:value-type="float">
            <text:p>0.929246701121891</text:p>
          </table:table-cell>
          <table:table-cell table:formula="of:=([.J157]-[.$Y$11])/[.$Y$12]" office:value-type="float" office:value="1.10820427371062" calcext:value-type="float">
            <text:p>1.10820427371062</text:p>
          </table:table-cell>
          <table:table-cell table:formula="of:=[.AD157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6" office:value-type="time" office:time-value="PT00H48M10.1S" calcext:value-type="time">
            <text:p>48:10.1</text:p>
          </table:table-cell>
          <table:table-cell office:value-type="float" office:value="8358" calcext:value-type="float">
            <text:p>8358</text:p>
          </table:table-cell>
          <table:table-cell office:value-type="float" office:value="1" calcext:value-type="float">
            <text:p>1</text:p>
          </table:table-cell>
          <table:table-cell office:value-type="float" office:value="8349" calcext:value-type="float">
            <text:p>8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8:10" calcext:value-type="date">
            <text:p>3/11/2018 23:48</text:p>
          </table:table-cell>
          <table:table-cell office:value-type="float" office:value="8358" calcext:value-type="float">
            <text:p>8358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58]*[.T158] + [.AC158]*[.V158] + [.Z158]*[.P158]+[.Z158]*[.R158]; 2)" office:value-type="float" office:value="1.86" calcext:value-type="float">
            <text:p>1.86</text:p>
          </table:table-cell>
          <table:table-cell table:number-columns-repeated="2"/>
          <table:table-cell table:formula="of:=([.I158]-[.$Y$6])/([.$Y$7]-[.$Y$6])" office:value-type="float" office:value="1.14120246704636" calcext:value-type="float">
            <text:p>1.14120246704636</text:p>
          </table:table-cell>
          <table:table-cell table:formula="of:=([.I158]-[.$Y$3])/[.$Y$4]" office:value-type="float" office:value="1.02175899627059" calcext:value-type="float">
            <text:p>1.02175899627059</text:p>
          </table:table-cell>
          <table:table-cell table:formula="of:=[.AA158]+[.$Y$8]+1" office:value-type="float" office:value="102.021758996271" calcext:value-type="float">
            <text:p>102.021758996271</text:p>
          </table:table-cell>
          <table:table-cell table:formula="of:=([.J158]-[.$Y$14])/([.$Y$15]-[.$Y$14])" office:value-type="float" office:value="0.929246701121891" calcext:value-type="float">
            <text:p>0.929246701121891</text:p>
          </table:table-cell>
          <table:table-cell table:formula="of:=([.J158]-[.$Y$11])/[.$Y$12]" office:value-type="float" office:value="1.10820427371062" calcext:value-type="float">
            <text:p>1.10820427371062</text:p>
          </table:table-cell>
          <table:table-cell table:formula="of:=[.AD158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6" office:value-type="time" office:time-value="PT00H48M50.3S" calcext:value-type="time">
            <text:p>48:50.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8:50" calcext:value-type="date">
            <text:p>3/11/2018 23:4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59]*[.T159] + [.AC159]*[.V159] + [.Z159]*[.P159]+[.Z159]*[.R159]; 2)" office:value-type="float" office:value="1.86" calcext:value-type="float">
            <text:p>1.86</text:p>
          </table:table-cell>
          <table:table-cell table:number-columns-repeated="2"/>
          <table:table-cell table:formula="of:=([.I159]-[.$Y$6])/([.$Y$7]-[.$Y$6])" office:value-type="float" office:value="1.14120246704636" calcext:value-type="float">
            <text:p>1.14120246704636</text:p>
          </table:table-cell>
          <table:table-cell table:formula="of:=([.I159]-[.$Y$3])/[.$Y$4]" office:value-type="float" office:value="1.02175899627059" calcext:value-type="float">
            <text:p>1.02175899627059</text:p>
          </table:table-cell>
          <table:table-cell table:formula="of:=[.AA159]+[.$Y$8]+1" office:value-type="float" office:value="102.021758996271" calcext:value-type="float">
            <text:p>102.021758996271</text:p>
          </table:table-cell>
          <table:table-cell table:formula="of:=([.J159]-[.$Y$14])/([.$Y$15]-[.$Y$14])" office:value-type="float" office:value="0.929246701121891" calcext:value-type="float">
            <text:p>0.929246701121891</text:p>
          </table:table-cell>
          <table:table-cell table:formula="of:=([.J159]-[.$Y$11])/[.$Y$12]" office:value-type="float" office:value="1.10820427371062" calcext:value-type="float">
            <text:p>1.10820427371062</text:p>
          </table:table-cell>
          <table:table-cell table:formula="of:=[.AD159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office:value-type="time" office:time-value="PT00H49M11.5S" calcext:value-type="time">
            <text:p>49:11.5</text:p>
          </table:table-cell>
          <table:table-cell office:value-type="float" office:value="37550" calcext:value-type="float">
            <text:p>37550</text:p>
          </table:table-cell>
          <table:table-cell office:value-type="float" office:value="0" calcext:value-type="float">
            <text:p>0</text:p>
          </table:table-cell>
          <table:table-cell office:value-type="float" office:value="37538" calcext:value-type="float">
            <text:p>375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9:11" calcext:value-type="date">
            <text:p>3/11/2018 23:49</text:p>
          </table:table-cell>
          <table:table-cell office:value-type="float" office:value="37550" calcext:value-type="float">
            <text:p>3755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60]*[.T160] + [.AC160]*[.V160] + [.Z160]*[.P160]+[.Z160]*[.R160]; 2)" office:value-type="float" office:value="1.88" calcext:value-type="float">
            <text:p>1.88</text:p>
          </table:table-cell>
          <table:table-cell table:number-columns-repeated="2"/>
          <table:table-cell table:formula="of:=([.I160]-[.$Y$6])/([.$Y$7]-[.$Y$6])" office:value-type="float" office:value="1.14120246704636" calcext:value-type="float">
            <text:p>1.14120246704636</text:p>
          </table:table-cell>
          <table:table-cell table:formula="of:=([.I160]-[.$Y$3])/[.$Y$4]" office:value-type="float" office:value="1.02175899627059" calcext:value-type="float">
            <text:p>1.02175899627059</text:p>
          </table:table-cell>
          <table:table-cell table:formula="of:=[.AA160]+[.$Y$8]+1" office:value-type="float" office:value="102.021758996271" calcext:value-type="float">
            <text:p>102.021758996271</text:p>
          </table:table-cell>
          <table:table-cell table:formula="of:=([.J160]-[.$Y$14])/([.$Y$15]-[.$Y$14])" office:value-type="float" office:value="0.939859695953607" calcext:value-type="float">
            <text:p>0.939859695953607</text:p>
          </table:table-cell>
          <table:table-cell table:formula="of:=([.J160]-[.$Y$11])/[.$Y$12]" office:value-type="float" office:value="0.94197363265403" calcext:value-type="float">
            <text:p>0.94197363265403</text:p>
          </table:table-cell>
          <table:table-cell table:formula="of:=[.AD160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6" office:value-type="time" office:time-value="PT00H49M52.8S" calcext:value-type="time">
            <text:p>49:52.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49:53" calcext:value-type="date">
            <text:p>3/11/2018 23: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61]*[.T161] + [.AC161]*[.V161] + [.Z161]*[.P161]+[.Z161]*[.R161]; 2)" office:value-type="float" office:value="1.88" calcext:value-type="float">
            <text:p>1.88</text:p>
          </table:table-cell>
          <table:table-cell table:number-columns-repeated="2"/>
          <table:table-cell table:formula="of:=([.I161]-[.$Y$6])/([.$Y$7]-[.$Y$6])" office:value-type="float" office:value="1.14120246704636" calcext:value-type="float">
            <text:p>1.14120246704636</text:p>
          </table:table-cell>
          <table:table-cell table:formula="of:=([.I161]-[.$Y$3])/[.$Y$4]" office:value-type="float" office:value="1.02175899627059" calcext:value-type="float">
            <text:p>1.02175899627059</text:p>
          </table:table-cell>
          <table:table-cell table:formula="of:=[.AA161]+[.$Y$8]+1" office:value-type="float" office:value="102.021758996271" calcext:value-type="float">
            <text:p>102.021758996271</text:p>
          </table:table-cell>
          <table:table-cell table:formula="of:=([.J161]-[.$Y$14])/([.$Y$15]-[.$Y$14])" office:value-type="float" office:value="0.939859695953607" calcext:value-type="float">
            <text:p>0.939859695953607</text:p>
          </table:table-cell>
          <table:table-cell table:formula="of:=([.J161]-[.$Y$11])/[.$Y$12]" office:value-type="float" office:value="0.94197363265403" calcext:value-type="float">
            <text:p>0.94197363265403</text:p>
          </table:table-cell>
          <table:table-cell table:formula="of:=[.AD161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6" office:value-type="time" office:time-value="PT00H51M34.1S" calcext:value-type="time">
            <text:p>51:34.1</text:p>
          </table:table-cell>
          <table:table-cell office:value-type="float" office:value="7776" calcext:value-type="float">
            <text:p>7776</text:p>
          </table:table-cell>
          <table:table-cell office:value-type="float" office:value="0" calcext:value-type="float">
            <text:p>0</text:p>
          </table:table-cell>
          <table:table-cell office:value-type="float" office:value="7765" calcext:value-type="float">
            <text:p>77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1:34" calcext:value-type="date">
            <text:p>3/11/2018 23:51</text:p>
          </table:table-cell>
          <table:table-cell office:value-type="float" office:value="7776" calcext:value-type="float">
            <text:p>7776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62]*[.T162] + [.AC162]*[.V162] + [.Z162]*[.P162]+[.Z162]*[.R162]; 2)" office:value-type="float" office:value="1.8" calcext:value-type="float">
            <text:p>1.8</text:p>
          </table:table-cell>
          <table:table-cell table:number-columns-repeated="2"/>
          <table:table-cell table:formula="of:=([.I162]-[.$Y$6])/([.$Y$7]-[.$Y$6])" office:value-type="float" office:value="1.11947901057769" calcext:value-type="float">
            <text:p>1.11947901057769</text:p>
          </table:table-cell>
          <table:table-cell table:formula="of:=([.I162]-[.$Y$3])/[.$Y$4]" office:value-type="float" office:value="1.0113858084912" calcext:value-type="float">
            <text:p>1.0113858084912</text:p>
          </table:table-cell>
          <table:table-cell table:formula="of:=[.AA162]+[.$Y$8]+1" office:value-type="float" office:value="102.011385808491" calcext:value-type="float">
            <text:p>102.011385808491</text:p>
          </table:table-cell>
          <table:table-cell table:formula="of:=([.J162]-[.$Y$14])/([.$Y$15]-[.$Y$14])" office:value-type="float" office:value="0.900945381570647" calcext:value-type="float">
            <text:p>0.900945381570647</text:p>
          </table:table-cell>
          <table:table-cell table:formula="of:=([.J162]-[.$Y$11])/[.$Y$12]" office:value-type="float" office:value="1.55148598319487" calcext:value-type="float">
            <text:p>1.55148598319487</text:p>
          </table:table-cell>
          <table:table-cell table:formula="of:=[.AD162]+[.$Y$16]+1" office:value-type="float" office:value="3.08148598319487" calcext:value-type="float">
            <text:p>3.08148598319487</text:p>
          </table:table-cell>
          <table:table-cell table:number-columns-repeated="99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6" office:value-type="time" office:time-value="PT00H52M14.1S" calcext:value-type="time">
            <text:p>52:14.1</text:p>
          </table:table-cell>
          <table:table-cell office:value-type="float" office:value="7105" calcext:value-type="float">
            <text:p>7105</text:p>
          </table:table-cell>
          <table:table-cell office:value-type="float" office:value="0" calcext:value-type="float">
            <text:p>0</text:p>
          </table:table-cell>
          <table:table-cell office:value-type="float" office:value="7095" calcext:value-type="float">
            <text:p>7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2:14" calcext:value-type="date">
            <text:p>3/11/2018 23:52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.2" calcext:value-type="float">
            <text:p>0.2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0.8" calcext:value-type="float">
            <text:p>0.8</text:p>
          </table:table-cell>
          <table:table-cell table:formula="of:=ROUND([.AC163]*[.T163] + [.AC163]*[.V163] + [.Z163]*[.P163]+[.Z163]*[.R163]; 2)" office:value-type="float" office:value="1.87" calcext:value-type="float">
            <text:p>1.87</text:p>
          </table:table-cell>
          <table:table-cell table:number-columns-repeated="2"/>
          <table:table-cell table:formula="of:=([.I163]-[.$Y$6])/([.$Y$7]-[.$Y$6])" office:value-type="float" office:value="1.11947901057769" calcext:value-type="float">
            <text:p>1.11947901057769</text:p>
          </table:table-cell>
          <table:table-cell table:formula="of:=([.I163]-[.$Y$3])/[.$Y$4]" office:value-type="float" office:value="1.0113858084912" calcext:value-type="float">
            <text:p>1.0113858084912</text:p>
          </table:table-cell>
          <table:table-cell table:formula="of:=[.AA163]+[.$Y$8]+1" office:value-type="float" office:value="102.011385808491" calcext:value-type="float">
            <text:p>102.011385808491</text:p>
          </table:table-cell>
          <table:table-cell table:formula="of:=([.J163]-[.$Y$14])/([.$Y$15]-[.$Y$14])" office:value-type="float" office:value="0.900945381570647" calcext:value-type="float">
            <text:p>0.900945381570647</text:p>
          </table:table-cell>
          <table:table-cell table:formula="of:=([.J163]-[.$Y$11])/[.$Y$12]" office:value-type="float" office:value="1.55148598319487" calcext:value-type="float">
            <text:p>1.55148598319487</text:p>
          </table:table-cell>
          <table:table-cell table:formula="of:=[.AD163]+[.$Y$16]+1" office:value-type="float" office:value="3.08148598319487" calcext:value-type="float">
            <text:p>3.08148598319487</text:p>
          </table:table-cell>
          <table:table-cell table:number-columns-repeated="99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6" office:value-type="time" office:time-value="PT00H52M54.2S" calcext:value-type="time">
            <text:p>52:54.2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2:54" calcext:value-type="date">
            <text:p>3/11/2018 23:52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.2" calcext:value-type="float">
            <text:p>0.2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0.8" calcext:value-type="float">
            <text:p>0.8</text:p>
          </table:table-cell>
          <table:table-cell table:formula="of:=ROUND([.AC164]*[.T164] + [.AC164]*[.V164] + [.Z164]*[.P164]+[.Z164]*[.R164]; 2)" office:value-type="float" office:value="1.87" calcext:value-type="float">
            <text:p>1.87</text:p>
          </table:table-cell>
          <table:table-cell table:number-columns-repeated="2"/>
          <table:table-cell table:formula="of:=([.I164]-[.$Y$6])/([.$Y$7]-[.$Y$6])" office:value-type="float" office:value="1.11947901057769" calcext:value-type="float">
            <text:p>1.11947901057769</text:p>
          </table:table-cell>
          <table:table-cell table:formula="of:=([.I164]-[.$Y$3])/[.$Y$4]" office:value-type="float" office:value="1.0113858084912" calcext:value-type="float">
            <text:p>1.0113858084912</text:p>
          </table:table-cell>
          <table:table-cell table:formula="of:=[.AA164]+[.$Y$8]+1" office:value-type="float" office:value="102.011385808491" calcext:value-type="float">
            <text:p>102.011385808491</text:p>
          </table:table-cell>
          <table:table-cell table:formula="of:=([.J164]-[.$Y$14])/([.$Y$15]-[.$Y$14])" office:value-type="float" office:value="0.900945381570647" calcext:value-type="float">
            <text:p>0.900945381570647</text:p>
          </table:table-cell>
          <table:table-cell table:formula="of:=([.J164]-[.$Y$11])/[.$Y$12]" office:value-type="float" office:value="1.55148598319487" calcext:value-type="float">
            <text:p>1.55148598319487</text:p>
          </table:table-cell>
          <table:table-cell table:formula="of:=[.AD164]+[.$Y$16]+1" office:value-type="float" office:value="3.08148598319487" calcext:value-type="float">
            <text:p>3.08148598319487</text:p>
          </table:table-cell>
          <table:table-cell table:number-columns-repeated="99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6" office:value-type="time" office:time-value="PT00H53M16.3S" calcext:value-type="time">
            <text:p>53:16.3</text:p>
          </table:table-cell>
          <table:table-cell office:value-type="float" office:value="7745" calcext:value-type="float">
            <text:p>7745</text:p>
          </table:table-cell>
          <table:table-cell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3:16" calcext:value-type="date">
            <text:p>3/11/2018 23:53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3" calcext:value-type="float">
            <text:p>0.3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7" calcext:value-type="float">
            <text:p>0.7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65]*[.T165] + [.AC165]*[.V165] + [.Z165]*[.P165]+[.Z165]*[.R165]; 2)" office:value-type="float" office:value="1.97" calcext:value-type="float">
            <text:p>1.97</text:p>
          </table:table-cell>
          <table:table-cell table:number-columns-repeated="2"/>
          <table:table-cell table:formula="of:=([.I165]-[.$Y$6])/([.$Y$7]-[.$Y$6])" office:value-type="float" office:value="1.11947901057769" calcext:value-type="float">
            <text:p>1.11947901057769</text:p>
          </table:table-cell>
          <table:table-cell table:formula="of:=([.I165]-[.$Y$3])/[.$Y$4]" office:value-type="float" office:value="1.0113858084912" calcext:value-type="float">
            <text:p>1.0113858084912</text:p>
          </table:table-cell>
          <table:table-cell table:formula="of:=[.AA165]+[.$Y$8]+1" office:value-type="float" office:value="102.011385808491" calcext:value-type="float">
            <text:p>102.011385808491</text:p>
          </table:table-cell>
          <table:table-cell table:formula="of:=([.J165]-[.$Y$14])/([.$Y$15]-[.$Y$14])" office:value-type="float" office:value="0.929246701121891" calcext:value-type="float">
            <text:p>0.929246701121891</text:p>
          </table:table-cell>
          <table:table-cell table:formula="of:=([.J165]-[.$Y$11])/[.$Y$12]" office:value-type="float" office:value="1.10820427371062" calcext:value-type="float">
            <text:p>1.10820427371062</text:p>
          </table:table-cell>
          <table:table-cell table:formula="of:=[.AD165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6" office:value-type="time" office:time-value="PT00H53M56.5S" calcext:value-type="time">
            <text:p>53:56.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3:56" calcext:value-type="date">
            <text:p>3/11/2018 23:5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3" calcext:value-type="float">
            <text:p>0.3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7" calcext:value-type="float">
            <text:p>0.7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66]*[.T166] + [.AC166]*[.V166] + [.Z166]*[.P166]+[.Z166]*[.R166]; 2)" office:value-type="float" office:value="1.97" calcext:value-type="float">
            <text:p>1.97</text:p>
          </table:table-cell>
          <table:table-cell table:number-columns-repeated="2"/>
          <table:table-cell table:formula="of:=([.I166]-[.$Y$6])/([.$Y$7]-[.$Y$6])" office:value-type="float" office:value="1.11947901057769" calcext:value-type="float">
            <text:p>1.11947901057769</text:p>
          </table:table-cell>
          <table:table-cell table:formula="of:=([.I166]-[.$Y$3])/[.$Y$4]" office:value-type="float" office:value="1.0113858084912" calcext:value-type="float">
            <text:p>1.0113858084912</text:p>
          </table:table-cell>
          <table:table-cell table:formula="of:=[.AA166]+[.$Y$8]+1" office:value-type="float" office:value="102.011385808491" calcext:value-type="float">
            <text:p>102.011385808491</text:p>
          </table:table-cell>
          <table:table-cell table:formula="of:=([.J166]-[.$Y$14])/([.$Y$15]-[.$Y$14])" office:value-type="float" office:value="0.929246701121891" calcext:value-type="float">
            <text:p>0.929246701121891</text:p>
          </table:table-cell>
          <table:table-cell table:formula="of:=([.J166]-[.$Y$11])/[.$Y$12]" office:value-type="float" office:value="1.10820427371062" calcext:value-type="float">
            <text:p>1.10820427371062</text:p>
          </table:table-cell>
          <table:table-cell table:formula="of:=[.AD166]+[.$Y$16]+1" office:value-type="float" office:value="2.63820427371062" calcext:value-type="float">
            <text:p>2.63820427371062</text:p>
          </table:table-cell>
          <table:table-cell table:number-columns-repeated="99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6" office:value-type="time" office:time-value="PT00H54M18.4S" calcext:value-type="time">
            <text:p>54:18.4</text:p>
          </table:table-cell>
          <table:table-cell office:value-type="float" office:value="38073" calcext:value-type="float">
            <text:p>38073</text:p>
          </table:table-cell>
          <table:table-cell office:value-type="float" office:value="0" calcext:value-type="float">
            <text:p>0</text:p>
          </table:table-cell>
          <table:table-cell office:value-type="float" office:value="38062" calcext:value-type="float">
            <text:p>380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4:18" calcext:value-type="date">
            <text:p>3/11/2018 23:54</text:p>
          </table:table-cell>
          <table:table-cell office:value-type="float" office:value="38073" calcext:value-type="float">
            <text:p>3807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167]*[.T167] + [.AC167]*[.V167] + [.Z167]*[.P167]+[.Z167]*[.R167]; 2)" office:value-type="float" office:value="2.06" calcext:value-type="float">
            <text:p>2.06</text:p>
          </table:table-cell>
          <table:table-cell table:number-columns-repeated="2"/>
          <table:table-cell table:formula="of:=([.I167]-[.$Y$6])/([.$Y$7]-[.$Y$6])" office:value-type="float" office:value="1.11947901057769" calcext:value-type="float">
            <text:p>1.11947901057769</text:p>
          </table:table-cell>
          <table:table-cell table:formula="of:=([.I167]-[.$Y$3])/[.$Y$4]" office:value-type="float" office:value="1.0113858084912" calcext:value-type="float">
            <text:p>1.0113858084912</text:p>
          </table:table-cell>
          <table:table-cell table:formula="of:=[.AA167]+[.$Y$8]+1" office:value-type="float" office:value="102.011385808491" calcext:value-type="float">
            <text:p>102.011385808491</text:p>
          </table:table-cell>
          <table:table-cell table:formula="of:=([.J167]-[.$Y$14])/([.$Y$15]-[.$Y$14])" office:value-type="float" office:value="0.936322031009702" calcext:value-type="float">
            <text:p>0.936322031009702</text:p>
          </table:table-cell>
          <table:table-cell table:formula="of:=([.J167]-[.$Y$11])/[.$Y$12]" office:value-type="float" office:value="0.997383846339561" calcext:value-type="float">
            <text:p>0.997383846339561</text:p>
          </table:table-cell>
          <table:table-cell table:formula="of:=[.AD167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6" office:value-type="time" office:time-value="PT00H54M58.9S" calcext:value-type="time">
            <text:p>54:58.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4:59" calcext:value-type="date">
            <text:p>3/11/2018 23: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168]*[.T168] + [.AC168]*[.V168] + [.Z168]*[.P168]+[.Z168]*[.R168]; 2)" office:value-type="float" office:value="2.06" calcext:value-type="float">
            <text:p>2.06</text:p>
          </table:table-cell>
          <table:table-cell table:number-columns-repeated="2"/>
          <table:table-cell table:formula="of:=([.I168]-[.$Y$6])/([.$Y$7]-[.$Y$6])" office:value-type="float" office:value="1.11947901057769" calcext:value-type="float">
            <text:p>1.11947901057769</text:p>
          </table:table-cell>
          <table:table-cell table:formula="of:=([.I168]-[.$Y$3])/[.$Y$4]" office:value-type="float" office:value="1.0113858084912" calcext:value-type="float">
            <text:p>1.0113858084912</text:p>
          </table:table-cell>
          <table:table-cell table:formula="of:=[.AA168]+[.$Y$8]+1" office:value-type="float" office:value="102.011385808491" calcext:value-type="float">
            <text:p>102.011385808491</text:p>
          </table:table-cell>
          <table:table-cell table:formula="of:=([.J168]-[.$Y$14])/([.$Y$15]-[.$Y$14])" office:value-type="float" office:value="0.936322031009702" calcext:value-type="float">
            <text:p>0.936322031009702</text:p>
          </table:table-cell>
          <table:table-cell table:formula="of:=([.J168]-[.$Y$11])/[.$Y$12]" office:value-type="float" office:value="0.997383846339561" calcext:value-type="float">
            <text:p>0.997383846339561</text:p>
          </table:table-cell>
          <table:table-cell table:formula="of:=[.AD168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6" office:value-type="time" office:time-value="PT00H56M00.6S" calcext:value-type="time">
            <text:p>56:00.6</text:p>
          </table:table-cell>
          <table:table-cell office:value-type="float" office:value="35649" calcext:value-type="float">
            <text:p>35649</text:p>
          </table:table-cell>
          <table:table-cell office:value-type="float" office:value="0" calcext:value-type="float">
            <text:p>0</text:p>
          </table:table-cell>
          <table:table-cell office:value-type="float" office:value="35639" calcext:value-type="float">
            <text:p>356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6:01" calcext:value-type="date">
            <text:p>3/11/2018 23:56</text:p>
          </table:table-cell>
          <table:table-cell office:value-type="float" office:value="35649" calcext:value-type="float">
            <text:p>35649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69]*[.T169] + [.AC169]*[.V169] + [.Z169]*[.P169]+[.Z169]*[.R169]; 2)" office:value-type="float" office:value="1.87" calcext:value-type="float">
            <text:p>1.87</text:p>
          </table:table-cell>
          <table:table-cell table:number-columns-repeated="2"/>
          <table:table-cell table:formula="of:=([.I169]-[.$Y$6])/([.$Y$7]-[.$Y$6])" office:value-type="float" office:value="1.09775555410902" calcext:value-type="float">
            <text:p>1.09775555410902</text:p>
          </table:table-cell>
          <table:table-cell table:formula="of:=([.I169]-[.$Y$3])/[.$Y$4]" office:value-type="float" office:value="1.0010126207118" calcext:value-type="float">
            <text:p>1.0010126207118</text:p>
          </table:table-cell>
          <table:table-cell table:formula="of:=[.AA169]+[.$Y$8]+1" office:value-type="float" office:value="102.001012620712" calcext:value-type="float">
            <text:p>102.001012620712</text:p>
          </table:table-cell>
          <table:table-cell table:formula="of:=([.J169]-[.$Y$14])/([.$Y$15]-[.$Y$14])" office:value-type="float" office:value="0.936322031009702" calcext:value-type="float">
            <text:p>0.936322031009702</text:p>
          </table:table-cell>
          <table:table-cell table:formula="of:=([.J169]-[.$Y$11])/[.$Y$12]" office:value-type="float" office:value="0.997383846339561" calcext:value-type="float">
            <text:p>0.997383846339561</text:p>
          </table:table-cell>
          <table:table-cell table:formula="of:=[.AD169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6" office:value-type="time" office:time-value="PT00H56M40.4S" calcext:value-type="time">
            <text:p>56:40.4</text:p>
          </table:table-cell>
          <table:table-cell office:value-type="float" office:value="30080" calcext:value-type="float">
            <text:p>30080</text:p>
          </table:table-cell>
          <table:table-cell office:value-type="float" office:value="0" calcext:value-type="float">
            <text:p>0</text:p>
          </table:table-cell>
          <table:table-cell office:value-type="float" office:value="30068" calcext:value-type="float">
            <text:p>300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6:40" calcext:value-type="date">
            <text:p>3/11/2018 23:56</text:p>
          </table:table-cell>
          <table:table-cell office:value-type="float" office:value="30080" calcext:value-type="float">
            <text:p>3008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70]*[.T170] + [.AC170]*[.V170] + [.Z170]*[.P170]+[.Z170]*[.R170]; 2)" office:value-type="float" office:value="1.87" calcext:value-type="float">
            <text:p>1.87</text:p>
          </table:table-cell>
          <table:table-cell table:number-columns-repeated="2"/>
          <table:table-cell table:formula="of:=([.I170]-[.$Y$6])/([.$Y$7]-[.$Y$6])" office:value-type="float" office:value="1.09775555410902" calcext:value-type="float">
            <text:p>1.09775555410902</text:p>
          </table:table-cell>
          <table:table-cell table:formula="of:=([.I170]-[.$Y$3])/[.$Y$4]" office:value-type="float" office:value="1.0010126207118" calcext:value-type="float">
            <text:p>1.0010126207118</text:p>
          </table:table-cell>
          <table:table-cell table:formula="of:=[.AA170]+[.$Y$8]+1" office:value-type="float" office:value="102.001012620712" calcext:value-type="float">
            <text:p>102.001012620712</text:p>
          </table:table-cell>
          <table:table-cell table:formula="of:=([.J170]-[.$Y$14])/([.$Y$15]-[.$Y$14])" office:value-type="float" office:value="0.936322031009702" calcext:value-type="float">
            <text:p>0.936322031009702</text:p>
          </table:table-cell>
          <table:table-cell table:formula="of:=([.J170]-[.$Y$11])/[.$Y$12]" office:value-type="float" office:value="0.997383846339561" calcext:value-type="float">
            <text:p>0.997383846339561</text:p>
          </table:table-cell>
          <table:table-cell table:formula="of:=[.AD170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6" office:value-type="time" office:time-value="PT00H57M20.5S" calcext:value-type="time">
            <text:p>57:20.5</text:p>
          </table:table-cell>
          <table:table-cell office:value-type="float" office:value="39332" calcext:value-type="float">
            <text:p>39332</text:p>
          </table:table-cell>
          <table:table-cell office:value-type="float" office:value="0" calcext:value-type="float">
            <text:p>0</text:p>
          </table:table-cell>
          <table:table-cell office:value-type="float" office:value="39322" calcext:value-type="float">
            <text:p>39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7:21" calcext:value-type="date">
            <text:p>3/11/2018 23:57</text:p>
          </table:table-cell>
          <table:table-cell office:value-type="float" office:value="39332" calcext:value-type="float">
            <text:p>39332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71]*[.T171] + [.AC171]*[.V171] + [.Z171]*[.P171]+[.Z171]*[.R171]; 2)" office:value-type="float" office:value="1.94" calcext:value-type="float">
            <text:p>1.94</text:p>
          </table:table-cell>
          <table:table-cell table:number-columns-repeated="2"/>
          <table:table-cell table:formula="of:=([.I171]-[.$Y$6])/([.$Y$7]-[.$Y$6])" office:value-type="float" office:value="1.09775555410902" calcext:value-type="float">
            <text:p>1.09775555410902</text:p>
          </table:table-cell>
          <table:table-cell table:formula="of:=([.I171]-[.$Y$3])/[.$Y$4]" office:value-type="float" office:value="1.0010126207118" calcext:value-type="float">
            <text:p>1.0010126207118</text:p>
          </table:table-cell>
          <table:table-cell table:formula="of:=[.AA171]+[.$Y$8]+1" office:value-type="float" office:value="102.001012620712" calcext:value-type="float">
            <text:p>102.001012620712</text:p>
          </table:table-cell>
          <table:table-cell table:formula="of:=([.J171]-[.$Y$14])/([.$Y$15]-[.$Y$14])" office:value-type="float" office:value="0.925709036177985" calcext:value-type="float">
            <text:p>0.925709036177985</text:p>
          </table:table-cell>
          <table:table-cell table:formula="of:=([.J171]-[.$Y$11])/[.$Y$12]" office:value-type="float" office:value="1.16361448739616" calcext:value-type="float">
            <text:p>1.16361448739616</text:p>
          </table:table-cell>
          <table:table-cell table:formula="of:=[.AD171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6" office:value-type="time" office:time-value="PT00H58M01.9S" calcext:value-type="time">
            <text:p>58:01.9</text:p>
          </table:table-cell>
          <table:table-cell office:value-type="float" office:value="11820" calcext:value-type="float">
            <text:p>11820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8:02" calcext:value-type="date">
            <text:p>3/11/2018 23:58</text:p>
          </table:table-cell>
          <table:table-cell office:value-type="float" office:value="11820" calcext:value-type="float">
            <text:p>1182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72]*[.T172] + [.AC172]*[.V172] + [.Z172]*[.P172]+[.Z172]*[.R172]; 2)" office:value-type="float" office:value="1.94" calcext:value-type="float">
            <text:p>1.94</text:p>
          </table:table-cell>
          <table:table-cell table:number-columns-repeated="2"/>
          <table:table-cell table:formula="of:=([.I172]-[.$Y$6])/([.$Y$7]-[.$Y$6])" office:value-type="float" office:value="1.09775555410902" calcext:value-type="float">
            <text:p>1.09775555410902</text:p>
          </table:table-cell>
          <table:table-cell table:formula="of:=([.I172]-[.$Y$3])/[.$Y$4]" office:value-type="float" office:value="1.0010126207118" calcext:value-type="float">
            <text:p>1.0010126207118</text:p>
          </table:table-cell>
          <table:table-cell table:formula="of:=[.AA172]+[.$Y$8]+1" office:value-type="float" office:value="102.001012620712" calcext:value-type="float">
            <text:p>102.001012620712</text:p>
          </table:table-cell>
          <table:table-cell table:formula="of:=([.J172]-[.$Y$14])/([.$Y$15]-[.$Y$14])" office:value-type="float" office:value="0.925709036177985" calcext:value-type="float">
            <text:p>0.925709036177985</text:p>
          </table:table-cell>
          <table:table-cell table:formula="of:=([.J172]-[.$Y$11])/[.$Y$12]" office:value-type="float" office:value="1.16361448739616" calcext:value-type="float">
            <text:p>1.16361448739616</text:p>
          </table:table-cell>
          <table:table-cell table:formula="of:=[.AD172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6" office:value-type="time" office:time-value="PT00H58M40.9S" calcext:value-type="time">
            <text:p>58:40.9</text:p>
          </table:table-cell>
          <table:table-cell office:value-type="float" office:value="30093" calcext:value-type="float">
            <text:p>30093</text:p>
          </table:table-cell>
          <table:table-cell office:value-type="float" office:value="1" calcext:value-type="float">
            <text:p>1</text:p>
          </table:table-cell>
          <table:table-cell office:value-type="float" office:value="30084" calcext:value-type="float">
            <text:p>30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8:41" calcext:value-type="date">
            <text:p>3/11/2018 23:58</text:p>
          </table:table-cell>
          <table:table-cell office:value-type="float" office:value="30093" calcext:value-type="float">
            <text:p>30093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73]*[.T173] + [.AC173]*[.V173] + [.Z173]*[.P173]+[.Z173]*[.R173]; 2)" office:value-type="float" office:value="1.94" calcext:value-type="float">
            <text:p>1.94</text:p>
          </table:table-cell>
          <table:table-cell table:number-columns-repeated="2"/>
          <table:table-cell table:formula="of:=([.I173]-[.$Y$6])/([.$Y$7]-[.$Y$6])" office:value-type="float" office:value="1.09775555410902" calcext:value-type="float">
            <text:p>1.09775555410902</text:p>
          </table:table-cell>
          <table:table-cell table:formula="of:=([.I173]-[.$Y$3])/[.$Y$4]" office:value-type="float" office:value="1.0010126207118" calcext:value-type="float">
            <text:p>1.0010126207118</text:p>
          </table:table-cell>
          <table:table-cell table:formula="of:=[.AA173]+[.$Y$8]+1" office:value-type="float" office:value="102.001012620712" calcext:value-type="float">
            <text:p>102.001012620712</text:p>
          </table:table-cell>
          <table:table-cell table:formula="of:=([.J173]-[.$Y$14])/([.$Y$15]-[.$Y$14])" office:value-type="float" office:value="0.925709036177985" calcext:value-type="float">
            <text:p>0.925709036177985</text:p>
          </table:table-cell>
          <table:table-cell table:formula="of:=([.J173]-[.$Y$11])/[.$Y$12]" office:value-type="float" office:value="1.16361448739616" calcext:value-type="float">
            <text:p>1.16361448739616</text:p>
          </table:table-cell>
          <table:table-cell table:formula="of:=[.AD173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6" office:value-type="time" office:time-value="PT00H59M20.6S" calcext:value-type="time">
            <text:p>59:20.6</text:p>
          </table:table-cell>
          <table:table-cell office:value-type="float" office:value="37617" calcext:value-type="float">
            <text:p>37617</text:p>
          </table:table-cell>
          <table:table-cell office:value-type="float" office:value="0" calcext:value-type="float">
            <text:p>0</text:p>
          </table:table-cell>
          <table:table-cell office:value-type="float" office:value="37605" calcext:value-type="float">
            <text:p>376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1T23:59:21" calcext:value-type="date">
            <text:p>3/11/2018 23:59</text:p>
          </table:table-cell>
          <table:table-cell office:value-type="float" office:value="37617" calcext:value-type="float">
            <text:p>37617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74]*[.T174] + [.AC174]*[.V174] + [.Z174]*[.P174]+[.Z174]*[.R174]; 2)" office:value-type="float" office:value="1.96" calcext:value-type="float">
            <text:p>1.96</text:p>
          </table:table-cell>
          <table:table-cell table:number-columns-repeated="2"/>
          <table:table-cell table:formula="of:=([.I174]-[.$Y$6])/([.$Y$7]-[.$Y$6])" office:value-type="float" office:value="1.09775555410902" calcext:value-type="float">
            <text:p>1.09775555410902</text:p>
          </table:table-cell>
          <table:table-cell table:formula="of:=([.I174]-[.$Y$3])/[.$Y$4]" office:value-type="float" office:value="1.0010126207118" calcext:value-type="float">
            <text:p>1.0010126207118</text:p>
          </table:table-cell>
          <table:table-cell table:formula="of:=[.AA174]+[.$Y$8]+1" office:value-type="float" office:value="102.001012620712" calcext:value-type="float">
            <text:p>102.001012620712</text:p>
          </table:table-cell>
          <table:table-cell table:formula="of:=([.J174]-[.$Y$14])/([.$Y$15]-[.$Y$14])" office:value-type="float" office:value="0.943397360897512" calcext:value-type="float">
            <text:p>0.943397360897512</text:p>
          </table:table-cell>
          <table:table-cell table:formula="of:=([.J174]-[.$Y$11])/[.$Y$12]" office:value-type="float" office:value="0.886563418968499" calcext:value-type="float">
            <text:p>0.886563418968499</text:p>
          </table:table-cell>
          <table:table-cell table:formula="of:=[.AD174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6" office:value-type="time" office:time-value="PT00H02M00.7S" calcext:value-type="time">
            <text:p>02:00.7</text:p>
          </table:table-cell>
          <table:table-cell office:value-type="float" office:value="37710" calcext:value-type="float">
            <text:p>37710</text:p>
          </table:table-cell>
          <table:table-cell office:value-type="float" office:value="0" calcext:value-type="float">
            <text:p>0</text:p>
          </table:table-cell>
          <table:table-cell office:value-type="float" office:value="37698" calcext:value-type="float">
            <text:p>376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2:01" calcext:value-type="date">
            <text:p>3/12/2018 0:02</text:p>
          </table:table-cell>
          <table:table-cell office:value-type="float" office:value="37710" calcext:value-type="float">
            <text:p>3771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75]*[.T175] + [.AC175]*[.V175] + [.Z175]*[.P175]+[.Z175]*[.R175]; 2)" office:value-type="float" office:value="1.9" calcext:value-type="float">
            <text:p>1.9</text:p>
          </table:table-cell>
          <table:table-cell table:number-columns-repeated="2"/>
          <table:table-cell table:formula="of:=([.I175]-[.$Y$6])/([.$Y$7]-[.$Y$6])" office:value-type="float" office:value="1.07603209764035" calcext:value-type="float">
            <text:p>1.07603209764035</text:p>
          </table:table-cell>
          <table:table-cell table:formula="of:=([.I175]-[.$Y$3])/[.$Y$4]" office:value-type="float" office:value="0.990639432932401" calcext:value-type="float">
            <text:p>0.990639432932401</text:p>
          </table:table-cell>
          <table:table-cell table:formula="of:=[.AA175]+[.$Y$8]+1" office:value-type="float" office:value="101.990639432932" calcext:value-type="float">
            <text:p>101.990639432932</text:p>
          </table:table-cell>
          <table:table-cell table:formula="of:=([.J175]-[.$Y$14])/([.$Y$15]-[.$Y$14])" office:value-type="float" office:value="0.936322031009702" calcext:value-type="float">
            <text:p>0.936322031009702</text:p>
          </table:table-cell>
          <table:table-cell table:formula="of:=([.J175]-[.$Y$11])/[.$Y$12]" office:value-type="float" office:value="0.997383846339561" calcext:value-type="float">
            <text:p>0.997383846339561</text:p>
          </table:table-cell>
          <table:table-cell table:formula="of:=[.AD175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6" office:value-type="time" office:time-value="PT00H02M40.8S" calcext:value-type="time">
            <text:p>02:40.8</text:p>
          </table:table-cell>
          <table:table-cell office:value-type="float" office:value="30083" calcext:value-type="float">
            <text:p>30083</text:p>
          </table:table-cell>
          <table:table-cell office:value-type="float" office:value="0" calcext:value-type="float">
            <text:p>0</text:p>
          </table:table-cell>
          <table:table-cell office:value-type="float" office:value="30074" calcext:value-type="float">
            <text:p>30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2:41" calcext:value-type="date">
            <text:p>3/12/2018 0:02</text:p>
          </table:table-cell>
          <table:table-cell office:value-type="float" office:value="30083" calcext:value-type="float">
            <text:p>30083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1" calcext:value-type="float">
            <text:p>0.1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0.9" calcext:value-type="float">
            <text:p>0.9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76]*[.T176] + [.AC176]*[.V176] + [.Z176]*[.P176]+[.Z176]*[.R176]; 2)" office:value-type="float" office:value="1.9" calcext:value-type="float">
            <text:p>1.9</text:p>
          </table:table-cell>
          <table:table-cell table:number-columns-repeated="2"/>
          <table:table-cell table:formula="of:=([.I176]-[.$Y$6])/([.$Y$7]-[.$Y$6])" office:value-type="float" office:value="1.07603209764035" calcext:value-type="float">
            <text:p>1.07603209764035</text:p>
          </table:table-cell>
          <table:table-cell table:formula="of:=([.I176]-[.$Y$3])/[.$Y$4]" office:value-type="float" office:value="0.990639432932401" calcext:value-type="float">
            <text:p>0.990639432932401</text:p>
          </table:table-cell>
          <table:table-cell table:formula="of:=[.AA176]+[.$Y$8]+1" office:value-type="float" office:value="101.990639432932" calcext:value-type="float">
            <text:p>101.990639432932</text:p>
          </table:table-cell>
          <table:table-cell table:formula="of:=([.J176]-[.$Y$14])/([.$Y$15]-[.$Y$14])" office:value-type="float" office:value="0.936322031009702" calcext:value-type="float">
            <text:p>0.936322031009702</text:p>
          </table:table-cell>
          <table:table-cell table:formula="of:=([.J176]-[.$Y$11])/[.$Y$12]" office:value-type="float" office:value="0.997383846339561" calcext:value-type="float">
            <text:p>0.997383846339561</text:p>
          </table:table-cell>
          <table:table-cell table:formula="of:=[.AD176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6" office:value-type="time" office:time-value="PT00H03M20.8S" calcext:value-type="time">
            <text:p>03:20.8</text:p>
          </table:table-cell>
          <table:table-cell office:value-type="float" office:value="42028" calcext:value-type="float">
            <text:p>42028</text:p>
          </table:table-cell>
          <table:table-cell office:value-type="float" office:value="0" calcext:value-type="float">
            <text:p>0</text:p>
          </table:table-cell>
          <table:table-cell office:value-type="float" office:value="42018" calcext:value-type="float">
            <text:p>4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3:21" calcext:value-type="date">
            <text:p>3/12/2018 0:03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177]*[.T177] + [.AC177]*[.V177] + [.Z177]*[.P177]+[.Z177]*[.R177]; 2)" office:value-type="float" office:value="1.98" calcext:value-type="float">
            <text:p>1.98</text:p>
          </table:table-cell>
          <table:table-cell table:number-columns-repeated="2"/>
          <table:table-cell table:formula="of:=([.I177]-[.$Y$6])/([.$Y$7]-[.$Y$6])" office:value-type="float" office:value="1.07603209764035" calcext:value-type="float">
            <text:p>1.07603209764035</text:p>
          </table:table-cell>
          <table:table-cell table:formula="of:=([.I177]-[.$Y$3])/[.$Y$4]" office:value-type="float" office:value="0.990639432932401" calcext:value-type="float">
            <text:p>0.990639432932401</text:p>
          </table:table-cell>
          <table:table-cell table:formula="of:=[.AA177]+[.$Y$8]+1" office:value-type="float" office:value="101.990639432932" calcext:value-type="float">
            <text:p>101.990639432932</text:p>
          </table:table-cell>
          <table:table-cell table:formula="of:=([.J177]-[.$Y$14])/([.$Y$15]-[.$Y$14])" office:value-type="float" office:value="0.936322031009702" calcext:value-type="float">
            <text:p>0.936322031009702</text:p>
          </table:table-cell>
          <table:table-cell table:formula="of:=([.J177]-[.$Y$11])/[.$Y$12]" office:value-type="float" office:value="0.997383846339561" calcext:value-type="float">
            <text:p>0.997383846339561</text:p>
          </table:table-cell>
          <table:table-cell table:formula="of:=[.AD177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6" office:value-type="time" office:time-value="PT00H04M02.3S" calcext:value-type="time">
            <text:p>04:02.3</text:p>
          </table:table-cell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10033" calcext:value-type="float">
            <text:p>100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4:02" calcext:value-type="date">
            <text:p>3/12/2018 0:04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78]*[.T178] + [.AC178]*[.V178] + [.Z178]*[.P178]+[.Z178]*[.R178]; 2)" office:value-type="float" office:value="1.94" calcext:value-type="float">
            <text:p>1.94</text:p>
          </table:table-cell>
          <table:table-cell table:number-columns-repeated="2"/>
          <table:table-cell table:formula="of:=([.I178]-[.$Y$6])/([.$Y$7]-[.$Y$6])" office:value-type="float" office:value="1.07603209764035" calcext:value-type="float">
            <text:p>1.07603209764035</text:p>
          </table:table-cell>
          <table:table-cell table:formula="of:=([.I178]-[.$Y$3])/[.$Y$4]" office:value-type="float" office:value="0.990639432932401" calcext:value-type="float">
            <text:p>0.990639432932401</text:p>
          </table:table-cell>
          <table:table-cell table:formula="of:=[.AA178]+[.$Y$8]+1" office:value-type="float" office:value="101.990639432932" calcext:value-type="float">
            <text:p>101.990639432932</text:p>
          </table:table-cell>
          <table:table-cell table:formula="of:=([.J178]-[.$Y$14])/([.$Y$15]-[.$Y$14])" office:value-type="float" office:value="0.936322031009702" calcext:value-type="float">
            <text:p>0.936322031009702</text:p>
          </table:table-cell>
          <table:table-cell table:formula="of:=([.J178]-[.$Y$11])/[.$Y$12]" office:value-type="float" office:value="0.997383846339561" calcext:value-type="float">
            <text:p>0.997383846339561</text:p>
          </table:table-cell>
          <table:table-cell table:formula="of:=[.AD178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6" office:value-type="time" office:time-value="PT00H04M40.9S" calcext:value-type="time">
            <text:p>04:40.9</text:p>
          </table:table-cell>
          <table:table-cell office:value-type="float" office:value="30092" calcext:value-type="float">
            <text:p>30092</text:p>
          </table:table-cell>
          <table:table-cell office:value-type="float" office:value="1" calcext:value-type="float">
            <text:p>1</text:p>
          </table:table-cell>
          <table:table-cell office:value-type="float" office:value="30083" calcext:value-type="float">
            <text:p>30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4:41" calcext:value-type="date">
            <text:p>3/12/2018 0:04</text:p>
          </table:table-cell>
          <table:table-cell office:value-type="float" office:value="30092" calcext:value-type="float">
            <text:p>30092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79]*[.T179] + [.AC179]*[.V179] + [.Z179]*[.P179]+[.Z179]*[.R179]; 2)" office:value-type="float" office:value="1.94" calcext:value-type="float">
            <text:p>1.94</text:p>
          </table:table-cell>
          <table:table-cell table:number-columns-repeated="2"/>
          <table:table-cell table:formula="of:=([.I179]-[.$Y$6])/([.$Y$7]-[.$Y$6])" office:value-type="float" office:value="1.07603209764035" calcext:value-type="float">
            <text:p>1.07603209764035</text:p>
          </table:table-cell>
          <table:table-cell table:formula="of:=([.I179]-[.$Y$3])/[.$Y$4]" office:value-type="float" office:value="0.990639432932401" calcext:value-type="float">
            <text:p>0.990639432932401</text:p>
          </table:table-cell>
          <table:table-cell table:formula="of:=[.AA179]+[.$Y$8]+1" office:value-type="float" office:value="101.990639432932" calcext:value-type="float">
            <text:p>101.990639432932</text:p>
          </table:table-cell>
          <table:table-cell table:formula="of:=([.J179]-[.$Y$14])/([.$Y$15]-[.$Y$14])" office:value-type="float" office:value="0.936322031009702" calcext:value-type="float">
            <text:p>0.936322031009702</text:p>
          </table:table-cell>
          <table:table-cell table:formula="of:=([.J179]-[.$Y$11])/[.$Y$12]" office:value-type="float" office:value="0.997383846339561" calcext:value-type="float">
            <text:p>0.997383846339561</text:p>
          </table:table-cell>
          <table:table-cell table:formula="of:=[.AD179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6" office:value-type="time" office:time-value="PT00H05M21S" calcext:value-type="time">
            <text:p>05:21.0</text:p>
          </table:table-cell>
          <table:table-cell office:value-type="float" office:value="35857" calcext:value-type="float">
            <text:p>35857</text:p>
          </table:table-cell>
          <table:table-cell office:value-type="float" office:value="0" calcext:value-type="float">
            <text:p>0</text:p>
          </table:table-cell>
          <table:table-cell office:value-type="float" office:value="35848" calcext:value-type="float">
            <text:p>35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5:21" calcext:value-type="date">
            <text:p>3/12/2018 0:05</text:p>
          </table:table-cell>
          <table:table-cell office:value-type="float" office:value="35857" calcext:value-type="float">
            <text:p>35857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180]*[.T180] + [.AC180]*[.V180] + [.Z180]*[.P180]+[.Z180]*[.R180]; 2)" office:value-type="float" office:value="1.89" calcext:value-type="float">
            <text:p>1.89</text:p>
          </table:table-cell>
          <table:table-cell table:number-columns-repeated="2"/>
          <table:table-cell table:formula="of:=([.I180]-[.$Y$6])/([.$Y$7]-[.$Y$6])" office:value-type="float" office:value="1.04344691293734" calcext:value-type="float">
            <text:p>1.04344691293734</text:p>
          </table:table-cell>
          <table:table-cell table:formula="of:=([.I180]-[.$Y$3])/[.$Y$4]" office:value-type="float" office:value="0.975079651263306" calcext:value-type="float">
            <text:p>0.975079651263306</text:p>
          </table:table-cell>
          <table:table-cell table:formula="of:=[.AA180]+[.$Y$8]+1" office:value-type="float" office:value="101.975079651263" calcext:value-type="float">
            <text:p>101.975079651263</text:p>
          </table:table-cell>
          <table:table-cell table:formula="of:=([.J180]-[.$Y$14])/([.$Y$15]-[.$Y$14])" office:value-type="float" office:value="0.943397360897512" calcext:value-type="float">
            <text:p>0.943397360897512</text:p>
          </table:table-cell>
          <table:table-cell table:formula="of:=([.J180]-[.$Y$11])/[.$Y$12]" office:value-type="float" office:value="0.886563418968499" calcext:value-type="float">
            <text:p>0.886563418968499</text:p>
          </table:table-cell>
          <table:table-cell table:formula="of:=[.AD180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6" office:value-type="time" office:time-value="PT00H06M01.1S" calcext:value-type="time">
            <text:p>06:01.1</text:p>
          </table:table-cell>
          <table:table-cell office:value-type="float" office:value="10381" calcext:value-type="float">
            <text:p>10381</text:p>
          </table:table-cell>
          <table:table-cell office:value-type="float" office:value="0" calcext:value-type="float">
            <text:p>0</text:p>
          </table:table-cell>
          <table:table-cell office:value-type="float" office:value="10370" calcext:value-type="float">
            <text:p>10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5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6:01" calcext:value-type="date">
            <text:p>3/12/2018 0:06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181]*[.T181] + [.AC181]*[.V181] + [.Z181]*[.P181]+[.Z181]*[.R181]; 2)" office:value-type="float" office:value="1.89" calcext:value-type="float">
            <text:p>1.89</text:p>
          </table:table-cell>
          <table:table-cell table:number-columns-repeated="2"/>
          <table:table-cell table:formula="of:=([.I181]-[.$Y$6])/([.$Y$7]-[.$Y$6])" office:value-type="float" office:value="1.04344691293734" calcext:value-type="float">
            <text:p>1.04344691293734</text:p>
          </table:table-cell>
          <table:table-cell table:formula="of:=([.I181]-[.$Y$3])/[.$Y$4]" office:value-type="float" office:value="0.975079651263306" calcext:value-type="float">
            <text:p>0.975079651263306</text:p>
          </table:table-cell>
          <table:table-cell table:formula="of:=[.AA181]+[.$Y$8]+1" office:value-type="float" office:value="101.975079651263" calcext:value-type="float">
            <text:p>101.975079651263</text:p>
          </table:table-cell>
          <table:table-cell table:formula="of:=([.J181]-[.$Y$14])/([.$Y$15]-[.$Y$14])" office:value-type="float" office:value="0.943397360897512" calcext:value-type="float">
            <text:p>0.943397360897512</text:p>
          </table:table-cell>
          <table:table-cell table:formula="of:=([.J181]-[.$Y$11])/[.$Y$12]" office:value-type="float" office:value="0.886563418968499" calcext:value-type="float">
            <text:p>0.886563418968499</text:p>
          </table:table-cell>
          <table:table-cell table:formula="of:=[.AD181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6" office:value-type="time" office:time-value="PT00H06M41.4S" calcext:value-type="time">
            <text:p>06:41.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5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6:41" calcext:value-type="date">
            <text:p>3/12/2018 0: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182]*[.T182] + [.AC182]*[.V182] + [.Z182]*[.P182]+[.Z182]*[.R182]; 2)" office:value-type="float" office:value="1.89" calcext:value-type="float">
            <text:p>1.89</text:p>
          </table:table-cell>
          <table:table-cell table:number-columns-repeated="2"/>
          <table:table-cell table:formula="of:=([.I182]-[.$Y$6])/([.$Y$7]-[.$Y$6])" office:value-type="float" office:value="1.04344691293734" calcext:value-type="float">
            <text:p>1.04344691293734</text:p>
          </table:table-cell>
          <table:table-cell table:formula="of:=([.I182]-[.$Y$3])/[.$Y$4]" office:value-type="float" office:value="0.975079651263306" calcext:value-type="float">
            <text:p>0.975079651263306</text:p>
          </table:table-cell>
          <table:table-cell table:formula="of:=[.AA182]+[.$Y$8]+1" office:value-type="float" office:value="101.975079651263" calcext:value-type="float">
            <text:p>101.975079651263</text:p>
          </table:table-cell>
          <table:table-cell table:formula="of:=([.J182]-[.$Y$14])/([.$Y$15]-[.$Y$14])" office:value-type="float" office:value="0.943397360897512" calcext:value-type="float">
            <text:p>0.943397360897512</text:p>
          </table:table-cell>
          <table:table-cell table:formula="of:=([.J182]-[.$Y$11])/[.$Y$12]" office:value-type="float" office:value="0.886563418968499" calcext:value-type="float">
            <text:p>0.886563418968499</text:p>
          </table:table-cell>
          <table:table-cell table:formula="of:=[.AD182]+[.$Y$16]+1" office:value-type="float" office:value="2.4165634189685" calcext:value-type="float">
            <text:p>2.4165634189685</text:p>
          </table:table-cell>
          <table:table-cell table:number-columns-repeated="99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6" office:value-type="time" office:time-value="PT00H07M02.9S" calcext:value-type="time">
            <text:p>07:02.9</text:p>
          </table:table-cell>
          <table:table-cell office:value-type="float" office:value="36240" calcext:value-type="float">
            <text:p>36240</text:p>
          </table:table-cell>
          <table:table-cell office:value-type="float" office:value="0" calcext:value-type="float">
            <text:p>0</text:p>
          </table:table-cell>
          <table:table-cell office:value-type="float" office:value="36231" calcext:value-type="float">
            <text:p>36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7:03" calcext:value-type="date">
            <text:p>3/12/2018 0:07</text:p>
          </table:table-cell>
          <table:table-cell office:value-type="float" office:value="36240" calcext:value-type="float">
            <text:p>36240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83]*[.T183] + [.AC183]*[.V183] + [.Z183]*[.P183]+[.Z183]*[.R183]; 2)" office:value-type="float" office:value="1.93" calcext:value-type="float">
            <text:p>1.93</text:p>
          </table:table-cell>
          <table:table-cell table:number-columns-repeated="2"/>
          <table:table-cell table:formula="of:=([.I183]-[.$Y$6])/([.$Y$7]-[.$Y$6])" office:value-type="float" office:value="1.05430864117168" calcext:value-type="float">
            <text:p>1.05430864117168</text:p>
          </table:table-cell>
          <table:table-cell table:formula="of:=([.I183]-[.$Y$3])/[.$Y$4]" office:value-type="float" office:value="0.980266245153005" calcext:value-type="float">
            <text:p>0.980266245153005</text:p>
          </table:table-cell>
          <table:table-cell table:formula="of:=[.AA183]+[.$Y$8]+1" office:value-type="float" office:value="101.980266245153" calcext:value-type="float">
            <text:p>101.980266245153</text:p>
          </table:table-cell>
          <table:table-cell table:formula="of:=([.J183]-[.$Y$14])/([.$Y$15]-[.$Y$14])" office:value-type="float" office:value="0.936322031009702" calcext:value-type="float">
            <text:p>0.936322031009702</text:p>
          </table:table-cell>
          <table:table-cell table:formula="of:=([.J183]-[.$Y$11])/[.$Y$12]" office:value-type="float" office:value="0.997383846339561" calcext:value-type="float">
            <text:p>0.997383846339561</text:p>
          </table:table-cell>
          <table:table-cell table:formula="of:=[.AD183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6" office:value-type="time" office:time-value="PT00H07M43S" calcext:value-type="time">
            <text:p>07:43.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7:43" calcext:value-type="date">
            <text:p>3/12/2018 0: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84]*[.T184] + [.AC184]*[.V184] + [.Z184]*[.P184]+[.Z184]*[.R184]; 2)" office:value-type="float" office:value="1.93" calcext:value-type="float">
            <text:p>1.93</text:p>
          </table:table-cell>
          <table:table-cell table:number-columns-repeated="2"/>
          <table:table-cell table:formula="of:=([.I184]-[.$Y$6])/([.$Y$7]-[.$Y$6])" office:value-type="float" office:value="1.05430864117168" calcext:value-type="float">
            <text:p>1.05430864117168</text:p>
          </table:table-cell>
          <table:table-cell table:formula="of:=([.I184]-[.$Y$3])/[.$Y$4]" office:value-type="float" office:value="0.980266245153005" calcext:value-type="float">
            <text:p>0.980266245153005</text:p>
          </table:table-cell>
          <table:table-cell table:formula="of:=[.AA184]+[.$Y$8]+1" office:value-type="float" office:value="101.980266245153" calcext:value-type="float">
            <text:p>101.980266245153</text:p>
          </table:table-cell>
          <table:table-cell table:formula="of:=([.J184]-[.$Y$14])/([.$Y$15]-[.$Y$14])" office:value-type="float" office:value="0.936322031009702" calcext:value-type="float">
            <text:p>0.936322031009702</text:p>
          </table:table-cell>
          <table:table-cell table:formula="of:=([.J184]-[.$Y$11])/[.$Y$12]" office:value-type="float" office:value="0.997383846339561" calcext:value-type="float">
            <text:p>0.997383846339561</text:p>
          </table:table-cell>
          <table:table-cell table:formula="of:=[.AD184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6" office:value-type="time" office:time-value="PT00H08M04.3S" calcext:value-type="time">
            <text:p>08:04.3</text:p>
          </table:table-cell>
          <table:table-cell office:value-type="float" office:value="9458" calcext:value-type="float">
            <text:p>9458</text:p>
          </table:table-cell>
          <table:table-cell office:value-type="float" office:value="1" calcext:value-type="float">
            <text:p>1</text:p>
          </table:table-cell>
          <table:table-cell office:value-type="float" office:value="9450" calcext:value-type="float">
            <text:p>9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8:04" calcext:value-type="date">
            <text:p>3/12/2018 0:08</text:p>
          </table:table-cell>
          <table:table-cell office:value-type="float" office:value="9458" calcext:value-type="float">
            <text:p>9458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85]*[.T185] + [.AC185]*[.V185] + [.Z185]*[.P185]+[.Z185]*[.R185]; 2)" office:value-type="float" office:value="1.93" calcext:value-type="float">
            <text:p>1.93</text:p>
          </table:table-cell>
          <table:table-cell table:number-columns-repeated="2"/>
          <table:table-cell table:formula="of:=([.I185]-[.$Y$6])/([.$Y$7]-[.$Y$6])" office:value-type="float" office:value="1.05430864117168" calcext:value-type="float">
            <text:p>1.05430864117168</text:p>
          </table:table-cell>
          <table:table-cell table:formula="of:=([.I185]-[.$Y$3])/[.$Y$4]" office:value-type="float" office:value="0.980266245153005" calcext:value-type="float">
            <text:p>0.980266245153005</text:p>
          </table:table-cell>
          <table:table-cell table:formula="of:=[.AA185]+[.$Y$8]+1" office:value-type="float" office:value="101.980266245153" calcext:value-type="float">
            <text:p>101.980266245153</text:p>
          </table:table-cell>
          <table:table-cell table:formula="of:=([.J185]-[.$Y$14])/([.$Y$15]-[.$Y$14])" office:value-type="float" office:value="0.936322031009702" calcext:value-type="float">
            <text:p>0.936322031009702</text:p>
          </table:table-cell>
          <table:table-cell table:formula="of:=([.J185]-[.$Y$11])/[.$Y$12]" office:value-type="float" office:value="0.997383846339561" calcext:value-type="float">
            <text:p>0.997383846339561</text:p>
          </table:table-cell>
          <table:table-cell table:formula="of:=[.AD185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6" office:value-type="time" office:time-value="PT00H08M44.6S" calcext:value-type="time">
            <text:p>08:44.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8:45" calcext:value-type="date">
            <text:p>3/12/2018 0:0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2" calcext:value-type="float">
            <text:p>0.2</text:p>
          </table:table-cell>
          <table:table-cell office:value-type="float" office:value="9004" calcext:value-type="float">
            <text:p>9004</text:p>
          </table:table-cell>
          <table:table-cell office:value-type="float" office:value="0.3" calcext:value-type="float">
            <text:p>0.3</text:p>
          </table:table-cell>
          <table:table-cell office:value-type="float" office:value="9002" calcext:value-type="float">
            <text:p>9002</text:p>
          </table:table-cell>
          <table:table-cell office:value-type="float" office:value="0.8" calcext:value-type="float">
            <text:p>0.8</text:p>
          </table:table-cell>
          <table:table-cell office:value-type="float" office:value="9004" calcext:value-type="float">
            <text:p>9004</text:p>
          </table:table-cell>
          <table:table-cell office:value-type="float" office:value="0.7" calcext:value-type="float">
            <text:p>0.7</text:p>
          </table:table-cell>
          <table:table-cell table:formula="of:=ROUND([.AC186]*[.T186] + [.AC186]*[.V186] + [.Z186]*[.P186]+[.Z186]*[.R186]; 2)" office:value-type="float" office:value="1.93" calcext:value-type="float">
            <text:p>1.93</text:p>
          </table:table-cell>
          <table:table-cell table:number-columns-repeated="2"/>
          <table:table-cell table:formula="of:=([.I186]-[.$Y$6])/([.$Y$7]-[.$Y$6])" office:value-type="float" office:value="1.05430864117168" calcext:value-type="float">
            <text:p>1.05430864117168</text:p>
          </table:table-cell>
          <table:table-cell table:formula="of:=([.I186]-[.$Y$3])/[.$Y$4]" office:value-type="float" office:value="0.980266245153005" calcext:value-type="float">
            <text:p>0.980266245153005</text:p>
          </table:table-cell>
          <table:table-cell table:formula="of:=[.AA186]+[.$Y$8]+1" office:value-type="float" office:value="101.980266245153" calcext:value-type="float">
            <text:p>101.980266245153</text:p>
          </table:table-cell>
          <table:table-cell table:formula="of:=([.J186]-[.$Y$14])/([.$Y$15]-[.$Y$14])" office:value-type="float" office:value="0.936322031009702" calcext:value-type="float">
            <text:p>0.936322031009702</text:p>
          </table:table-cell>
          <table:table-cell table:formula="of:=([.J186]-[.$Y$11])/[.$Y$12]" office:value-type="float" office:value="0.997383846339561" calcext:value-type="float">
            <text:p>0.997383846339561</text:p>
          </table:table-cell>
          <table:table-cell table:formula="of:=[.AD186]+[.$Y$16]+1" office:value-type="float" office:value="2.52738384633956" calcext:value-type="float">
            <text:p>2.52738384633956</text:p>
          </table:table-cell>
          <table:table-cell table:number-columns-repeated="99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6" office:value-type="time" office:time-value="PT00H09M06.8S" calcext:value-type="time">
            <text:p>09:06.8</text:p>
          </table:table-cell>
          <table:table-cell office:value-type="float" office:value="38891" calcext:value-type="float">
            <text:p>38891</text:p>
          </table:table-cell>
          <table:table-cell office:value-type="float" office:value="0" calcext:value-type="float">
            <text:p>0</text:p>
          </table:table-cell>
          <table:table-cell office:value-type="float" office:value="38771" calcext:value-type="float">
            <text:p>387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9:07" calcext:value-type="date">
            <text:p>3/12/2018 0:09</text:p>
          </table:table-cell>
          <table:table-cell office:value-type="float" office:value="38891" calcext:value-type="float">
            <text:p>3889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87]*[.T187] + [.AC187]*[.V187] + [.Z187]*[.P187]+[.Z187]*[.R187]; 2)" office:value-type="float" office:value="1.86" calcext:value-type="float">
            <text:p>1.86</text:p>
          </table:table-cell>
          <table:table-cell table:number-columns-repeated="2"/>
          <table:table-cell table:formula="of:=([.I187]-[.$Y$6])/([.$Y$7]-[.$Y$6])" office:value-type="float" office:value="1.05430864117168" calcext:value-type="float">
            <text:p>1.05430864117168</text:p>
          </table:table-cell>
          <table:table-cell table:formula="of:=([.I187]-[.$Y$3])/[.$Y$4]" office:value-type="float" office:value="0.980266245153005" calcext:value-type="float">
            <text:p>0.980266245153005</text:p>
          </table:table-cell>
          <table:table-cell table:formula="of:=[.AA187]+[.$Y$8]+1" office:value-type="float" office:value="101.980266245153" calcext:value-type="float">
            <text:p>101.980266245153</text:p>
          </table:table-cell>
          <table:table-cell table:formula="of:=([.J187]-[.$Y$14])/([.$Y$15]-[.$Y$14])" office:value-type="float" office:value="0.925709036177985" calcext:value-type="float">
            <text:p>0.925709036177985</text:p>
          </table:table-cell>
          <table:table-cell table:formula="of:=([.J187]-[.$Y$11])/[.$Y$12]" office:value-type="float" office:value="1.16361448739616" calcext:value-type="float">
            <text:p>1.16361448739616</text:p>
          </table:table-cell>
          <table:table-cell table:formula="of:=[.AD187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6" office:value-type="time" office:time-value="PT00H09M54.9S" calcext:value-type="time">
            <text:p>09:54.9</text:p>
          </table:table-cell>
          <table:table-cell office:value-type="float" office:value="4701" calcext:value-type="float">
            <text:p>4701</text:p>
          </table:table-cell>
          <table:table-cell office:value-type="float" office:value="1" calcext:value-type="float">
            <text:p>1</text:p>
          </table:table-cell>
          <table:table-cell office:value-type="float" office:value="4399" calcext:value-type="float">
            <text:p>439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09:55" calcext:value-type="date">
            <text:p>3/12/2018 0:09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0.9" calcext:value-type="float">
            <text:p>0.9</text:p>
          </table:table-cell>
          <table:table-cell table:formula="of:=ROUND([.AC188]*[.T188] + [.AC188]*[.V188] + [.Z188]*[.P188]+[.Z188]*[.R188]; 2)" office:value-type="float" office:value="1.86" calcext:value-type="float">
            <text:p>1.86</text:p>
          </table:table-cell>
          <table:table-cell table:number-columns-repeated="2"/>
          <table:table-cell table:formula="of:=([.I188]-[.$Y$6])/([.$Y$7]-[.$Y$6])" office:value-type="float" office:value="1.05430864117168" calcext:value-type="float">
            <text:p>1.05430864117168</text:p>
          </table:table-cell>
          <table:table-cell table:formula="of:=([.I188]-[.$Y$3])/[.$Y$4]" office:value-type="float" office:value="0.980266245153005" calcext:value-type="float">
            <text:p>0.980266245153005</text:p>
          </table:table-cell>
          <table:table-cell table:formula="of:=[.AA188]+[.$Y$8]+1" office:value-type="float" office:value="101.980266245153" calcext:value-type="float">
            <text:p>101.980266245153</text:p>
          </table:table-cell>
          <table:table-cell table:formula="of:=([.J188]-[.$Y$14])/([.$Y$15]-[.$Y$14])" office:value-type="float" office:value="0.925709036177985" calcext:value-type="float">
            <text:p>0.925709036177985</text:p>
          </table:table-cell>
          <table:table-cell table:formula="of:=([.J188]-[.$Y$11])/[.$Y$12]" office:value-type="float" office:value="1.16361448739616" calcext:value-type="float">
            <text:p>1.16361448739616</text:p>
          </table:table-cell>
          <table:table-cell table:formula="of:=[.AD188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6" office:value-type="time" office:time-value="PT00H14M00.4S" calcext:value-type="time">
            <text:p>14:00.4</text:p>
          </table:table-cell>
          <table:table-cell office:value-type="float" office:value="7725" calcext:value-type="float">
            <text:p>7725</text:p>
          </table:table-cell>
          <table:table-cell office:value-type="float" office:value="2" calcext:value-type="float">
            <text:p>2</text:p>
          </table:table-cell>
          <table:table-cell office:value-type="float" office:value="7536" calcext:value-type="float">
            <text:p>753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14:00" calcext:value-type="date">
            <text:p>3/12/2018 0:14</text:p>
          </table:table-cell>
          <table:table-cell office:value-type="float" office:value="7725" calcext:value-type="float">
            <text:p>7725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189]*[.T189] + [.AC189]*[.V189] + [.Z189]*[.P189]+[.Z189]*[.R189]; 2)" office:value-type="float" office:value="1.97" calcext:value-type="float">
            <text:p>1.97</text:p>
          </table:table-cell>
          <table:table-cell table:number-columns-repeated="2"/>
          <table:table-cell table:formula="of:=([.I189]-[.$Y$6])/([.$Y$7]-[.$Y$6])" office:value-type="float" office:value="1.03258518470301" calcext:value-type="float">
            <text:p>1.03258518470301</text:p>
          </table:table-cell>
          <table:table-cell table:formula="of:=([.I189]-[.$Y$3])/[.$Y$4]" office:value-type="float" office:value="0.969893057373608" calcext:value-type="float">
            <text:p>0.969893057373608</text:p>
          </table:table-cell>
          <table:table-cell table:formula="of:=[.AA189]+[.$Y$8]+1" office:value-type="float" office:value="101.969893057374" calcext:value-type="float">
            <text:p>101.969893057374</text:p>
          </table:table-cell>
          <table:table-cell table:formula="of:=([.J189]-[.$Y$14])/([.$Y$15]-[.$Y$14])" office:value-type="float" office:value="0.939859695953607" calcext:value-type="float">
            <text:p>0.939859695953607</text:p>
          </table:table-cell>
          <table:table-cell table:formula="of:=([.J189]-[.$Y$11])/[.$Y$12]" office:value-type="float" office:value="0.94197363265403" calcext:value-type="float">
            <text:p>0.94197363265403</text:p>
          </table:table-cell>
          <table:table-cell table:formula="of:=[.AD189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6" office:value-type="time" office:time-value="PT00H14M41S" calcext:value-type="time">
            <text:p>14:41.0</text:p>
          </table:table-cell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office:value-type="float" office:value="825" calcext:value-type="float">
            <text:p>82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14:41" calcext:value-type="date">
            <text:p>3/12/2018 0:14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190]*[.T190] + [.AC190]*[.V190] + [.Z190]*[.P190]+[.Z190]*[.R190]; 2)" office:value-type="float" office:value="1.97" calcext:value-type="float">
            <text:p>1.97</text:p>
          </table:table-cell>
          <table:table-cell table:number-columns-repeated="2"/>
          <table:table-cell table:formula="of:=([.I190]-[.$Y$6])/([.$Y$7]-[.$Y$6])" office:value-type="float" office:value="1.03258518470301" calcext:value-type="float">
            <text:p>1.03258518470301</text:p>
          </table:table-cell>
          <table:table-cell table:formula="of:=([.I190]-[.$Y$3])/[.$Y$4]" office:value-type="float" office:value="0.969893057373608" calcext:value-type="float">
            <text:p>0.969893057373608</text:p>
          </table:table-cell>
          <table:table-cell table:formula="of:=[.AA190]+[.$Y$8]+1" office:value-type="float" office:value="101.969893057374" calcext:value-type="float">
            <text:p>101.969893057374</text:p>
          </table:table-cell>
          <table:table-cell table:formula="of:=([.J190]-[.$Y$14])/([.$Y$15]-[.$Y$14])" office:value-type="float" office:value="0.939859695953607" calcext:value-type="float">
            <text:p>0.939859695953607</text:p>
          </table:table-cell>
          <table:table-cell table:formula="of:=([.J190]-[.$Y$11])/[.$Y$12]" office:value-type="float" office:value="0.94197363265403" calcext:value-type="float">
            <text:p>0.94197363265403</text:p>
          </table:table-cell>
          <table:table-cell table:formula="of:=[.AD190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6" office:value-type="time" office:time-value="PT00H15M07.9S" calcext:value-type="time">
            <text:p>15:07.9</text:p>
          </table:table-cell>
          <table:table-cell office:value-type="float" office:value="47264" calcext:value-type="float">
            <text:p>47264</text:p>
          </table:table-cell>
          <table:table-cell office:value-type="float" office:value="0" calcext:value-type="float">
            <text:p>0</text:p>
          </table:table-cell>
          <table:table-cell office:value-type="float" office:value="47233" calcext:value-type="float">
            <text:p>472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15:08" calcext:value-type="date">
            <text:p>3/12/2018 0:15</text:p>
          </table:table-cell>
          <table:table-cell office:value-type="float" office:value="47264" calcext:value-type="float">
            <text:p>47264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91]*[.T191] + [.AC191]*[.V191] + [.Z191]*[.P191]+[.Z191]*[.R191]; 2)" office:value-type="float" office:value="1.98" calcext:value-type="float">
            <text:p>1.98</text:p>
          </table:table-cell>
          <table:table-cell table:number-columns-repeated="2"/>
          <table:table-cell table:formula="of:=([.I191]-[.$Y$6])/([.$Y$7]-[.$Y$6])" office:value-type="float" office:value="1.02172345646867" calcext:value-type="float">
            <text:p>1.02172345646867</text:p>
          </table:table-cell>
          <table:table-cell table:formula="of:=([.I191]-[.$Y$3])/[.$Y$4]" office:value-type="float" office:value="0.964706463483909" calcext:value-type="float">
            <text:p>0.964706463483909</text:p>
          </table:table-cell>
          <table:table-cell table:formula="of:=[.AA191]+[.$Y$8]+1" office:value-type="float" office:value="101.964706463484" calcext:value-type="float">
            <text:p>101.964706463484</text:p>
          </table:table-cell>
          <table:table-cell table:formula="of:=([.J191]-[.$Y$14])/([.$Y$15]-[.$Y$14])" office:value-type="float" office:value="0.946935025841418" calcext:value-type="float">
            <text:p>0.946935025841418</text:p>
          </table:table-cell>
          <table:table-cell table:formula="of:=([.J191]-[.$Y$11])/[.$Y$12]" office:value-type="float" office:value="0.831153205282968" calcext:value-type="float">
            <text:p>0.831153205282968</text:p>
          </table:table-cell>
          <table:table-cell table:formula="of:=[.AD191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6" office:value-type="time" office:time-value="PT00H15M55.1S" calcext:value-type="time">
            <text:p>15:55.1</text:p>
          </table:table-cell>
          <table:table-cell office:value-type="float" office:value="17316" calcext:value-type="float">
            <text:p>17316</text:p>
          </table:table-cell>
          <table:table-cell office:value-type="float" office:value="0" calcext:value-type="float">
            <text:p>0</text:p>
          </table:table-cell>
          <table:table-cell office:value-type="float" office:value="13943" calcext:value-type="float">
            <text:p>13943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00:15:55" calcext:value-type="date">
            <text:p>3/12/2018 0:15</text:p>
          </table:table-cell>
          <table:table-cell office:value-type="float" office:value="17316" calcext:value-type="float">
            <text:p>17316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92]*[.T192] + [.AC192]*[.V192] + [.Z192]*[.P192]+[.Z192]*[.R192]; 2)" office:value-type="float" office:value="1.98" calcext:value-type="float">
            <text:p>1.98</text:p>
          </table:table-cell>
          <table:table-cell table:number-columns-repeated="2"/>
          <table:table-cell table:formula="of:=([.I192]-[.$Y$6])/([.$Y$7]-[.$Y$6])" office:value-type="float" office:value="1.02172345646867" calcext:value-type="float">
            <text:p>1.02172345646867</text:p>
          </table:table-cell>
          <table:table-cell table:formula="of:=([.I192]-[.$Y$3])/[.$Y$4]" office:value-type="float" office:value="0.964706463483909" calcext:value-type="float">
            <text:p>0.964706463483909</text:p>
          </table:table-cell>
          <table:table-cell table:formula="of:=[.AA192]+[.$Y$8]+1" office:value-type="float" office:value="101.964706463484" calcext:value-type="float">
            <text:p>101.964706463484</text:p>
          </table:table-cell>
          <table:table-cell table:formula="of:=([.J192]-[.$Y$14])/([.$Y$15]-[.$Y$14])" office:value-type="float" office:value="0.946935025841418" calcext:value-type="float">
            <text:p>0.946935025841418</text:p>
          </table:table-cell>
          <table:table-cell table:formula="of:=([.J192]-[.$Y$11])/[.$Y$12]" office:value-type="float" office:value="0.831153205282968" calcext:value-type="float">
            <text:p>0.831153205282968</text:p>
          </table:table-cell>
          <table:table-cell table:formula="of:=[.AD192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6" office:value-type="time" office:time-value="PT00H12M14S" calcext:value-type="time">
            <text:p>12:14.0</text:p>
          </table:table-cell>
          <table:table-cell office:value-type="float" office:value="17581" calcext:value-type="float">
            <text:p>17581</text:p>
          </table:table-cell>
          <table:table-cell office:value-type="float" office:value="1" calcext:value-type="float">
            <text:p>1</text:p>
          </table:table-cell>
          <table:table-cell office:value-type="float" office:value="17545" calcext:value-type="float">
            <text:p>17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18-03-12T22:12:14" calcext:value-type="date">
            <text:p>3/12/2018 22:12</text:p>
          </table:table-cell>
          <table:table-cell office:value-type="float" office:value="17581" calcext:value-type="float">
            <text:p>17581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93]*[.T193] + [.AC193]*[.V193] + [.Z193]*[.P193]+[.Z193]*[.R193]; 2)" office:value-type="float" office:value="2.12" calcext:value-type="float">
            <text:p>2.12</text:p>
          </table:table-cell>
          <table:table-cell table:number-columns-repeated="2"/>
          <table:table-cell table:formula="of:=([.I193]-[.$Y$6])/([.$Y$7]-[.$Y$6])" office:value-type="float" office:value="1.15206419528069" calcext:value-type="float">
            <text:p>1.15206419528069</text:p>
          </table:table-cell>
          <table:table-cell table:formula="of:=([.I193]-[.$Y$3])/[.$Y$4]" office:value-type="float" office:value="1.02694559016029" calcext:value-type="float">
            <text:p>1.02694559016029</text:p>
          </table:table-cell>
          <table:table-cell table:formula="of:=[.AA193]+[.$Y$8]+1" office:value-type="float" office:value="102.02694559016" calcext:value-type="float">
            <text:p>102.02694559016</text:p>
          </table:table-cell>
          <table:table-cell table:formula="of:=([.J193]-[.$Y$14])/([.$Y$15]-[.$Y$14])" office:value-type="float" office:value="0.946935025841418" calcext:value-type="float">
            <text:p>0.946935025841418</text:p>
          </table:table-cell>
          <table:table-cell table:formula="of:=([.J193]-[.$Y$11])/[.$Y$12]" office:value-type="float" office:value="0.831153205282968" calcext:value-type="float">
            <text:p>0.831153205282968</text:p>
          </table:table-cell>
          <table:table-cell table:formula="of:=[.AD193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6" office:value-type="time" office:time-value="PT00H12M17.9S" calcext:value-type="time">
            <text:p>12:17.9</text:p>
          </table:table-cell>
          <table:table-cell office:value-type="float" office:value="30126" calcext:value-type="float">
            <text:p>30126</text:p>
          </table:table-cell>
          <table:table-cell office:value-type="float" office:value="1" calcext:value-type="float">
            <text:p>1</text:p>
          </table:table-cell>
          <table:table-cell office:value-type="float" office:value="30110" calcext:value-type="float">
            <text:p>30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2:18" calcext:value-type="date">
            <text:p>3/12/2018 22:12</text:p>
          </table:table-cell>
          <table:table-cell office:value-type="float" office:value="30126" calcext:value-type="float">
            <text:p>30126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94]*[.T194] + [.AC194]*[.V194] + [.Z194]*[.P194]+[.Z194]*[.R194]; 2)" office:value-type="float" office:value="2.12" calcext:value-type="float">
            <text:p>2.12</text:p>
          </table:table-cell>
          <table:table-cell table:number-columns-repeated="2"/>
          <table:table-cell table:formula="of:=([.I194]-[.$Y$6])/([.$Y$7]-[.$Y$6])" office:value-type="float" office:value="1.15206419528069" calcext:value-type="float">
            <text:p>1.15206419528069</text:p>
          </table:table-cell>
          <table:table-cell table:formula="of:=([.I194]-[.$Y$3])/[.$Y$4]" office:value-type="float" office:value="1.02694559016029" calcext:value-type="float">
            <text:p>1.02694559016029</text:p>
          </table:table-cell>
          <table:table-cell table:formula="of:=[.AA194]+[.$Y$8]+1" office:value-type="float" office:value="102.02694559016" calcext:value-type="float">
            <text:p>102.02694559016</text:p>
          </table:table-cell>
          <table:table-cell table:formula="of:=([.J194]-[.$Y$14])/([.$Y$15]-[.$Y$14])" office:value-type="float" office:value="0.946935025841418" calcext:value-type="float">
            <text:p>0.946935025841418</text:p>
          </table:table-cell>
          <table:table-cell table:formula="of:=([.J194]-[.$Y$11])/[.$Y$12]" office:value-type="float" office:value="0.831153205282968" calcext:value-type="float">
            <text:p>0.831153205282968</text:p>
          </table:table-cell>
          <table:table-cell table:formula="of:=[.AD194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6" office:value-type="time" office:time-value="PT00H12M56.6S" calcext:value-type="time">
            <text:p>12:56.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2:57" calcext:value-type="date">
            <text:p>3/12/2018 22: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195]*[.T195] + [.AC195]*[.V195] + [.Z195]*[.P195]+[.Z195]*[.R195]; 2)" office:value-type="float" office:value="2.12" calcext:value-type="float">
            <text:p>2.12</text:p>
          </table:table-cell>
          <table:table-cell table:number-columns-repeated="2"/>
          <table:table-cell table:formula="of:=([.I195]-[.$Y$6])/([.$Y$7]-[.$Y$6])" office:value-type="float" office:value="1.15206419528069" calcext:value-type="float">
            <text:p>1.15206419528069</text:p>
          </table:table-cell>
          <table:table-cell table:formula="of:=([.I195]-[.$Y$3])/[.$Y$4]" office:value-type="float" office:value="1.02694559016029" calcext:value-type="float">
            <text:p>1.02694559016029</text:p>
          </table:table-cell>
          <table:table-cell table:formula="of:=[.AA195]+[.$Y$8]+1" office:value-type="float" office:value="102.02694559016" calcext:value-type="float">
            <text:p>102.02694559016</text:p>
          </table:table-cell>
          <table:table-cell table:formula="of:=([.J195]-[.$Y$14])/([.$Y$15]-[.$Y$14])" office:value-type="float" office:value="0.946935025841418" calcext:value-type="float">
            <text:p>0.946935025841418</text:p>
          </table:table-cell>
          <table:table-cell table:formula="of:=([.J195]-[.$Y$11])/[.$Y$12]" office:value-type="float" office:value="0.831153205282968" calcext:value-type="float">
            <text:p>0.831153205282968</text:p>
          </table:table-cell>
          <table:table-cell table:formula="of:=[.AD195]+[.$Y$16]+1" office:value-type="float" office:value="2.36115320528297" calcext:value-type="float">
            <text:p>2.36115320528297</text:p>
          </table:table-cell>
          <table:table-cell table:number-columns-repeated="99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6" office:value-type="time" office:time-value="PT00H13M17.9S" calcext:value-type="time">
            <text:p>13:17.9</text:p>
          </table:table-cell>
          <table:table-cell office:value-type="float" office:value="37085" calcext:value-type="float">
            <text:p>37085</text:p>
          </table:table-cell>
          <table:table-cell office:value-type="float" office:value="1" calcext:value-type="float">
            <text:p>1</text:p>
          </table:table-cell>
          <table:table-cell office:value-type="float" office:value="37073" calcext:value-type="float">
            <text:p>370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3:18" calcext:value-type="date">
            <text:p>3/12/2018 22:13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96]*[.T196] + [.AC196]*[.V196] + [.Z196]*[.P196]+[.Z196]*[.R196]; 2)" office:value-type="float" office:value="1.85" calcext:value-type="float">
            <text:p>1.85</text:p>
          </table:table-cell>
          <table:table-cell table:number-columns-repeated="2"/>
          <table:table-cell table:formula="of:=([.I196]-[.$Y$6])/([.$Y$7]-[.$Y$6])" office:value-type="float" office:value="1.15206419528069" calcext:value-type="float">
            <text:p>1.15206419528069</text:p>
          </table:table-cell>
          <table:table-cell table:formula="of:=([.I196]-[.$Y$3])/[.$Y$4]" office:value-type="float" office:value="1.02694559016029" calcext:value-type="float">
            <text:p>1.02694559016029</text:p>
          </table:table-cell>
          <table:table-cell table:formula="of:=[.AA196]+[.$Y$8]+1" office:value-type="float" office:value="102.02694559016" calcext:value-type="float">
            <text:p>102.02694559016</text:p>
          </table:table-cell>
          <table:table-cell table:formula="of:=([.J196]-[.$Y$14])/([.$Y$15]-[.$Y$14])" office:value-type="float" office:value="0.925709036177985" calcext:value-type="float">
            <text:p>0.925709036177985</text:p>
          </table:table-cell>
          <table:table-cell table:formula="of:=([.J196]-[.$Y$11])/[.$Y$12]" office:value-type="float" office:value="1.16361448739616" calcext:value-type="float">
            <text:p>1.16361448739616</text:p>
          </table:table-cell>
          <table:table-cell table:formula="of:=[.AD196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6" office:value-type="time" office:time-value="PT00H13M58S" calcext:value-type="time">
            <text:p>13:58.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3:58" calcext:value-type="date">
            <text:p>3/12/2018 22: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4" calcext:value-type="float">
            <text:p>9004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004" calcext:value-type="float">
            <text:p>9004</text:p>
          </table:table-cell>
          <table:table-cell office:value-type="float" office:value="1" calcext:value-type="float">
            <text:p>1</text:p>
          </table:table-cell>
          <table:table-cell table:formula="of:=ROUND([.AC197]*[.T197] + [.AC197]*[.V197] + [.Z197]*[.P197]+[.Z197]*[.R197]; 2)" office:value-type="float" office:value="1.85" calcext:value-type="float">
            <text:p>1.85</text:p>
          </table:table-cell>
          <table:table-cell table:number-columns-repeated="2"/>
          <table:table-cell table:formula="of:=([.I197]-[.$Y$6])/([.$Y$7]-[.$Y$6])" office:value-type="float" office:value="1.15206419528069" calcext:value-type="float">
            <text:p>1.15206419528069</text:p>
          </table:table-cell>
          <table:table-cell table:formula="of:=([.I197]-[.$Y$3])/[.$Y$4]" office:value-type="float" office:value="1.02694559016029" calcext:value-type="float">
            <text:p>1.02694559016029</text:p>
          </table:table-cell>
          <table:table-cell table:formula="of:=[.AA197]+[.$Y$8]+1" office:value-type="float" office:value="102.02694559016" calcext:value-type="float">
            <text:p>102.02694559016</text:p>
          </table:table-cell>
          <table:table-cell table:formula="of:=([.J197]-[.$Y$14])/([.$Y$15]-[.$Y$14])" office:value-type="float" office:value="0.925709036177985" calcext:value-type="float">
            <text:p>0.925709036177985</text:p>
          </table:table-cell>
          <table:table-cell table:formula="of:=([.J197]-[.$Y$11])/[.$Y$12]" office:value-type="float" office:value="1.16361448739616" calcext:value-type="float">
            <text:p>1.16361448739616</text:p>
          </table:table-cell>
          <table:table-cell table:formula="of:=[.AD197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6" office:value-type="time" office:time-value="PT00H14M19.3S" calcext:value-type="time">
            <text:p>14:19.3</text:p>
          </table:table-cell>
          <table:table-cell office:value-type="float" office:value="11569" calcext:value-type="float">
            <text:p>11569</text:p>
          </table:table-cell>
          <table:table-cell office:value-type="float" office:value="1" calcext:value-type="float">
            <text:p>1</text:p>
          </table:table-cell>
          <table:table-cell office:value-type="float" office:value="11557" calcext:value-type="float">
            <text:p>115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5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4:19" calcext:value-type="date">
            <text:p>3/12/2018 22:14</text:p>
          </table:table-cell>
          <table:table-cell office:value-type="float" office:value="11569" calcext:value-type="float">
            <text:p>11569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198]*[.T198] + [.AC198]*[.V198] + [.Z198]*[.P198]+[.Z198]*[.R198]; 2)" office:value-type="float" office:value="1.88" calcext:value-type="float">
            <text:p>1.88</text:p>
          </table:table-cell>
          <table:table-cell table:number-columns-repeated="2"/>
          <table:table-cell table:formula="of:=([.I198]-[.$Y$6])/([.$Y$7]-[.$Y$6])" office:value-type="float" office:value="1.15206419528069" calcext:value-type="float">
            <text:p>1.15206419528069</text:p>
          </table:table-cell>
          <table:table-cell table:formula="of:=([.I198]-[.$Y$3])/[.$Y$4]" office:value-type="float" office:value="1.02694559016029" calcext:value-type="float">
            <text:p>1.02694559016029</text:p>
          </table:table-cell>
          <table:table-cell table:formula="of:=[.AA198]+[.$Y$8]+1" office:value-type="float" office:value="102.02694559016" calcext:value-type="float">
            <text:p>102.02694559016</text:p>
          </table:table-cell>
          <table:table-cell table:formula="of:=([.J198]-[.$Y$14])/([.$Y$15]-[.$Y$14])" office:value-type="float" office:value="0.939859695953607" calcext:value-type="float">
            <text:p>0.939859695953607</text:p>
          </table:table-cell>
          <table:table-cell table:formula="of:=([.J198]-[.$Y$11])/[.$Y$12]" office:value-type="float" office:value="0.94197363265403" calcext:value-type="float">
            <text:p>0.94197363265403</text:p>
          </table:table-cell>
          <table:table-cell table:formula="of:=[.AD198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6" office:value-type="time" office:time-value="PT00H14M59.6S" calcext:value-type="time">
            <text:p>14:59.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5-9002-90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5:00" calcext:value-type="date">
            <text:p>3/12/2018 22: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199]*[.T199] + [.AC199]*[.V199] + [.Z199]*[.P199]+[.Z199]*[.R199]; 2)" office:value-type="float" office:value="1.88" calcext:value-type="float">
            <text:p>1.88</text:p>
          </table:table-cell>
          <table:table-cell table:number-columns-repeated="2"/>
          <table:table-cell table:formula="of:=([.I199]-[.$Y$6])/([.$Y$7]-[.$Y$6])" office:value-type="float" office:value="1.15206419528069" calcext:value-type="float">
            <text:p>1.15206419528069</text:p>
          </table:table-cell>
          <table:table-cell table:formula="of:=([.I199]-[.$Y$3])/[.$Y$4]" office:value-type="float" office:value="1.02694559016029" calcext:value-type="float">
            <text:p>1.02694559016029</text:p>
          </table:table-cell>
          <table:table-cell table:formula="of:=[.AA199]+[.$Y$8]+1" office:value-type="float" office:value="102.02694559016" calcext:value-type="float">
            <text:p>102.02694559016</text:p>
          </table:table-cell>
          <table:table-cell table:formula="of:=([.J199]-[.$Y$14])/([.$Y$15]-[.$Y$14])" office:value-type="float" office:value="0.939859695953607" calcext:value-type="float">
            <text:p>0.939859695953607</text:p>
          </table:table-cell>
          <table:table-cell table:formula="of:=([.J199]-[.$Y$11])/[.$Y$12]" office:value-type="float" office:value="0.94197363265403" calcext:value-type="float">
            <text:p>0.94197363265403</text:p>
          </table:table-cell>
          <table:table-cell table:formula="of:=[.AD199]+[.$Y$16]+1" office:value-type="float" office:value="2.47197363265403" calcext:value-type="float">
            <text:p>2.47197363265403</text:p>
          </table:table-cell>
          <table:table-cell table:number-columns-repeated="99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6" office:value-type="time" office:time-value="PT00H15M20.9S" calcext:value-type="time">
            <text:p>15:20.9</text:p>
          </table:table-cell>
          <table:table-cell office:value-type="float" office:value="38684" calcext:value-type="float">
            <text:p>38684</text:p>
          </table:table-cell>
          <table:table-cell office:value-type="float" office:value="0" calcext:value-type="float">
            <text:p>0</text:p>
          </table:table-cell>
          <table:table-cell office:value-type="float" office:value="38672" calcext:value-type="float">
            <text:p>38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5:21" calcext:value-type="date">
            <text:p>3/12/2018 22:15</text:p>
          </table:table-cell>
          <table:table-cell office:value-type="float" office:value="38684" calcext:value-type="float">
            <text:p>38684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200]*[.T200] + [.AC200]*[.V200] + [.Z200]*[.P200]+[.Z200]*[.R200]; 2)" office:value-type="float" office:value="2.02" calcext:value-type="float">
            <text:p>2.02</text:p>
          </table:table-cell>
          <table:table-cell table:number-columns-repeated="2"/>
          <table:table-cell table:formula="of:=([.I200]-[.$Y$6])/([.$Y$7]-[.$Y$6])" office:value-type="float" office:value="1.14120246704636" calcext:value-type="float">
            <text:p>1.14120246704636</text:p>
          </table:table-cell>
          <table:table-cell table:formula="of:=([.I200]-[.$Y$3])/[.$Y$4]" office:value-type="float" office:value="1.02175899627059" calcext:value-type="float">
            <text:p>1.02175899627059</text:p>
          </table:table-cell>
          <table:table-cell table:formula="of:=[.AA200]+[.$Y$8]+1" office:value-type="float" office:value="102.021758996271" calcext:value-type="float">
            <text:p>102.021758996271</text:p>
          </table:table-cell>
          <table:table-cell table:formula="of:=([.J200]-[.$Y$14])/([.$Y$15]-[.$Y$14])" office:value-type="float" office:value="0.92217137123408" calcext:value-type="float">
            <text:p>0.92217137123408</text:p>
          </table:table-cell>
          <table:table-cell table:formula="of:=([.J200]-[.$Y$11])/[.$Y$12]" office:value-type="float" office:value="1.21902470108169" calcext:value-type="float">
            <text:p>1.21902470108169</text:p>
          </table:table-cell>
          <table:table-cell table:formula="of:=[.AD200]+[.$Y$16]+1" office:value-type="float" office:value="2.74902470108169" calcext:value-type="float">
            <text:p>2.74902470108169</text:p>
          </table:table-cell>
          <table:table-cell table:number-columns-repeated="99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6" office:value-type="time" office:time-value="PT00H16M02S" calcext:value-type="time">
            <text:p>16:02.0</text:p>
          </table:table-cell>
          <table:table-cell office:value-type="float" office:value="10387" calcext:value-type="float">
            <text:p>10387</text:p>
          </table:table-cell>
          <table:table-cell office:value-type="float" office:value="0" calcext:value-type="float">
            <text:p>0</text:p>
          </table:table-cell>
          <table:table-cell office:value-type="float" office:value="10375" calcext:value-type="float">
            <text:p>10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6:02" calcext:value-type="date">
            <text:p>3/12/2018 22:16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201]*[.T201] + [.AC201]*[.V201] + [.Z201]*[.P201]+[.Z201]*[.R201]; 2)" office:value-type="float" office:value="2.08" calcext:value-type="float">
            <text:p>2.08</text:p>
          </table:table-cell>
          <table:table-cell table:number-columns-repeated="2"/>
          <table:table-cell table:formula="of:=([.I201]-[.$Y$6])/([.$Y$7]-[.$Y$6])" office:value-type="float" office:value="1.13034073881202" calcext:value-type="float">
            <text:p>1.13034073881202</text:p>
          </table:table-cell>
          <table:table-cell table:formula="of:=([.I201]-[.$Y$3])/[.$Y$4]" office:value-type="float" office:value="1.01657240238089" calcext:value-type="float">
            <text:p>1.01657240238089</text:p>
          </table:table-cell>
          <table:table-cell table:formula="of:=[.AA201]+[.$Y$8]+1" office:value-type="float" office:value="102.016572402381" calcext:value-type="float">
            <text:p>102.016572402381</text:p>
          </table:table-cell>
          <table:table-cell table:formula="of:=([.J201]-[.$Y$14])/([.$Y$15]-[.$Y$14])" office:value-type="float" office:value="0.925709036177985" calcext:value-type="float">
            <text:p>0.925709036177985</text:p>
          </table:table-cell>
          <table:table-cell table:formula="of:=([.J201]-[.$Y$11])/[.$Y$12]" office:value-type="float" office:value="1.16361448739616" calcext:value-type="float">
            <text:p>1.16361448739616</text:p>
          </table:table-cell>
          <table:table-cell table:formula="of:=[.AD201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6" office:value-type="time" office:time-value="PT00H16M56.6S" calcext:value-type="time">
            <text:p>16:56.6</text:p>
          </table:table-cell>
          <table:table-cell office:value-type="float" office:value="31100" calcext:value-type="float">
            <text:p>31100</text:p>
          </table:table-cell>
          <table:table-cell office:value-type="float" office:value="0" calcext:value-type="float">
            <text:p>0</text:p>
          </table:table-cell>
          <table:table-cell office:value-type="float" office:value="31086" calcext:value-type="float">
            <text:p>310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16:57" calcext:value-type="date">
            <text:p>3/12/2018 22:16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table:formula="of:=ROUND([.AC202]*[.T202] + [.AC202]*[.V202] + [.Z202]*[.P202]+[.Z202]*[.R202]; 2)" office:value-type="float" office:value="2.08" calcext:value-type="float">
            <text:p>2.08</text:p>
          </table:table-cell>
          <table:table-cell table:number-columns-repeated="2"/>
          <table:table-cell table:formula="of:=([.I202]-[.$Y$6])/([.$Y$7]-[.$Y$6])" office:value-type="float" office:value="1.13034073881202" calcext:value-type="float">
            <text:p>1.13034073881202</text:p>
          </table:table-cell>
          <table:table-cell table:formula="of:=([.I202]-[.$Y$3])/[.$Y$4]" office:value-type="float" office:value="1.01657240238089" calcext:value-type="float">
            <text:p>1.01657240238089</text:p>
          </table:table-cell>
          <table:table-cell table:formula="of:=[.AA202]+[.$Y$8]+1" office:value-type="float" office:value="102.016572402381" calcext:value-type="float">
            <text:p>102.016572402381</text:p>
          </table:table-cell>
          <table:table-cell table:formula="of:=([.J202]-[.$Y$14])/([.$Y$15]-[.$Y$14])" office:value-type="float" office:value="0.925709036177985" calcext:value-type="float">
            <text:p>0.925709036177985</text:p>
          </table:table-cell>
          <table:table-cell table:formula="of:=([.J202]-[.$Y$11])/[.$Y$12]" office:value-type="float" office:value="1.16361448739616" calcext:value-type="float">
            <text:p>1.16361448739616</text:p>
          </table:table-cell>
          <table:table-cell table:formula="of:=[.AD202]+[.$Y$16]+1" office:value-type="float" office:value="2.69361448739616" calcext:value-type="float">
            <text:p>2.69361448739616</text:p>
          </table:table-cell>
          <table:table-cell table:number-columns-repeated="99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6" office:value-type="time" office:time-value="PT00H25M21.3S" calcext:value-type="time">
            <text:p>25:21.3</text:p>
          </table:table-cell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  <table:table-cell office:value-type="float" office:value="8176" calcext:value-type="float">
            <text:p>8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5-9002-900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25:21" calcext:value-type="date">
            <text:p>3/12/2018 22:25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9005-9002-9001</text:p>
          </table:table-cell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table:formula="of:=ROUND([.AC203]*[.T203] + [.AC203]*[.V203] + [.Z203]*[.P203]+[.Z203]*[.R203]; 2)" office:value-type="float" office:value="1.91" calcext:value-type="float">
            <text:p>1.91</text:p>
          </table:table-cell>
          <table:table-cell table:number-columns-repeated="2"/>
          <table:table-cell table:formula="of:=([.I203]-[.$Y$6])/([.$Y$7]-[.$Y$6])" office:value-type="float" office:value="1.09775555410902" calcext:value-type="float">
            <text:p>1.09775555410902</text:p>
          </table:table-cell>
          <table:table-cell table:formula="of:=([.I203]-[.$Y$3])/[.$Y$4]" office:value-type="float" office:value="1.0010126207118" calcext:value-type="float">
            <text:p>1.0010126207118</text:p>
          </table:table-cell>
          <table:table-cell table:formula="of:=[.AA203]+[.$Y$8]+1" office:value-type="float" office:value="102.001012620712" calcext:value-type="float">
            <text:p>102.001012620712</text:p>
          </table:table-cell>
          <table:table-cell table:formula="of:=([.J203]-[.$Y$14])/([.$Y$15]-[.$Y$14])" office:value-type="float" office:value="0.954010355729229" calcext:value-type="float">
            <text:p>0.954010355729229</text:p>
          </table:table-cell>
          <table:table-cell table:formula="of:=([.J203]-[.$Y$11])/[.$Y$12]" office:value-type="float" office:value="0.720332777911906" calcext:value-type="float">
            <text:p>0.720332777911906</text:p>
          </table:table-cell>
          <table:table-cell table:formula="of:=[.AD203]+[.$Y$16]+1" office:value-type="float" office:value="2.25033277791191" calcext:value-type="float">
            <text:p>2.25033277791191</text:p>
          </table:table-cell>
          <table:table-cell table:number-columns-repeated="99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6" office:value-type="time" office:time-value="PT00H26M01.5S" calcext:value-type="time">
            <text:p>26:01.5</text:p>
          </table:table-cell>
          <table:table-cell office:value-type="float" office:value="11263" calcext:value-type="float">
            <text:p>11263</text:p>
          </table:table-cell>
          <table:table-cell office:value-type="float" office:value="0" calcext:value-type="float">
            <text:p>0</text:p>
          </table:table-cell>
          <table:table-cell office:value-type="float" office:value="11253" calcext:value-type="float">
            <text:p>11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26:02" calcext:value-type="date">
            <text:p>3/12/2018 22:26</text:p>
          </table:table-cell>
          <table:table-cell office:value-type="float" office:value="11263" calcext:value-type="float">
            <text:p>11263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204]*[.T204] + [.AC204]*[.V204] + [.Z204]*[.P204]+[.Z204]*[.R204]; 2)" office:value-type="float" office:value="2.02" calcext:value-type="float">
            <text:p>2.02</text:p>
          </table:table-cell>
          <table:table-cell table:number-columns-repeated="2"/>
          <table:table-cell table:formula="of:=([.I204]-[.$Y$6])/([.$Y$7]-[.$Y$6])" office:value-type="float" office:value="1.07603209764035" calcext:value-type="float">
            <text:p>1.07603209764035</text:p>
          </table:table-cell>
          <table:table-cell table:formula="of:=([.I204]-[.$Y$3])/[.$Y$4]" office:value-type="float" office:value="0.990639432932401" calcext:value-type="float">
            <text:p>0.990639432932401</text:p>
          </table:table-cell>
          <table:table-cell table:formula="of:=[.AA204]+[.$Y$8]+1" office:value-type="float" office:value="101.990639432932" calcext:value-type="float">
            <text:p>101.990639432932</text:p>
          </table:table-cell>
          <table:table-cell table:formula="of:=([.J204]-[.$Y$14])/([.$Y$15]-[.$Y$14])" office:value-type="float" office:value="0.968161015504851" calcext:value-type="float">
            <text:p>0.968161015504851</text:p>
          </table:table-cell>
          <table:table-cell table:formula="of:=([.J204]-[.$Y$11])/[.$Y$12]" office:value-type="float" office:value="0.498691923169781" calcext:value-type="float">
            <text:p>0.498691923169781</text:p>
          </table:table-cell>
          <table:table-cell table:formula="of:=[.AD204]+[.$Y$16]+1" office:value-type="float" office:value="2.02869192316978" calcext:value-type="float">
            <text:p>2.02869192316978</text:p>
          </table:table-cell>
          <table:table-cell table:number-columns-repeated="99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6" office:value-type="time" office:time-value="PT00H26M41.5S" calcext:value-type="time">
            <text:p>26:41.5</text:p>
          </table:table-cell>
          <table:table-cell office:value-type="float" office:value="30084" calcext:value-type="float">
            <text:p>30084</text:p>
          </table:table-cell>
          <table:table-cell office:value-type="float" office:value="0" calcext:value-type="float">
            <text:p>0</text:p>
          </table:table-cell>
          <table:table-cell office:value-type="float" office:value="30074" calcext:value-type="float">
            <text:p>300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4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26:41" calcext:value-type="date">
            <text:p>3/12/2018 22:26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9004-9002-9001</text:p>
          </table:table-cell>
          <table:table-cell office:value-type="float" office:value="9002" calcext:value-type="float">
            <text:p>9002</text:p>
          </table:table-cell>
          <table:table-cell office:value-type="float" office:value="0.4" calcext:value-type="float">
            <text:p>0.4</text:p>
          </table:table-cell>
          <table:table-cell office:value-type="float" office:value="9004" calcext:value-type="float">
            <text:p>9004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6" calcext:value-type="float">
            <text:p>0.6</text:p>
          </table:table-cell>
          <table:table-cell office:value-type="float" office:value="9004" calcext:value-type="float">
            <text:p>9004</text:p>
          </table:table-cell>
          <table:table-cell office:value-type="float" office:value="0.6" calcext:value-type="float">
            <text:p>0.6</text:p>
          </table:table-cell>
          <table:table-cell table:formula="of:=ROUND([.AC205]*[.T205] + [.AC205]*[.V205] + [.Z205]*[.P205]+[.Z205]*[.R205]; 2)" office:value-type="float" office:value="2.02" calcext:value-type="float">
            <text:p>2.02</text:p>
          </table:table-cell>
          <table:table-cell table:number-columns-repeated="2"/>
          <table:table-cell table:formula="of:=([.I205]-[.$Y$6])/([.$Y$7]-[.$Y$6])" office:value-type="float" office:value="1.07603209764035" calcext:value-type="float">
            <text:p>1.07603209764035</text:p>
          </table:table-cell>
          <table:table-cell table:formula="of:=([.I205]-[.$Y$3])/[.$Y$4]" office:value-type="float" office:value="0.990639432932401" calcext:value-type="float">
            <text:p>0.990639432932401</text:p>
          </table:table-cell>
          <table:table-cell table:formula="of:=[.AA205]+[.$Y$8]+1" office:value-type="float" office:value="101.990639432932" calcext:value-type="float">
            <text:p>101.990639432932</text:p>
          </table:table-cell>
          <table:table-cell table:formula="of:=([.J205]-[.$Y$14])/([.$Y$15]-[.$Y$14])" office:value-type="float" office:value="0.968161015504851" calcext:value-type="float">
            <text:p>0.968161015504851</text:p>
          </table:table-cell>
          <table:table-cell table:formula="of:=([.J205]-[.$Y$11])/[.$Y$12]" office:value-type="float" office:value="0.498691923169781" calcext:value-type="float">
            <text:p>0.498691923169781</text:p>
          </table:table-cell>
          <table:table-cell table:formula="of:=[.AD205]+[.$Y$16]+1" office:value-type="float" office:value="2.02869192316978" calcext:value-type="float">
            <text:p>2.02869192316978</text:p>
          </table:table-cell>
          <table:table-cell table:number-columns-repeated="99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6" office:value-type="time" office:time-value="PT00H27M21.4S" calcext:value-type="time">
            <text:p>27:21.4</text:p>
          </table:table-cell>
          <table:table-cell office:value-type="float" office:value="107003" calcext:value-type="float">
            <text:p>107003</text:p>
          </table:table-cell>
          <table:table-cell office:value-type="float" office:value="0" calcext:value-type="float">
            <text:p>0</text:p>
          </table:table-cell>
          <table:table-cell office:value-type="float" office:value="106990" calcext:value-type="float">
            <text:p>1069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27:21" calcext:value-type="date">
            <text:p>3/12/2018 22:27</text:p>
          </table:table-cell>
          <table:table-cell office:value-type="float" office:value="107003" calcext:value-type="float">
            <text:p>107003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06]*[.T206] + [.AC206]*[.V206] + [.Z206]*[.P206]+[.Z206]*[.R206]; 2)" office:value-type="float" office:value="2.08" calcext:value-type="float">
            <text:p>2.08</text:p>
          </table:table-cell>
          <table:table-cell table:number-columns-repeated="2"/>
          <table:table-cell table:formula="of:=([.I206]-[.$Y$6])/([.$Y$7]-[.$Y$6])" office:value-type="float" office:value="1.07603209764035" calcext:value-type="float">
            <text:p>1.07603209764035</text:p>
          </table:table-cell>
          <table:table-cell table:formula="of:=([.I206]-[.$Y$3])/[.$Y$4]" office:value-type="float" office:value="0.990639432932401" calcext:value-type="float">
            <text:p>0.990639432932401</text:p>
          </table:table-cell>
          <table:table-cell table:formula="of:=[.AA206]+[.$Y$8]+1" office:value-type="float" office:value="101.990639432932" calcext:value-type="float">
            <text:p>101.990639432932</text:p>
          </table:table-cell>
          <table:table-cell table:formula="of:=([.J206]-[.$Y$14])/([.$Y$15]-[.$Y$14])" office:value-type="float" office:value="1" calcext:value-type="float">
            <text:p>1</text:p>
          </table:table-cell>
          <table:table-cell table:formula="of:=([.J206]-[.$Y$11])/[.$Y$12]" office:value-type="float" office:value="0" calcext:value-type="float">
            <text:p>0</text:p>
          </table:table-cell>
          <table:table-cell table:formula="of:=[.AD206]+[.$Y$16]+1" office:value-type="float" office:value="1.53" calcext:value-type="float">
            <text:p>1.53</text:p>
          </table:table-cell>
          <table:table-cell table:number-columns-repeated="993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6" office:value-type="time" office:time-value="PT00H28M52.3S" calcext:value-type="time">
            <text:p>28:52.3</text:p>
          </table:table-cell>
          <table:table-cell office:value-type="float" office:value="17510" calcext:value-type="float">
            <text:p>17510</text:p>
          </table:table-cell>
          <table:table-cell office:value-type="float" office:value="0" calcext:value-type="float">
            <text:p>0</text:p>
          </table:table-cell>
          <table:table-cell office:value-type="float" office:value="17497" calcext:value-type="float">
            <text:p>174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28:52" calcext:value-type="date">
            <text:p>3/12/2018 22:28</text:p>
          </table:table-cell>
          <table:table-cell office:value-type="float" office:value="17510" calcext:value-type="float">
            <text:p>17510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07]*[.T207] + [.AC207]*[.V207] + [.Z207]*[.P207]+[.Z207]*[.R207]; 2)" office:value-type="float" office:value="2.08" calcext:value-type="float">
            <text:p>2.08</text:p>
          </table:table-cell>
          <table:table-cell table:number-columns-repeated="2"/>
          <table:table-cell table:formula="of:=([.I207]-[.$Y$6])/([.$Y$7]-[.$Y$6])" office:value-type="float" office:value="1.07603209764035" calcext:value-type="float">
            <text:p>1.07603209764035</text:p>
          </table:table-cell>
          <table:table-cell table:formula="of:=([.I207]-[.$Y$3])/[.$Y$4]" office:value-type="float" office:value="0.990639432932401" calcext:value-type="float">
            <text:p>0.990639432932401</text:p>
          </table:table-cell>
          <table:table-cell table:formula="of:=[.AA207]+[.$Y$8]+1" office:value-type="float" office:value="101.990639432932" calcext:value-type="float">
            <text:p>101.990639432932</text:p>
          </table:table-cell>
          <table:table-cell table:formula="of:=([.J207]-[.$Y$14])/([.$Y$15]-[.$Y$14])" office:value-type="float" office:value="1" calcext:value-type="float">
            <text:p>1</text:p>
          </table:table-cell>
          <table:table-cell table:formula="of:=([.J207]-[.$Y$11])/[.$Y$12]" office:value-type="float" office:value="0" calcext:value-type="float">
            <text:p>0</text:p>
          </table:table-cell>
          <table:table-cell table:formula="of:=[.AD207]+[.$Y$16]+1" office:value-type="float" office:value="1.53" calcext:value-type="float">
            <text:p>1.53</text:p>
          </table:table-cell>
          <table:table-cell table:number-columns-repeated="99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6" office:value-type="time" office:time-value="PT00H28M41.9S" calcext:value-type="time">
            <text:p>28:41.9</text:p>
          </table:table-cell>
          <table:table-cell office:value-type="float" office:value="30069" calcext:value-type="float">
            <text:p>30069</text:p>
          </table:table-cell>
          <table:table-cell office:value-type="float" office:value="0" calcext:value-type="float">
            <text:p>0</text:p>
          </table:table-cell>
          <table:table-cell office:value-type="float" office:value="30060" calcext:value-type="float">
            <text:p>30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28:42" calcext:value-type="date">
            <text:p>3/12/2018 22:28</text:p>
          </table:table-cell>
          <table:table-cell office:value-type="float" office:value="30069" calcext:value-type="float">
            <text:p>30069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08]*[.T208] + [.AC208]*[.V208] + [.Z208]*[.P208]+[.Z208]*[.R208]; 2)" office:value-type="float" office:value="2.08" calcext:value-type="float">
            <text:p>2.08</text:p>
          </table:table-cell>
          <table:table-cell table:number-columns-repeated="2"/>
          <table:table-cell table:formula="of:=([.I208]-[.$Y$6])/([.$Y$7]-[.$Y$6])" office:value-type="float" office:value="1.07603209764035" calcext:value-type="float">
            <text:p>1.07603209764035</text:p>
          </table:table-cell>
          <table:table-cell table:formula="of:=([.I208]-[.$Y$3])/[.$Y$4]" office:value-type="float" office:value="0.990639432932401" calcext:value-type="float">
            <text:p>0.990639432932401</text:p>
          </table:table-cell>
          <table:table-cell table:formula="of:=[.AA208]+[.$Y$8]+1" office:value-type="float" office:value="101.990639432932" calcext:value-type="float">
            <text:p>101.990639432932</text:p>
          </table:table-cell>
          <table:table-cell table:formula="of:=([.J208]-[.$Y$14])/([.$Y$15]-[.$Y$14])" office:value-type="float" office:value="1" calcext:value-type="float">
            <text:p>1</text:p>
          </table:table-cell>
          <table:table-cell table:formula="of:=([.J208]-[.$Y$11])/[.$Y$12]" office:value-type="float" office:value="0" calcext:value-type="float">
            <text:p>0</text:p>
          </table:table-cell>
          <table:table-cell table:formula="of:=[.AD208]+[.$Y$16]+1" office:value-type="float" office:value="1.53" calcext:value-type="float">
            <text:p>1.53</text:p>
          </table:table-cell>
          <table:table-cell table:number-columns-repeated="993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6" office:value-type="time" office:time-value="PT00H29M21.7S" calcext:value-type="time">
            <text:p>29:21.7</text:p>
          </table:table-cell>
          <table:table-cell office:value-type="float" office:value="38759" calcext:value-type="float">
            <text:p>38759</text:p>
          </table:table-cell>
          <table:table-cell office:value-type="float" office:value="0" calcext:value-type="float">
            <text:p>0</text:p>
          </table:table-cell>
          <table:table-cell office:value-type="float" office:value="38745" calcext:value-type="float">
            <text:p>387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29:22" calcext:value-type="date">
            <text:p>3/12/2018 22:29</text:p>
          </table:table-cell>
          <table:table-cell office:value-type="float" office:value="38759" calcext:value-type="float">
            <text:p>38759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09]*[.T209] + [.AC209]*[.V209] + [.Z209]*[.P209]+[.Z209]*[.R209]; 2)" office:value-type="float" office:value="2.04" calcext:value-type="float">
            <text:p>2.04</text:p>
          </table:table-cell>
          <table:table-cell table:number-columns-repeated="2"/>
          <table:table-cell table:formula="of:=([.I209]-[.$Y$6])/([.$Y$7]-[.$Y$6])" office:value-type="float" office:value="1.07603209764035" calcext:value-type="float">
            <text:p>1.07603209764035</text:p>
          </table:table-cell>
          <table:table-cell table:formula="of:=([.I209]-[.$Y$3])/[.$Y$4]" office:value-type="float" office:value="0.990639432932401" calcext:value-type="float">
            <text:p>0.990639432932401</text:p>
          </table:table-cell>
          <table:table-cell table:formula="of:=[.AA209]+[.$Y$8]+1" office:value-type="float" office:value="101.990639432932" calcext:value-type="float">
            <text:p>101.990639432932</text:p>
          </table:table-cell>
          <table:table-cell table:formula="of:=([.J209]-[.$Y$14])/([.$Y$15]-[.$Y$14])" office:value-type="float" office:value="0.954010355729229" calcext:value-type="float">
            <text:p>0.954010355729229</text:p>
          </table:table-cell>
          <table:table-cell table:formula="of:=([.J209]-[.$Y$11])/[.$Y$12]" office:value-type="float" office:value="0.720332777911906" calcext:value-type="float">
            <text:p>0.720332777911906</text:p>
          </table:table-cell>
          <table:table-cell table:formula="of:=[.AD209]+[.$Y$16]+1" office:value-type="float" office:value="2.25033277791191" calcext:value-type="float">
            <text:p>2.25033277791191</text:p>
          </table:table-cell>
          <table:table-cell table:number-columns-repeated="99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6" office:value-type="time" office:time-value="PT00H31M55.1S" calcext:value-type="time">
            <text:p>31:55.1</text:p>
          </table:table-cell>
          <table:table-cell office:value-type="float" office:value="15468" calcext:value-type="float">
            <text:p>15468</text:p>
          </table:table-cell>
          <table:table-cell office:value-type="float" office:value="0" calcext:value-type="float">
            <text:p>0</text:p>
          </table:table-cell>
          <table:table-cell office:value-type="float" office:value="15458" calcext:value-type="float">
            <text:p>154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31:55" calcext:value-type="date">
            <text:p>3/12/2018 22:31</text:p>
          </table:table-cell>
          <table:table-cell office:value-type="float" office:value="15468" calcext:value-type="float">
            <text:p>15468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10]*[.T210] + [.AC210]*[.V210] + [.Z210]*[.P210]+[.Z210]*[.R210]; 2)" office:value-type="float" office:value="2.06" calcext:value-type="float">
            <text:p>2.06</text:p>
          </table:table-cell>
          <table:table-cell table:number-columns-repeated="2"/>
          <table:table-cell table:formula="of:=([.I210]-[.$Y$6])/([.$Y$7]-[.$Y$6])" office:value-type="float" office:value="1.05430864117168" calcext:value-type="float">
            <text:p>1.05430864117168</text:p>
          </table:table-cell>
          <table:table-cell table:formula="of:=([.I210]-[.$Y$3])/[.$Y$4]" office:value-type="float" office:value="0.980266245153005" calcext:value-type="float">
            <text:p>0.980266245153005</text:p>
          </table:table-cell>
          <table:table-cell table:formula="of:=[.AA210]+[.$Y$8]+1" office:value-type="float" office:value="101.980266245153" calcext:value-type="float">
            <text:p>101.980266245153</text:p>
          </table:table-cell>
          <table:table-cell table:formula="of:=([.J210]-[.$Y$14])/([.$Y$15]-[.$Y$14])" office:value-type="float" office:value="1" calcext:value-type="float">
            <text:p>1</text:p>
          </table:table-cell>
          <table:table-cell table:formula="of:=([.J210]-[.$Y$11])/[.$Y$12]" office:value-type="float" office:value="0" calcext:value-type="float">
            <text:p>0</text:p>
          </table:table-cell>
          <table:table-cell table:formula="of:=[.AD210]+[.$Y$16]+1" office:value-type="float" office:value="1.53" calcext:value-type="float">
            <text:p>1.53</text:p>
          </table:table-cell>
          <table:table-cell table:number-columns-repeated="99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6" office:value-type="time" office:time-value="PT00H31M27.2S" calcext:value-type="time">
            <text:p>31:27.2</text:p>
          </table:table-cell>
          <table:table-cell office:value-type="float" office:value="60518" calcext:value-type="float">
            <text:p>60518</text:p>
          </table:table-cell>
          <table:table-cell office:value-type="float" office:value="0" calcext:value-type="float">
            <text:p>0</text:p>
          </table:table-cell>
          <table:table-cell office:value-type="float" office:value="60509" calcext:value-type="float">
            <text:p>60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31:27" calcext:value-type="date">
            <text:p>3/12/2018 22:31</text:p>
          </table:table-cell>
          <table:table-cell office:value-type="float" office:value="60518" calcext:value-type="float">
            <text:p>60518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6" calcext:value-type="float">
            <text:p>0.6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4" calcext:value-type="float">
            <text:p>0.4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11]*[.T211] + [.AC211]*[.V211] + [.Z211]*[.P211]+[.Z211]*[.R211]; 2)" office:value-type="float" office:value="2.06" calcext:value-type="float">
            <text:p>2.06</text:p>
          </table:table-cell>
          <table:table-cell table:number-columns-repeated="2"/>
          <table:table-cell table:formula="of:=([.I211]-[.$Y$6])/([.$Y$7]-[.$Y$6])" office:value-type="float" office:value="1.05430864117168" calcext:value-type="float">
            <text:p>1.05430864117168</text:p>
          </table:table-cell>
          <table:table-cell table:formula="of:=([.I211]-[.$Y$3])/[.$Y$4]" office:value-type="float" office:value="0.980266245153005" calcext:value-type="float">
            <text:p>0.980266245153005</text:p>
          </table:table-cell>
          <table:table-cell table:formula="of:=[.AA211]+[.$Y$8]+1" office:value-type="float" office:value="101.980266245153" calcext:value-type="float">
            <text:p>101.980266245153</text:p>
          </table:table-cell>
          <table:table-cell table:formula="of:=([.J211]-[.$Y$14])/([.$Y$15]-[.$Y$14])" office:value-type="float" office:value="1" calcext:value-type="float">
            <text:p>1</text:p>
          </table:table-cell>
          <table:table-cell table:formula="of:=([.J211]-[.$Y$11])/[.$Y$12]" office:value-type="float" office:value="0" calcext:value-type="float">
            <text:p>0</text:p>
          </table:table-cell>
          <table:table-cell table:formula="of:=[.AD211]+[.$Y$16]+1" office:value-type="float" office:value="1.53" calcext:value-type="float">
            <text:p>1.53</text:p>
          </table:table-cell>
          <table:table-cell table:number-columns-repeated="99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6" office:value-type="time" office:time-value="PT00H32M01.7S" calcext:value-type="time">
            <text:p>32:01.7</text:p>
          </table:table-cell>
          <table:table-cell office:value-type="float" office:value="37817" calcext:value-type="float">
            <text:p>37817</text:p>
          </table:table-cell>
          <table:table-cell office:value-type="float" office:value="0" calcext:value-type="float">
            <text:p>0</text:p>
          </table:table-cell>
          <table:table-cell office:value-type="float" office:value="37807" calcext:value-type="float">
            <text:p>378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32:02" calcext:value-type="date">
            <text:p>3/12/2018 22:32</text:p>
          </table:table-cell>
          <table:table-cell office:value-type="float" office:value="37817" calcext:value-type="float">
            <text:p>37817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12]*[.T212] + [.AC212]*[.V212] + [.Z212]*[.P212]+[.Z212]*[.R212]; 2)" office:value-type="float" office:value="2.04" calcext:value-type="float">
            <text:p>2.04</text:p>
          </table:table-cell>
          <table:table-cell table:number-columns-repeated="2"/>
          <table:table-cell table:formula="of:=([.I212]-[.$Y$6])/([.$Y$7]-[.$Y$6])" office:value-type="float" office:value="1.05430864117168" calcext:value-type="float">
            <text:p>1.05430864117168</text:p>
          </table:table-cell>
          <table:table-cell table:formula="of:=([.I212]-[.$Y$3])/[.$Y$4]" office:value-type="float" office:value="0.980266245153005" calcext:value-type="float">
            <text:p>0.980266245153005</text:p>
          </table:table-cell>
          <table:table-cell table:formula="of:=[.AA212]+[.$Y$8]+1" office:value-type="float" office:value="101.980266245153" calcext:value-type="float">
            <text:p>101.980266245153</text:p>
          </table:table-cell>
          <table:table-cell table:formula="of:=([.J212]-[.$Y$14])/([.$Y$15]-[.$Y$14])" office:value-type="float" office:value="0.982311675280473" calcext:value-type="float">
            <text:p>0.982311675280473</text:p>
          </table:table-cell>
          <table:table-cell table:formula="of:=([.J212]-[.$Y$11])/[.$Y$12]" office:value-type="float" office:value="0.277051068427656" calcext:value-type="float">
            <text:p>0.277051068427656</text:p>
          </table:table-cell>
          <table:table-cell table:formula="of:=[.AD212]+[.$Y$16]+1" office:value-type="float" office:value="1.80705106842766" calcext:value-type="float">
            <text:p>1.80705106842766</text:p>
          </table:table-cell>
          <table:table-cell table:number-columns-repeated="99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6" office:value-type="time" office:time-value="PT00H32M54.3S" calcext:value-type="time">
            <text:p>32:54.3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3-9002-900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03-12T22:32:54" calcext:value-type="date">
            <text:p>3/12/2018 22:32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9003-9002-9001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office:value-type="float" office:value="9003" calcext:value-type="float">
            <text:p>9003</text:p>
          </table:table-cell>
          <table:table-cell office:value-type="float" office:value="0.5" calcext:value-type="float">
            <text:p>0.5</text:p>
          </table:table-cell>
          <table:table-cell office:value-type="float" office:value="9002" calcext:value-type="float">
            <text:p>9002</text:p>
          </table:table-cell>
          <table:table-cell office:value-type="float" office:value="0.5" calcext:value-type="float">
            <text:p>0.5</text:p>
          </table:table-cell>
          <table:table-cell table:formula="of:=ROUND([.AC213]*[.T213] + [.AC213]*[.V213] + [.Z213]*[.P213]+[.Z213]*[.R213]; 2)" office:value-type="float" office:value="2.04" calcext:value-type="float">
            <text:p>2.04</text:p>
          </table:table-cell>
          <table:table-cell table:number-columns-repeated="2"/>
          <table:table-cell table:formula="of:=([.I213]-[.$Y$6])/([.$Y$7]-[.$Y$6])" office:value-type="float" office:value="1.05430864117168" calcext:value-type="float">
            <text:p>1.05430864117168</text:p>
          </table:table-cell>
          <table:table-cell table:formula="of:=([.I213]-[.$Y$3])/[.$Y$4]" office:value-type="float" office:value="0.980266245153005" calcext:value-type="float">
            <text:p>0.980266245153005</text:p>
          </table:table-cell>
          <table:table-cell table:formula="of:=[.AA213]+[.$Y$8]+1" office:value-type="float" office:value="101.980266245153" calcext:value-type="float">
            <text:p>101.980266245153</text:p>
          </table:table-cell>
          <table:table-cell table:formula="of:=([.J213]-[.$Y$14])/([.$Y$15]-[.$Y$14])" office:value-type="float" office:value="0.982311675280473" calcext:value-type="float">
            <text:p>0.982311675280473</text:p>
          </table:table-cell>
          <table:table-cell table:formula="of:=([.J213]-[.$Y$11])/[.$Y$12]" office:value-type="float" office:value="0.277051068427656" calcext:value-type="float">
            <text:p>0.277051068427656</text:p>
          </table:table-cell>
          <table:table-cell table:formula="of:=[.AD213]+[.$Y$16]+1" office:value-type="float" office:value="1.80705106842766" calcext:value-type="float">
            <text:p>1.80705106842766</text:p>
          </table:table-cell>
          <table:table-cell table:number-columns-repeated="993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urce" style:display-name="PageStyle_Sou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Normalization" style:display-name="PageStyle_Sample Normaliz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uted" style:display-name="PageStyle_Comput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 Rizvi</meta:initial-creator>
    <meta:creation-date>2019-01-29T20:50:50</meta:creation-date>
    <dc:date>2019-02-05T12:36:48.382202556</dc:date>
    <meta:generator>LibreOffice/6.0.7.3$Linux_X86_64 LibreOffice_project/00m0$Build-3</meta:generator>
    <meta:editing-duration>PT54M26S</meta:editing-duration>
    <meta:editing-cycles>4</meta:editing-cycles>
    <meta:document-statistic meta:table-count="3" meta:cell-count="66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